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9.94cm"/>
    </style:style>
    <style:style style:name="co10" style:family="table-column">
      <style:table-column-properties fo:break-before="auto" style:column-width="8.959cm"/>
    </style:style>
    <style:style style:name="co11" style:family="table-column">
      <style:table-column-properties fo:break-before="auto" style:column-width="6.99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ta1" style:family="table" style:master-page-name="PageStyle_5f_Cell">
      <style:table-properties table:display="true" style:writing-mode="lr-tb"/>
    </style:style>
    <style:style style:name="ta2" style:family="table" style:master-page-name="PageStyle_5f_Table">
      <style:table-properties table:display="true" style:writing-mode="lr-tb"/>
    </style:style>
    <style:style style:name="ta3" style:family="table" style:master-page-name="PageStyle_5f_Param">
      <style:table-properties table:display="true" style:writing-mode="lr-tb"/>
    </style:style>
    <style:style style:name="ta4" style:family="table" style:master-page-name="PageStyle_5f_Functions">
      <style:table-properties table:display="true" style:writing-mode="lr-tb"/>
    </style:style>
    <style:style style:name="ta5" style:family="table" style:master-page-name="PageStyle_5f_Array">
      <style:table-properties table:display="true" style:writing-mode="lr-tb"/>
    </style:style>
    <style:style style:name="ta6" style:family="table" style:master-page-name="PageStyle_5f_Shared">
      <style:table-properties table:display="true" style:writing-mode="lr-tb"/>
    </style:style>
    <style:style style:name="ta7" style:family="table" style:master-page-name="PageStyle_5f_TableOp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mbria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Heading_5f_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Heading_5f_2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Heading_5f_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Ok">
      <style:table-cell-properties style:rotation-align="none"/>
    </style:style>
    <style:style style:name="ce7" style:family="table-cell" style:parent-style-name="Default" style:data-style-name="N11">
      <style:table-cell-properties style:rotation-align="none"/>
    </style:style>
    <style:style style:name="ce8" style:family="table-cell" style:parent-style-name="Ok">
      <style:table-cell-properties fo:background-color="transparent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 style:data-style-name="N0">
      <style:table-cell-properties style:rotation-align="none"/>
    </style:style>
    <style:style style:name="ce11" style:family="table-cell" style:parent-style-name="Default" style:data-style-name="N0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0" style:family="table-cell" style:parent-style-name="Ok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1" style:family="table-cell" style:parent-style-name="Ok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Ok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3" style:family="table-cell" style:parent-style-name="Ok">
      <style:table-cell-properties style:diagonal-bl-tr="none" style:diagonal-tl-br="none" fo:border="none" style:rotation-align="none"/>
    </style:style>
    <style:style style:name="ce24" style:family="table-cell" style:parent-style-name="Ok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5" style:family="table-cell" style:parent-style-name="Ok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6" style:family="table-cell" style:parent-style-name="Ok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Ok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8" style:family="table-cell" style:parent-style-name="Ok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9" style:family="table-cell" style:parent-style-name="Heading_5f_2" style:data-style-name="N101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1" style:family="table-cell" style:parent-style-name="Heading_5f_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2" style:family="table-cell" style:parent-style-name="Default" style:data-style-name="N10">
      <style:table-cell-properties style:rotation-align="none"/>
    </style:style>
    <style:style style:name="ce33" style:family="table-cell" style:parent-style-name="Default" style:data-style-name="N111">
      <style:table-cell-properties style:rotation-align="none"/>
    </style:style>
    <style:style style:name="ce34" style:family="table-cell" style:parent-style-name="Default" style:data-style-name="N10040">
      <style:table-cell-properties style:rotation-align="none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fo:background-color="#e0ffe0" style:rotation-align="none"/>
    </style:style>
    <style:style style:name="ce40" style:family="table-cell" style:parent-style-name="Default">
      <style:table-cell-properties fo:background-color="#e0ffe0"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>
      <style:table-cell-properties fo:background-color="#ffffc0" style:rotation-align="none"/>
    </style:style>
    <style:style style:name="ce43" style:family="table-cell" style:parent-style-name="Default">
      <style:table-cell-properties fo:background-color="#ffffc0" style:rotation-align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0.74pt solid #000000"/>
    </style:style>
    <style:style style:name="ce45" style:family="table-cell" style:parent-style-name="Default">
      <style:table-cell-properties fo:border-bottom="none" fo:background-color="#e0ffe0" style:diagonal-bl-tr="none" style:diagonal-tl-br="none" fo:border-left="0.74pt solid #000000" fo:border-right="none" style:rotation-align="none" fo:border-top="none"/>
    </style:style>
    <style:style style:name="ce46" style:family="table-cell" style:parent-style-name="Default">
      <style:table-cell-properties fo:border-bottom="0.74pt solid #000000" fo:background-color="#e0ffe0" style:diagonal-bl-tr="none" style:diagonal-tl-br="none" fo:border-left="0.74pt solid #000000" fo:border-right="none" style:rotation-align="none" fo:border-top="none"/>
    </style:style>
    <style:style style:name="ce47" style:family="table-cell" style:parent-style-name="Default">
      <style:table-cell-properties fo:border-bottom="none" fo:background-color="#ffffc0" style:diagonal-bl-tr="none" style:diagonal-tl-br="none" fo:border-left="0.74pt solid #000000" fo:border-right="none" style:rotation-align="none" fo:border-top="none"/>
    </style:style>
    <style:style style:name="ce48" style:family="table-cell" style:parent-style-name="Default">
      <style:table-cell-properties fo:border-bottom="none" fo:background-color="#fdeada" style:diagonal-bl-tr="none" style:diagonal-tl-br="none" fo:border-left="none" fo:border-right="none" style:rotation-align="none" fo:border-top="0.74pt solid #000000"/>
    </style:style>
    <style:style style:name="ce49" style:family="table-cell" style:parent-style-name="Default">
      <style:table-cell-properties fo:background-color="#e0ffe0" style:diagonal-bl-tr="none" style:diagonal-tl-br="none" fo:border="none" style:rotation-align="none"/>
    </style:style>
    <style:style style:name="ce50" style:family="table-cell" style:parent-style-name="Default">
      <style:table-cell-properties fo:background-color="#fdeada" style:diagonal-bl-tr="none" style:diagonal-tl-br="none" fo:border="none" style:rotation-align="none"/>
    </style:style>
    <style:style style:name="ce51" style:family="table-cell" style:parent-style-name="Default">
      <style:table-cell-properties fo:border-bottom="0.74pt solid #000000" fo:background-color="#fdeada" style:diagonal-bl-tr="none" style:diagonal-tl-br="none" fo:border-left="none" fo:border-right="none" style:rotation-align="none" fo:border-top="none"/>
    </style:style>
    <style:style style:name="ce52" style:family="table-cell" style:parent-style-name="Default">
      <style:table-cell-properties fo:border-bottom="none" fo:background-color="#ffffc0" style:diagonal-bl-tr="none" style:diagonal-tl-br="none" fo:border-left="none" fo:border-right="none" style:rotation-align="none" fo:border-top="0.74pt solid #000000"/>
    </style:style>
    <style:style style:name="ce53" style:family="table-cell" style:parent-style-name="Default">
      <style:table-cell-properties fo:background-color="#ffffc0" style:diagonal-bl-tr="none" style:diagonal-tl-br="none" fo:border="none" style:rotation-align="none"/>
    </style:style>
    <style:style style:name="ce54" style:family="table-cell" style:parent-style-name="Default">
      <style:table-cell-properties fo:border-bottom="0.74pt solid #000000" fo:background-color="#e0ffe0" style:diagonal-bl-tr="none" style:diagonal-tl-br="none" fo:border-left="none" fo:border-right="none" style:rotation-align="none" fo:border-top="none"/>
    </style:style>
    <style:style style:name="ce55" style:family="table-cell" style:parent-style-name="Default">
      <style:table-cell-properties fo:border-bottom="none" fo:background-color="#e0ffe0" style:diagonal-bl-tr="none" style:diagonal-tl-br="none" fo:border-left="none" fo:border-right="0.74pt solid #000000" style:rotation-align="none" fo:border-top="0.74pt solid #000000"/>
    </style:style>
    <style:style style:name="ce56" style:family="table-cell" style:parent-style-name="Default">
      <style:table-cell-properties fo:border-bottom="none" fo:background-color="#e0ffe0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0.74pt solid #000000" fo:background-color="#e0ffe0" style:diagonal-bl-tr="none" style:diagonal-tl-br="none" fo:border-left="none" fo:border-right="0.74pt solid #000000" style:rotation-align="none" fo:border-top="none"/>
    </style:style>
    <style:style style:name="ce5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9" style:family="table-cell" style:parent-style-name="Heading_5f_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</style:style>
    <style:style style:name="ce60" style:family="table-cell" style:parent-style-name="Heading_5f_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2" style:family="table-cell" style:parent-style-name="Heading_5f_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64" style:family="table-cell" style:parent-style-name="Heading_5f_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Heading_5f_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Heading_5f_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number-columns-repeated="1001" table:default-cell-style-name="Default"/>
        <table:table-row table:style-name="ro1">
          <table:table-cell table:style-name="ce1" office:value-type="string" calcext:value-type="string">
            <text:p>FORMULA TEST DOCUMENT</text:p>
          </table:table-cell>
          <table:table-cell table:style-name="ce1" table:number-columns-repeated="22"/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1 - CELL FORMULAS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1.1 - CONSTANT OPERANDS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1.5 - OPERATOR PRECEDENCE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1.6 - CELL REFERENCE TOKENS</text:p>
          </table:table-cell>
          <table:table-cell table:style-name="ce3" table:number-columns-repeated="5"/>
          <table:table-cell/>
          <table:table-cell table:style-name="ce3" office:value-type="string" calcext:value-type="string">
            <text:p>1.9 - FUNCTION TOKENS</text:p>
          </table:table-cell>
          <table:table-cell table:style-name="ce3" table:number-columns-repeated="4"/>
          <table:table-cell table:number-columns-repeated="1001"/>
        </table:table-row>
        <table:table-row table:style-name="ro2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Int</text:p>
          </table:table-cell>
          <table:table-cell table:style-name="ce5" office:value-type="string" calcext:value-type="string">
            <text:p>=1</text:p>
          </table:table-cell>
          <table:table-cell table:formula="of:=1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7]);ISERROR([.D7]));error.type([.C7])=error.type([.D7]);IF(AND(NOT(ISERROR([.C7]));NOT(ISERROR([.D7])));AND(ISBLANK([.C7])=ISBLANK([.D7]);[.C7]=[.D7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*3+2</text:p>
          </table:table-cell>
          <table:table-cell table:style-name="ce5" table:formula="of:=7*3+2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7]);ISERROR([.I7]));error.type([.H7])=error.type([.I7]);IF(AND(NOT(ISERROR([.H7]));NOT(ISERROR([.I7])));AND(ISBLANK([.H7])=ISBLANK([.I7]);[.H7]=[.I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</text:p>
          </table:table-cell>
          <table:table-cell table:style-name="ce5" office:value-type="string" calcext:value-type="string">
            <text:p>=Q7</text:p>
          </table:table-cell>
          <table:table-cell table:formula="of:=[.Q7]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N7]);ISERROR([.O7]));error.type([.N7])=error.type([.O7]);IF(AND(NOT(ISERROR([.N7]));NOT(ISERROR([.O7])));AND(ISBLANK([.N7])=ISBLANK([.O7]);[.N7]=[.O7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Func</text:p>
          </table:table-cell>
          <table:table-cell table:style-name="ce5" office:value-type="string" calcext:value-type="string">
            <text:p>=ABS(1)</text:p>
          </table:table-cell>
          <table:table-cell table:formula="of:=ABS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7]);ISERROR([.V7]));error.type([.U7])=error.type([.V7]);IF(AND(NOT(ISERROR([.U7]));NOT(ISERROR([.V7])));AND(ISBLANK([.U7])=ISBLANK([.V7]);[.U7]=[.V7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Num</text:p>
          </table:table-cell>
          <table:table-cell table:style-name="ce5" office:value-type="string" calcext:value-type="string">
            <text:p>=1.2345</text:p>
          </table:table-cell>
          <table:table-cell table:formula="of:=1.2345" office:value-type="float" office:value="1.2345" calcext:value-type="float">
            <text:p/>
          </table:table-cell>
          <table:table-cell office:value-type="float" office:value="1.2345" calcext:value-type="float">
            <text:p>1.2345</text:p>
          </table:table-cell>
          <table:table-cell table:style-name="ce6" table:formula="of:=IF(IF(AND(ISERROR([.C8]);ISERROR([.D8]));error.type([.C8])=error.type([.D8]);IF(AND(NOT(ISERROR([.C8]));NOT(ISERROR([.D8])));AND(ISBLANK([.C8])=ISBLANK([.D8]);[.C8]=[.D8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*3+(2)</text:p>
          </table:table-cell>
          <table:table-cell table:style-name="ce5" table:formula="of:=7*3+(2)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8]);ISERROR([.I8]));error.type([.H8])=error.type([.I8]);IF(AND(NOT(ISERROR([.H8]));NOT(ISERROR([.I8])));AND(ISBLANK([.H8])=ISBLANK([.I8]);[.H8]=[.I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</text:p>
          </table:table-cell>
          <table:table-cell table:style-name="ce5" office:value-type="string" calcext:value-type="string">
            <text:p>=$Q8</text:p>
          </table:table-cell>
          <table:table-cell table:formula="of:=[.$Q8]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N8]);ISERROR([.O8]));error.type([.N8])=error.type([.O8]);IF(AND(NOT(ISERROR([.N8]));NOT(ISERROR([.O8])));AND(ISBLANK([.N8])=ISBLANK([.O8]);[.N8]=[.O8])));1;&quot;ERR!&quot;)" office:value-type="float" office:value="1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FuncVar - 1 param</text:p>
          </table:table-cell>
          <table:table-cell table:style-name="ce5" office:value-type="string" calcext:value-type="string">
            <text:p>=MIN(1)</text:p>
          </table:table-cell>
          <table:table-cell table:formula="of:=MI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8]);ISERROR([.V8]));error.type([.U8])=error.type([.V8]);IF(AND(NOT(ISERROR([.U8]));NOT(ISERROR([.V8])));AND(ISBLANK([.U8])=ISBLANK([.V8]);[.U8]=[.V8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Str</text:p>
          </table:table-cell>
          <table:table-cell table:style-name="ce5" office:value-type="string" calcext:value-type="string">
            <text:p>=""</text:p>
          </table:table-cell>
          <table:table-cell table:formula="of:=&quot;&quot;">
            <text:p/>
          </table:table-cell>
          <table:table-cell/>
          <table:table-cell table:style-name="ce6" table:formula="of:=IF(IF(NOT(ISERROR([.C9]));AND(NOT(ISBLANK([.C9]));[.C9]=&quot;&quot;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*(3)+2</text:p>
          </table:table-cell>
          <table:table-cell table:style-name="ce5" table:formula="of:=7*(3)+2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9]);ISERROR([.I9]));error.type([.H9])=error.type([.I9]);IF(AND(NOT(ISERROR([.H9]));NOT(ISERROR([.I9])));AND(ISBLANK([.H9])=ISBLANK([.I9]);[.H9]=[.I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</text:p>
          </table:table-cell>
          <table:table-cell table:style-name="ce5" office:value-type="string" calcext:value-type="string">
            <text:p>=Q$9</text:p>
          </table:table-cell>
          <table:table-cell table:formula="of:=[.Q$9]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N9]);ISERROR([.O9]));error.type([.N9])=error.type([.O9]);IF(AND(NOT(ISERROR([.N9]));NOT(ISERROR([.O9])));AND(ISBLANK([.N9])=ISBLANK([.O9]);[.N9]=[.O9])));1;&quot;ERR!&quot;)" office:value-type="float" office:value="1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uncVar - 30 params</text:p>
          </table:table-cell>
          <table:table-cell table:style-name="ce5" office:value-type="string" calcext:value-type="string">
            <text:p>=MIN(1,2,3,4,5,6,7,8,9,10,11,12,13,14,15,16,17,18,19,20,21,22,23,24,25,26,27,28,29,30)</text:p>
          </table:table-cell>
          <table:table-cell table:formula="of:=MIN(1;2;3;4;5;6;7;8;9;10;11;12;13;14;15;16;17;18;19;20;21;22;23;24;25;26;27;28;29;3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9]);ISERROR([.V9]));error.type([.U9])=error.type([.V9]);IF(AND(NOT(ISERROR([.U9]));NOT(ISERROR([.V9])));AND(ISBLANK([.U9])=ISBLANK([.V9]);[.U9]=[.V9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Str</text:p>
          </table:table-cell>
          <table:table-cell table:style-name="ce5" office:value-type="string" calcext:value-type="string">
            <text:p>="ABC"</text:p>
          </table:table-cell>
          <table:table-cell table:formula="of:=&quot;ABC&quot;" office:value-type="string" office:string-value="ABC" calcext:value-type="string">
            <text:p>ABC</text:p>
          </table:table-cell>
          <table:table-cell office:value-type="string" calcext:value-type="string">
            <text:p>ABC</text:p>
          </table:table-cell>
          <table:table-cell table:style-name="ce6" table:formula="of:=IF(IF(AND(ISERROR([.C10]);ISERROR([.D10]));error.type([.C10])=error.type([.D10]);IF(AND(NOT(ISERROR([.C10]));NOT(ISERROR([.D10])));AND(ISBLANK([.C10])=ISBLANK([.D10]);[.C10]=[.D10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7)*3+2</text:p>
          </table:table-cell>
          <table:table-cell table:style-name="ce5" table:formula="of:=(7)*3+2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10]);ISERROR([.I10]));error.type([.H10])=error.type([.I10]);IF(AND(NOT(ISERROR([.H10]));NOT(ISERROR([.I10])));AND(ISBLANK([.H10])=ISBLANK([.I10]);[.H10]=[.I1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</text:p>
          </table:table-cell>
          <table:table-cell table:style-name="ce5" office:value-type="string" calcext:value-type="string">
            <text:p>=$Q$10</text:p>
          </table:table-cell>
          <table:table-cell table:formula="of:=[.$Q$10]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N10]);ISERROR([.O10]));error.type([.N10])=error.type([.O10]);IF(AND(NOT(ISERROR([.N10]));NOT(ISERROR([.O10])));AND(ISBLANK([.N10])=ISBLANK([.O10]);[.N10]=[.O10])));1;&quot;ERR!&quot;)" office:value-type="float" office:value="1" calcext:value-type="float">
            <text:p/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FuncVar/tMissing</text:p>
          </table:table-cell>
          <table:table-cell table:style-name="ce5" office:value-type="string" calcext:value-type="string">
            <text:p>=SUM(1,,2)</text:p>
          </table:table-cell>
          <table:table-cell table:formula="of:=SUM(1;;2)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10]);ISERROR([.V10]));error.type([.U10])=error.type([.V10]);IF(AND(NOT(ISERROR([.U10]));NOT(ISERROR([.V10])));AND(ISBLANK([.U10])=ISBLANK([.V10]);[.U10]=[.V10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Str</text:p>
          </table:table-cell>
          <table:table-cell table:style-name="ce5" office:value-type="string" calcext:value-type="string">
            <text:p>="2"</text:p>
          </table:table-cell>
          <table:table-cell table:formula="of:=&quot;2&quot;" office:value-type="string" office:string-value="2" calcext:value-type="string">
            <text:p>2</text:p>
          </table:table-cell>
          <table:table-cell table:style-name="ce5" office:value-type="string" calcext:value-type="string">
            <text:p>2</text:p>
          </table:table-cell>
          <table:table-cell table:style-name="ce6" table:formula="of:=IF(IF(AND(ISERROR([.C11]);ISERROR([.D11]));error.type([.C11])=error.type([.D11]);IF(AND(NOT(ISERROR([.C11]));NOT(ISERROR([.D11])));AND(ISBLANK([.C11])=ISBLANK([.D11]);[.C11]=[.D11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*(3+2)</text:p>
          </table:table-cell>
          <table:table-cell table:style-name="ce5" table:formula="of:=7*(3+2)" office:value-type="float" office:value="35" calcext:value-type="float">
            <text:p/>
          </table:table-cell>
          <table:table-cell office:value-type="float" office:value="35" calcext:value-type="float">
            <text:p>35</text:p>
          </table:table-cell>
          <table:table-cell table:style-name="ce6" table:formula="of:=IF(IF(AND(ISERROR([.H11]);ISERROR([.I11]));error.type([.H11])=error.type([.I11]);IF(AND(NOT(ISERROR([.H11]));NOT(ISERROR([.I11])));AND(ISBLANK([.H11])=ISBLANK([.I11]);[.H11]=[.I1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11:Q12</text:p>
          </table:table-cell>
          <table:table-cell table:formula="of:=[.Q11:.Q12]" office:value-type="float" office:value="5" calcext:value-type="float">
            <text:p/>
          </table:table-cell>
          <table:table-cell office:value-type="float" office:value="5" calcext:value-type="float">
            <text:p>5</text:p>
          </table:table-cell>
          <table:table-cell table:style-name="ce6" table:formula="of:=IF(IF(AND(ISERROR([.N11]);ISERROR([.O11]));error.type([.N11])=error.type([.O11]);IF(AND(NOT(ISERROR([.N11]));NOT(ISERROR([.O11])));AND(ISBLANK([.N11])=ISBLANK([.O11]);[.N11]=[.O11])));1;&quot;ERR!&quot;)" office:value-type="float" office:value="1" calcext:value-type="float"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NameX</text:p>
          </table:table-cell>
          <table:table-cell table:style-name="ce5" office:value-type="string" calcext:value-type="string">
            <text:p>=EDATE(DATE(2000,1,1),1)</text:p>
          </table:table-cell>
          <table:table-cell table:formula="of:=EDATE(DATE(2000;1;1);1)" office:value-type="float" office:value="36557" calcext:value-type="float">
            <text:p/>
          </table:table-cell>
          <table:table-cell office:value-type="float" office:value="36557" calcext:value-type="float">
            <text:p>36557</text:p>
          </table:table-cell>
          <table:table-cell table:style-name="ce6" table:formula="of:=IF(IF(AND(ISERROR([.U11]);ISERROR([.V11]));error.type([.U11])=error.type([.V11]);IF(AND(NOT(ISERROR([.U11]));NOT(ISERROR([.V11])));AND(ISBLANK([.U11])=ISBLANK([.V11]);[.U11]=[.V11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Bool</text:p>
          </table:table-cell>
          <table:table-cell table:style-name="ce5" office:value-type="string" calcext:value-type="string">
            <text:p>=FALSE</text:p>
          </table:table-cell>
          <table:table-cell table:formula="of:=0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C12]);ISERROR([.D12]));error.type([.C12])=error.type([.D12]);IF(AND(NOT(ISERROR([.C12]));NOT(ISERROR([.D12])));AND(ISBLANK([.C12])=ISBLANK([.D12]);[.C12]=[.D12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7*3)+2</text:p>
          </table:table-cell>
          <table:table-cell table:style-name="ce5" table:formula="of:=(7*3)+2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12]);ISERROR([.I12]));error.type([.H12])=error.type([.I12]);IF(AND(NOT(ISERROR([.H12]));NOT(ISERROR([.I12])));AND(ISBLANK([.H12])=ISBLANK([.I12]);[.H12]=[.I1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11:Q12</text:p>
          </table:table-cell>
          <table:table-cell table:formula="of:=[.Q11:.Q12]" office:value-type="float" office:value="6" calcext:value-type="float">
            <text:p/>
          </table:table-cell>
          <table:table-cell office:value-type="float" office:value="6" calcext:value-type="float">
            <text:p>6</text:p>
          </table:table-cell>
          <table:table-cell table:style-name="ce6" table:formula="of:=IF(IF(AND(ISERROR([.N12]);ISERROR([.O12]));error.type([.N12])=error.type([.O12]);IF(AND(NOT(ISERROR([.N12]));NOT(ISERROR([.O12])));AND(ISBLANK([.N12])=ISBLANK([.O12]);[.N12]=[.O12])));1;&quot;ERR!&quot;)" office:value-type="float" office:value="1" calcext:value-type="float">
            <text:p/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ttrSum</text:p>
          </table:table-cell>
          <table:table-cell table:style-name="ce5" office:value-type="string" calcext:value-type="string">
            <text:p>=SUM(1)</text:p>
          </table:table-cell>
          <table:table-cell table:formula="of:=SUM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12]);ISERROR([.V12]));error.type([.U12])=error.type([.V12]);IF(AND(NOT(ISERROR([.U12]));NOT(ISERROR([.V12])));AND(ISBLANK([.U12])=ISBLANK([.V12]);[.U12]=[.V12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Bool</text:p>
          </table:table-cell>
          <table:table-cell table:style-name="ce5" office:value-type="string" calcext:value-type="string">
            <text:p>=TRUE</text:p>
          </table:table-cell>
          <table:table-cell table:formula="of:=1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13]);ISERROR([.D13]));error.type([.C13])=error.type([.D13]);IF(AND(NOT(ISERROR([.C13]));NOT(ISERROR([.D13])));AND(ISBLANK([.C13])=ISBLANK([.D13]);[.C13]=[.D13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7*3+2)</text:p>
          </table:table-cell>
          <table:table-cell table:style-name="ce5" table:formula="of:=(7*3+2)" office:value-type="float" office:value="23" calcext:value-type="float">
            <text:p/>
          </table:table-cell>
          <table:table-cell office:value-type="float" office:value="23" calcext:value-type="float">
            <text:p>23</text:p>
          </table:table-cell>
          <table:table-cell table:style-name="ce6" table:formula="of:=IF(IF(AND(ISERROR([.H13]);ISERROR([.I13]));error.type([.H13])=error.type([.I13]);IF(AND(NOT(ISERROR([.H13]));NOT(ISERROR([.I13])));AND(ISBLANK([.H13])=ISBLANK([.I13]);[.H13]=[.I1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12:$Q13</text:p>
          </table:table-cell>
          <table:table-cell table:formula="of:=[.Q12:.$Q13]" office:value-type="float" office:value="7" calcext:value-type="float">
            <text:p/>
          </table:table-cell>
          <table:table-cell office:value-type="float" office:value="7" calcext:value-type="float">
            <text:p>7</text:p>
          </table:table-cell>
          <table:table-cell table:style-name="ce6" table:formula="of:=IF(IF(AND(ISERROR([.N13]);ISERROR([.O13]));error.type([.N13])=error.type([.O13]);IF(AND(NOT(ISERROR([.N13]));NOT(ISERROR([.O13])));AND(ISBLANK([.N13])=ISBLANK([.O13]);[.N13]=[.O13])));1;&quot;ERR!&quot;)" office:value-type="float" office:value="1" calcext:value-type="float">
            <text:p/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AttrSum/tRef3d</text:p>
          </table:table-cell>
          <table:table-cell table:style-name="ce5" office:value-type="string" calcext:value-type="string">
            <text:p>=SUM(Param:Functions!$G$22)</text:p>
          </table:table-cell>
          <table:table-cell table:style-name="ce5" table:formula="of:=SUM([$Param.$G$22:$Functions.$G$22])" office:value-type="float" office:value="18" calcext:value-type="float">
            <text:p/>
          </table:table-cell>
          <table:table-cell office:value-type="float" office:value="18" calcext:value-type="float">
            <text:p>18</text:p>
          </table:table-cell>
          <table:table-cell table:style-name="ce6" table:formula="of:=IF(IF(AND(ISERROR([.U13]);ISERROR([.V13]));error.type([.U13])=error.type([.V13]);IF(AND(NOT(ISERROR([.U13]));NOT(ISERROR([.V13])));AND(ISBLANK([.U13])=ISBLANK([.V13]);[.U13]=[.V13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rr(NULL)</text:p>
          </table:table-cell>
          <table:table-cell table:style-name="ce5" office:value-type="string" calcext:value-type="string">
            <text:p>=#NULL!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4]);ISERROR([.D14]));error.type([.C14])=error.type([.D14]);IF(AND(NOT(ISERROR([.C14]));NOT(ISERROR([.D14])));AND(ISBLANK([.C14])=ISBLANK([.D14]);[.C14]=[.D14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+3*2</text:p>
          </table:table-cell>
          <table:table-cell table:style-name="ce5" table:formula="of:=7+3*2" office:value-type="float" office:value="13" calcext:value-type="float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H14]);ISERROR([.I14]));error.type([.H14])=error.type([.I14]);IF(AND(NOT(ISERROR([.H14]));NOT(ISERROR([.I14])));AND(ISBLANK([.H14])=ISBLANK([.I14]);[.H14]=[.I1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13:Q$14</text:p>
          </table:table-cell>
          <table:table-cell table:formula="of:=[.Q13:.Q$14]" office:value-type="float" office:value="8" calcext:value-type="float">
            <text:p/>
          </table:table-cell>
          <table:table-cell office:value-type="float" office:value="8" calcext:value-type="float">
            <text:p>8</text:p>
          </table:table-cell>
          <table:table-cell table:style-name="ce6" table:formula="of:=IF(IF(AND(ISERROR([.N14]);ISERROR([.O14]));error.type([.N14])=error.type([.O14]);IF(AND(NOT(ISERROR([.N14]));NOT(ISERROR([.O14])));AND(ISBLANK([.N14])=ISBLANK([.O14]);[.N14]=[.O14])));1;&quot;ERR!&quot;)" office:value-type="float" office:value="1" calcext:value-type="float">
            <text:p/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FuncVar(SUM)</text:p>
          </table:table-cell>
          <table:table-cell table:style-name="ce5" office:value-type="string" calcext:value-type="string">
            <text:p>=SUM(1,2)</text:p>
          </table:table-cell>
          <table:table-cell table:formula="of:=SUM(1;2)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14]);ISERROR([.V14]));error.type([.U14])=error.type([.V14]);IF(AND(NOT(ISERROR([.U14]));NOT(ISERROR([.V14])));AND(ISBLANK([.U14])=ISBLANK([.V14]);[.U14]=[.V14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rr(DIV/0)</text:p>
          </table:table-cell>
          <table:table-cell table:style-name="ce5" office:value-type="string" calcext:value-type="string">
            <text:p>=#DIV/0!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5]);ISERROR([.D15]));error.type([.C15])=error.type([.D15]);IF(AND(NOT(ISERROR([.C15]));NOT(ISERROR([.D15])));AND(ISBLANK([.C15])=ISBLANK([.D15]);[.C15]=[.D15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+(3*2)</text:p>
          </table:table-cell>
          <table:table-cell table:style-name="ce5" table:formula="of:=7+(3*2)" office:value-type="float" office:value="13" calcext:value-type="float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H15]);ISERROR([.I15]));error.type([.H15])=error.type([.I15]);IF(AND(NOT(ISERROR([.H15]));NOT(ISERROR([.I15])));AND(ISBLANK([.H15])=ISBLANK([.I15]);[.H15]=[.I1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14:$Q$15</text:p>
          </table:table-cell>
          <table:table-cell table:formula="of:=[.Q14:.$Q$15]" office:value-type="float" office:value="9" calcext:value-type="float">
            <text:p/>
          </table:table-cell>
          <table:table-cell office:value-type="float" office:value="9" calcext:value-type="float">
            <text:p>9</text:p>
          </table:table-cell>
          <table:table-cell table:style-name="ce6" table:formula="of:=IF(IF(AND(ISERROR([.N15]);ISERROR([.O15]));error.type([.N15])=error.type([.O15]);IF(AND(NOT(ISERROR([.N15]));NOT(ISERROR([.O15])));AND(ISBLANK([.N15])=ISBLANK([.O15]);[.N15]=[.O15])));1;&quot;ERR!&quot;)" office:value-type="float" office:value="1" calcext:value-type="float">
            <text:p/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tErr(VALUE)</text:p>
          </table:table-cell>
          <table:table-cell table:style-name="ce5" office:value-type="string" calcext:value-type="string">
            <text:p>=#VALUE!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6]);ISERROR([.D16]));error.type([.C16])=error.type([.D16]);IF(AND(NOT(ISERROR([.C16]));NOT(ISERROR([.D16])));AND(ISBLANK([.C16])=ISBLANK([.D16]);[.C16]=[.D16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(7+3)*2</text:p>
          </table:table-cell>
          <table:table-cell table:style-name="ce5" table:formula="of:=(7+3)*2" office:value-type="float" office:value="20" calcext:value-type="float">
            <text:p/>
          </table:table-cell>
          <table:table-cell office:value-type="float" office:value="20" calcext:value-type="float">
            <text:p>20</text:p>
          </table:table-cell>
          <table:table-cell table:style-name="ce6" table:formula="of:=IF(IF(AND(ISERROR([.H16]);ISERROR([.I16]));error.type([.H16])=error.type([.I16]);IF(AND(NOT(ISERROR([.H16]));NOT(ISERROR([.I16])));AND(ISBLANK([.H16])=ISBLANK([.I16]);[.H16]=[.I1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$Q15:Q16</text:p>
          </table:table-cell>
          <table:table-cell table:formula="of:=[.$Q15:.Q16]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table:style-name="ce6" table:formula="of:=IF(IF(AND(ISERROR([.N16]);ISERROR([.O16]));error.type([.N16])=error.type([.O16]);IF(AND(NOT(ISERROR([.N16]));NOT(ISERROR([.O16])));AND(ISBLANK([.N16])=ISBLANK([.O16]);[.N16]=[.O16])));1;&quot;ERR!&quot;)" office:value-type="float" office:value="1" calcext:value-type="float">
            <text:p/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1.10 - PARENTHESES</text:p>
          </table:table-cell>
          <table:table-cell table:style-name="ce3" table:number-columns-repeated="4"/>
          <table:table-cell table:number-columns-repeated="1001"/>
        </table:table-row>
        <table:table-row table:style-name="ro2">
          <table:table-cell office:value-type="string" calcext:value-type="string">
            <text:p>tErr(REF)</text:p>
          </table:table-cell>
          <table:table-cell table:style-name="ce5" office:value-type="string" calcext:value-type="string">
            <text:p>=#REF!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7]);ISERROR([.D17]));error.type([.C17])=error.type([.D17]);IF(AND(NOT(ISERROR([.C17]));NOT(ISERROR([.D17])));AND(ISBLANK([.C17])=ISBLANK([.D17]);[.C17]=[.D17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^3*2</text:p>
          </table:table-cell>
          <table:table-cell table:style-name="ce5" table:formula="of:=7^3*2" office:value-type="float" office:value="686" calcext:value-type="float">
            <text:p/>
          </table:table-cell>
          <table:table-cell office:value-type="float" office:value="686" calcext:value-type="float">
            <text:p>686</text:p>
          </table:table-cell>
          <table:table-cell table:style-name="ce6" table:formula="of:=IF(IF(AND(ISERROR([.H17]);ISERROR([.I17]));error.type([.H17])=error.type([.I17]);IF(AND(NOT(ISERROR([.H17]));NOT(ISERROR([.I17])));AND(ISBLANK([.H17])=ISBLANK([.I17]);[.H17]=[.I1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Q$16:Q17</text:p>
          </table:table-cell>
          <table:table-cell table:formula="of:=[.Q$16:.Q17]" office:value-type="float" office:value="11" calcext:value-type="float">
            <text:p/>
          </table:table-cell>
          <table:table-cell office:value-type="float" office:value="11" calcext:value-type="float">
            <text:p>11</text:p>
          </table:table-cell>
          <table:table-cell table:style-name="ce6" table:formula="of:=IF(IF(AND(ISERROR([.N17]);ISERROR([.O17]));error.type([.N17])=error.type([.O17]);IF(AND(NOT(ISERROR([.N17]));NOT(ISERROR([.O17])));AND(ISBLANK([.N17])=ISBLANK([.O17]);[.N17]=[.O17])));1;&quot;ERR!&quot;)" office:value-type="float" office:value="1" calcext:value-type="float">
            <text:p/>
          </table:table-cell>
          <table:table-cell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rr(NAME)</text:p>
          </table:table-cell>
          <table:table-cell table:style-name="ce5" office:value-type="string" calcext:value-type="string">
            <text:p>=#NAME?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8]);ISERROR([.D18]));error.type([.C18])=error.type([.D18]);IF(AND(NOT(ISERROR([.C18]));NOT(ISERROR([.D18])));AND(ISBLANK([.C18])=ISBLANK([.D18]);[.C18]=[.D18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^(3*2)</text:p>
          </table:table-cell>
          <table:table-cell table:style-name="ce5" table:formula="of:=7^(3*2)" office:value-type="float" office:value="117649" calcext:value-type="float">
            <text:p/>
          </table:table-cell>
          <table:table-cell office:value-type="float" office:value="117649" calcext:value-type="float">
            <text:p>117649</text:p>
          </table:table-cell>
          <table:table-cell table:style-name="ce6" table:formula="of:=IF(IF(AND(ISERROR([.H18]);ISERROR([.I18]));error.type([.H18])=error.type([.I18]);IF(AND(NOT(ISERROR([.H18]));NOT(ISERROR([.I18])));AND(ISBLANK([.H18])=ISBLANK([.I18]);[.H18]=[.I1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$Q$17:Q18</text:p>
          </table:table-cell>
          <table:table-cell table:formula="of:=[.$Q$17:.Q18]" office:value-type="float" office:value="12" calcext:value-type="float">
            <text:p/>
          </table:table-cell>
          <table:table-cell office:value-type="float" office:value="12" calcext:value-type="float">
            <text:p>12</text:p>
          </table:table-cell>
          <table:table-cell table:style-name="ce6" table:formula="of:=IF(IF(AND(ISERROR([.N18]);ISERROR([.O18]));error.type([.N18])=error.type([.O18]);IF(AND(NOT(ISERROR([.N18]));NOT(ISERROR([.O18])));AND(ISBLANK([.N18])=ISBLANK([.O18]);[.N18]=[.O18])));1;&quot;ERR!&quot;)" office:value-type="float" office:value="1" calcext:value-type="float">
            <text:p/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nstant value</text:p>
          </table:table-cell>
          <table:table-cell table:style-name="ce5" office:value-type="string" calcext:value-type="string">
            <text:p>=(1)</text:p>
          </table:table-cell>
          <table:table-cell table:formula="of:=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18]);ISERROR([.V18]));error.type([.U18])=error.type([.V18]);IF(AND(NOT(ISERROR([.U18]));NOT(ISERROR([.V18])));AND(ISBLANK([.U18])=ISBLANK([.V18]);[.U18]=[.V18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rr(NUM)</text:p>
          </table:table-cell>
          <table:table-cell table:style-name="ce5" office:value-type="string" calcext:value-type="string">
            <text:p>=#NUM!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9]);ISERROR([.D19]));error.type([.C19])=error.type([.D19]);IF(AND(NOT(ISERROR([.C19]));NOT(ISERROR([.D19])));AND(ISBLANK([.C19])=ISBLANK([.D19]);[.C19]=[.D19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(7^3)*2</text:p>
          </table:table-cell>
          <table:table-cell table:style-name="ce5" table:formula="of:=(7^3)*2" office:value-type="float" office:value="686" calcext:value-type="float">
            <text:p/>
          </table:table-cell>
          <table:table-cell office:value-type="float" office:value="686" calcext:value-type="float">
            <text:p>686</text:p>
          </table:table-cell>
          <table:table-cell table:style-name="ce6" table:formula="of:=IF(IF(AND(ISERROR([.H19]);ISERROR([.I19]));error.type([.H19])=error.type([.I19]);IF(AND(NOT(ISERROR([.H19]));NOT(ISERROR([.I19])));AND(ISBLANK([.H19])=ISBLANK([.I19]);[.H19]=[.I1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</text:p>
          </table:table-cell>
          <table:table-cell table:style-name="ce5" office:value-type="string" calcext:value-type="string">
            <text:p>=$Q$18:$Q$19</text:p>
          </table:table-cell>
          <table:table-cell table:formula="of:=[.$Q$18:.$Q$19]" office:value-type="float" office:value="13" calcext:value-type="float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N19]);ISERROR([.O19]));error.type([.N19])=error.type([.O19]);IF(AND(NOT(ISERROR([.N19]));NOT(ISERROR([.O19])));AND(ISBLANK([.N19])=ISBLANK([.O19]);[.N19]=[.O19])));1;&quot;ERR!&quot;)" office:value-type="float" office:value="1" calcext:value-type="float">
            <text:p/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onstant array</text:p>
          </table:table-cell>
          <table:table-cell table:style-name="ce5" office:value-type="string" calcext:value-type="string">
            <text:p>=({2})</text:p>
          </table:table-cell>
          <table:table-cell table:formula="of:=({2}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U19]);ISERROR([.V19]));error.type([.U19])=error.type([.V19]);IF(AND(NOT(ISERROR([.U19]));NOT(ISERROR([.V19])));AND(ISBLANK([.U19])=ISBLANK([.V19]);[.U19]=[.V19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rr(N/A)</text:p>
          </table:table-cell>
          <table:table-cell table:style-name="ce5" office:value-type="string" calcext:value-type="string">
            <text:p>=#N/A</text:p>
          </table:table-cell>
          <table:table-cell table:formula="of:=#NULL!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20]);ISERROR([.D20]));error.type([.C20])=error.type([.D20]);IF(AND(NOT(ISERROR([.C20]));NOT(ISERROR([.D20])));AND(ISBLANK([.C20])=ISBLANK([.D20]);[.C20]=[.D20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*3^2</text:p>
          </table:table-cell>
          <table:table-cell table:style-name="ce5" table:formula="of:=7*3^2" office:value-type="float" office:value="63" calcext:value-type="float">
            <text:p/>
          </table:table-cell>
          <table:table-cell office:value-type="float" office:value="63" calcext:value-type="float">
            <text:p>63</text:p>
          </table:table-cell>
          <table:table-cell table:style-name="ce6" table:formula="of:=IF(IF(AND(ISERROR([.H20]);ISERROR([.I20]));error.type([.H20])=error.type([.I20]);IF(AND(NOT(ISERROR([.H20]));NOT(ISERROR([.I20])));AND(ISBLANK([.H20])=ISBLANK([.I20]);[.H20]=[.I2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3d</text:p>
          </table:table-cell>
          <table:table-cell table:style-name="ce5" office:value-type="string" calcext:value-type="string">
            <text:p>=Cell!Q20</text:p>
          </table:table-cell>
          <table:table-cell table:formula="of:=[$Cell.Q20]" office:value-type="float" office:value="14" calcext:value-type="float">
            <text:p/>
          </table:table-cell>
          <table:table-cell office:value-type="float" office:value="14" calcext:value-type="float">
            <text:p>14</text:p>
          </table:table-cell>
          <table:table-cell table:style-name="ce6" table:formula="of:=IF(IF(AND(ISERROR([.N20]);ISERROR([.O20]));error.type([.N20])=error.type([.O20]);IF(AND(NOT(ISERROR([.N20]));NOT(ISERROR([.O20])));AND(ISBLANK([.N20])=ISBLANK([.O20]);[.N20]=[.O20])));1;&quot;ERR!&quot;)" office:value-type="float" office:value="1" calcext:value-type="float">
            <text:p/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nary operator (pre)</text:p>
          </table:table-cell>
          <table:table-cell table:style-name="ce5" office:value-type="string" calcext:value-type="string">
            <text:p>=(+(3))</text:p>
          </table:table-cell>
          <table:table-cell table:formula="of:=(+(3))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20]);ISERROR([.V20]));error.type([.U20])=error.type([.V20]);IF(AND(NOT(ISERROR([.U20]));NOT(ISERROR([.V20])));AND(ISBLANK([.U20])=ISBLANK([.V20]);[.U20]=[.V20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rray</text:p>
          </table:table-cell>
          <table:table-cell table:style-name="ce5" office:value-type="string" calcext:value-type="string">
            <text:p>={1}</text:p>
          </table:table-cell>
          <table:table-cell table:formula="of:={1}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1]);ISERROR([.D21]));error.type([.C21])=error.type([.D21]);IF(AND(NOT(ISERROR([.C21]));NOT(ISERROR([.D21])));AND(ISBLANK([.C21])=ISBLANK([.D21]);[.C21]=[.D21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*(3^2)</text:p>
          </table:table-cell>
          <table:table-cell table:style-name="ce5" table:formula="of:=7*(3^2)" office:value-type="float" office:value="63" calcext:value-type="float">
            <text:p/>
          </table:table-cell>
          <table:table-cell office:value-type="float" office:value="63" calcext:value-type="float">
            <text:p>63</text:p>
          </table:table-cell>
          <table:table-cell table:style-name="ce6" table:formula="of:=IF(IF(AND(ISERROR([.H21]);ISERROR([.I21]));error.type([.H21])=error.type([.I21]);IF(AND(NOT(ISERROR([.H21]));NOT(ISERROR([.I21])));AND(ISBLANK([.H21])=ISBLANK([.I21]);[.H21]=[.I2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3d</text:p>
          </table:table-cell>
          <table:table-cell table:style-name="ce5" office:value-type="string" calcext:value-type="string">
            <text:p>=Cell!$Q$20:$Q$21</text:p>
          </table:table-cell>
          <table:table-cell table:formula="of:=[$Cell.$Q$20:.$Q$21]" office:value-type="float" office:value="15" calcext:value-type="float">
            <text:p/>
          </table:table-cell>
          <table:table-cell office:value-type="float" office:value="15" calcext:value-type="float">
            <text:p>15</text:p>
          </table:table-cell>
          <table:table-cell table:style-name="ce6" table:formula="of:=IF(IF(AND(ISERROR([.N21]);ISERROR([.O21]));error.type([.N21])=error.type([.O21]);IF(AND(NOT(ISERROR([.N21]));NOT(ISERROR([.O21])));AND(ISBLANK([.N21])=ISBLANK([.O21]);[.N21]=[.O21])));1;&quot;ERR!&quot;)" office:value-type="float" office:value="1" calcext:value-type="float">
            <text:p/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nary operator (post)</text:p>
          </table:table-cell>
          <table:table-cell table:style-name="ce5" office:value-type="string" calcext:value-type="string">
            <text:p>=((400)%)</text:p>
          </table:table-cell>
          <table:table-cell table:formula="of:=((400)%)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U21]);ISERROR([.V21]));error.type([.U21])=error.type([.V21]);IF(AND(NOT(ISERROR([.U21]));NOT(ISERROR([.V21])));AND(ISBLANK([.U21])=ISBLANK([.V21]);[.U21]=[.V21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rray</text:p>
          </table:table-cell>
          <table:table-cell table:style-name="ce5" office:value-type="string" calcext:value-type="string">
            <text:p>={"ABC"}</text:p>
          </table:table-cell>
          <table:table-cell table:formula="of:={&quot;ABC&quot;}" office:value-type="string" office:string-value="ABC" calcext:value-type="string">
            <text:p>ABC</text:p>
          </table:table-cell>
          <table:table-cell office:value-type="string" calcext:value-type="string">
            <text:p>ABC</text:p>
          </table:table-cell>
          <table:table-cell table:style-name="ce6" table:formula="of:=IF(IF(AND(ISERROR([.C22]);ISERROR([.D22]));error.type([.C22])=error.type([.D22]);IF(AND(NOT(ISERROR([.C22]));NOT(ISERROR([.D22])));AND(ISBLANK([.C22])=ISBLANK([.D22]);[.C22]=[.D22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7*3)^2</text:p>
          </table:table-cell>
          <table:table-cell table:style-name="ce5" table:formula="of:=(7*3)^2" office:value-type="float" office:value="441" calcext:value-type="float">
            <text:p/>
          </table:table-cell>
          <table:table-cell office:value-type="float" office:value="441" calcext:value-type="float">
            <text:p>441</text:p>
          </table:table-cell>
          <table:table-cell table:style-name="ce6" table:formula="of:=IF(IF(AND(ISERROR([.H22]);ISERROR([.I22]));error.type([.H22])=error.type([.I22]);IF(AND(NOT(ISERROR([.H22]));NOT(ISERROR([.I22])));AND(ISBLANK([.H22])=ISBLANK([.I22]);[.H22]=[.I2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3d</text:p>
          </table:table-cell>
          <table:table-cell table:style-name="ce5" office:value-type="string" calcext:value-type="string">
            <text:p>=Param!G21</text:p>
          </table:table-cell>
          <table:table-cell table:formula="of:=[$Param.G21]" office:value-type="float" office:value="16" calcext:value-type="float">
            <text:p/>
          </table:table-cell>
          <table:table-cell office:value-type="float" office:value="16" calcext:value-type="float">
            <text:p>16</text:p>
          </table:table-cell>
          <table:table-cell table:style-name="ce6" table:formula="of:=IF(IF(AND(ISERROR([.N22]);ISERROR([.O22]));error.type([.N22])=error.type([.O22]);IF(AND(NOT(ISERROR([.N22]));NOT(ISERROR([.O22])));AND(ISBLANK([.N22])=ISBLANK([.O22]);[.N22]=[.O22])));1;&quot;ERR!&quot;)" office:value-type="float" office:value="1" calcext:value-type="float">
            <text:p/>
          </table:table-cell>
          <table:table-cell table:number-columns-repeated="2"/>
          <table:table-cell office:value-type="string" calcext:value-type="string">
            <text:p>Binary operator</text:p>
          </table:table-cell>
          <table:table-cell table:style-name="ce5" office:value-type="string" calcext:value-type="string">
            <text:p>=((2)+(3))</text:p>
          </table:table-cell>
          <table:table-cell table:formula="of:=((2)+(3))" office:value-type="float" office:value="5" calcext:value-type="float">
            <text:p/>
          </table:table-cell>
          <table:table-cell office:value-type="float" office:value="5" calcext:value-type="float">
            <text:p>5</text:p>
          </table:table-cell>
          <table:table-cell table:style-name="ce6" table:formula="of:=IF(IF(AND(ISERROR([.U22]);ISERROR([.V22]));error.type([.U22])=error.type([.V22]);IF(AND(NOT(ISERROR([.U22]));NOT(ISERROR([.V22])));AND(ISBLANK([.U22])=ISBLANK([.V22]);[.U22]=[.V22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rray</text:p>
          </table:table-cell>
          <table:table-cell table:style-name="ce5" office:value-type="string" calcext:value-type="string">
            <text:p>={TRUE}</text:p>
          </table:table-cell>
          <table:table-cell table:style-name="ce5" table:formula="of:={TRUE}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23]);ISERROR([.D23]));error.type([.C23])=error.type([.D23]);IF(AND(NOT(ISERROR([.C23]));NOT(ISERROR([.D23])));AND(ISBLANK([.C23])=ISBLANK([.D23]);[.C23]=[.D23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7^3+2</text:p>
          </table:table-cell>
          <table:table-cell table:style-name="ce5" table:formula="of:=7^3+2" office:value-type="float" office:value="345" calcext:value-type="float">
            <text:p/>
          </table:table-cell>
          <table:table-cell office:value-type="float" office:value="345" calcext:value-type="float">
            <text:p>345</text:p>
          </table:table-cell>
          <table:table-cell table:style-name="ce6" table:formula="of:=IF(IF(AND(ISERROR([.H23]);ISERROR([.I23]));error.type([.H23])=error.type([.I23]);IF(AND(NOT(ISERROR([.H23]));NOT(ISERROR([.I23])));AND(ISBLANK([.H23])=ISBLANK([.I23]);[.H23]=[.I2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ef3d</text:p>
          </table:table-cell>
          <table:table-cell table:style-name="ce5" office:value-type="string" calcext:value-type="string">
            <text:p>=Param!$G$22</text:p>
          </table:table-cell>
          <table:table-cell table:style-name="ce5" table:formula="of:=[$Param.$G$22]" office:value-type="float" office:value="17" calcext:value-type="float">
            <text:p/>
          </table:table-cell>
          <table:table-cell office:value-type="float" office:value="17" calcext:value-type="float">
            <text:p>17</text:p>
          </table:table-cell>
          <table:table-cell table:style-name="ce6" table:formula="of:=IF(IF(AND(ISERROR([.N23]);ISERROR([.O23]));error.type([.N23])=error.type([.O23]);IF(AND(NOT(ISERROR([.N23]));NOT(ISERROR([.O23])));AND(ISBLANK([.N23])=ISBLANK([.O23]);[.N23]=[.O23])));1;&quot;ERR!&quot;)" office:value-type="float" office:value="1" calcext:value-type="float">
            <text:p/>
          </table:table-cell>
          <table:table-cell table:number-columns-repeated="2"/>
          <table:table-cell office:value-type="string" calcext:value-type="string">
            <text:p>Function, 0 params</text:p>
          </table:table-cell>
          <table:table-cell table:style-name="ce5" office:value-type="string" calcext:value-type="string">
            <text:p>=(PI())</text:p>
          </table:table-cell>
          <table:table-cell table:formula="of:=(PI())" office:value-type="float" office:value="3.14159265358979" calcext:value-type="float">
            <text:p/>
          </table:table-cell>
          <table:table-cell office:value-type="float" office:value="3.14159265358979" calcext:value-type="float">
            <text:p>3.14159265358979</text:p>
          </table:table-cell>
          <table:table-cell table:style-name="ce6" table:formula="of:=IF(IF(AND(ISERROR([.U23]);ISERROR([.V23]));error.type([.U23])=error.type([.V23]);IF(AND(NOT(ISERROR([.U23]));NOT(ISERROR([.V23])));AND(ISBLANK([.U23])=ISBLANK([.V23]);[.U23]=[.V23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rray</text:p>
          </table:table-cell>
          <table:table-cell table:style-name="ce5" office:value-type="string" calcext:value-type="string">
            <text:p>={#VALUE!}</text:p>
          </table:table-cell>
          <table:table-cell table:formula="of:={#VALUE!}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24]);ISERROR([.D24]));error.type([.C24])=error.type([.D24]);IF(AND(NOT(ISERROR([.C24]));NOT(ISERROR([.D24])));AND(ISBLANK([.C24])=ISBLANK([.D24]);[.C24]=[.D24])));1;&quot;ERR!&quot;)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7^(3+2)</text:p>
          </table:table-cell>
          <table:table-cell table:style-name="ce5" table:formula="of:=7^(3+2)" office:value-type="float" office:value="16807" calcext:value-type="float">
            <text:p/>
          </table:table-cell>
          <table:table-cell office:value-type="float" office:value="16807" calcext:value-type="float">
            <text:p>16807</text:p>
          </table:table-cell>
          <table:table-cell table:style-name="ce6" table:formula="of:=IF(IF(AND(ISERROR([.H24]);ISERROR([.I24]));error.type([.H24])=error.type([.I24]);IF(AND(NOT(ISERROR([.H24]));NOT(ISERROR([.I24])));AND(ISBLANK([.H24])=ISBLANK([.I24]);[.H24]=[.I2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rea3d</text:p>
          </table:table-cell>
          <table:table-cell table:style-name="ce5" office:value-type="string" calcext:value-type="string">
            <text:p>=Param!$G$23:$G$24</text:p>
          </table:table-cell>
          <table:table-cell table:formula="of:=[$Param.$G$23:.$G$24]" office:value-type="float" office:value="19" calcext:value-type="float">
            <text:p/>
          </table:table-cell>
          <table:table-cell office:value-type="float" office:value="19" calcext:value-type="float">
            <text:p>19</text:p>
          </table:table-cell>
          <table:table-cell table:style-name="ce6" table:formula="of:=IF(IF(AND(ISERROR([.N24]);ISERROR([.O24]));error.type([.N24])=error.type([.O24]);IF(AND(NOT(ISERROR([.N24]));NOT(ISERROR([.O24])));AND(ISBLANK([.N24])=ISBLANK([.O24]);[.N24]=[.O24])));1;&quot;ERR!&quot;)" office:value-type="float" office:value="1" calcext:value-type="float">
            <text:p/>
          </table:table-cell>
          <table:table-cell table:number-columns-repeated="2"/>
          <table:table-cell office:value-type="string" calcext:value-type="string">
            <text:p>Function, 1 param</text:p>
          </table:table-cell>
          <table:table-cell table:style-name="ce5" office:value-type="string" calcext:value-type="string">
            <text:p>=(ABS((7)))</text:p>
          </table:table-cell>
          <table:table-cell table:formula="of:=(ABS((7)))" office:value-type="float" office:value="7" calcext:value-type="float">
            <text:p/>
          </table:table-cell>
          <table:table-cell office:value-type="float" office:value="7" calcext:value-type="float">
            <text:p>7</text:p>
          </table:table-cell>
          <table:table-cell table:style-name="ce6" table:formula="of:=IF(IF(AND(ISERROR([.U24]);ISERROR([.V24]));error.type([.U24])=error.type([.V24]);IF(AND(NOT(ISERROR([.U24]));NOT(ISERROR([.V24])));AND(ISBLANK([.U24])=ISBLANK([.V24]);[.U24]=[.V24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6"/>
          <table:table-cell table:style-name="ce5" office:value-type="string" calcext:value-type="string">
            <text:p>=(7^3)+2</text:p>
          </table:table-cell>
          <table:table-cell table:style-name="ce5" table:formula="of:=(7^3)+2" office:value-type="float" office:value="345" calcext:value-type="float">
            <text:p/>
          </table:table-cell>
          <table:table-cell office:value-type="float" office:value="345" calcext:value-type="float">
            <text:p>345</text:p>
          </table:table-cell>
          <table:table-cell table:style-name="ce6" table:formula="of:=IF(IF(AND(ISERROR([.H25]);ISERROR([.I25]));error.type([.H25])=error.type([.I25]);IF(AND(NOT(ISERROR([.H25]));NOT(ISERROR([.I25])));AND(ISBLANK([.H25])=ISBLANK([.I25]);[.H25]=[.I25])));1;&quot;ERR!&quot;)" office:value-type="float" office:value="1" calcext:value-type="float">
            <text:p/>
          </table:table-cell>
          <table:table-cell table:number-columns-repeated="8"/>
          <table:table-cell office:value-type="string" calcext:value-type="string">
            <text:p>Function, 2 params</text:p>
          </table:table-cell>
          <table:table-cell table:style-name="ce5" office:value-type="string" calcext:value-type="string">
            <text:p>=(SUM((3),(5)))</text:p>
          </table:table-cell>
          <table:table-cell table:formula="of:=(SUM((3);(5)))" office:value-type="float" office:value="8" calcext:value-type="float">
            <text:p/>
          </table:table-cell>
          <table:table-cell office:value-type="float" office:value="8" calcext:value-type="float">
            <text:p>8</text:p>
          </table:table-cell>
          <table:table-cell table:style-name="ce6" table:formula="of:=IF(IF(AND(ISERROR([.U25]);ISERROR([.V25]));error.type([.U25])=error.type([.V25]);IF(AND(NOT(ISERROR([.U25]));NOT(ISERROR([.V25])));AND(ISBLANK([.U25])=ISBLANK([.V25]);[.U25]=[.V25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1.2 - UNARY OPERATORS</text:p>
          </table:table-cell>
          <table:table-cell table:style-name="ce3" table:number-columns-repeated="4"/>
          <table:table-cell/>
          <table:table-cell table:style-name="ce5" office:value-type="string" calcext:value-type="string">
            <text:p>=7+3^2</text:p>
          </table:table-cell>
          <table:table-cell table:style-name="ce5" table:formula="of:=7+3^2" office:value-type="float" office:value="16" calcext:value-type="float">
            <text:p/>
          </table:table-cell>
          <table:table-cell office:value-type="float" office:value="16" calcext:value-type="float">
            <text:p>16</text:p>
          </table:table-cell>
          <table:table-cell table:style-name="ce6" table:formula="of:=IF(IF(AND(ISERROR([.H26]);ISERROR([.I26]));error.type([.H26])=error.type([.I26]);IF(AND(NOT(ISERROR([.H26]));NOT(ISERROR([.I26])));AND(ISBLANK([.H26])=ISBLANK([.I26]);[.H26]=[.I26])));1;&quot;ERR!&quot;)" office:value-type="float" office:value="1" calcext:value-type="float">
            <text:p/>
          </table:table-cell>
          <table:table-cell/>
          <table:table-cell table:style-name="ce3" office:value-type="string" calcext:value-type="string">
            <text:p>1.7 - CELL REFERENCE OPERATORS</text:p>
          </table:table-cell>
          <table:table-cell table:style-name="ce3" table:number-columns-repeated="5"/>
          <table:table-cell/>
          <table:table-cell office:value-type="string" calcext:value-type="string">
            <text:p>Cell reference</text:p>
          </table:table-cell>
          <table:table-cell table:style-name="ce5" office:value-type="string" calcext:value-type="string">
            <text:p>=($V$26)</text:p>
          </table:table-cell>
          <table:table-cell table:formula="of:=([.$V$26])" office:value-type="float" office:value="9" calcext:value-type="float">
            <text:p/>
          </table:table-cell>
          <table:table-cell office:value-type="float" office:value="9" calcext:value-type="float">
            <text:p>9</text:p>
          </table:table-cell>
          <table:table-cell table:style-name="ce6" table:formula="of:=IF(IF(AND(ISERROR([.U26]);ISERROR([.V26]));error.type([.U26])=error.type([.V26]);IF(AND(NOT(ISERROR([.U26]));NOT(ISERROR([.V26])));AND(ISBLANK([.U26])=ISBLANK([.V26]);[.U26]=[.V26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5" office:value-type="string" calcext:value-type="string">
            <text:p>=7+(3^2)</text:p>
          </table:table-cell>
          <table:table-cell table:style-name="ce5" table:formula="of:=7+(3^2)" office:value-type="float" office:value="16" calcext:value-type="float">
            <text:p/>
          </table:table-cell>
          <table:table-cell office:value-type="float" office:value="16" calcext:value-type="float">
            <text:p>16</text:p>
          </table:table-cell>
          <table:table-cell table:style-name="ce6" table:formula="of:=IF(IF(AND(ISERROR([.H27]);ISERROR([.I27]));error.type([.H27])=error.type([.I27]);IF(AND(NOT(ISERROR([.H27]));NOT(ISERROR([.I27])));AND(ISBLANK([.H27])=ISBLANK([.I27]);[.H27]=[.I27])));1;&quot;ERR!&quot;)" office:value-type="float" office:value="1" calcext:value-type="float">
            <text:p/>
          </table:table-cell>
          <table:table-cell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tersection</text:p>
          </table:table-cell>
          <table:table-cell table:style-name="ce5" office:value-type="string" calcext:value-type="string">
            <text:p>=(($V$27) ($V$27))</text:p>
          </table:table-cell>
          <table:table-cell table:formula="of:=(([.$V$27]) ([.$V$27]))" office:value-type="string" office:string-value="" calcext:value-type="error">
            <text:p/>
          </table:table-cell>
          <table:table-cell office:value-type="float" office:value="10" calcext:value-type="float">
            <text:p>10</text:p>
          </table:table-cell>
          <table:table-cell table:style-name="ce6" table:formula="of:=IF(IF(AND(ISERROR([.U27]);ISERROR([.V27]));error.type([.U27])=error.type([.V27]);IF(AND(NOT(ISERROR([.U27]));NOT(ISERROR([.V27])));AND(ISBLANK([.U27])=ISBLANK([.V27]);[.U27]=[.V27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Paren</text:p>
          </table:table-cell>
          <table:table-cell table:style-name="ce5" office:value-type="string" calcext:value-type="string">
            <text:p>=(1)</text:p>
          </table:table-cell>
          <table:table-cell table:formula="of:=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8]);ISERROR([.D28]));error.type([.C28])=error.type([.D28]);IF(AND(NOT(ISERROR([.C28]));NOT(ISERROR([.D28])));AND(ISBLANK([.C28])=ISBLANK([.D28]);[.C28]=[.D28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7+3)^2</text:p>
          </table:table-cell>
          <table:table-cell table:style-name="ce5" table:formula="of:=(7+3)^2" office:value-type="float" office:value="100" calcext:value-type="float">
            <text:p/>
          </table:table-cell>
          <table:table-cell office:value-type="float" office:value="100" calcext:value-type="float">
            <text:p>100</text:p>
          </table:table-cell>
          <table:table-cell table:style-name="ce6" table:formula="of:=IF(IF(AND(ISERROR([.H28]);ISERROR([.I28]));error.type([.H28])=error.type([.I28]);IF(AND(NOT(ISERROR([.H28]));NOT(ISERROR([.I28])));AND(ISBLANK([.H28])=ISBLANK([.I28]);[.H28]=[.I2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List</text:p>
          </table:table-cell>
          <table:table-cell table:style-name="ce5" office:value-type="string" calcext:value-type="string">
            <text:p>=SUM((Q27:Q29,Q28:Q30))</text:p>
          </table:table-cell>
          <table:table-cell table:style-name="ce5" table:formula="of:=SUM(([.Q27:.Q29]~[.Q28:.Q30]))" office:value-type="float" office:value="6" calcext:value-type="float">
            <text:p/>
          </table:table-cell>
          <table:table-cell office:value-type="float" office:value="6" calcext:value-type="float">
            <text:p>6</text:p>
          </table:table-cell>
          <table:table-cell table:style-name="ce6" table:formula="of:=IF(IF(AND(ISERROR([.N28]);ISERROR([.O28]));error.type([.N28])=error.type([.O28]);IF(AND(NOT(ISERROR([.N28]));NOT(ISERROR([.O28])));AND(ISBLANK([.N28])=ISBLANK([.O28]);[.N28]=[.O28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peated</text:p>
          </table:table-cell>
          <table:table-cell table:style-name="ce5" office:value-type="string" calcext:value-type="string">
            <text:p>=((((11))))</text:p>
          </table:table-cell>
          <table:table-cell table:formula="of:=((((11))))" office:value-type="float" office:value="11" calcext:value-type="float">
            <text:p/>
          </table:table-cell>
          <table:table-cell office:value-type="float" office:value="11" calcext:value-type="float">
            <text:p>11</text:p>
          </table:table-cell>
          <table:table-cell table:style-name="ce6" table:formula="of:=IF(IF(AND(ISERROR([.U28]);ISERROR([.V28]));error.type([.U28])=error.type([.V28]);IF(AND(NOT(ISERROR([.U28]));NOT(ISERROR([.V28])));AND(ISBLANK([.U28])=ISBLANK([.V28]);[.U28]=[.V28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UPlus</text:p>
          </table:table-cell>
          <table:table-cell table:style-name="ce5" office:value-type="string" calcext:value-type="string">
            <text:p>=+(2)</text:p>
          </table:table-cell>
          <table:table-cell table:formula="of:=+(2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C29]);ISERROR([.D29]));error.type([.C29])=error.type([.D29]);IF(AND(NOT(ISERROR([.C29]));NOT(ISERROR([.D29])));AND(ISBLANK([.C29])=ISBLANK([.D29]);[.C29]=[.D29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2^3*4+5</text:p>
          </table:table-cell>
          <table:table-cell table:style-name="ce5" table:formula="of:=2^3*4+5" office:value-type="float" office:value="37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6" table:formula="of:=IF(IF(AND(ISERROR([.H29]);ISERROR([.I29]));error.type([.H29])=error.type([.I29]);IF(AND(NOT(ISERROR([.H29]));NOT(ISERROR([.I29])));AND(ISBLANK([.H29])=ISBLANK([.I29]);[.H29]=[.I2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Isect</text:p>
          </table:table-cell>
          <table:table-cell table:style-name="ce5" office:value-type="string" calcext:value-type="string">
            <text:p>=SUM(Q27:Q29 Q28:Q30)</text:p>
          </table:table-cell>
          <table:table-cell table:formula="of:=SUM([.Q27:.Q29] [.Q28:.Q30])" office:value-type="string" office:string-value="" calcext:value-type="error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N29]);ISERROR([.O29]));error.type([.N29])=error.type([.O29]);IF(AND(NOT(ISERROR([.N29]));NOT(ISERROR([.O29])));AND(ISBLANK([.N29])=ISBLANK([.O29]);[.N29]=[.O29])));1;&quot;ERR!&quot;)" office:value-type="string" office:string-value="ERR!" calcext:value-type="string">
            <text:p>ERR!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tUMinus</text:p>
          </table:table-cell>
          <table:table-cell table:style-name="ce5" office:value-type="string" calcext:value-type="string">
            <text:p>=-(3)</text:p>
          </table:table-cell>
          <table:table-cell table:formula="of:=-(3)" office:value-type="float" office:value="-3" calcext:value-type="float">
            <text:p/>
          </table:table-cell>
          <table:table-cell office:value-type="float" office:value="-3" calcext:value-type="float">
            <text:p>-3</text:p>
          </table:table-cell>
          <table:table-cell table:style-name="ce6" table:formula="of:=IF(IF(AND(ISERROR([.C30]);ISERROR([.D30]));error.type([.C30])=error.type([.D30]);IF(AND(NOT(ISERROR([.C30]));NOT(ISERROR([.D30])));AND(ISBLANK([.C30])=ISBLANK([.D30]);[.C30]=[.D30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2^3*(4+5)</text:p>
          </table:table-cell>
          <table:table-cell table:style-name="ce5" table:formula="of:=2^3*(4+5)" office:value-type="float" office:value="72" calcext:value-type="float">
            <text:p/>
          </table:table-cell>
          <table:table-cell office:value-type="float" office:value="72" calcext:value-type="float">
            <text:p>72</text:p>
          </table:table-cell>
          <table:table-cell table:style-name="ce6" table:formula="of:=IF(IF(AND(ISERROR([.H30]);ISERROR([.I30]));error.type([.H30])=error.type([.I30]);IF(AND(NOT(ISERROR([.H30]));NOT(ISERROR([.I30])));AND(ISBLANK([.H30])=ISBLANK([.I30]);[.H30]=[.I3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Range</text:p>
          </table:table-cell>
          <table:table-cell table:style-name="ce5" office:value-type="string" calcext:value-type="string">
            <text:p>=SUM(Q27:Q29:Q28:Q30)</text:p>
          </table:table-cell>
          <table:table-cell table:style-name="ce5" table:formula="of:=SUM([.Q27:.Q29]:[.Q28:.Q30])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N30]);ISERROR([.O30]));error.type([.N30])=error.type([.O30]);IF(AND(NOT(ISERROR([.N30]));NOT(ISERROR([.O30])));AND(ISBLANK([.N30])=ISBLANK([.O30]);[.N30]=[.O30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.11 - SPACES</text:p>
          </table:table-cell>
          <table:table-cell table:style-name="ce3" table:number-columns-repeated="4"/>
          <table:table-cell table:number-columns-repeated="1001"/>
        </table:table-row>
        <table:table-row table:style-name="ro2">
          <table:table-cell office:value-type="string" calcext:value-type="string">
            <text:p>tPercent</text:p>
          </table:table-cell>
          <table:table-cell table:style-name="ce5" office:value-type="string" calcext:value-type="string">
            <text:p>=4%</text:p>
          </table:table-cell>
          <table:table-cell table:formula="of:=0.04" office:value-type="float" office:value="0.04" calcext:value-type="float">
            <text:p/>
          </table:table-cell>
          <table:table-cell office:value-type="float" office:value="0.04" calcext:value-type="float">
            <text:p>0.04</text:p>
          </table:table-cell>
          <table:table-cell table:style-name="ce6" table:formula="of:=IF(IF(AND(ISERROR([.C31]);ISERROR([.D31]));error.type([.C31])=error.type([.D31]);IF(AND(NOT(ISERROR([.C31]));NOT(ISERROR([.D31])));AND(ISBLANK([.C31])=ISBLANK([.D31]);[.C31]=[.D31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2^(3*4)+5</text:p>
          </table:table-cell>
          <table:table-cell table:style-name="ce5" table:formula="of:=2^(3*4)+5" office:value-type="float" office:value="4101" calcext:value-type="float">
            <text:p/>
          </table:table-cell>
          <table:table-cell office:value-type="float" office:value="4101" calcext:value-type="float">
            <text:p>4101</text:p>
          </table:table-cell>
          <table:table-cell table:style-name="ce6" table:formula="of:=IF(IF(AND(ISERROR([.H31]);ISERROR([.I31]));error.type([.H31])=error.type([.I31]);IF(AND(NOT(ISERROR([.H31]));NOT(ISERROR([.I31])));AND(ISBLANK([.H31])=ISBLANK([.I31]);[.H31]=[.I31])));1;&quot;ERR!&quot;)" office:value-type="float" office:value="1" calcext:value-type="float">
            <text:p/>
          </table:table-cell>
          <table:table-cell table:number-columns-repeated="8"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1"/>
        </table:table-row>
        <table:table-row table:style-name="ro4">
          <table:table-cell table:number-columns-repeated="6"/>
          <table:table-cell table:style-name="ce5" office:value-type="string" calcext:value-type="string">
            <text:p>=(2^3)*4+5</text:p>
          </table:table-cell>
          <table:table-cell table:style-name="ce5" table:formula="of:=(2^3)*4+5" office:value-type="float" office:value="37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6" table:formula="of:=IF(IF(AND(ISERROR([.H32]);ISERROR([.I32]));error.type([.H32])=error.type([.I32]);IF(AND(NOT(ISERROR([.H32]));NOT(ISERROR([.I32])));AND(ISBLANK([.H32])=ISBLANK([.I32]);[.H32]=[.I32])));1;&quot;ERR!&quot;)" office:value-type="float" office:value="1" calcext:value-type="float">
            <text:p/>
          </table:table-cell>
          <table:table-cell/>
          <table:table-cell table:style-name="ce3" office:value-type="string" calcext:value-type="string">
            <text:p>1.8 - CELL REFERENCE OPERATOR PRECEDENCE</text:p>
          </table:table-cell>
          <table:table-cell table:style-name="ce3" table:number-columns-repeated="5"/>
          <table:table-cell/>
          <table:table-cell office:value-type="string" calcext:value-type="string">
            <text:p>Constant value</text:p>
          </table:table-cell>
          <table:table-cell table:style-name="ce5" office:value-type="string" calcext:value-type="string">
            <text:p>= <text:s/>1</text:p>
          </table:table-cell>
          <table:table-cell table:style-name="ce5" table:formula="of:=1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32]);ISERROR([.V32]));error.type([.U32])=error.type([.V32]);IF(AND(NOT(ISERROR([.U32]));NOT(ISERROR([.V32])));AND(ISBLANK([.U32])=ISBLANK([.V32]);[.U32]=[.V32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1.3 - BINARY ARITHMETIC OPERATORS</text:p>
          </table:table-cell>
          <table:table-cell table:style-name="ce3" table:number-columns-repeated="4"/>
          <table:table-cell/>
          <table:table-cell table:style-name="ce5" office:value-type="string" calcext:value-type="string">
            <text:p>=2^(3*4+5)</text:p>
          </table:table-cell>
          <table:table-cell table:style-name="ce5" table:formula="of:=2^(3*4+5)" office:value-type="float" office:value="131072" calcext:value-type="float">
            <text:p/>
          </table:table-cell>
          <table:table-cell office:value-type="float" office:value="131072" calcext:value-type="float">
            <text:p>131072</text:p>
          </table:table-cell>
          <table:table-cell table:style-name="ce6" table:formula="of:=IF(IF(AND(ISERROR([.H33]);ISERROR([.I33]));error.type([.H33])=error.type([.I33]);IF(AND(NOT(ISERROR([.H33]));NOT(ISERROR([.I33])));AND(ISBLANK([.H33])=ISBLANK([.I33]);[.H33]=[.I33])));1;&quot;ERR!&quot;)" office:value-type="float" office:value="1" calcext:value-type="float">
            <text:p/>
          </table:table-cell>
          <table:table-cell/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/>
          <table:table-cell office:value-type="string" calcext:value-type="string">
            <text:p>Constant array</text:p>
          </table:table-cell>
          <table:table-cell table:style-name="ce5" office:value-type="string" calcext:value-type="string">
            <text:p>= <text:s/>{2}</text:p>
          </table:table-cell>
          <table:table-cell table:style-name="ce5" table:formula="of:={2}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U33]);ISERROR([.V33]));error.type([.U33])=error.type([.V33]);IF(AND(NOT(ISERROR([.U33]));NOT(ISERROR([.V33])));AND(ISBLANK([.U33])=ISBLANK([.V33]);[.U33]=[.V33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5" office:value-type="string" calcext:value-type="string">
            <text:p>=2^(3*(4+5))</text:p>
          </table:table-cell>
          <table:table-cell table:style-name="ce5" table:formula="of:=2^(3*(4+5))" office:value-type="float" office:value="134217728" calcext:value-type="float">
            <text:p/>
          </table:table-cell>
          <table:table-cell office:value-type="float" office:value="134217728" calcext:value-type="float">
            <text:p>134217728</text:p>
          </table:table-cell>
          <table:table-cell table:style-name="ce6" table:formula="of:=IF(IF(AND(ISERROR([.H34]);ISERROR([.I34]));error.type([.H34])=error.type([.I34]);IF(AND(NOT(ISERROR([.H34]));NOT(ISERROR([.I34])));AND(ISBLANK([.H34])=ISBLANK([.I34]);[.H34]=[.I34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34:Q36:Q35:Q37 Q36:Q38,Q37:Q39))</text:p>
          </table:table-cell>
          <table:table-cell/>
          <table:table-cell table:formula="of:=SUM(([.Q34:.Q36]:[.Q35:.Q37] [.Q36:.Q38];[.Q37:.Q39]))" office:value-type="string" office:string-value="" calcext:value-type="error">
            <text:p/>
          </table:table-cell>
          <table:table-cell office:value-type="float" office:value="22" calcext:value-type="float">
            <text:p>22</text:p>
          </table:table-cell>
          <table:table-cell table:style-name="ce6" table:formula="of:=IF(IF(AND(ISERROR([.N34]);ISERROR([.O34]));error.type([.N34])=error.type([.O34]);IF(AND(NOT(ISERROR([.N34]));NOT(ISERROR([.O34])));AND(ISBLANK([.N34])=ISBLANK([.O34]);[.N34]=[.O34])));1;&quot;ERR!&quot;)" office:value-type="string" office:string-value="ERR!" calcext:value-type="string">
            <text:p>ERR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ary operator (pre)</text:p>
          </table:table-cell>
          <table:table-cell table:style-name="ce5" office:value-type="string" calcext:value-type="string">
            <text:p>= <text:s/>+(3)</text:p>
          </table:table-cell>
          <table:table-cell table:style-name="ce5" table:formula="of:=+(3)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34]);ISERROR([.V34]));error.type([.U34])=error.type([.V34]);IF(AND(NOT(ISERROR([.U34]));NOT(ISERROR([.V34])));AND(ISBLANK([.U34])=ISBLANK([.V34]);[.U34]=[.V34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dd</text:p>
          </table:table-cell>
          <table:table-cell table:style-name="ce5" office:value-type="string" calcext:value-type="string">
            <text:p>=3+2</text:p>
          </table:table-cell>
          <table:table-cell table:formula="of:=3+2" office:value-type="float" office:value="5" calcext:value-type="float">
            <text:p/>
          </table:table-cell>
          <table:table-cell office:value-type="float" office:value="5" calcext:value-type="float">
            <text:p>5</text:p>
          </table:table-cell>
          <table:table-cell table:style-name="ce6" table:formula="of:=IF(IF(AND(ISERROR([.C35]);ISERROR([.D35]));error.type([.C35])=error.type([.D35]);IF(AND(NOT(ISERROR([.C35]));NOT(ISERROR([.D35])));AND(ISBLANK([.C35])=ISBLANK([.D35]);[.C35]=[.D35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2^((3*4)+5)</text:p>
          </table:table-cell>
          <table:table-cell table:style-name="ce5" table:formula="of:=2^((3*4)+5)" office:value-type="float" office:value="131072" calcext:value-type="float">
            <text:p/>
          </table:table-cell>
          <table:table-cell office:value-type="float" office:value="131072" calcext:value-type="float">
            <text:p>131072</text:p>
          </table:table-cell>
          <table:table-cell table:style-name="ce6" table:formula="of:=IF(IF(AND(ISERROR([.H35]);ISERROR([.I35]));error.type([.H35])=error.type([.I35]);IF(AND(NOT(ISERROR([.H35]));NOT(ISERROR([.I35])));AND(ISBLANK([.H35])=ISBLANK([.I35]);[.H35]=[.I35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(Q34:Q36:Q35:Q37) Q36:Q38,Q37:Q39))</text:p>
          </table:table-cell>
          <table:table-cell/>
          <table:table-cell table:formula="of:=SUM((([.Q34:.Q36]:[.Q35:.Q37]) [.Q36:.Q38];[.Q37:.Q39]))" office:value-type="string" office:string-value="" calcext:value-type="error">
            <text:p/>
          </table:table-cell>
          <table:table-cell office:value-type="float" office:value="22" calcext:value-type="float">
            <text:p>22</text:p>
          </table:table-cell>
          <table:table-cell table:style-name="ce6" table:formula="of:=IF(IF(AND(ISERROR([.N35]);ISERROR([.O35]));error.type([.N35])=error.type([.O35]);IF(AND(NOT(ISERROR([.N35]));NOT(ISERROR([.O35])));AND(ISBLANK([.N35])=ISBLANK([.O35]);[.N35]=[.O35])));1;&quot;ERR!&quot;)" office:value-type="string" office:string-value="ERR!" calcext:value-type="string">
            <text:p>ERR!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ary operator (post)</text:p>
          </table:table-cell>
          <table:table-cell table:style-name="ce5" office:value-type="string" calcext:value-type="string">
            <text:p>=400 <text:s/>%</text:p>
          </table:table-cell>
          <table:table-cell table:style-name="ce5" table:formula="of:=400  %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U35]);ISERROR([.V35]));error.type([.U35])=error.type([.V35]);IF(AND(NOT(ISERROR([.U35]));NOT(ISERROR([.V35])));AND(ISBLANK([.U35])=ISBLANK([.V35]);[.U35]=[.V35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Sub</text:p>
          </table:table-cell>
          <table:table-cell table:style-name="ce5" office:value-type="string" calcext:value-type="string">
            <text:p>=3-2</text:p>
          </table:table-cell>
          <table:table-cell table:formula="of:=3-2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6]);ISERROR([.D36]));error.type([.C36])=error.type([.D36]);IF(AND(NOT(ISERROR([.C36]));NOT(ISERROR([.D36])));AND(ISBLANK([.C36])=ISBLANK([.D36]);[.C36]=[.D36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2^3*4)+5</text:p>
          </table:table-cell>
          <table:table-cell table:style-name="ce5" table:formula="of:=(2^3*4)+5" office:value-type="float" office:value="37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6" table:formula="of:=IF(IF(AND(ISERROR([.H36]);ISERROR([.I36]));error.type([.H36])=error.type([.I36]);IF(AND(NOT(ISERROR([.H36]));NOT(ISERROR([.I36])));AND(ISBLANK([.H36])=ISBLANK([.I36]);[.H36]=[.I36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34:Q36:(Q35:Q37 Q36:Q38),Q37:Q39))</text:p>
          </table:table-cell>
          <table:table-cell/>
          <table:table-cell table:formula="of:=SUM(([.Q34:.Q36]:([.Q35:.Q37] [.Q36:.Q38]);[.Q37:.Q39]))" office:value-type="string" office:string-value="" calcext:value-type="error">
            <text:p/>
          </table:table-cell>
          <table:table-cell office:value-type="float" office:value="25" calcext:value-type="float">
            <text:p>25</text:p>
          </table:table-cell>
          <table:table-cell table:style-name="ce6" table:formula="of:=IF(IF(AND(ISERROR([.N36]);ISERROR([.O36]));error.type([.N36])=error.type([.O36]);IF(AND(NOT(ISERROR([.N36]));NOT(ISERROR([.O36])));AND(ISBLANK([.N36])=ISBLANK([.O36]);[.N36]=[.O36])));1;&quot;ERR!&quot;)" office:value-type="string" office:string-value="ERR!" calcext:value-type="string">
            <text:p>ERR!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nary operator</text:p>
          </table:table-cell>
          <table:table-cell table:style-name="ce5" office:value-type="string" calcext:value-type="string">
            <text:p>=2 <text:s/>+3</text:p>
          </table:table-cell>
          <table:table-cell table:style-name="ce5" table:formula="of:=2  +3" office:value-type="float" office:value="5" calcext:value-type="float">
            <text:p/>
          </table:table-cell>
          <table:table-cell office:value-type="float" office:value="5" calcext:value-type="float">
            <text:p>5</text:p>
          </table:table-cell>
          <table:table-cell table:style-name="ce6" table:formula="of:=IF(IF(AND(ISERROR([.U36]);ISERROR([.V36]));error.type([.U36])=error.type([.V36]);IF(AND(NOT(ISERROR([.U36]));NOT(ISERROR([.V36])));AND(ISBLANK([.U36])=ISBLANK([.V36]);[.U36]=[.V36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Mul</text:p>
          </table:table-cell>
          <table:table-cell table:style-name="ce5" office:value-type="string" calcext:value-type="string">
            <text:p>=3*2</text:p>
          </table:table-cell>
          <table:table-cell table:formula="of:=3*2" office:value-type="float" office:value="6" calcext:value-type="float">
            <text:p/>
          </table:table-cell>
          <table:table-cell office:value-type="float" office:value="6" calcext:value-type="float">
            <text:p>6</text:p>
          </table:table-cell>
          <table:table-cell table:style-name="ce6" table:formula="of:=IF(IF(AND(ISERROR([.C37]);ISERROR([.D37]));error.type([.C37])=error.type([.D37]);IF(AND(NOT(ISERROR([.C37]));NOT(ISERROR([.D37])));AND(ISBLANK([.C37])=ISBLANK([.D37]);[.C37]=[.D37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2^(3*4))+5</text:p>
          </table:table-cell>
          <table:table-cell table:style-name="ce5" table:formula="of:=(2^(3*4))+5" office:value-type="float" office:value="4101" calcext:value-type="float">
            <text:p/>
          </table:table-cell>
          <table:table-cell office:value-type="float" office:value="4101" calcext:value-type="float">
            <text:p>4101</text:p>
          </table:table-cell>
          <table:table-cell table:style-name="ce6" table:formula="of:=IF(IF(AND(ISERROR([.H37]);ISERROR([.I37]));error.type([.H37])=error.type([.I37]);IF(AND(NOT(ISERROR([.H37]));NOT(ISERROR([.I37])));AND(ISBLANK([.H37])=ISBLANK([.I37]);[.H37]=[.I37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34:Q36:Q35:Q37 (Q36:Q38,Q37:Q39)))</text:p>
          </table:table-cell>
          <table:table-cell/>
          <table:table-cell table:formula="of:=SUM(([.Q34:.Q36]:[.Q35:.Q37] ([.Q36:.Q38];[.Q37:.Q39])))" office:value-type="string" office:string-value="" calcext:value-type="error">
            <text:p/>
          </table:table-cell>
          <table:table-cell office:value-type="float" office:value="11" calcext:value-type="float">
            <text:p>11</text:p>
          </table:table-cell>
          <table:table-cell table:style-name="ce6" table:formula="of:=IF(IF(AND(ISERROR([.N37]);ISERROR([.O37]));error.type([.N37])=error.type([.O37]);IF(AND(NOT(ISERROR([.N37]));NOT(ISERROR([.O37])));AND(ISBLANK([.N37])=ISBLANK([.O37]);[.N37]=[.O37])));1;&quot;ERR!&quot;)" office:value-type="string" office:string-value="ERR!" calcext:value-type="string">
            <text:p>ERR!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nction, 0 params</text:p>
          </table:table-cell>
          <table:table-cell table:style-name="ce5" office:value-type="string" calcext:value-type="string">
            <text:p>= <text:s/>PI( <text:s/>)</text:p>
          </table:table-cell>
          <table:table-cell table:style-name="ce5" table:formula="of:=PI(  )" office:value-type="float" office:value="3.14159265358979" calcext:value-type="float">
            <text:p/>
          </table:table-cell>
          <table:table-cell office:value-type="float" office:value="3.14159265358979" calcext:value-type="float">
            <text:p>3.14159265358979</text:p>
          </table:table-cell>
          <table:table-cell table:style-name="ce6" table:formula="of:=IF(IF(AND(ISERROR([.U37]);ISERROR([.V37]));error.type([.U37])=error.type([.V37]);IF(AND(NOT(ISERROR([.U37]));NOT(ISERROR([.V37])));AND(ISBLANK([.U37])=ISBLANK([.V37]);[.U37]=[.V37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Div</text:p>
          </table:table-cell>
          <table:table-cell table:style-name="ce5" office:value-type="string" calcext:value-type="string">
            <text:p>=3/2</text:p>
          </table:table-cell>
          <table:table-cell table:formula="of:=3/2" office:value-type="float" office:value="1.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style-name="ce6" table:formula="of:=IF(IF(AND(ISERROR([.C38]);ISERROR([.D38]));error.type([.C38])=error.type([.D38]);IF(AND(NOT(ISERROR([.C38]));NOT(ISERROR([.D38])));AND(ISBLANK([.C38])=ISBLANK([.D38]);[.C38]=[.D38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(2^3)*4)+5</text:p>
          </table:table-cell>
          <table:table-cell table:style-name="ce5" table:formula="of:=((2^3)*4)+5" office:value-type="float" office:value="37" calcext:value-type="float">
            <text:p/>
          </table:table-cell>
          <table:table-cell office:value-type="float" office:value="37" calcext:value-type="float">
            <text:p>37</text:p>
          </table:table-cell>
          <table:table-cell table:style-name="ce6" table:formula="of:=IF(IF(AND(ISERROR([.H38]);ISERROR([.I38]));error.type([.H38])=error.type([.I38]);IF(AND(NOT(ISERROR([.H38]));NOT(ISERROR([.I38])));AND(ISBLANK([.H38])=ISBLANK([.I38]);[.H38]=[.I38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(Q34:Q36:Q35:Q37 Q36:Q38),Q37:Q39))</text:p>
          </table:table-cell>
          <table:table-cell/>
          <table:table-cell table:formula="of:=SUM((([.Q34:.Q36]:[.Q35:.Q37] [.Q36:.Q38]);[.Q37:.Q39]))" office:value-type="string" office:string-value="" calcext:value-type="error">
            <text:p/>
          </table:table-cell>
          <table:table-cell office:value-type="float" office:value="22" calcext:value-type="float">
            <text:p>22</text:p>
          </table:table-cell>
          <table:table-cell table:style-name="ce6" table:formula="of:=IF(IF(AND(ISERROR([.N38]);ISERROR([.O38]));error.type([.N38])=error.type([.O38]);IF(AND(NOT(ISERROR([.N38]));NOT(ISERROR([.O38])));AND(ISBLANK([.N38])=ISBLANK([.O38]);[.N38]=[.O38])));1;&quot;ERR!&quot;)" office:value-type="string" office:string-value="ERR!" calcext:value-type="string">
            <text:p>ERR!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nction, 1 param</text:p>
          </table:table-cell>
          <table:table-cell table:style-name="ce5" office:value-type="string" calcext:value-type="string">
            <text:p>= <text:s/>ABS( <text:s/>7 <text:s/>)</text:p>
          </table:table-cell>
          <table:table-cell table:style-name="ce5" table:formula="of:=ABS(  7  )" office:value-type="float" office:value="7" calcext:value-type="float">
            <text:p/>
          </table:table-cell>
          <table:table-cell office:value-type="float" office:value="7" calcext:value-type="float">
            <text:p>7</text:p>
          </table:table-cell>
          <table:table-cell table:style-name="ce6" table:formula="of:=IF(IF(AND(ISERROR([.U38]);ISERROR([.V38]));error.type([.U38])=error.type([.V38]);IF(AND(NOT(ISERROR([.U38]));NOT(ISERROR([.V38])));AND(ISBLANK([.U38])=ISBLANK([.V38]);[.U38]=[.V38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Power</text:p>
          </table:table-cell>
          <table:table-cell table:style-name="ce5" office:value-type="string" calcext:value-type="string">
            <text:p>=3^2</text:p>
          </table:table-cell>
          <table:table-cell table:formula="of:=3^2" office:value-type="float" office:value="9" calcext:value-type="float">
            <text:p/>
          </table:table-cell>
          <table:table-cell office:value-type="float" office:value="9" calcext:value-type="float">
            <text:p>9</text:p>
          </table:table-cell>
          <table:table-cell table:style-name="ce6" table:formula="of:=IF(IF(AND(ISERROR([.C39]);ISERROR([.D39]));error.type([.C39])=error.type([.D39]);IF(AND(NOT(ISERROR([.C39]));NOT(ISERROR([.D39])));AND(ISBLANK([.C39])=ISBLANK([.D39]);[.C39]=[.D39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5+4*3^2</text:p>
          </table:table-cell>
          <table:table-cell table:style-name="ce5" table:formula="of:=5+4*3^2" office:value-type="float" office:value="41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6" table:formula="of:=IF(IF(AND(ISERROR([.H39]);ISERROR([.I39]));error.type([.H39])=error.type([.I39]);IF(AND(NOT(ISERROR([.H39]));NOT(ISERROR([.I39])));AND(ISBLANK([.H39])=ISBLANK([.I39]);[.H39]=[.I39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34:Q36:(Q35:Q37 Q36:Q38,Q37:Q39)))</text:p>
          </table:table-cell>
          <table:table-cell/>
          <table:table-cell table:formula="of:=SUM(([.Q34:.Q36]:([.Q35:.Q37] [.Q36:.Q38];[.Q37:.Q39])))" office:value-type="string" office:string-value="" calcext:value-type="error">
            <text:p/>
          </table:table-cell>
          <table:table-cell office:value-type="float" office:value="21" calcext:value-type="float">
            <text:p>21</text:p>
          </table:table-cell>
          <table:table-cell table:style-name="ce6" table:formula="of:=IF(IF(AND(ISERROR([.N39]);ISERROR([.O39]));error.type([.N39])=error.type([.O39]);IF(AND(NOT(ISERROR([.N39]));NOT(ISERROR([.O39])));AND(ISBLANK([.N39])=ISBLANK([.O39]);[.N39]=[.O39])));1;&quot;ERR!&quot;)" office:value-type="string" office:string-value="ERR!" calcext:value-type="string">
            <text:p>ERR!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unction, 2 params</text:p>
          </table:table-cell>
          <table:table-cell table:style-name="ce5" office:value-type="string" calcext:value-type="string">
            <text:p>= <text:s/>SUM( <text:s/>3, <text:s/>5 <text:s/>)</text:p>
          </table:table-cell>
          <table:table-cell table:style-name="ce5" table:formula="of:=SUM(  3;  5  )" office:value-type="float" office:value="8" calcext:value-type="float">
            <text:p/>
          </table:table-cell>
          <table:table-cell office:value-type="float" office:value="8" calcext:value-type="float">
            <text:p>8</text:p>
          </table:table-cell>
          <table:table-cell table:style-name="ce6" table:formula="of:=IF(IF(AND(ISERROR([.U39]);ISERROR([.V39]));error.type([.U39])=error.type([.V39]);IF(AND(NOT(ISERROR([.U39]));NOT(ISERROR([.V39])));AND(ISBLANK([.U39])=ISBLANK([.V39]);[.U39]=[.V39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Concat</text:p>
          </table:table-cell>
          <table:table-cell table:style-name="ce5" office:value-type="string" calcext:value-type="string">
            <text:p>="A"&amp;"B"</text:p>
          </table:table-cell>
          <table:table-cell table:formula="of:=&quot;A&quot;&amp;&quot;B&quot;" office:value-type="string" office:string-value="AB" calcext:value-type="string">
            <text:p>AB</text:p>
          </table:table-cell>
          <table:table-cell office:value-type="string" calcext:value-type="string">
            <text:p>AB</text:p>
          </table:table-cell>
          <table:table-cell table:style-name="ce6" table:formula="of:=IF(IF(AND(ISERROR([.C40]);ISERROR([.D40]));error.type([.C40])=error.type([.D40]);IF(AND(NOT(ISERROR([.C40]));NOT(ISERROR([.D40])));AND(ISBLANK([.C40])=ISBLANK([.D40]);[.C40]=[.D40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5+4*(3^2)</text:p>
          </table:table-cell>
          <table:table-cell table:style-name="ce5" table:formula="of:=5+4*(3^2)" office:value-type="float" office:value="41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6" table:formula="of:=IF(IF(AND(ISERROR([.H40]);ISERROR([.I40]));error.type([.H40])=error.type([.I40]);IF(AND(NOT(ISERROR([.H40]));NOT(ISERROR([.I40])));AND(ISBLANK([.H40])=ISBLANK([.I40]);[.H40]=[.I40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40:Q42,Q41:Q43 Q42:Q44:Q43:Q45))</text:p>
          </table:table-cell>
          <table:table-cell/>
          <table:table-cell table:formula="of:=SUM(([.Q40:.Q42];[.Q41:.Q43] [.Q42:.Q44]:[.Q43:.Q45]))" office:value-type="string" office:string-value="" calcext:value-type="error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N40]);ISERROR([.O40]));error.type([.N40])=error.type([.O40]);IF(AND(NOT(ISERROR([.N40]));NOT(ISERROR([.O40])));AND(ISBLANK([.N40])=ISBLANK([.O40]);[.N40]=[.O40])));1;&quot;ERR!&quot;)" office:value-type="string" office:string-value="ERR!" calcext:value-type="string">
            <text:p>ERR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ll reference</text:p>
          </table:table-cell>
          <table:table-cell table:style-name="ce5" office:value-type="string" calcext:value-type="string">
            <text:p>= <text:s/>$V$40</text:p>
          </table:table-cell>
          <table:table-cell table:style-name="ce5" table:formula="of:=[.$V$40]" office:value-type="float" office:value="9" calcext:value-type="float">
            <text:p/>
          </table:table-cell>
          <table:table-cell office:value-type="float" office:value="9" calcext:value-type="float">
            <text:p>9</text:p>
          </table:table-cell>
          <table:table-cell table:style-name="ce6" table:formula="of:=IF(IF(AND(ISERROR([.U40]);ISERROR([.V40]));error.type([.U40])=error.type([.V40]);IF(AND(NOT(ISERROR([.U40]));NOT(ISERROR([.V40])));AND(ISBLANK([.U40])=ISBLANK([.V40]);[.U40]=[.V40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6"/>
          <table:table-cell table:style-name="ce5" office:value-type="string" calcext:value-type="string">
            <text:p>=5+(4*3)^2</text:p>
          </table:table-cell>
          <table:table-cell table:style-name="ce5" table:formula="of:=5+(4*3)^2" office:value-type="float" office:value="149" calcext:value-type="float">
            <text:p/>
          </table:table-cell>
          <table:table-cell office:value-type="float" office:value="149" calcext:value-type="float">
            <text:p>149</text:p>
          </table:table-cell>
          <table:table-cell table:style-name="ce6" table:formula="of:=IF(IF(AND(ISERROR([.H41]);ISERROR([.I41]));error.type([.H41])=error.type([.I41]);IF(AND(NOT(ISERROR([.H41]));NOT(ISERROR([.I41])));AND(ISBLANK([.H41])=ISBLANK([.I41]);[.H41]=[.I41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(Q40:Q42,Q41:Q43) Q42:Q44:Q43:Q45))</text:p>
          </table:table-cell>
          <table:table-cell/>
          <table:table-cell table:formula="of:=SUM((([.Q40:.Q42]~[.Q41:.Q43]) [.Q42:.Q44]:[.Q43:.Q45]))" office:value-type="string" office:string-value="" calcext:value-type="error">
            <text:p/>
          </table:table-cell>
          <table:table-cell office:value-type="float" office:value="10" calcext:value-type="float">
            <text:p>10</text:p>
          </table:table-cell>
          <table:table-cell table:style-name="ce6" table:formula="of:=IF(IF(AND(ISERROR([.N41]);ISERROR([.O41]));error.type([.N41])=error.type([.O41]);IF(AND(NOT(ISERROR([.N41]));NOT(ISERROR([.O41])));AND(ISBLANK([.N41])=ISBLANK([.O41]);[.N41]=[.O41])));1;&quot;ERR!&quot;)" office:value-type="string" office:string-value="ERR!" calcext:value-type="string">
            <text:p>ERR!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section</text:p>
          </table:table-cell>
          <table:table-cell table:style-name="ce5" office:value-type="string" calcext:value-type="string">
            <text:p>=$V$41 <text:s text:c="2"/>$V$41</text:p>
          </table:table-cell>
          <table:table-cell table:style-name="ce5" table:formula="of:=[.$V$41]   [.$V$41]" office:value-type="string" office:string-value="" calcext:value-type="error">
            <text:p/>
          </table:table-cell>
          <table:table-cell office:value-type="float" office:value="10" calcext:value-type="float">
            <text:p>10</text:p>
          </table:table-cell>
          <table:table-cell table:style-name="ce6" table:formula="of:=IF(IF(AND(ISERROR([.U41]);ISERROR([.V41]));error.type([.U41])=error.type([.V41]);IF(AND(NOT(ISERROR([.U41]));NOT(ISERROR([.V41])));AND(ISBLANK([.U41])=ISBLANK([.V41]);[.U41]=[.V41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4">
          <table:table-cell table:style-name="ce3" office:value-type="string" calcext:value-type="string">
            <text:p>1.4 - BINARY COMPARISON OPERATORS</text:p>
          </table:table-cell>
          <table:table-cell table:style-name="ce3" table:number-columns-repeated="4"/>
          <table:table-cell/>
          <table:table-cell table:style-name="ce5" office:value-type="string" calcext:value-type="string">
            <text:p>=(5+4)*3^2</text:p>
          </table:table-cell>
          <table:table-cell table:style-name="ce5" table:formula="of:=(5+4)*3^2" office:value-type="float" office:value="81" calcext:value-type="float">
            <text:p/>
          </table:table-cell>
          <table:table-cell office:value-type="float" office:value="81" calcext:value-type="float">
            <text:p>81</text:p>
          </table:table-cell>
          <table:table-cell table:style-name="ce6" table:formula="of:=IF(IF(AND(ISERROR([.H42]);ISERROR([.I42]));error.type([.H42])=error.type([.I42]);IF(AND(NOT(ISERROR([.H42]));NOT(ISERROR([.I42])));AND(ISBLANK([.H42])=ISBLANK([.I42]);[.H42]=[.I42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40:Q42,(Q41:Q43 Q42):Q43:Q44:Q45))</text:p>
          </table:table-cell>
          <table:table-cell/>
          <table:table-cell table:formula="of:=SUM(([.Q40:.Q42];([.Q41:.Q43] [.Q42]):[.Q43:.Q45]))" office:value-type="string" office:string-value="" calcext:value-type="error">
            <text:p/>
          </table:table-cell>
          <table:table-cell office:value-type="float" office:value="24" calcext:value-type="float">
            <text:p>24</text:p>
          </table:table-cell>
          <table:table-cell table:style-name="ce6" table:formula="of:=IF(IF(AND(ISERROR([.N42]);ISERROR([.O42]));error.type([.N42])=error.type([.O42]);IF(AND(NOT(ISERROR([.N42]));NOT(ISERROR([.O42])));AND(ISBLANK([.N42])=ISBLANK([.O42]);[.N42]=[.O42])));1;&quot;ERR!&quot;)" office:value-type="string" office:string-value="ERR!" calcext:value-type="string">
            <text:p>ERR!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entheses</text:p>
          </table:table-cell>
          <table:table-cell table:style-name="ce5" office:value-type="string" calcext:value-type="string">
            <text:p>= <text:s/>( <text:s/>11 <text:s/>)</text:p>
          </table:table-cell>
          <table:table-cell table:formula="of:=(  11  )" office:value-type="float" office:value="11" calcext:value-type="float">
            <text:p/>
          </table:table-cell>
          <table:table-cell office:value-type="float" office:value="11" calcext:value-type="float">
            <text:p>11</text:p>
          </table:table-cell>
          <table:table-cell table:style-name="ce8" table:formula="of:=IF(IF(AND(ISERROR([.U42]);ISERROR([.V42]));error.type([.U42])=error.type([.V42]);IF(AND(NOT(ISERROR([.U42]));NOT(ISERROR([.V42])));AND(ISBLANK([.U42])=ISBLANK([.V42]);[.U42]=[.V42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Token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5" office:value-type="string" calcext:value-type="string">
            <text:p>=5+(4*3^2)</text:p>
          </table:table-cell>
          <table:table-cell table:style-name="ce5" table:formula="of:=5+(4*3^2)" office:value-type="float" office:value="41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6" table:formula="of:=IF(IF(AND(ISERROR([.H43]);ISERROR([.I43]));error.type([.H43])=error.type([.I43]);IF(AND(NOT(ISERROR([.H43]));NOT(ISERROR([.I43])));AND(ISBLANK([.H43])=ISBLANK([.I43]);[.H43]=[.I43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40:Q42,Q41:Q43 (Q42:Q44:Q43:Q45)))</text:p>
          </table:table-cell>
          <table:table-cell/>
          <table:table-cell table:formula="of:=SUM(([.Q40:.Q42];[.Q41:.Q43] ([.Q42:.Q44]:[.Q43:.Q45])))" office:value-type="string" office:string-value="" calcext:value-type="error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N43]);ISERROR([.O43]));error.type([.N43])=error.type([.O43]);IF(AND(NOT(ISERROR([.N43]));NOT(ISERROR([.O43])));AND(ISBLANK([.N43])=ISBLANK([.O43]);[.N43]=[.O43])));1;&quot;ERR!&quot;)" office:value-type="string" office:string-value="ERR!" calcext:value-type="string">
            <text:p>ERR!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FuncVar(IF)</text:p>
          </table:table-cell>
          <table:table-cell table:style-name="ce5" office:value-type="string" calcext:value-type="string">
            <text:p>= IF( FALSE, 1 ) +1</text:p>
          </table:table-cell>
          <table:table-cell table:formula="of:=IF( 0; 1 ) +1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U43]);ISERROR([.V43]));error.type([.U43])=error.type([.V43]);IF(AND(NOT(ISERROR([.U43]));NOT(ISERROR([.V43])));AND(ISBLANK([.U43])=ISBLANK([.V43]);[.U43]=[.V43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LT</text:p>
          </table:table-cell>
          <table:table-cell table:style-name="ce5" office:value-type="string" calcext:value-type="string">
            <text:p>=3&lt;2</text:p>
          </table:table-cell>
          <table:table-cell table:formula="of:=3&lt;2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C44]);ISERROR([.D44]));error.type([.C44])=error.type([.D44]);IF(AND(NOT(ISERROR([.C44]));NOT(ISERROR([.D44])));AND(ISBLANK([.C44])=ISBLANK([.D44]);[.C44]=[.D44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5+(4*(3^2))</text:p>
          </table:table-cell>
          <table:table-cell table:style-name="ce5" table:formula="of:=5+(4*(3^2))" office:value-type="float" office:value="41" calcext:value-type="float">
            <text:p/>
          </table:table-cell>
          <table:table-cell office:value-type="float" office:value="41" calcext:value-type="float">
            <text:p>41</text:p>
          </table:table-cell>
          <table:table-cell table:style-name="ce6" table:formula="of:=IF(IF(AND(ISERROR([.H44]);ISERROR([.I44]));error.type([.H44])=error.type([.I44]);IF(AND(NOT(ISERROR([.H44]));NOT(ISERROR([.I44])));AND(ISBLANK([.H44])=ISBLANK([.I44]);[.H44]=[.I44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(Q40:Q42,Q41:Q43 Q42:Q44):Q43:Q45))</text:p>
          </table:table-cell>
          <table:table-cell/>
          <table:table-cell table:formula="of:=SUM((([.Q40:.Q42];[.Q41:.Q43] [.Q42:.Q44]):[.Q43:.Q45]))" office:value-type="string" office:string-value="" calcext:value-type="error">
            <text:p/>
          </table:table-cell>
          <table:table-cell office:value-type="float" office:value="21" calcext:value-type="float">
            <text:p>21</text:p>
          </table:table-cell>
          <table:table-cell table:style-name="ce6" table:formula="of:=IF(IF(AND(ISERROR([.N44]);ISERROR([.O44]));error.type([.N44])=error.type([.O44]);IF(AND(NOT(ISERROR([.N44]));NOT(ISERROR([.O44])));AND(ISBLANK([.N44])=ISBLANK([.O44]);[.N44]=[.O44])));1;&quot;ERR!&quot;)" office:value-type="string" office:string-value="ERR!" calcext:value-type="string">
            <text:p>ERR!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FuncVar(IF)</text:p>
          </table:table-cell>
          <table:table-cell table:style-name="ce5" office:value-type="string" calcext:value-type="string">
            <text:p>= IF( TRUE, 1 ) +1</text:p>
          </table:table-cell>
          <table:table-cell table:formula="of:=IF( 1; 1 ) +1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U44]);ISERROR([.V44]));error.type([.U44])=error.type([.V44]);IF(AND(NOT(ISERROR([.U44]));NOT(ISERROR([.V44])));AND(ISBLANK([.U44])=ISBLANK([.V44]);[.U44]=[.V44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LE</text:p>
          </table:table-cell>
          <table:table-cell table:style-name="ce5" office:value-type="string" calcext:value-type="string">
            <text:p>=3&lt;=2</text:p>
          </table:table-cell>
          <table:table-cell table:formula="of:=3&lt;=2" office:value-type="float" office:value="0" calcext:value-type="float">
            <text:p/>
          </table:table-cell>
          <table:table-cell table:formula="of:=FALSE()">
            <text:p/>
          </table:table-cell>
          <table:table-cell table:style-name="ce6" table:formula="of:=IF(IF(AND(ISERROR([.C45]);ISERROR([.D45]));error.type([.C45])=error.type([.D45]);IF(AND(NOT(ISERROR([.C45]));NOT(ISERROR([.D45])));AND(ISBLANK([.C45])=ISBLANK([.D45]);[.C45]=[.D45])));1;&quot;ERR!&quot;)" office:value-type="string" office:string-value="ERR!" calcext:value-type="string">
            <text:p>ERR!</text:p>
          </table:table-cell>
          <table:table-cell/>
          <table:table-cell table:style-name="ce5" office:value-type="string" calcext:value-type="string">
            <text:p>=5+((4*3)^2)</text:p>
          </table:table-cell>
          <table:table-cell table:style-name="ce5" table:formula="of:=5+((4*3)^2)" office:value-type="float" office:value="149" calcext:value-type="float">
            <text:p/>
          </table:table-cell>
          <table:table-cell office:value-type="float" office:value="149" calcext:value-type="float">
            <text:p>149</text:p>
          </table:table-cell>
          <table:table-cell table:style-name="ce6" table:formula="of:=IF(IF(AND(ISERROR([.H45]);ISERROR([.I45]));error.type([.H45])=error.type([.I45]);IF(AND(NOT(ISERROR([.H45]));NOT(ISERROR([.I45])));AND(ISBLANK([.H45])=ISBLANK([.I45]);[.H45]=[.I45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SUM((Q40:Q42,(Q41:Q43 Q42:Q44:Q43:Q45)))</text:p>
          </table:table-cell>
          <table:table-cell/>
          <table:table-cell table:formula="of:=SUM(([.Q40:.Q42];([.Q41:.Q43] [.Q42:.Q44]:[.Q43:.Q45])))" office:value-type="string" office:string-value="" calcext:value-type="error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N45]);ISERROR([.O45]));error.type([.N45])=error.type([.O45]);IF(AND(NOT(ISERROR([.N45]));NOT(ISERROR([.O45])));AND(ISBLANK([.N45])=ISBLANK([.O45]);[.N45]=[.O45])));1;&quot;ERR!&quot;)" office:value-type="string" office:string-value="ERR!" calcext:value-type="string">
            <text:p>ERR!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FuncVar(IF)</text:p>
          </table:table-cell>
          <table:table-cell table:style-name="ce5" office:value-type="string" calcext:value-type="string">
            <text:p>= IF( FALSE, 1, 2 ) +1</text:p>
          </table:table-cell>
          <table:table-cell table:formula="of:=IF( 0; 1; 2 ) +1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45]);ISERROR([.V45]));error.type([.U45])=error.type([.V45]);IF(AND(NOT(ISERROR([.U45]));NOT(ISERROR([.V45])));AND(ISBLANK([.U45])=ISBLANK([.V45]);[.U45]=[.V45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EQ</text:p>
          </table:table-cell>
          <table:table-cell table:style-name="ce5" office:value-type="string" calcext:value-type="string">
            <text:p>=3=2</text:p>
          </table:table-cell>
          <table:table-cell table:formula="of:=3=2" office:value-type="float" office:value="0" calcext:value-type="float">
            <text:p/>
          </table:table-cell>
          <table:table-cell table:formula="of:=FALSE()">
            <text:p/>
          </table:table-cell>
          <table:table-cell table:style-name="ce6" table:formula="of:=IF(IF(AND(ISERROR([.C46]);ISERROR([.D46]));error.type([.C46])=error.type([.D46]);IF(AND(NOT(ISERROR([.C46]));NOT(ISERROR([.D46])));AND(ISBLANK([.C46])=ISBLANK([.D46]);[.C46]=[.D46])));1;&quot;ERR!&quot;)" office:value-type="string" office:string-value="ERR!" calcext:value-type="string">
            <text:p>ERR!</text:p>
          </table:table-cell>
          <table:table-cell/>
          <table:table-cell table:style-name="ce5" office:value-type="string" calcext:value-type="string">
            <text:p>=(5+4*3)^2</text:p>
          </table:table-cell>
          <table:table-cell table:style-name="ce5" table:formula="of:=(5+4*3)^2" office:value-type="float" office:value="289" calcext:value-type="float">
            <text:p/>
          </table:table-cell>
          <table:table-cell office:value-type="float" office:value="289" calcext:value-type="float">
            <text:p>289</text:p>
          </table:table-cell>
          <table:table-cell table:style-name="ce6" table:formula="of:=IF(IF(AND(ISERROR([.H46]);ISERROR([.I46]));error.type([.H46])=error.type([.I46]);IF(AND(NOT(ISERROR([.H46]));NOT(ISERROR([.I46])));AND(ISBLANK([.H46])=ISBLANK([.I46]);[.H46]=[.I46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-Q46 Q46</text:p>
          </table:table-cell>
          <table:table-cell/>
          <table:table-cell table:formula="of:=-[.Q46] [.Q46]" office:value-type="string" office:string-value="" calcext:value-type="error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N46]);ISERROR([.O46]));error.type([.N46])=error.type([.O46]);IF(AND(NOT(ISERROR([.N46]));NOT(ISERROR([.O46])));AND(ISBLANK([.N46])=ISBLANK([.O46]);[.N46]=[.O46])));1;&quot;ERR!&quot;)" office:value-type="string" office:string-value="ERR!" calcext:value-type="string">
            <text:p>ERR!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FuncVar(IF)</text:p>
          </table:table-cell>
          <table:table-cell table:style-name="ce5" office:value-type="string" calcext:value-type="string">
            <text:p>= IF( TRUE, 1, 2 ) +1</text:p>
          </table:table-cell>
          <table:table-cell table:formula="of:=IF( 1; 1; 2 ) +1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U46]);ISERROR([.V46]));error.type([.U46])=error.type([.V46]);IF(AND(NOT(ISERROR([.U46]));NOT(ISERROR([.V46])));AND(ISBLANK([.U46])=ISBLANK([.V46]);[.U46]=[.V46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GE</text:p>
          </table:table-cell>
          <table:table-cell table:style-name="ce5" office:value-type="string" calcext:value-type="string">
            <text:p>=3&gt;=2</text:p>
          </table:table-cell>
          <table:table-cell table:formula="of:=3&gt;=2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47]);ISERROR([.D47]));error.type([.C47])=error.type([.D47]);IF(AND(NOT(ISERROR([.C47]));NOT(ISERROR([.D47])));AND(ISBLANK([.C47])=ISBLANK([.D47]);[.C47]=[.D47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(5+(4*3))^2</text:p>
          </table:table-cell>
          <table:table-cell table:style-name="ce5" table:formula="of:=(5+(4*3))^2" office:value-type="float" office:value="289" calcext:value-type="float">
            <text:p/>
          </table:table-cell>
          <table:table-cell office:value-type="float" office:value="289" calcext:value-type="float">
            <text:p>289</text:p>
          </table:table-cell>
          <table:table-cell table:style-name="ce6" table:formula="of:=IF(IF(AND(ISERROR([.H47]);ISERROR([.I47]));error.type([.H47])=error.type([.I47]);IF(AND(NOT(ISERROR([.H47]));NOT(ISERROR([.I47])));AND(ISBLANK([.H47])=ISBLANK([.I47]);[.H47]=[.I47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-(Q47):Q47</text:p>
          </table:table-cell>
          <table:table-cell/>
          <table:table-cell table:formula="of:=-([.Q47]):[.Q47]" office:value-type="float" office:value="-2" calcext:value-type="float">
            <text:p/>
          </table:table-cell>
          <table:table-cell office:value-type="float" office:value="-2" calcext:value-type="float">
            <text:p>-2</text:p>
          </table:table-cell>
          <table:table-cell table:style-name="ce6" table:formula="of:=IF(IF(AND(ISERROR([.N47]);ISERROR([.O47]));error.type([.N47])=error.type([.O47]);IF(AND(NOT(ISERROR([.N47]));NOT(ISERROR([.O47])));AND(ISBLANK([.N47])=ISBLANK([.O47]);[.N47]=[.O47])));1;&quot;ERR!&quot;)" office:value-type="float" office:value="1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FuncVar(CHOOSE)</text:p>
          </table:table-cell>
          <table:table-cell table:style-name="ce5" office:value-type="string" calcext:value-type="string">
            <text:p>= CHOOSE( 1, 2, 3 ) +1</text:p>
          </table:table-cell>
          <table:table-cell table:formula="of:=CHOOSE( 1; 2; 3 ) +1" office:value-type="float" office:value="3" calcext:value-type="float">
            <text:p/>
          </table:table-cell>
          <table:table-cell office:value-type="float" office:value="3" calcext:value-type="float">
            <text:p>3</text:p>
          </table:table-cell>
          <table:table-cell table:style-name="ce6" table:formula="of:=IF(IF(AND(ISERROR([.U47]);ISERROR([.V47]));error.type([.U47])=error.type([.V47]);IF(AND(NOT(ISERROR([.U47]));NOT(ISERROR([.V47])));AND(ISBLANK([.U47])=ISBLANK([.V47]);[.U47]=[.V47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GT</text:p>
          </table:table-cell>
          <table:table-cell table:style-name="ce5" office:value-type="string" calcext:value-type="string">
            <text:p>=3&gt;2</text:p>
          </table:table-cell>
          <table:table-cell table:formula="of:=3&gt;2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48]);ISERROR([.D48]));error.type([.C48])=error.type([.D48]);IF(AND(NOT(ISERROR([.C48]));NOT(ISERROR([.D48])));AND(ISBLANK([.C48])=ISBLANK([.D48]);[.C48]=[.D48])));1;&quot;ERR!&quot;)" office:value-type="string" office:string-value="ERR!" calcext:value-type="string">
            <text:p>ERR!</text:p>
          </table:table-cell>
          <table:table-cell/>
          <table:table-cell table:style-name="ce5" office:value-type="string" calcext:value-type="string">
            <text:p>=((5+4)*3)^2</text:p>
          </table:table-cell>
          <table:table-cell table:style-name="ce5" table:formula="of:=((5+4)*3)^2" office:value-type="float" office:value="729" calcext:value-type="float">
            <text:p/>
          </table:table-cell>
          <table:table-cell office:value-type="float" office:value="729" calcext:value-type="float">
            <text:p>729</text:p>
          </table:table-cell>
          <table:table-cell table:style-name="ce6" table:formula="of:=IF(IF(AND(ISERROR([.H48]);ISERROR([.I48]));error.type([.H48])=error.type([.I48]);IF(AND(NOT(ISERROR([.H48]));NOT(ISERROR([.I48])));AND(ISBLANK([.H48])=ISBLANK([.I48]);[.H48]=[.I48])));1;&quot;ERR!&quot;)" office:value-type="float" office:value="1" calcext:value-type="float">
            <text:p/>
          </table:table-cell>
          <table:table-cell/>
          <table:table-cell table:style-name="ce5" office:value-type="string" calcext:value-type="string">
            <text:p>=-Q48:(Q48)</text:p>
          </table:table-cell>
          <table:table-cell/>
          <table:table-cell table:formula="of:=-[.Q48]:([.Q48])" office:value-type="float" office:value="-3" calcext:value-type="float">
            <text:p/>
          </table:table-cell>
          <table:table-cell office:value-type="float" office:value="-3" calcext:value-type="float">
            <text:p>-3</text:p>
          </table:table-cell>
          <table:table-cell table:style-name="ce6" table:formula="of:=IF(IF(AND(ISERROR([.N48]);ISERROR([.O48]));error.type([.N48])=error.type([.O48]);IF(AND(NOT(ISERROR([.N48]));NOT(ISERROR([.O48])));AND(ISBLANK([.N48])=ISBLANK([.O48]);[.N48]=[.O48])));1;&quot;ERR!&quot;)" office:value-type="float" office:value="1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FuncVar(CHOOSE)</text:p>
          </table:table-cell>
          <table:table-cell table:style-name="ce5" office:value-type="string" calcext:value-type="string">
            <text:p>= CHOOSE( 2, 2, 3 ) +1</text:p>
          </table:table-cell>
          <table:table-cell table:formula="of:=CHOOSE( 2; 2; 3 ) +1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U48]);ISERROR([.V48]));error.type([.U48])=error.type([.V48]);IF(AND(NOT(ISERROR([.U48]));NOT(ISERROR([.V48])));AND(ISBLANK([.U48])=ISBLANK([.V48]);[.U48]=[.V48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NE</text:p>
          </table:table-cell>
          <table:table-cell table:style-name="ce5" office:value-type="string" calcext:value-type="string">
            <text:p>=3&lt;&gt;2</text:p>
          </table:table-cell>
          <table:table-cell table:formula="of:=3&lt;&gt;2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49]);ISERROR([.D49]));error.type([.C49])=error.type([.D49]);IF(AND(NOT(ISERROR([.C49]));NOT(ISERROR([.D49])));AND(ISBLANK([.C49])=ISBLANK([.D49]);[.C49]=[.D49])));1;&quot;ERR!&quot;)" office:value-type="string" office:string-value="ERR!" calcext:value-type="string">
            <text:p>ERR!</text:p>
          </table:table-cell>
          <table:table-cell/>
          <table:table-cell table:style-name="ce5" office:value-type="string" calcext:value-type="string">
            <text:p>=2^3/4-5</text:p>
          </table:table-cell>
          <table:table-cell table:style-name="ce5" table:formula="of:=2^3/4-5" office:value-type="float" office:value="-3" calcext:value-type="float">
            <text:p/>
          </table:table-cell>
          <table:table-cell office:value-type="float" office:value="-3" calcext:value-type="float">
            <text:p>-3</text:p>
          </table:table-cell>
          <table:table-cell table:style-name="ce6" table:formula="of:=IF(IF(AND(ISERROR([.H49]);ISERROR([.I49]));error.type([.H49])=error.type([.I49]);IF(AND(NOT(ISERROR([.H49]));NOT(ISERROR([.I49])));AND(ISBLANK([.H49])=ISBLANK([.I49]);[.H49]=[.I49])));1;&quot;ERR!&quot;)" office:value-type="float" office:value="1" calcext:value-type="float">
            <text:p/>
          </table:table-cell>
          <table:table-cell table:number-columns-repeated="8"/>
          <table:table-cell office:value-type="string" calcext:value-type="string">
            <text:p>tFuncVar(CHOOSE)</text:p>
          </table:table-cell>
          <table:table-cell table:style-name="ce5" office:value-type="string" calcext:value-type="string">
            <text:p>= CHOOSE( 3, 2, 3 ) +1</text:p>
          </table:table-cell>
          <table:table-cell table:formula="of:=CHOOSE( 3; 2; 3 ) +1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U49]);ISERROR([.V49]));1;IF(AND(NOT(ISERROR([.U49]));NOT(ISERROR([.V49])));AND(ISBLANK([.U49])=ISBLANK([.V49]);[.U49]=[.V49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6"/>
          <table:table-cell table:style-name="ce5" office:value-type="string" calcext:value-type="string">
            <text:p>=5-3/4^2</text:p>
          </table:table-cell>
          <table:table-cell table:style-name="ce5" table:formula="of:=5-3/4^2" office:value-type="float" office:value="4.8125" calcext:value-type="float">
            <text:p/>
          </table:table-cell>
          <table:table-cell office:value-type="float" office:value="4.8125" calcext:value-type="float">
            <text:p>4.8125</text:p>
          </table:table-cell>
          <table:table-cell table:style-name="ce6" table:formula="of:=IF(IF(AND(ISERROR([.H50]);ISERROR([.I50]));error.type([.H50])=error.type([.I50]);IF(AND(NOT(ISERROR([.H50]));NOT(ISERROR([.I50])));AND(ISBLANK([.H50])=ISBLANK([.I50]);[.H50]=[.I50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2+3&amp;7</text:p>
          </table:table-cell>
          <table:table-cell table:style-name="ce5" table:formula="of:=2+3&amp;7" office:value-type="string" office:string-value="57" calcext:value-type="string">
            <text:p>57</text:p>
          </table:table-cell>
          <table:table-cell office:value-type="string" calcext:value-type="string">
            <text:p>57</text:p>
          </table:table-cell>
          <table:table-cell table:style-name="ce6" table:formula="of:=IF(IF(AND(ISERROR([.H51]);ISERROR([.I51]));error.type([.H51])=error.type([.I51]);IF(AND(NOT(ISERROR([.H51]));NOT(ISERROR([.I51])));AND(ISBLANK([.H51])=ISBLANK([.I51]);[.H51]=[.I51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2+(3&amp;7)</text:p>
          </table:table-cell>
          <table:table-cell table:style-name="ce5" table:formula="of:=2+(3&amp;7)" office:value-type="float" office:value="39" calcext:value-type="float">
            <text:p/>
          </table:table-cell>
          <table:table-cell office:value-type="float" office:value="39" calcext:value-type="float">
            <text:p>39</text:p>
          </table:table-cell>
          <table:table-cell table:style-name="ce6" table:formula="of:=IF(IF(AND(ISERROR([.H52]);ISERROR([.I52]));error.type([.H52])=error.type([.I52]);IF(AND(NOT(ISERROR([.H52]));NOT(ISERROR([.I52])));AND(ISBLANK([.H52])=ISBLANK([.I52]);[.H52]=[.I52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(2+3)&amp;7</text:p>
          </table:table-cell>
          <table:table-cell table:style-name="ce5" table:formula="of:=(2+3)&amp;7" office:value-type="string" office:string-value="57" calcext:value-type="string">
            <text:p>57</text:p>
          </table:table-cell>
          <table:table-cell office:value-type="string" calcext:value-type="string">
            <text:p>57</text:p>
          </table:table-cell>
          <table:table-cell table:style-name="ce6" table:formula="of:=IF(IF(AND(ISERROR([.H53]);ISERROR([.I53]));error.type([.H53])=error.type([.I53]);IF(AND(NOT(ISERROR([.H53]));NOT(ISERROR([.I53])));AND(ISBLANK([.H53])=ISBLANK([.I53]);[.H53]=[.I53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2+3=7</text:p>
          </table:table-cell>
          <table:table-cell table:style-name="ce5" table:formula="of:=2+3=7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H54]);ISERROR([.I54]));error.type([.H54])=error.type([.I54]);IF(AND(NOT(ISERROR([.H54]));NOT(ISERROR([.I54])));AND(ISBLANK([.H54])=ISBLANK([.I54]);[.H54]=[.I54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2+(3=7)</text:p>
          </table:table-cell>
          <table:table-cell table:style-name="ce5" table:formula="of:=2+(3=7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H55]);ISERROR([.I55]));error.type([.H55])=error.type([.I55]);IF(AND(NOT(ISERROR([.H55]));NOT(ISERROR([.I55])));AND(ISBLANK([.H55])=ISBLANK([.I55]);[.H55]=[.I55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(2+3)=7</text:p>
          </table:table-cell>
          <table:table-cell table:style-name="ce5" table:formula="of:=(2+3)=7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H56]);ISERROR([.I56]));error.type([.H56])=error.type([.I56]);IF(AND(NOT(ISERROR([.H56]));NOT(ISERROR([.I56])));AND(ISBLANK([.H56])=ISBLANK([.I56]);[.H56]=[.I56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)+2</text:p>
          </table:table-cell>
          <table:table-cell table:style-name="ce5" table:formula="of:=-(3)+2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H57]);ISERROR([.I57]));error.type([.H57])=error.type([.I57]);IF(AND(NOT(ISERROR([.H57]));NOT(ISERROR([.I57])));AND(ISBLANK([.H57])=ISBLANK([.I57]);[.H57]=[.I57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+2)</text:p>
          </table:table-cell>
          <table:table-cell table:style-name="ce5" table:formula="of:=-(3+2)" office:value-type="float" office:value="-5" calcext:value-type="float">
            <text:p/>
          </table:table-cell>
          <table:table-cell office:value-type="float" office:value="-5" calcext:value-type="float">
            <text:p>-5</text:p>
          </table:table-cell>
          <table:table-cell table:style-name="ce6" table:formula="of:=IF(IF(AND(ISERROR([.H58]);ISERROR([.I58]));error.type([.H58])=error.type([.I58]);IF(AND(NOT(ISERROR([.H58]));NOT(ISERROR([.I58])));AND(ISBLANK([.H58])=ISBLANK([.I58]);[.H58]=[.I58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)+-(2)</text:p>
          </table:table-cell>
          <table:table-cell table:style-name="ce5" table:formula="of:=-(3)+-(2)" office:value-type="float" office:value="-5" calcext:value-type="float">
            <text:p/>
          </table:table-cell>
          <table:table-cell office:value-type="float" office:value="-5" calcext:value-type="float">
            <text:p>-5</text:p>
          </table:table-cell>
          <table:table-cell table:style-name="ce6" table:formula="of:=IF(IF(AND(ISERROR([.H59]);ISERROR([.I59]));error.type([.H59])=error.type([.I59]);IF(AND(NOT(ISERROR([.H59]));NOT(ISERROR([.I59])));AND(ISBLANK([.H59])=ISBLANK([.I59]);[.H59]=[.I59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)*2</text:p>
          </table:table-cell>
          <table:table-cell table:style-name="ce5" table:formula="of:=-(3)*2" office:value-type="float" office:value="-6" calcext:value-type="float">
            <text:p/>
          </table:table-cell>
          <table:table-cell office:value-type="float" office:value="-6" calcext:value-type="float">
            <text:p>-6</text:p>
          </table:table-cell>
          <table:table-cell table:style-name="ce6" table:formula="of:=IF(IF(AND(ISERROR([.H60]);ISERROR([.I60]));error.type([.H60])=error.type([.I60]);IF(AND(NOT(ISERROR([.H60]));NOT(ISERROR([.I60])));AND(ISBLANK([.H60])=ISBLANK([.I60]);[.H60]=[.I60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*2)</text:p>
          </table:table-cell>
          <table:table-cell table:style-name="ce5" table:formula="of:=-(3*2)" office:value-type="float" office:value="-6" calcext:value-type="float">
            <text:p/>
          </table:table-cell>
          <table:table-cell office:value-type="float" office:value="-6" calcext:value-type="float">
            <text:p>-6</text:p>
          </table:table-cell>
          <table:table-cell table:style-name="ce6" table:formula="of:=IF(IF(AND(ISERROR([.H61]);ISERROR([.I61]));error.type([.H61])=error.type([.I61]);IF(AND(NOT(ISERROR([.H61]));NOT(ISERROR([.I61])));AND(ISBLANK([.H61])=ISBLANK([.I61]);[.H61]=[.I61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)*-(2)</text:p>
          </table:table-cell>
          <table:table-cell table:style-name="ce5" table:formula="of:=-(3)*-(2)" office:value-type="float" office:value="6" calcext:value-type="float">
            <text:p/>
          </table:table-cell>
          <table:table-cell office:value-type="float" office:value="6" calcext:value-type="float">
            <text:p>6</text:p>
          </table:table-cell>
          <table:table-cell table:style-name="ce6" table:formula="of:=IF(IF(AND(ISERROR([.H62]);ISERROR([.I62]));error.type([.H62])=error.type([.I62]);IF(AND(NOT(ISERROR([.H62]));NOT(ISERROR([.I62])));AND(ISBLANK([.H62])=ISBLANK([.I62]);[.H62]=[.I62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)^2</text:p>
          </table:table-cell>
          <table:table-cell table:style-name="ce5" table:formula="of:=-(3)^2" office:value-type="float" office:value="9" calcext:value-type="float">
            <text:p/>
          </table:table-cell>
          <table:table-cell office:value-type="float" office:value="9" calcext:value-type="float">
            <text:p>9</text:p>
          </table:table-cell>
          <table:table-cell table:style-name="ce6" table:formula="of:=IF(IF(AND(ISERROR([.H63]);ISERROR([.I63]));error.type([.H63])=error.type([.I63]);IF(AND(NOT(ISERROR([.H63]));NOT(ISERROR([.I63])));AND(ISBLANK([.H63])=ISBLANK([.I63]);[.H63]=[.I63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3^2)</text:p>
          </table:table-cell>
          <table:table-cell table:style-name="ce5" table:formula="of:=-(3^2)" office:value-type="float" office:value="-9" calcext:value-type="float">
            <text:p/>
          </table:table-cell>
          <table:table-cell office:value-type="float" office:value="-9" calcext:value-type="float">
            <text:p>-9</text:p>
          </table:table-cell>
          <table:table-cell table:style-name="ce6" table:formula="of:=IF(IF(AND(ISERROR([.H64]);ISERROR([.I64]));error.type([.H64])=error.type([.I64]);IF(AND(NOT(ISERROR([.H64]));NOT(ISERROR([.I64])));AND(ISBLANK([.H64])=ISBLANK([.I64]);[.H64]=[.I64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(2)^-(2)</text:p>
          </table:table-cell>
          <table:table-cell table:style-name="ce5" table:formula="of:=-(2)^-(2)" office:value-type="float" office:value="0.25" calcext:value-type="float">
            <text:p/>
          </table:table-cell>
          <table:table-cell office:value-type="float" office:value="0.25" calcext:value-type="float">
            <text:p>0.25</text:p>
          </table:table-cell>
          <table:table-cell table:style-name="ce6" table:formula="of:=IF(IF(AND(ISERROR([.H65]);ISERROR([.I65]));error.type([.H65])=error.type([.I65]);IF(AND(NOT(ISERROR([.H65]));NOT(ISERROR([.I65])));AND(ISBLANK([.H65])=ISBLANK([.I65]);[.H65]=[.I65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" office:value-type="string" calcext:value-type="string">
            <text:p>=50%^200%</text:p>
          </table:table-cell>
          <table:table-cell table:style-name="ce7" table:formula="of:=0.5^2" office:value-type="percentage" office:value="0.25" calcext:value-type="percentage">
            <text:p/>
          </table:table-cell>
          <table:table-cell table:style-name="ce7" office:value-type="percentage" office:value="0.25" calcext:value-type="percentage">
            <text:p>0.25</text:p>
          </table:table-cell>
          <table:table-cell table:style-name="ce6" table:formula="of:=IF(IF(AND(ISERROR([.H66]);ISERROR([.I66]));error.type([.H66])=error.type([.I66]);IF(AND(NOT(ISERROR([.H66]));NOT(ISERROR([.I66])));AND(ISBLANK([.H66])=ISBLANK([.I66]);[.H66]=[.I66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" office:value-type="string" calcext:value-type="string">
            <text:p>=-(50)%^-(200)%</text:p>
          </table:table-cell>
          <table:table-cell table:formula="of:=-(50)%^-(200)%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H67]);ISERROR([.I67]));error.type([.H67])=error.type([.I67]);IF(AND(NOT(ISERROR([.H67]));NOT(ISERROR([.I67])));AND(ISBLANK([.H67])=ISBLANK([.I67]);[.H67]=[.I67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7" office:value-type="string" calcext:value-type="string">
            <text:p>=--50%^--200%</text:p>
          </table:table-cell>
          <table:table-cell table:style-name="ce7" table:formula="of:=--0.5^--2" office:value-type="percentage" office:value="0.25" calcext:value-type="percentage">
            <text:p/>
          </table:table-cell>
          <table:table-cell table:style-name="ce7" office:value-type="percentage" office:value="0.25" calcext:value-type="percentage">
            <text:p>0.25</text:p>
          </table:table-cell>
          <table:table-cell table:style-name="ce6" table:formula="of:=IF(IF(AND(ISERROR([.H68]);ISERROR([.I68]));error.type([.H68])=error.type([.I68]);IF(AND(NOT(ISERROR([.H68]));NOT(ISERROR([.I68])));AND(ISBLANK([.H68])=ISBLANK([.I68]);[.H68]=[.I68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--(10000)%%%</text:p>
          </table:table-cell>
          <table:table-cell table:formula="of:=---(10000)%%%" office:value-type="float" office:value="-0.01" calcext:value-type="float">
            <text:p/>
          </table:table-cell>
          <table:table-cell office:value-type="float" office:value="-0.01" calcext:value-type="float">
            <text:p>-0.01</text:p>
          </table:table-cell>
          <table:table-cell table:style-name="ce6" table:formula="of:=IF(IF(AND(ISERROR([.H69]);ISERROR([.I69]));error.type([.H69])=error.type([.I69]);IF(AND(NOT(ISERROR([.H69]));NOT(ISERROR([.I69])));AND(ISBLANK([.H69])=ISBLANK([.I69]);[.H69]=[.I69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=-+-+-+(1)</text:p>
          </table:table-cell>
          <table:table-cell table:formula="of:=-+-+-+(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H70]);ISERROR([.I70]));error.type([.H70])=error.type([.I70]);IF(AND(NOT(ISERROR([.H70]));NOT(ISERROR([.I70])));AND(ISBLANK([.H70])=ISBLANK([.I70]);[.H70]=[.I70])));1;&quot;ERR!&quot;)" office:value-type="float" office:value="1" calcext:value-type="float">
            <text:p/>
          </table:table-cell>
          <table:table-cell table:number-columns-repeated="101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" table:style-name="ta2">
        <table:table-column table:style-name="co8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2" table:default-cell-style-name="Default"/>
        <table:table-column table:style-name="co7" table:number-columns-repeated="1001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22"/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2 - TABLE REFERENCES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Head1</text:p>
          </table:table-cell>
          <table:table-cell office:value-type="string" calcext:value-type="string">
            <text:p>Head'2</text:p>
          </table:table-cell>
          <table:table-cell office:value-type="string" calcext:value-type="string">
            <text:p>#Head3</text:p>
          </table:table-cell>
          <table:table-cell office:value-type="string" calcext:value-type="string">
            <text:p>Calced</text:p>
          </table:table-cell>
          <table:table-cell/>
          <table:table-cell table:style-name="ce3" office:value-type="string" calcext:value-type="string">
            <text:p>2.1 - COLUMN REFERENCES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2.5 - SPECIAL RANGES</text:p>
          </table:table-cell>
          <table:table-cell table:style-name="ce3" table:number-columns-repeated="12"/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table[Head1]</text:p>
          </table:table-cell>
          <table:table-cell table:formula="of:=table[head1]" office:value-type="string" office:string-value="" calcext:value-type="error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G7]);ISERROR([.H7]));error.type([.G7])=error.type([.H7]);IF(AND(NOT(ISERROR([.G7]));NOT(ISERROR([.H7])));AND(ISBLANK([.G7])=ISBLANK([.H7]);[.G7]=[.H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ble</text:p>
          </table:table-cell>
          <table:table-cell table:style-name="ce12" table:formula="of:=ROW(table)" office:value-type="float" office:value="6" calcext:value-type="float">
            <text:p/>
          </table:table-cell>
          <table:table-cell table:style-name="ce15" table:formula="of:=COLUMN(table)" office:value-type="float" office:value="1" calcext:value-type="float">
            <text:p/>
          </table:table-cell>
          <table:table-cell table:style-name="ce15" table:formula="of:=ROWS(table)" office:value-type="float" office:value="12" calcext:value-type="float">
            <text:p/>
          </table:table-cell>
          <table:table-cell table:style-name="ce17" table:formula="of:=COLUMNS(table)" office:value-type="float" office:value="4" calcext:value-type="float"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formula="of:=IF(IF(AND(ISERROR([.L7]);ISERROR([.P7]));error.type([.L7])=error.type([.P7]);IF(AND(NOT(ISERROR([.L7]));NOT(ISERROR([.P7])));AND(ISBLANK([.L7])=ISBLANK([.P7]);[.L7]=[.P7])));1;&quot;ERR!&quot;)" office:value-type="float" office:value="1" calcext:value-type="float">
            <text:p/>
          </table:table-cell>
          <table:table-cell table:style-name="ce24" table:formula="of:=IF(IF(AND(ISERROR([.M7]);ISERROR([.Q7]));error.type([.M7])=error.type([.Q7]);IF(AND(NOT(ISERROR([.M7]));NOT(ISERROR([.Q7])));AND(ISBLANK([.M7])=ISBLANK([.Q7]);[.M7]=[.Q7])));1;&quot;ERR!&quot;)" office:value-type="float" office:value="1" calcext:value-type="float">
            <text:p/>
          </table:table-cell>
          <table:table-cell table:style-name="ce24" table:formula="of:=IF(IF(AND(ISERROR([.N7]);ISERROR([.R7]));error.type([.N7])=error.type([.R7]);IF(AND(NOT(ISERROR([.N7]));NOT(ISERROR([.R7])));AND(ISBLANK([.N7])=ISBLANK([.R7]);[.N7]=[.R7])));1;&quot;ERR!&quot;)" office:value-type="float" office:value="1" calcext:value-type="float">
            <text:p/>
          </table:table-cell>
          <table:table-cell table:style-name="ce26" table:formula="of:=IF(IF(AND(ISERROR([.O7]);ISERROR([.S7]));error.type([.O7])=error.type([.S7]);IF(AND(NOT(ISERROR([.O7]));NOT(ISERROR([.S7])));AND(ISBLANK([.O7])=ISBLANK([.S7]);[.O7]=[.S7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SUM(table[Head''2])</text:p>
          </table:table-cell>
          <table:table-cell table:style-name="ce5" table:formula="of:=SUM(table[head''2])" office:value-type="string" office:string-value="" calcext:value-type="error">
            <text:p/>
          </table:table-cell>
          <table:table-cell office:value-type="float" office:value="90" calcext:value-type="float">
            <text:p>90</text:p>
          </table:table-cell>
          <table:table-cell table:style-name="ce6" table:formula="of:=IF(IF(AND(ISERROR([.G8]);ISERROR([.H8]));error.type([.G8])=error.type([.H8]);IF(AND(NOT(ISERROR([.G8]));NOT(ISERROR([.H8])));AND(ISBLANK([.G8])=ISBLANK([.H8]);[.G8]=[.H8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[#Headers]</text:p>
          </table:table-cell>
          <table:table-cell table:style-name="ce13" table:formula="of:=ROW(table[#headers])" office:value-type="string" office:string-value="" calcext:value-type="error">
            <text:p/>
          </table:table-cell>
          <table:table-cell table:style-name="ce9" table:formula="of:=COLUMN(table[#headers])" office:value-type="string" office:string-value="" calcext:value-type="error">
            <text:p/>
          </table:table-cell>
          <table:table-cell table:style-name="ce9" table:formula="of:=ROWS(table[#headers])" office:value-type="string" office:string-value="" calcext:value-type="error">
            <text:p/>
          </table:table-cell>
          <table:table-cell table:style-name="ce18" table:formula="of:=COLUMNS(table[#headers])" office:value-type="string" office:string-value="" calcext:value-type="error">
            <text:p/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IF(IF(AND(ISERROR([.L8]);ISERROR([.P8]));error.type([.L8])=error.type([.P8]);IF(AND(NOT(ISERROR([.L8]));NOT(ISERROR([.P8])));AND(ISBLANK([.L8])=ISBLANK([.P8]);[.L8]=[.P8])));1;&quot;ERR!&quot;)" office:value-type="string" office:string-value="ERR!" calcext:value-type="string">
            <text:p>ERR!</text:p>
          </table:table-cell>
          <table:table-cell table:style-name="ce23" table:formula="of:=IF(IF(AND(ISERROR([.M8]);ISERROR([.Q8]));error.type([.M8])=error.type([.Q8]);IF(AND(NOT(ISERROR([.M8]));NOT(ISERROR([.Q8])));AND(ISBLANK([.M8])=ISBLANK([.Q8]);[.M8]=[.Q8])));1;&quot;ERR!&quot;)" office:value-type="string" office:string-value="ERR!" calcext:value-type="string">
            <text:p>ERR!</text:p>
          </table:table-cell>
          <table:table-cell table:style-name="ce23" table:formula="of:=IF(IF(AND(ISERROR([.N8]);ISERROR([.R8]));error.type([.N8])=error.type([.R8]);IF(AND(NOT(ISERROR([.N8]));NOT(ISERROR([.R8])));AND(ISBLANK([.N8])=ISBLANK([.R8]);[.N8]=[.R8])));1;&quot;ERR!&quot;)" office:value-type="string" office:string-value="ERR!" calcext:value-type="string">
            <text:p>ERR!</text:p>
          </table:table-cell>
          <table:table-cell table:style-name="ce27" table:formula="of:=IF(IF(AND(ISERROR([.O8]);ISERROR([.S8]));error.type([.O8])=error.type([.S8]);IF(AND(NOT(ISERROR([.O8]));NOT(ISERROR([.S8])));AND(ISBLANK([.O8])=ISBLANK([.S8]);[.O8]=[.S8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SUM(table[['#Head3]:[Calced]])</text:p>
          </table:table-cell>
          <table:table-cell table:style-name="ce5" table:formula="of:=SUM(table[['#head3]:[calced]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9]);ISERROR([.H9]));error.type([.G9])=error.type([.H9]);IF(AND(NOT(ISERROR([.G9]));NOT(ISERROR([.H9])));AND(ISBLANK([.G9])=ISBLANK([.H9]);[.G9]=[.H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ble[#Data]</text:p>
          </table:table-cell>
          <table:table-cell table:style-name="ce13" table:formula="of:=ROW(table[#data])" office:value-type="string" office:string-value="" calcext:value-type="error">
            <text:p/>
          </table:table-cell>
          <table:table-cell table:style-name="ce9" table:formula="of:=COLUMN(table[#data])" office:value-type="string" office:string-value="" calcext:value-type="error">
            <text:p/>
          </table:table-cell>
          <table:table-cell table:style-name="ce9" table:formula="of:=ROWS(table[#data])" office:value-type="string" office:string-value="" calcext:value-type="error">
            <text:p/>
          </table:table-cell>
          <table:table-cell table:style-name="ce18" table:formula="of:=COLUMNS(table[#data])" office:value-type="string" office:string-value="" calcext:value-type="error">
            <text:p/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IF(IF(AND(ISERROR([.L9]);ISERROR([.P9]));error.type([.L9])=error.type([.P9]);IF(AND(NOT(ISERROR([.L9]));NOT(ISERROR([.P9])));AND(ISBLANK([.L9])=ISBLANK([.P9]);[.L9]=[.P9])));1;&quot;ERR!&quot;)" office:value-type="string" office:string-value="ERR!" calcext:value-type="string">
            <text:p>ERR!</text:p>
          </table:table-cell>
          <table:table-cell table:style-name="ce23" table:formula="of:=IF(IF(AND(ISERROR([.M9]);ISERROR([.Q9]));error.type([.M9])=error.type([.Q9]);IF(AND(NOT(ISERROR([.M9]));NOT(ISERROR([.Q9])));AND(ISBLANK([.M9])=ISBLANK([.Q9]);[.M9]=[.Q9])));1;&quot;ERR!&quot;)" office:value-type="string" office:string-value="ERR!" calcext:value-type="string">
            <text:p>ERR!</text:p>
          </table:table-cell>
          <table:table-cell table:style-name="ce23" table:formula="of:=IF(IF(AND(ISERROR([.N9]);ISERROR([.R9]));error.type([.N9])=error.type([.R9]);IF(AND(NOT(ISERROR([.N9]));NOT(ISERROR([.R9])));AND(ISBLANK([.N9])=ISBLANK([.R9]);[.N9]=[.R9])));1;&quot;ERR!&quot;)" office:value-type="string" office:string-value="ERR!" calcext:value-type="string">
            <text:p>ERR!</text:p>
          </table:table-cell>
          <table:table-cell table:style-name="ce27" table:formula="of:=IF(IF(AND(ISERROR([.O9]);ISERROR([.S9]));error.type([.O9])=error.type([.S9]);IF(AND(NOT(ISERROR([.O9]));NOT(ISERROR([.S9])));AND(ISBLANK([.O9])=ISBLANK([.S9]);[.O9]=[.S9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5" table:number-columns-repeated="2"/>
          <table:table-cell/>
          <table:table-cell table:style-name="ce6"/>
          <table:table-cell/>
          <table:table-cell office:value-type="string" calcext:value-type="string">
            <text:p>table[#Totals]</text:p>
          </table:table-cell>
          <table:table-cell table:style-name="ce13" table:formula="of:=ROW(table[#totals])" office:value-type="string" office:string-value="" calcext:value-type="error">
            <text:p/>
          </table:table-cell>
          <table:table-cell table:style-name="ce9" table:formula="of:=COLUMN(table[#totals])" office:value-type="string" office:string-value="" calcext:value-type="error">
            <text:p/>
          </table:table-cell>
          <table:table-cell table:style-name="ce9" table:formula="of:=ROWS(table[#totals])" office:value-type="string" office:string-value="" calcext:value-type="error">
            <text:p/>
          </table:table-cell>
          <table:table-cell table:style-name="ce18" table:formula="of:=COLUMNS(table[#totals])" office:value-type="string" office:string-value="" calcext:value-type="error">
            <text:p/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IF(IF(AND(ISERROR([.L10]);ISERROR([.P10]));error.type([.L10])=error.type([.P10]);IF(AND(NOT(ISERROR([.L10]));NOT(ISERROR([.P10])));AND(ISBLANK([.L10])=ISBLANK([.P10]);[.L10]=[.P10])));1;&quot;ERR!&quot;)" office:value-type="string" office:string-value="ERR!" calcext:value-type="string">
            <text:p>ERR!</text:p>
          </table:table-cell>
          <table:table-cell table:style-name="ce23" table:formula="of:=IF(IF(AND(ISERROR([.M10]);ISERROR([.Q10]));error.type([.M10])=error.type([.Q10]);IF(AND(NOT(ISERROR([.M10]));NOT(ISERROR([.Q10])));AND(ISBLANK([.M10])=ISBLANK([.Q10]);[.M10]=[.Q10])));1;&quot;ERR!&quot;)" office:value-type="string" office:string-value="ERR!" calcext:value-type="string">
            <text:p>ERR!</text:p>
          </table:table-cell>
          <table:table-cell table:style-name="ce23" table:formula="of:=IF(IF(AND(ISERROR([.N10]);ISERROR([.R10]));error.type([.N10])=error.type([.R10]);IF(AND(NOT(ISERROR([.N10]));NOT(ISERROR([.R10])));AND(ISBLANK([.N10])=ISBLANK([.R10]);[.N10]=[.R10])));1;&quot;ERR!&quot;)" office:value-type="string" office:string-value="ERR!" calcext:value-type="string">
            <text:p>ERR!</text:p>
          </table:table-cell>
          <table:table-cell table:style-name="ce27" table:formula="of:=IF(IF(AND(ISERROR([.O10]);ISERROR([.S10]));error.type([.O10])=error.type([.S10]);IF(AND(NOT(ISERROR([.O10]));NOT(ISERROR([.S10])));AND(ISBLANK([.O10])=ISBLANK([.S10]);[.O10]=[.S10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3" office:value-type="string" calcext:value-type="string">
            <text:p>2.2 - THIS-ROW REFERENCES</text:p>
          </table:table-cell>
          <table:table-cell table:style-name="ce3" table:number-columns-repeated="3"/>
          <table:table-cell/>
          <table:table-cell office:value-type="string" calcext:value-type="string">
            <text:p>table[#All]</text:p>
          </table:table-cell>
          <table:table-cell table:style-name="ce13" table:formula="of:=ROW(table[#all])" office:value-type="string" office:string-value="" calcext:value-type="error">
            <text:p/>
          </table:table-cell>
          <table:table-cell table:style-name="ce9" table:formula="of:=COLUMN(table[#all])" office:value-type="string" office:string-value="" calcext:value-type="error">
            <text:p/>
          </table:table-cell>
          <table:table-cell table:style-name="ce9" table:formula="of:=ROWS(table[#all])" office:value-type="string" office:string-value="" calcext:value-type="error">
            <text:p/>
          </table:table-cell>
          <table:table-cell table:style-name="ce18" table:formula="of:=COLUMNS(table[#all])" office:value-type="string" office:string-value="" calcext:value-type="error">
            <text:p/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IF(IF(AND(ISERROR([.L11]);ISERROR([.P11]));error.type([.L11])=error.type([.P11]);IF(AND(NOT(ISERROR([.L11]));NOT(ISERROR([.P11])));AND(ISBLANK([.L11])=ISBLANK([.P11]);[.L11]=[.P11])));1;&quot;ERR!&quot;)" office:value-type="string" office:string-value="ERR!" calcext:value-type="string">
            <text:p>ERR!</text:p>
          </table:table-cell>
          <table:table-cell table:style-name="ce23" table:formula="of:=IF(IF(AND(ISERROR([.M11]);ISERROR([.Q11]));error.type([.M11])=error.type([.Q11]);IF(AND(NOT(ISERROR([.M11]));NOT(ISERROR([.Q11])));AND(ISBLANK([.M11])=ISBLANK([.Q11]);[.M11]=[.Q11])));1;&quot;ERR!&quot;)" office:value-type="string" office:string-value="ERR!" calcext:value-type="string">
            <text:p>ERR!</text:p>
          </table:table-cell>
          <table:table-cell table:style-name="ce23" table:formula="of:=IF(IF(AND(ISERROR([.N11]);ISERROR([.R11]));error.type([.N11])=error.type([.R11]);IF(AND(NOT(ISERROR([.N11]));NOT(ISERROR([.R11])));AND(ISBLANK([.N11])=ISBLANK([.R11]);[.N11]=[.R11])));1;&quot;ERR!&quot;)" office:value-type="string" office:string-value="ERR!" calcext:value-type="string">
            <text:p>ERR!</text:p>
          </table:table-cell>
          <table:table-cell table:style-name="ce27" table:formula="of:=IF(IF(AND(ISERROR([.O11]);ISERROR([.S11]));error.type([.O11])=error.type([.S11]);IF(AND(NOT(ISERROR([.O11]));NOT(ISERROR([.S11])));AND(ISBLANK([.O11])=ISBLANK([.S11]);[.O11]=[.S11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table[[#Headers];[#Data]]</text:p>
          </table:table-cell>
          <table:table-cell table:style-name="ce13" table:formula="of:=ROW(table[[#headers];[#data]])" office:value-type="string" office:string-value="" calcext:value-type="error">
            <text:p/>
          </table:table-cell>
          <table:table-cell table:style-name="ce9" table:formula="of:=COLUMN(table[[#headers];[#data]])" office:value-type="string" office:string-value="" calcext:value-type="error">
            <text:p/>
          </table:table-cell>
          <table:table-cell table:style-name="ce9" table:formula="of:=ROWS(table[[#headers];[#data]])" office:value-type="string" office:string-value="" calcext:value-type="error">
            <text:p/>
          </table:table-cell>
          <table:table-cell table:style-name="ce18" table:formula="of:=COLUMNS(table[[#headers];[#data]])" office:value-type="string" office:string-value="" calcext:value-type="error">
            <text:p/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IF(IF(AND(ISERROR([.L12]);ISERROR([.P12]));error.type([.L12])=error.type([.P12]);IF(AND(NOT(ISERROR([.L12]));NOT(ISERROR([.P12])));AND(ISBLANK([.L12])=ISBLANK([.P12]);[.L12]=[.P12])));1;&quot;ERR!&quot;)" office:value-type="string" office:string-value="ERR!" calcext:value-type="string">
            <text:p>ERR!</text:p>
          </table:table-cell>
          <table:table-cell table:style-name="ce23" table:formula="of:=IF(IF(AND(ISERROR([.M12]);ISERROR([.Q12]));error.type([.M12])=error.type([.Q12]);IF(AND(NOT(ISERROR([.M12]));NOT(ISERROR([.Q12])));AND(ISBLANK([.M12])=ISBLANK([.Q12]);[.M12]=[.Q12])));1;&quot;ERR!&quot;)" office:value-type="string" office:string-value="ERR!" calcext:value-type="string">
            <text:p>ERR!</text:p>
          </table:table-cell>
          <table:table-cell table:style-name="ce23" table:formula="of:=IF(IF(AND(ISERROR([.N12]);ISERROR([.R12]));error.type([.N12])=error.type([.R12]);IF(AND(NOT(ISERROR([.N12]));NOT(ISERROR([.R12])));AND(ISBLANK([.N12])=ISBLANK([.R12]);[.N12]=[.R12])));1;&quot;ERR!&quot;)" office:value-type="string" office:string-value="ERR!" calcext:value-type="string">
            <text:p>ERR!</text:p>
          </table:table-cell>
          <table:table-cell table:style-name="ce27" table:formula="of:=IF(IF(AND(ISERROR([.O12]);ISERROR([.S12]));error.type([.O12])=error.type([.S12]);IF(AND(NOT(ISERROR([.O12]));NOT(ISERROR([.S12])));AND(ISBLANK([.O12])=ISBLANK([.S12]);[.O12]=[.S12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1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table[[#This Row];[Head1]]</text:p>
          </table:table-cell>
          <table:table-cell table:style-name="ce5" table:formula="of:=table[[#this row];[head1]]" office:value-type="string" office:string-value="" calcext:value-type="error">
            <text:p/>
          </table:table-cell>
          <table:table-cell office:value-type="float" office:value="8" calcext:value-type="float">
            <text:p>8</text:p>
          </table:table-cell>
          <table:table-cell table:style-name="ce8" table:formula="of:=IF(IF(AND(ISERROR([.G13]);ISERROR([.H13]));error.type([.G13])=error.type([.H13]);IF(AND(NOT(ISERROR([.G13]));NOT(ISERROR([.H13])));AND(ISBLANK([.G13])=ISBLANK([.H13]);[.G13]=[.H1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ble[[#Data];[#Totals]]</text:p>
          </table:table-cell>
          <table:table-cell table:style-name="ce14" table:formula="of:=ROW(table[[#data];[#totals]])" office:value-type="string" office:string-value="" calcext:value-type="error">
            <text:p/>
          </table:table-cell>
          <table:table-cell table:style-name="ce16" table:formula="of:=COLUMN(table[[#data];[#totals]])" office:value-type="string" office:string-value="" calcext:value-type="error">
            <text:p/>
          </table:table-cell>
          <table:table-cell table:style-name="ce16" table:formula="of:=ROWS(table[[#data];[#totals]])" office:value-type="string" office:string-value="" calcext:value-type="error">
            <text:p/>
          </table:table-cell>
          <table:table-cell table:style-name="ce19" table:formula="of:=COLUMNS(table[[#data];[#totals]])" office:value-type="string" office:string-value="" calcext:value-type="error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L13]);ISERROR([.P13]));error.type([.L13])=error.type([.P13]);IF(AND(NOT(ISERROR([.L13]));NOT(ISERROR([.P13])));AND(ISBLANK([.L13])=ISBLANK([.P13]);[.L13]=[.P13])));1;&quot;ERR!&quot;)" office:value-type="string" office:string-value="ERR!" calcext:value-type="string">
            <text:p>ERR!</text:p>
          </table:table-cell>
          <table:table-cell table:style-name="ce25" table:formula="of:=IF(IF(AND(ISERROR([.M13]);ISERROR([.Q13]));error.type([.M13])=error.type([.Q13]);IF(AND(NOT(ISERROR([.M13]));NOT(ISERROR([.Q13])));AND(ISBLANK([.M13])=ISBLANK([.Q13]);[.M13]=[.Q13])));1;&quot;ERR!&quot;)" office:value-type="string" office:string-value="ERR!" calcext:value-type="string">
            <text:p>ERR!</text:p>
          </table:table-cell>
          <table:table-cell table:style-name="ce25" table:formula="of:=IF(IF(AND(ISERROR([.N13]);ISERROR([.R13]));error.type([.N13])=error.type([.R13]);IF(AND(NOT(ISERROR([.N13]));NOT(ISERROR([.R13])));AND(ISBLANK([.N13])=ISBLANK([.R13]);[.N13]=[.R13])));1;&quot;ERR!&quot;)" office:value-type="string" office:string-value="ERR!" calcext:value-type="string">
            <text:p>ERR!</text:p>
          </table:table-cell>
          <table:table-cell table:style-name="ce28" table:formula="of:=IF(IF(AND(ISERROR([.O13]);ISERROR([.S13]));error.type([.O13])=error.type([.S13]);IF(AND(NOT(ISERROR([.O13]));NOT(ISERROR([.S13])));AND(ISBLANK([.O13])=ISBLANK([.S13]);[.O13]=[.S13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0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SUM(table[[#This Row];[Head''2]])</text:p>
          </table:table-cell>
          <table:table-cell table:style-name="ce5" table:formula="of:=SUM(table[[#this row];[head''2]])" office:value-type="string" office:string-value="" calcext:value-type="error">
            <text:p/>
          </table:table-cell>
          <table:table-cell office:value-type="float" office:value="10" calcext:value-type="float">
            <text:p>10</text:p>
          </table:table-cell>
          <table:table-cell table:style-name="ce8" table:formula="of:=IF(IF(AND(ISERROR([.G14]);ISERROR([.H14]));error.type([.G14])=error.type([.H14]);IF(AND(NOT(ISERROR([.G14]));NOT(ISERROR([.H14])));AND(ISBLANK([.G14])=ISBLANK([.H14]);[.G14]=[.H14])));1;&quot;ERR!&quot;)" office:value-type="string" office:string-value="ERR!" calcext:value-type="string">
            <text:p>ERR!</text:p>
          </table:table-cell>
          <table:table-cell/>
          <table:table-cell table:style-name="ce5"/>
          <table:table-cell/>
          <table:table-cell table:style-name="ce9" table:number-columns-repeated="7"/>
          <table:table-cell table:style-name="ce23" table:number-columns-repeated="4"/>
          <table:table-cell table:number-columns-repeated="1001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11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SUM(table[[#This Row];['#Head3]:[Calced]])</text:p>
          </table:table-cell>
          <table:table-cell table:style-name="ce5" table:formula="of:=SUM(table[[#this row];['#head3]:[calced]]))" office:value-type="string" office:string-value="" calcext:value-type="error">
            <text:p/>
          </table:table-cell>
          <table:table-cell office:value-type="float" office:value="33" calcext:value-type="float">
            <text:p>33</text:p>
          </table:table-cell>
          <table:table-cell table:style-name="ce8" table:formula="of:=IF(IF(AND(ISERROR([.G15]);ISERROR([.H15]));error.type([.G15])=error.type([.H15]);IF(AND(NOT(ISERROR([.G15]));NOT(ISERROR([.H15])));AND(ISBLANK([.G15])=ISBLANK([.H15]);[.G15]=[.H15])));1;&quot;ERR!&quot;)" office:value-type="string" office:string-value="ERR!" calcext:value-type="string">
            <text:p>ERR!</text:p>
          </table:table-cell>
          <table:table-cell/>
          <table:table-cell table:style-name="ce3" office:value-type="string" calcext:value-type="string">
            <text:p>2.6 - SPECIAL COLUMN RANGES</text:p>
          </table:table-cell>
          <table:table-cell table:style-name="ce3" table:number-columns-repeated="12"/>
          <table:table-cell table:number-columns-repeated="1001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[head1]+[head''2]" office:value-type="string" office:string-value="" calcext:value-type="error">
            <text:p/>
          </table:table-cell>
          <table:table-cell/>
          <table:table-cell table:style-name="ce5" office:value-type="string" calcext:value-type="string">
            <text:p>=SUM(table[#This Row])</text:p>
          </table:table-cell>
          <table:table-cell table:style-name="ce5" table:formula="of:=SUM(table[#this row])" office:value-type="string" office:string-value="" calcext:value-type="error">
            <text:p/>
          </table:table-cell>
          <table:table-cell office:value-type="float" office:value="59" calcext:value-type="float">
            <text:p>59</text:p>
          </table:table-cell>
          <table:table-cell table:style-name="ce8" table:formula="of:=IF(IF(AND(ISERROR([.G16]);ISERROR([.H16]));error.type([.G16])=error.type([.H16]);IF(AND(NOT(ISERROR([.G16]));NOT(ISERROR([.H16])));AND(ISBLANK([.G16])=ISBLANK([.H16]);[.G16]=[.H16])));1;&quot;ERR!&quot;)" office:value-type="string" office:string-value="ERR!" calcext:value-type="string">
            <text:p>ERR!</text:p>
          </table:table-cell>
          <table:table-cell/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head1]+[head''2]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table[[#Data];[Head''2]]</text:p>
          </table:table-cell>
          <table:table-cell table:style-name="ce12" table:formula="of:=ROW(table[[#data];[head''2]])" office:value-type="string" office:string-value="" calcext:value-type="error">
            <text:p/>
          </table:table-cell>
          <table:table-cell table:style-name="ce15" table:formula="of:=COLUMN(table[[#data];[head''2]])" office:value-type="string" office:string-value="" calcext:value-type="error">
            <text:p/>
          </table:table-cell>
          <table:table-cell table:style-name="ce15" table:formula="of:=ROWS(table[[#data];[head''2]])" office:value-type="string" office:string-value="" calcext:value-type="error">
            <text:p/>
          </table:table-cell>
          <table:table-cell table:style-name="ce17" table:formula="of:=COLUMNS(table[[#data];[head''2]])" office:value-type="string" office:string-value="" calcext:value-type="error">
            <text:p/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IF(IF(AND(ISERROR([.L17]);ISERROR([.P17]));error.type([.L17])=error.type([.P17]);IF(AND(NOT(ISERROR([.L17]));NOT(ISERROR([.P17])));AND(ISBLANK([.L17])=ISBLANK([.P17]);[.L17]=[.P17])));1;&quot;ERR!&quot;)" office:value-type="string" office:string-value="ERR!" calcext:value-type="string">
            <text:p>ERR!</text:p>
          </table:table-cell>
          <table:table-cell table:style-name="ce24" table:formula="of:=IF(IF(AND(ISERROR([.M17]);ISERROR([.Q17]));error.type([.M17])=error.type([.Q17]);IF(AND(NOT(ISERROR([.M17]));NOT(ISERROR([.Q17])));AND(ISBLANK([.M17])=ISBLANK([.Q17]);[.M17]=[.Q17])));1;&quot;ERR!&quot;)" office:value-type="string" office:string-value="ERR!" calcext:value-type="string">
            <text:p>ERR!</text:p>
          </table:table-cell>
          <table:table-cell table:style-name="ce24" table:formula="of:=IF(IF(AND(ISERROR([.N17]);ISERROR([.R17]));error.type([.N17])=error.type([.R17]);IF(AND(NOT(ISERROR([.N17]));NOT(ISERROR([.R17])));AND(ISBLANK([.N17])=ISBLANK([.R17]);[.N17]=[.R17])));1;&quot;ERR!&quot;)" office:value-type="string" office:string-value="ERR!" calcext:value-type="string">
            <text:p>ERR!</text:p>
          </table:table-cell>
          <table:table-cell table:style-name="ce26" table:formula="of:=IF(IF(AND(ISERROR([.O17]);ISERROR([.S17]));error.type([.O17])=error.type([.S17]);IF(AND(NOT(ISERROR([.O17]));NOT(ISERROR([.S17])));AND(ISBLANK([.O17])=ISBLANK([.S17]);[.O17]=[.S17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4">
          <table:table-cell table:formula="of:=SUBTOTAL(109;[head1])" office:value-type="float" office:value="78" calcext:value-type="float">
            <text:p/>
          </table:table-cell>
          <table:table-cell table:formula="of:=SUBTOTAL(104;[head''2])" office:value-type="string" office:string-value="" calcext:value-type="error">
            <text:p/>
          </table:table-cell>
          <table:table-cell table:formula="of:=SUBTOTAL(103;['#head3]))" office:value-type="string" office:string-value="" calcext:value-type="error">
            <text:p/>
          </table:table-cell>
          <table:table-cell table:formula="of:=SUBTOTAL(101;[calced])" office:value-type="float" office:value="14" calcext:value-type="float">
            <text:p/>
          </table:table-cell>
          <table:table-cell/>
          <table:table-cell table:style-name="ce3" office:value-type="string" calcext:value-type="string">
            <text:p>2.3 - SUBTOTAL ROW</text:p>
          </table:table-cell>
          <table:table-cell table:style-name="ce3" table:number-columns-repeated="3"/>
          <table:table-cell/>
          <table:table-cell office:value-type="string" calcext:value-type="string">
            <text:p>table[[#Data];['#Head3]:[Calced]]</text:p>
          </table:table-cell>
          <table:table-cell table:style-name="ce13" table:formula="of:=ROW(table[[#data];['#head3]:[calced]]))" office:value-type="string" office:string-value="" calcext:value-type="error">
            <text:p/>
          </table:table-cell>
          <table:table-cell table:style-name="ce9" table:formula="of:=COLUMN(table[[#data];['#head3]:[calced]]))" office:value-type="string" office:string-value="" calcext:value-type="error">
            <text:p/>
          </table:table-cell>
          <table:table-cell table:style-name="ce9" table:formula="of:=ROWS(table[[#data];['#head3]:[calced]]))" office:value-type="string" office:string-value="" calcext:value-type="error">
            <text:p/>
          </table:table-cell>
          <table:table-cell table:style-name="ce18" table:formula="of:=COLUMNS(table[[#data];['#head3]:[calced]]))" office:value-type="string" office:string-value="" calcext:value-type="error">
            <text:p/>
          </table:table-cell>
          <table:table-cell table:style-name="ce13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IF(IF(AND(ISERROR([.L18]);ISERROR([.P18]));error.type([.L18])=error.type([.P18]);IF(AND(NOT(ISERROR([.L18]));NOT(ISERROR([.P18])));AND(ISBLANK([.L18])=ISBLANK([.P18]);[.L18]=[.P18])));1;&quot;ERR!&quot;)" office:value-type="string" office:string-value="ERR!" calcext:value-type="string">
            <text:p>ERR!</text:p>
          </table:table-cell>
          <table:table-cell table:style-name="ce23" table:formula="of:=IF(IF(AND(ISERROR([.M18]);ISERROR([.Q18]));error.type([.M18])=error.type([.Q18]);IF(AND(NOT(ISERROR([.M18]));NOT(ISERROR([.Q18])));AND(ISBLANK([.M18])=ISBLANK([.Q18]);[.M18]=[.Q18])));1;&quot;ERR!&quot;)" office:value-type="string" office:string-value="ERR!" calcext:value-type="string">
            <text:p>ERR!</text:p>
          </table:table-cell>
          <table:table-cell table:style-name="ce23" table:formula="of:=IF(IF(AND(ISERROR([.N18]);ISERROR([.R18]));error.type([.N18])=error.type([.R18]);IF(AND(NOT(ISERROR([.N18]));NOT(ISERROR([.R18])));AND(ISBLANK([.N18])=ISBLANK([.R18]);[.N18]=[.R18])));1;&quot;ERR!&quot;)" office:value-type="string" office:string-value="ERR!" calcext:value-type="string">
            <text:p>ERR!</text:p>
          </table:table-cell>
          <table:table-cell table:style-name="ce27" table:formula="of:=IF(IF(AND(ISERROR([.O18]);ISERROR([.S18]));error.type([.O18])=error.type([.S18]);IF(AND(NOT(ISERROR([.O18]));NOT(ISERROR([.S18])));AND(ISBLANK([.O18])=ISBLANK([.S18]);[.O18]=[.S18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table[[#Headers];[#Data];[Head''2]]</text:p>
          </table:table-cell>
          <table:table-cell table:style-name="ce13" table:formula="of:=ROW(table[[#headers];[#data];[head''2]])" office:value-type="string" office:string-value="" calcext:value-type="error">
            <text:p/>
          </table:table-cell>
          <table:table-cell table:style-name="ce9" table:formula="of:=COLUMN(table[[#headers];[#data];[head''2]])" office:value-type="string" office:string-value="" calcext:value-type="error">
            <text:p/>
          </table:table-cell>
          <table:table-cell table:style-name="ce9" table:formula="of:=ROWS(table[[#headers];[#data];[head''2]])" office:value-type="string" office:string-value="" calcext:value-type="error">
            <text:p/>
          </table:table-cell>
          <table:table-cell table:style-name="ce18" table:formula="of:=COLUMNS(table[[#headers];[#data];[head''2]])" office:value-type="string" office:string-value="" calcext:value-type="error">
            <text:p/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IF(IF(AND(ISERROR([.L19]);ISERROR([.P19]));error.type([.L19])=error.type([.P19]);IF(AND(NOT(ISERROR([.L19]));NOT(ISERROR([.P19])));AND(ISBLANK([.L19])=ISBLANK([.P19]);[.L19]=[.P19])));1;&quot;ERR!&quot;)" office:value-type="string" office:string-value="ERR!" calcext:value-type="string">
            <text:p>ERR!</text:p>
          </table:table-cell>
          <table:table-cell table:style-name="ce23" table:formula="of:=IF(IF(AND(ISERROR([.M19]);ISERROR([.Q19]));error.type([.M19])=error.type([.Q19]);IF(AND(NOT(ISERROR([.M19]));NOT(ISERROR([.Q19])));AND(ISBLANK([.M19])=ISBLANK([.Q19]);[.M19]=[.Q19])));1;&quot;ERR!&quot;)" office:value-type="string" office:string-value="ERR!" calcext:value-type="string">
            <text:p>ERR!</text:p>
          </table:table-cell>
          <table:table-cell table:style-name="ce23" table:formula="of:=IF(IF(AND(ISERROR([.N19]);ISERROR([.R19]));error.type([.N19])=error.type([.R19]);IF(AND(NOT(ISERROR([.N19]));NOT(ISERROR([.R19])));AND(ISBLANK([.N19])=ISBLANK([.R19]);[.N19]=[.R19])));1;&quot;ERR!&quot;)" office:value-type="string" office:string-value="ERR!" calcext:value-type="string">
            <text:p>ERR!</text:p>
          </table:table-cell>
          <table:table-cell table:style-name="ce27" table:formula="of:=IF(IF(AND(ISERROR([.O19]);ISERROR([.S19]));error.type([.O19])=error.type([.S19]);IF(AND(NOT(ISERROR([.O19]));NOT(ISERROR([.S19])));AND(ISBLANK([.O19])=ISBLANK([.S19]);[.O19]=[.S19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office:value-type="string" calcext:value-type="string">
            <text:p>Head1 - SUM</text:p>
          </table:table-cell>
          <table:table-cell table:formula="of:=[.$A$18]" office:value-type="float" office:value="78" calcext:value-type="float">
            <text:p/>
          </table:table-cell>
          <table:table-cell office:value-type="float" office:value="78" calcext:value-type="float">
            <text:p>78</text:p>
          </table:table-cell>
          <table:table-cell table:style-name="ce6" table:formula="of:=IF(IF(AND(ISERROR([.G20]);ISERROR([.H20]));error.type([.G20])=error.type([.H20]);IF(AND(NOT(ISERROR([.G20]));NOT(ISERROR([.H20])));AND(ISBLANK([.G20])=ISBLANK([.H20]);[.G20]=[.H2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able[[#Data];[#Totals];['#Head3]:[Calced]]</text:p>
          </table:table-cell>
          <table:table-cell table:style-name="ce14" table:formula="of:=ROW(table[[#data];[#totals];['#head3]:[calced]]))" office:value-type="string" office:string-value="" calcext:value-type="error">
            <text:p/>
          </table:table-cell>
          <table:table-cell table:style-name="ce16" table:formula="of:=COLUMN(table[[#data];[#totals];['#head3]:[calced]]))" office:value-type="string" office:string-value="" calcext:value-type="error">
            <text:p/>
          </table:table-cell>
          <table:table-cell table:style-name="ce16" table:formula="of:=ROWS(table[[#data];[#totals];['#head3]:[calced]]))" office:value-type="string" office:string-value="" calcext:value-type="error">
            <text:p/>
          </table:table-cell>
          <table:table-cell table:style-name="ce19" table:formula="of:=COLUMNS(table[[#data];[#totals];['#head3]:[calced]]))" office:value-type="string" office:string-value="" calcext:value-type="error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IF(IF(AND(ISERROR([.L20]);ISERROR([.P20]));error.type([.L20])=error.type([.P20]);IF(AND(NOT(ISERROR([.L20]));NOT(ISERROR([.P20])));AND(ISBLANK([.L20])=ISBLANK([.P20]);[.L20]=[.P20])));1;&quot;ERR!&quot;)" office:value-type="string" office:string-value="ERR!" calcext:value-type="string">
            <text:p>ERR!</text:p>
          </table:table-cell>
          <table:table-cell table:style-name="ce25" table:formula="of:=IF(IF(AND(ISERROR([.M20]);ISERROR([.Q20]));error.type([.M20])=error.type([.Q20]);IF(AND(NOT(ISERROR([.M20]));NOT(ISERROR([.Q20])));AND(ISBLANK([.M20])=ISBLANK([.Q20]);[.M20]=[.Q20])));1;&quot;ERR!&quot;)" office:value-type="string" office:string-value="ERR!" calcext:value-type="string">
            <text:p>ERR!</text:p>
          </table:table-cell>
          <table:table-cell table:style-name="ce25" table:formula="of:=IF(IF(AND(ISERROR([.N20]);ISERROR([.R20]));error.type([.N20])=error.type([.R20]);IF(AND(NOT(ISERROR([.N20]));NOT(ISERROR([.R20])));AND(ISBLANK([.N20])=ISBLANK([.R20]);[.N20]=[.R20])));1;&quot;ERR!&quot;)" office:value-type="string" office:string-value="ERR!" calcext:value-type="string">
            <text:p>ERR!</text:p>
          </table:table-cell>
          <table:table-cell table:style-name="ce28" table:formula="of:=IF(IF(AND(ISERROR([.O20]);ISERROR([.S20]));error.type([.O20])=error.type([.S20]);IF(AND(NOT(ISERROR([.O20]));NOT(ISERROR([.S20])));AND(ISBLANK([.O20])=ISBLANK([.S20]);[.O20]=[.S20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office:value-type="string" calcext:value-type="string">
            <text:p>Head2 - AVERAGE</text:p>
          </table:table-cell>
          <table:table-cell table:formula="of:=[.$B$18]" office:value-type="float" office:value="13" calcext:value-type="float">
            <text:p/>
          </table:table-cell>
          <table:table-cell office:value-type="float" office:value="13" calcext:value-type="float">
            <text:p>13</text:p>
          </table:table-cell>
          <table:table-cell table:style-name="ce6" table:formula="of:=IF(IF(AND(ISERROR([.G21]);ISERROR([.H21]));error.type([.G21])=error.type([.H21]);IF(AND(NOT(ISERROR([.G21]));NOT(ISERROR([.H21])));AND(ISBLANK([.G21])=ISBLANK([.H21]);[.G21]=[.H21])));1;&quot;ERR!&quot;)" office:value-type="float" office:value="1" calcext:value-type="float">
            <text:p/>
          </table:table-cell>
          <table:table-cell table:number-columns-repeated="10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ad3 - COUNT</text:p>
          </table:table-cell>
          <table:table-cell table:formula="of:=[.$C$18]" office:value-type="float" office:value="12" calcext:value-type="float">
            <text:p/>
          </table:table-cell>
          <table:table-cell office:value-type="float" office:value="12" calcext:value-type="float">
            <text:p>12</text:p>
          </table:table-cell>
          <table:table-cell table:style-name="ce6" table:formula="of:=IF(IF(AND(ISERROR([.G22]);ISERROR([.H22]));error.type([.G22])=error.type([.H22]);IF(AND(NOT(ISERROR([.G22]));NOT(ISERROR([.H22])));AND(ISBLANK([.G22])=ISBLANK([.H22]);[.G22]=[.H22])));1;&quot;ERR!&quot;)" office:value-type="float" office:value="1" calcext:value-type="float">
            <text:p/>
          </table:table-cell>
          <table:table-cell/>
          <table:table-cell table:style-name="ce3" office:value-type="string" calcext:value-type="string">
            <text:p>2.7 - SPECIAL RANGES (TABLE WITHOUT HEADERS AND TOTALS)</text:p>
          </table:table-cell>
          <table:table-cell table:style-name="ce3" table:number-columns-repeated="12"/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alced - MAX</text:p>
          </table:table-cell>
          <table:table-cell table:formula="of:=[.$D$18]" office:value-type="float" office:value="14" calcext:value-type="float">
            <text:p/>
          </table:table-cell>
          <table:table-cell office:value-type="float" office:value="14" calcext:value-type="float">
            <text:p>14</text:p>
          </table:table-cell>
          <table:table-cell table:style-name="ce6" table:formula="of:=IF(IF(AND(ISERROR([.G23]);ISERROR([.H23]));error.type([.G23])=error.type([.H23]);IF(AND(NOT(ISERROR([.G23]));NOT(ISERROR([.H23])));AND(ISBLANK([.G23])=ISBLANK([.H23]);[.G23]=[.H23])));1;&quot;ERR!&quot;)" office:value-type="float" office:value="1" calcext:value-type="float">
            <text:p/>
          </table:table-cell>
          <table:table-cell/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able2</text:p>
          </table:table-cell>
          <table:table-cell table:style-name="ce12" table:formula="of:=ROW(table2)" office:value-type="float" office:value="22" calcext:value-type="float">
            <text:p/>
          </table:table-cell>
          <table:table-cell table:style-name="ce15" table:formula="of:=COLUMN(table2)" office:value-type="float" office:value="1" calcext:value-type="float">
            <text:p/>
          </table:table-cell>
          <table:table-cell table:style-name="ce15" table:formula="of:=ROWS(table2)" office:value-type="float" office:value="4" calcext:value-type="float">
            <text:p/>
          </table:table-cell>
          <table:table-cell table:style-name="ce17" table:formula="of:=COLUMNS(table2)" office:value-type="float" office:value="3" calcext:value-type="float">
            <text:p/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IF(IF(AND(ISERROR([.L24]);ISERROR([.P24]));error.type([.L24])=error.type([.P24]);IF(AND(NOT(ISERROR([.L24]));NOT(ISERROR([.P24])));AND(ISBLANK([.L24])=ISBLANK([.P24]);[.L24]=[.P24])));1;&quot;ERR!&quot;)" office:value-type="float" office:value="1" calcext:value-type="float">
            <text:p/>
          </table:table-cell>
          <table:table-cell table:style-name="ce24" table:formula="of:=IF(IF(AND(ISERROR([.M24]);ISERROR([.Q24]));error.type([.M24])=error.type([.Q24]);IF(AND(NOT(ISERROR([.M24]));NOT(ISERROR([.Q24])));AND(ISBLANK([.M24])=ISBLANK([.Q24]);[.M24]=[.Q24])));1;&quot;ERR!&quot;)" office:value-type="float" office:value="1" calcext:value-type="float">
            <text:p/>
          </table:table-cell>
          <table:table-cell table:style-name="ce24" table:formula="of:=IF(IF(AND(ISERROR([.N24]);ISERROR([.R24]));error.type([.N24])=error.type([.R24]);IF(AND(NOT(ISERROR([.N24]));NOT(ISERROR([.R24])));AND(ISBLANK([.N24])=ISBLANK([.R24]);[.N24]=[.R24])));1;&quot;ERR!&quot;)" office:value-type="float" office:value="1" calcext:value-type="float">
            <text:p/>
          </table:table-cell>
          <table:table-cell table:style-name="ce26" table:formula="of:=IF(IF(AND(ISERROR([.O24]);ISERROR([.S24]));error.type([.O24])=error.type([.S24]);IF(AND(NOT(ISERROR([.O24]));NOT(ISERROR([.S24])));AND(ISBLANK([.O24])=ISBLANK([.S24]);[.O24]=[.S24])));1;&quot;ERR!&quot;)" office:value-type="float" office:value="1" calcext:value-type="float">
            <text:p/>
          </table:table-cell>
          <table:table-cell table:number-columns-repeated="100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2.4 - SPACING</text:p>
          </table:table-cell>
          <table:table-cell table:style-name="ce3" table:number-columns-repeated="3"/>
          <table:table-cell/>
          <table:table-cell office:value-type="string" calcext:value-type="string">
            <text:p>table2[#Headers]</text:p>
          </table:table-cell>
          <table:table-cell table:style-name="ce13" table:formula="of:=ROW(table2[#headers])" office:value-type="string" office:string-value="" calcext:value-type="error">
            <text:p/>
          </table:table-cell>
          <table:table-cell table:style-name="ce9" table:formula="of:=COLUMN(table2[#headers])" office:value-type="string" office:string-value="" calcext:value-type="error">
            <text:p/>
          </table:table-cell>
          <table:table-cell table:style-name="ce9" table:formula="of:=ROWS(table2[#headers])" office:value-type="string" office:string-value="" calcext:value-type="error">
            <text:p/>
          </table:table-cell>
          <table:table-cell table:style-name="ce18" table:formula="of:=COLUMNS(table2[#headers])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L25]);ISERROR([.P25]));error.type([.L25])=error.type([.P25]);IF(AND(NOT(ISERROR([.L25]));NOT(ISERROR([.P25])));AND(ISBLANK([.L25])=ISBLANK([.P25]);[.L25]=[.P25])));1;&quot;ERR!&quot;)" office:value-type="string" office:string-value="" calcext:value-type="error">
            <text:p/>
          </table:table-cell>
          <table:table-cell table:style-name="ce23" table:formula="of:=IF(IF(AND(ISERROR([.M25]);ISERROR([.Q25]));error.type([.M25])=error.type([.Q25]);IF(AND(NOT(ISERROR([.M25]));NOT(ISERROR([.Q25])));AND(ISBLANK([.M25])=ISBLANK([.Q25]);[.M25]=[.Q25])));1;&quot;ERR!&quot;)" office:value-type="string" office:string-value="" calcext:value-type="error">
            <text:p/>
          </table:table-cell>
          <table:table-cell table:style-name="ce23" table:formula="of:=IF(IF(AND(ISERROR([.N25]);ISERROR([.R25]));error.type([.N25])=error.type([.R25]);IF(AND(NOT(ISERROR([.N25]));NOT(ISERROR([.R25])));AND(ISBLANK([.N25])=ISBLANK([.R25]);[.N25]=[.R25])));1;&quot;ERR!&quot;)" office:value-type="string" office:string-value="" calcext:value-type="error">
            <text:p/>
          </table:table-cell>
          <table:table-cell table:style-name="ce27" table:formula="of:=IF(IF(AND(ISERROR([.O25]);ISERROR([.S25]));error.type([.O25])=error.type([.S25]);IF(AND(NOT(ISERROR([.O25]));NOT(ISERROR([.S25])));AND(ISBLANK([.O25])=ISBLANK([.S25]);[.O25]=[.S25])));1;&quot;ERR!&quot;)" office:value-type="string" office:string-value="" calcext:value-type="error">
            <text:p/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table2[#Data]</text:p>
          </table:table-cell>
          <table:table-cell table:style-name="ce13" table:formula="of:=ROW(table2[#data])" office:value-type="string" office:string-value="" calcext:value-type="error">
            <text:p/>
          </table:table-cell>
          <table:table-cell table:style-name="ce9" table:formula="of:=COLUMN(table2[#data])" office:value-type="string" office:string-value="" calcext:value-type="error">
            <text:p/>
          </table:table-cell>
          <table:table-cell table:style-name="ce9" table:formula="of:=ROWS(table2[#data])" office:value-type="string" office:string-value="" calcext:value-type="error">
            <text:p/>
          </table:table-cell>
          <table:table-cell table:style-name="ce18" table:formula="of:=COLUMNS(table2[#data])" office:value-type="string" office:string-value="" calcext:value-type="error">
            <text:p/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IF(IF(AND(ISERROR([.L26]);ISERROR([.P26]));error.type([.L26])=error.type([.P26]);IF(AND(NOT(ISERROR([.L26]));NOT(ISERROR([.P26])));AND(ISBLANK([.L26])=ISBLANK([.P26]);[.L26]=[.P26])));1;&quot;ERR!&quot;)" office:value-type="string" office:string-value="ERR!" calcext:value-type="string">
            <text:p>ERR!</text:p>
          </table:table-cell>
          <table:table-cell table:style-name="ce23" table:formula="of:=IF(IF(AND(ISERROR([.M26]);ISERROR([.Q26]));error.type([.M26])=error.type([.Q26]);IF(AND(NOT(ISERROR([.M26]));NOT(ISERROR([.Q26])));AND(ISBLANK([.M26])=ISBLANK([.Q26]);[.M26]=[.Q26])));1;&quot;ERR!&quot;)" office:value-type="string" office:string-value="ERR!" calcext:value-type="string">
            <text:p>ERR!</text:p>
          </table:table-cell>
          <table:table-cell table:style-name="ce23" table:formula="of:=IF(IF(AND(ISERROR([.N26]);ISERROR([.R26]));error.type([.N26])=error.type([.R26]);IF(AND(NOT(ISERROR([.N26]));NOT(ISERROR([.R26])));AND(ISBLANK([.N26])=ISBLANK([.R26]);[.N26]=[.R26])));1;&quot;ERR!&quot;)" office:value-type="string" office:string-value="ERR!" calcext:value-type="string">
            <text:p>ERR!</text:p>
          </table:table-cell>
          <table:table-cell table:style-name="ce27" table:formula="of:=IF(IF(AND(ISERROR([.O26]);ISERROR([.S26]));error.type([.O26])=error.type([.S26]);IF(AND(NOT(ISERROR([.O26]));NOT(ISERROR([.S26])));AND(ISBLANK([.O26])=ISBLANK([.S26]);[.O26]=[.S26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'#Head3]:[Calced]])</text:p>
          </table:table-cell>
          <table:table-cell table:style-name="ce5" table:formula="of:=SUM(table[['#head3]:[calced]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27]);ISERROR([.H27]));error.type([.G27])=error.type([.H27]);IF(AND(NOT(ISERROR([.G27]));NOT(ISERROR([.H27])));AND(ISBLANK([.G27])=ISBLANK([.H27]);[.G27]=[.H27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#Totals]</text:p>
          </table:table-cell>
          <table:table-cell table:style-name="ce13" table:formula="of:=ROW(table2[#totals])" office:value-type="string" office:string-value="" calcext:value-type="error">
            <text:p/>
          </table:table-cell>
          <table:table-cell table:style-name="ce9" table:formula="of:=COLUMN(table2[#totals])" office:value-type="string" office:string-value="" calcext:value-type="error">
            <text:p/>
          </table:table-cell>
          <table:table-cell table:style-name="ce9" table:formula="of:=ROWS(table2[#totals])" office:value-type="string" office:string-value="" calcext:value-type="error">
            <text:p/>
          </table:table-cell>
          <table:table-cell table:style-name="ce18" table:formula="of:=COLUMNS(table2[#totals])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L27]);ISERROR([.P27]));error.type([.L27])=error.type([.P27]);IF(AND(NOT(ISERROR([.L27]));NOT(ISERROR([.P27])));AND(ISBLANK([.L27])=ISBLANK([.P27]);[.L27]=[.P27])));1;&quot;ERR!&quot;)" office:value-type="string" office:string-value="" calcext:value-type="error">
            <text:p/>
          </table:table-cell>
          <table:table-cell table:style-name="ce23" table:formula="of:=IF(IF(AND(ISERROR([.M27]);ISERROR([.Q27]));error.type([.M27])=error.type([.Q27]);IF(AND(NOT(ISERROR([.M27]));NOT(ISERROR([.Q27])));AND(ISBLANK([.M27])=ISBLANK([.Q27]);[.M27]=[.Q27])));1;&quot;ERR!&quot;)" office:value-type="string" office:string-value="" calcext:value-type="error">
            <text:p/>
          </table:table-cell>
          <table:table-cell table:style-name="ce23" table:formula="of:=IF(IF(AND(ISERROR([.N27]);ISERROR([.R27]));error.type([.N27])=error.type([.R27]);IF(AND(NOT(ISERROR([.N27]));NOT(ISERROR([.R27])));AND(ISBLANK([.N27])=ISBLANK([.R27]);[.N27]=[.R27])));1;&quot;ERR!&quot;)" office:value-type="string" office:string-value="" calcext:value-type="error">
            <text:p/>
          </table:table-cell>
          <table:table-cell table:style-name="ce27" table:formula="of:=IF(IF(AND(ISERROR([.O27]);ISERROR([.S27]));error.type([.O27])=error.type([.S27]);IF(AND(NOT(ISERROR([.O27]));NOT(ISERROR([.S27])));AND(ISBLANK([.O27])=ISBLANK([.S27]);[.O27]=[.S27])));1;&quot;ERR!&quot;)" office:value-type="string" office:string-value="" calcext:value-type="error">
            <text:p/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 ['#Head3]:[Calced] ])</text:p>
          </table:table-cell>
          <table:table-cell table:style-name="ce5" table:formula="of:=SUM(table[ ['#head3]:[calced] 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28]);ISERROR([.H28]));error.type([.G28])=error.type([.H28]);IF(AND(NOT(ISERROR([.G28]));NOT(ISERROR([.H28])));AND(ISBLANK([.G28])=ISBLANK([.H28]);[.G28]=[.H28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#All]</text:p>
          </table:table-cell>
          <table:table-cell table:style-name="ce13" table:formula="of:=ROW(table2[#all])" office:value-type="string" office:string-value="" calcext:value-type="error">
            <text:p/>
          </table:table-cell>
          <table:table-cell table:style-name="ce9" table:formula="of:=COLUMN(table2[#all])" office:value-type="string" office:string-value="" calcext:value-type="error">
            <text:p/>
          </table:table-cell>
          <table:table-cell table:style-name="ce9" table:formula="of:=ROWS(table2[#all])" office:value-type="string" office:string-value="" calcext:value-type="error">
            <text:p/>
          </table:table-cell>
          <table:table-cell table:style-name="ce18" table:formula="of:=COLUMNS(table2[#all])" office:value-type="string" office:string-value="" calcext:value-type="error">
            <text:p/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IF(IF(AND(ISERROR([.L28]);ISERROR([.P28]));error.type([.L28])=error.type([.P28]);IF(AND(NOT(ISERROR([.L28]));NOT(ISERROR([.P28])));AND(ISBLANK([.L28])=ISBLANK([.P28]);[.L28]=[.P28])));1;&quot;ERR!&quot;)" office:value-type="string" office:string-value="ERR!" calcext:value-type="string">
            <text:p>ERR!</text:p>
          </table:table-cell>
          <table:table-cell table:style-name="ce23" table:formula="of:=IF(IF(AND(ISERROR([.M28]);ISERROR([.Q28]));error.type([.M28])=error.type([.Q28]);IF(AND(NOT(ISERROR([.M28]));NOT(ISERROR([.Q28])));AND(ISBLANK([.M28])=ISBLANK([.Q28]);[.M28]=[.Q28])));1;&quot;ERR!&quot;)" office:value-type="string" office:string-value="ERR!" calcext:value-type="string">
            <text:p>ERR!</text:p>
          </table:table-cell>
          <table:table-cell table:style-name="ce23" table:formula="of:=IF(IF(AND(ISERROR([.N28]);ISERROR([.R28]));error.type([.N28])=error.type([.R28]);IF(AND(NOT(ISERROR([.N28]));NOT(ISERROR([.R28])));AND(ISBLANK([.N28])=ISBLANK([.R28]);[.N28]=[.R28])));1;&quot;ERR!&quot;)" office:value-type="string" office:string-value="ERR!" calcext:value-type="string">
            <text:p>ERR!</text:p>
          </table:table-cell>
          <table:table-cell table:style-name="ce27" table:formula="of:=IF(IF(AND(ISERROR([.O28]);ISERROR([.S28]));error.type([.O28])=error.type([.S28]);IF(AND(NOT(ISERROR([.O28]));NOT(ISERROR([.S28])));AND(ISBLANK([.O28])=ISBLANK([.S28]);[.O28]=[.S28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['#Head3]:[Calced]])</text:p>
          </table:table-cell>
          <table:table-cell table:formula="of:=SUM(table[[#data];['#head3]:[calced]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29]);ISERROR([.H29]));error.type([.G29])=error.type([.H29]);IF(AND(NOT(ISERROR([.G29]));NOT(ISERROR([.H29])));AND(ISBLANK([.G29])=ISBLANK([.H29]);[.G29]=[.H29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Headers];[#Data]]</text:p>
          </table:table-cell>
          <table:table-cell table:style-name="ce13" table:formula="of:=ROW(table2[[#headers];[#data]])" office:value-type="string" office:string-value="" calcext:value-type="error">
            <text:p/>
          </table:table-cell>
          <table:table-cell table:style-name="ce9" table:formula="of:=COLUMN(table2[[#headers];[#data]])" office:value-type="string" office:string-value="" calcext:value-type="error">
            <text:p/>
          </table:table-cell>
          <table:table-cell table:style-name="ce9" table:formula="of:=ROWS(table2[[#headers];[#data]])" office:value-type="string" office:string-value="" calcext:value-type="error">
            <text:p/>
          </table:table-cell>
          <table:table-cell table:style-name="ce18" table:formula="of:=COLUMNS(table2[[#headers];[#data]])" office:value-type="string" office:string-value="" calcext:value-type="error">
            <text:p/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IF(IF(AND(ISERROR([.L29]);ISERROR([.P29]));error.type([.L29])=error.type([.P29]);IF(AND(NOT(ISERROR([.L29]));NOT(ISERROR([.P29])));AND(ISBLANK([.L29])=ISBLANK([.P29]);[.L29]=[.P29])));1;&quot;ERR!&quot;)" office:value-type="string" office:string-value="ERR!" calcext:value-type="string">
            <text:p>ERR!</text:p>
          </table:table-cell>
          <table:table-cell table:style-name="ce23" table:formula="of:=IF(IF(AND(ISERROR([.M29]);ISERROR([.Q29]));error.type([.M29])=error.type([.Q29]);IF(AND(NOT(ISERROR([.M29]));NOT(ISERROR([.Q29])));AND(ISBLANK([.M29])=ISBLANK([.Q29]);[.M29]=[.Q29])));1;&quot;ERR!&quot;)" office:value-type="string" office:string-value="ERR!" calcext:value-type="string">
            <text:p>ERR!</text:p>
          </table:table-cell>
          <table:table-cell table:style-name="ce23" table:formula="of:=IF(IF(AND(ISERROR([.N29]);ISERROR([.R29]));error.type([.N29])=error.type([.R29]);IF(AND(NOT(ISERROR([.N29]));NOT(ISERROR([.R29])));AND(ISBLANK([.N29])=ISBLANK([.R29]);[.N29]=[.R29])));1;&quot;ERR!&quot;)" office:value-type="string" office:string-value="ERR!" calcext:value-type="string">
            <text:p>ERR!</text:p>
          </table:table-cell>
          <table:table-cell table:style-name="ce27" table:formula="of:=IF(IF(AND(ISERROR([.O29]);ISERROR([.S29]));error.type([.O29])=error.type([.S29]);IF(AND(NOT(ISERROR([.O29]));NOT(ISERROR([.S29])));AND(ISBLANK([.O29])=ISBLANK([.S29]);[.O29]=[.S29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 [#Data];['#Head3]:[Calced] ])</text:p>
          </table:table-cell>
          <table:table-cell table:formula="of:=SUM(table[ [#data];['#head3]:[calced] 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30]);ISERROR([.H30]));error.type([.G30])=error.type([.H30]);IF(AND(NOT(ISERROR([.G30]));NOT(ISERROR([.H30])));AND(ISBLANK([.G30])=ISBLANK([.H30]);[.G30]=[.H30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Data];[#Totals]]</text:p>
          </table:table-cell>
          <table:table-cell table:style-name="ce14" table:formula="of:=ROW(table2[[#data];[#totals]])" office:value-type="string" office:string-value="" calcext:value-type="error">
            <text:p/>
          </table:table-cell>
          <table:table-cell table:style-name="ce16" table:formula="of:=COLUMN(table2[[#data];[#totals]])" office:value-type="string" office:string-value="" calcext:value-type="error">
            <text:p/>
          </table:table-cell>
          <table:table-cell table:style-name="ce16" table:formula="of:=ROWS(table2[[#data];[#totals]])" office:value-type="string" office:string-value="" calcext:value-type="error">
            <text:p/>
          </table:table-cell>
          <table:table-cell table:style-name="ce19" table:formula="of:=COLUMNS(table2[[#data];[#totals]])" office:value-type="string" office:string-value="" calcext:value-type="error">
            <text:p/>
          </table:table-cell>
          <table:table-cell table:style-name="ce14" office:value-type="float" office:value="22" calcext:value-type="float">
            <text:p>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22" table:formula="of:=IF(IF(AND(ISERROR([.L30]);ISERROR([.P30]));error.type([.L30])=error.type([.P30]);IF(AND(NOT(ISERROR([.L30]));NOT(ISERROR([.P30])));AND(ISBLANK([.L30])=ISBLANK([.P30]);[.L30]=[.P30])));1;&quot;ERR!&quot;)" office:value-type="string" office:string-value="ERR!" calcext:value-type="string">
            <text:p>ERR!</text:p>
          </table:table-cell>
          <table:table-cell table:style-name="ce25" table:formula="of:=IF(IF(AND(ISERROR([.M30]);ISERROR([.Q30]));error.type([.M30])=error.type([.Q30]);IF(AND(NOT(ISERROR([.M30]));NOT(ISERROR([.Q30])));AND(ISBLANK([.M30])=ISBLANK([.Q30]);[.M30]=[.Q30])));1;&quot;ERR!&quot;)" office:value-type="string" office:string-value="ERR!" calcext:value-type="string">
            <text:p>ERR!</text:p>
          </table:table-cell>
          <table:table-cell table:style-name="ce25" table:formula="of:=IF(IF(AND(ISERROR([.N30]);ISERROR([.R30]));error.type([.N30])=error.type([.R30]);IF(AND(NOT(ISERROR([.N30]));NOT(ISERROR([.R30])));AND(ISBLANK([.N30])=ISBLANK([.R30]);[.N30]=[.R30])));1;&quot;ERR!&quot;)" office:value-type="string" office:string-value="ERR!" calcext:value-type="string">
            <text:p>ERR!</text:p>
          </table:table-cell>
          <table:table-cell table:style-name="ce28" table:formula="of:=IF(IF(AND(ISERROR([.O30]);ISERROR([.S30]));error.type([.O30])=error.type([.S30]);IF(AND(NOT(ISERROR([.O30]));NOT(ISERROR([.S30])));AND(ISBLANK([.O30])=ISBLANK([.S30]);[.O30]=[.S30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 ['#Head3]:[Calced]])</text:p>
          </table:table-cell>
          <table:table-cell table:formula="of:=SUM(table[[#data]; ['#head3]:[calced]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31]);ISERROR([.H31]));error.type([.G31])=error.type([.H31]);IF(AND(NOT(ISERROR([.G31]));NOT(ISERROR([.H31])));AND(ISBLANK([.G31])=ISBLANK([.H31]);[.G31]=[.H31])));1;&quot;ERR!&quot;)" office:value-type="string" office:string-value="ERR!" calcext:value-type="string">
            <text:p>ERR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5" office:value-type="string" calcext:value-type="string">
            <text:p>=SUM(table[ [#Data]; ['#Head3]:[Calced] ])</text:p>
          </table:table-cell>
          <table:table-cell table:formula="of:=SUM(table[ [#data]; ['#head3]:[calced] ]))" office:value-type="string" office:string-value="" calcext:value-type="error">
            <text:p/>
          </table:table-cell>
          <table:table-cell office:value-type="float" office:value="270" calcext:value-type="float">
            <text:p>270</text:p>
          </table:table-cell>
          <table:table-cell table:style-name="ce6" table:formula="of:=IF(IF(AND(ISERROR([.G32]);ISERROR([.H32]));error.type([.G32])=error.type([.H32]);IF(AND(NOT(ISERROR([.G32]));NOT(ISERROR([.H32])));AND(ISBLANK([.G32])=ISBLANK([.H32]);[.G32]=[.H32])));1;&quot;ERR!&quot;)" office:value-type="string" office:string-value="ERR!" calcext:value-type="string">
            <text:p>ERR!</text:p>
          </table:table-cell>
          <table:table-cell/>
          <table:table-cell table:style-name="ce3" office:value-type="string" calcext:value-type="string">
            <text:p>2.8 - SPECIAL COLUMN RANGES (TABLE WITHOUT HEADERS AND TOTALS)</text:p>
          </table:table-cell>
          <table:table-cell table:style-name="ce3" table:number-columns-repeated="12"/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[#Totals];[Head''2]])</text:p>
          </table:table-cell>
          <table:table-cell table:formula="of:=SUM(table[[#data];[#totals];[head''2]])" office:value-type="string" office:string-value="" calcext:value-type="error">
            <text:p/>
          </table:table-cell>
          <table:table-cell office:value-type="float" office:value="103" calcext:value-type="float">
            <text:p>103</text:p>
          </table:table-cell>
          <table:table-cell table:style-name="ce6" table:formula="of:=IF(IF(AND(ISERROR([.G33]);ISERROR([.H33]));error.type([.G33])=error.type([.H33]);IF(AND(NOT(ISERROR([.G33]));NOT(ISERROR([.H33])));AND(ISBLANK([.G33])=ISBLANK([.H33]);[.G33]=[.H33])));1;&quot;ERR!&quot;)" office:value-type="string" office:string-value="ERR!" calcext:value-type="string">
            <text:p>ERR!</text:p>
          </table:table-cell>
          <table:table-cell/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 [#Totals]; [Head''2]])</text:p>
          </table:table-cell>
          <table:table-cell table:formula="of:=SUM(table[ [#data];[#totals];[head''2] ])" office:value-type="string" office:string-value="" calcext:value-type="error">
            <text:p/>
          </table:table-cell>
          <table:table-cell office:value-type="float" office:value="103" calcext:value-type="float">
            <text:p>103</text:p>
          </table:table-cell>
          <table:table-cell table:style-name="ce6" table:formula="of:=IF(IF(AND(ISERROR([.G34]);ISERROR([.H34]));error.type([.G34])=error.type([.H34]);IF(AND(NOT(ISERROR([.G34]));NOT(ISERROR([.H34])));AND(ISBLANK([.G34])=ISBLANK([.H34]);[.G34]=[.H34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Data];[Column1]]</text:p>
          </table:table-cell>
          <table:table-cell table:style-name="ce12" table:formula="of:=ROW(table2[[#data];[column1]])" office:value-type="string" office:string-value="" calcext:value-type="error">
            <text:p/>
          </table:table-cell>
          <table:table-cell table:style-name="ce15" table:formula="of:=COLUMN(table2[[#data];[column1]])" office:value-type="string" office:string-value="" calcext:value-type="error">
            <text:p/>
          </table:table-cell>
          <table:table-cell table:style-name="ce15" table:formula="of:=ROWS(table2[[#data];[column1]])" office:value-type="string" office:string-value="" calcext:value-type="error">
            <text:p/>
          </table:table-cell>
          <table:table-cell table:style-name="ce17" table:formula="of:=COLUMNS(table2[[#data];[column1]])" office:value-type="string" office:string-value="" calcext:value-type="error">
            <text:p/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IF(IF(AND(ISERROR([.L34]);ISERROR([.P34]));error.type([.L34])=error.type([.P34]);IF(AND(NOT(ISERROR([.L34]));NOT(ISERROR([.P34])));AND(ISBLANK([.L34])=ISBLANK([.P34]);[.L34]=[.P34])));1;&quot;ERR!&quot;)" office:value-type="string" office:string-value="ERR!" calcext:value-type="string">
            <text:p>ERR!</text:p>
          </table:table-cell>
          <table:table-cell table:style-name="ce24" table:formula="of:=IF(IF(AND(ISERROR([.M34]);ISERROR([.Q34]));error.type([.M34])=error.type([.Q34]);IF(AND(NOT(ISERROR([.M34]));NOT(ISERROR([.Q34])));AND(ISBLANK([.M34])=ISBLANK([.Q34]);[.M34]=[.Q34])));1;&quot;ERR!&quot;)" office:value-type="string" office:string-value="ERR!" calcext:value-type="string">
            <text:p>ERR!</text:p>
          </table:table-cell>
          <table:table-cell table:style-name="ce24" table:formula="of:=IF(IF(AND(ISERROR([.N34]);ISERROR([.R34]));error.type([.N34])=error.type([.R34]);IF(AND(NOT(ISERROR([.N34]));NOT(ISERROR([.R34])));AND(ISBLANK([.N34])=ISBLANK([.R34]);[.N34]=[.R34])));1;&quot;ERR!&quot;)" office:value-type="string" office:string-value="ERR!" calcext:value-type="string">
            <text:p>ERR!</text:p>
          </table:table-cell>
          <table:table-cell table:style-name="ce26" table:formula="of:=IF(IF(AND(ISERROR([.O34]);ISERROR([.S34]));error.type([.O34])=error.type([.S34]);IF(AND(NOT(ISERROR([.O34]));NOT(ISERROR([.S34])));AND(ISBLANK([.O34])=ISBLANK([.S34]);[.O34]=[.S34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 [#Totals]; [Head''2]])</text:p>
          </table:table-cell>
          <table:table-cell table:formula="of:=SUM(table[[#data]; [#totals]; [head''2]])" office:value-type="string" office:string-value="" calcext:value-type="error">
            <text:p/>
          </table:table-cell>
          <table:table-cell office:value-type="float" office:value="103" calcext:value-type="float">
            <text:p>103</text:p>
          </table:table-cell>
          <table:table-cell table:style-name="ce6" table:formula="of:=IF(IF(AND(ISERROR([.G35]);ISERROR([.H35]));error.type([.G35])=error.type([.H35]);IF(AND(NOT(ISERROR([.G35]));NOT(ISERROR([.H35])));AND(ISBLANK([.G35])=ISBLANK([.H35]);[.G35]=[.H35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Data];[Column2]:[Column3]]</text:p>
          </table:table-cell>
          <table:table-cell table:style-name="ce13" table:formula="of:=ROW(table2[[#data];[column2]:[column3]])" office:value-type="string" office:string-value="" calcext:value-type="error">
            <text:p/>
          </table:table-cell>
          <table:table-cell table:style-name="ce9" table:formula="of:=COLUMN(table2[[#data];[column2]:[column3]])" office:value-type="string" office:string-value="" calcext:value-type="error">
            <text:p/>
          </table:table-cell>
          <table:table-cell table:style-name="ce9" table:formula="of:=ROWS(table2[[#data];[column2]:[column3]])" office:value-type="string" office:string-value="" calcext:value-type="error">
            <text:p/>
          </table:table-cell>
          <table:table-cell table:style-name="ce18" table:formula="of:=COLUMNS(table2[[#data];[column2]:[column3]])" office:value-type="string" office:string-value="" calcext:value-type="error">
            <text:p/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IF(IF(AND(ISERROR([.L35]);ISERROR([.P35]));error.type([.L35])=error.type([.P35]);IF(AND(NOT(ISERROR([.L35]));NOT(ISERROR([.P35])));AND(ISBLANK([.L35])=ISBLANK([.P35]);[.L35]=[.P35])));1;&quot;ERR!&quot;)" office:value-type="string" office:string-value="ERR!" calcext:value-type="string">
            <text:p>ERR!</text:p>
          </table:table-cell>
          <table:table-cell table:style-name="ce23" table:formula="of:=IF(IF(AND(ISERROR([.M35]);ISERROR([.Q35]));error.type([.M35])=error.type([.Q35]);IF(AND(NOT(ISERROR([.M35]));NOT(ISERROR([.Q35])));AND(ISBLANK([.M35])=ISBLANK([.Q35]);[.M35]=[.Q35])));1;&quot;ERR!&quot;)" office:value-type="string" office:string-value="ERR!" calcext:value-type="string">
            <text:p>ERR!</text:p>
          </table:table-cell>
          <table:table-cell table:style-name="ce23" table:formula="of:=IF(IF(AND(ISERROR([.N35]);ISERROR([.R35]));error.type([.N35])=error.type([.R35]);IF(AND(NOT(ISERROR([.N35]));NOT(ISERROR([.R35])));AND(ISBLANK([.N35])=ISBLANK([.R35]);[.N35]=[.R35])));1;&quot;ERR!&quot;)" office:value-type="string" office:string-value="ERR!" calcext:value-type="string">
            <text:p>ERR!</text:p>
          </table:table-cell>
          <table:table-cell table:style-name="ce27" table:formula="of:=IF(IF(AND(ISERROR([.O35]);ISERROR([.S35]));error.type([.O35])=error.type([.S35]);IF(AND(NOT(ISERROR([.O35]));NOT(ISERROR([.S35])));AND(ISBLANK([.O35])=ISBLANK([.S35]);[.O35]=[.S35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 [#Data]; [#Totals]; [Head''2] ])</text:p>
          </table:table-cell>
          <table:table-cell table:formula="of:=SUM(table[ [#data]; [#totals]; [head''2] ])" office:value-type="string" office:string-value="" calcext:value-type="error">
            <text:p/>
          </table:table-cell>
          <table:table-cell office:value-type="float" office:value="103" calcext:value-type="float">
            <text:p>103</text:p>
          </table:table-cell>
          <table:table-cell table:style-name="ce6" table:formula="of:=IF(IF(AND(ISERROR([.G36]);ISERROR([.H36]));error.type([.G36])=error.type([.H36]);IF(AND(NOT(ISERROR([.G36]));NOT(ISERROR([.H36])));AND(ISBLANK([.G36])=ISBLANK([.H36]);[.G36]=[.H36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Headers];[#Data];[Column1]]</text:p>
          </table:table-cell>
          <table:table-cell table:style-name="ce13" table:formula="of:=ROW(table2[[#headers];[#data];[column1]])" office:value-type="string" office:string-value="" calcext:value-type="error">
            <text:p/>
          </table:table-cell>
          <table:table-cell table:style-name="ce9" table:formula="of:=COLUMN(table2[[#headers];[#data];[column1]])" office:value-type="string" office:string-value="" calcext:value-type="error">
            <text:p/>
          </table:table-cell>
          <table:table-cell table:style-name="ce9" table:formula="of:=ROWS(table2[[#headers];[#data];[column1]])" office:value-type="string" office:string-value="" calcext:value-type="error">
            <text:p/>
          </table:table-cell>
          <table:table-cell table:style-name="ce18" table:formula="of:=COLUMNS(table2[[#headers];[#data];[column1]])" office:value-type="string" office:string-value="" calcext:value-type="error">
            <text:p/>
          </table:table-cell>
          <table:table-cell table:style-name="ce13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IF(IF(AND(ISERROR([.L36]);ISERROR([.P36]));error.type([.L36])=error.type([.P36]);IF(AND(NOT(ISERROR([.L36]));NOT(ISERROR([.P36])));AND(ISBLANK([.L36])=ISBLANK([.P36]);[.L36]=[.P36])));1;&quot;ERR!&quot;)" office:value-type="string" office:string-value="ERR!" calcext:value-type="string">
            <text:p>ERR!</text:p>
          </table:table-cell>
          <table:table-cell table:style-name="ce23" table:formula="of:=IF(IF(AND(ISERROR([.M36]);ISERROR([.Q36]));error.type([.M36])=error.type([.Q36]);IF(AND(NOT(ISERROR([.M36]));NOT(ISERROR([.Q36])));AND(ISBLANK([.M36])=ISBLANK([.Q36]);[.M36]=[.Q36])));1;&quot;ERR!&quot;)" office:value-type="string" office:string-value="ERR!" calcext:value-type="string">
            <text:p>ERR!</text:p>
          </table:table-cell>
          <table:table-cell table:style-name="ce23" table:formula="of:=IF(IF(AND(ISERROR([.N36]);ISERROR([.R36]));error.type([.N36])=error.type([.R36]);IF(AND(NOT(ISERROR([.N36]));NOT(ISERROR([.R36])));AND(ISBLANK([.N36])=ISBLANK([.R36]);[.N36]=[.R36])));1;&quot;ERR!&quot;)" office:value-type="string" office:string-value="ERR!" calcext:value-type="string">
            <text:p>ERR!</text:p>
          </table:table-cell>
          <table:table-cell table:style-name="ce27" table:formula="of:=IF(IF(AND(ISERROR([.O36]);ISERROR([.S36]));error.type([.O36])=error.type([.S36]);IF(AND(NOT(ISERROR([.O36]));NOT(ISERROR([.S36])));AND(ISBLANK([.O36])=ISBLANK([.S36]);[.O36]=[.S36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[#Totals];['#Head3]:[Calced]])</text:p>
          </table:table-cell>
          <table:table-cell table:formula="of:=SUM(table[[#data];[#totals];['#head3]:[calced]]))" office:value-type="string" office:string-value="" calcext:value-type="error">
            <text:p/>
          </table:table-cell>
          <table:table-cell office:value-type="float" office:value="296" calcext:value-type="float">
            <text:p>296</text:p>
          </table:table-cell>
          <table:table-cell table:style-name="ce6" table:formula="of:=IF(IF(AND(ISERROR([.G37]);ISERROR([.H37]));error.type([.G37])=error.type([.H37]);IF(AND(NOT(ISERROR([.G37]));NOT(ISERROR([.H37])));AND(ISBLANK([.G37])=ISBLANK([.H37]);[.G37]=[.H37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table2[[#Data];[#Totals];[Column2]:[Column3]]</text:p>
          </table:table-cell>
          <table:table-cell table:style-name="ce14" table:formula="of:=ROW(table2[[#data];[#totals];[column2]:[column3]])" office:value-type="string" office:string-value="" calcext:value-type="error">
            <text:p/>
          </table:table-cell>
          <table:table-cell table:style-name="ce16" table:formula="of:=COLUMN(table2[[#data];[#totals];[column2]:[column3]])" office:value-type="string" office:string-value="" calcext:value-type="error">
            <text:p/>
          </table:table-cell>
          <table:table-cell table:style-name="ce16" table:formula="of:=ROWS(table2[[#data];[#totals];[column2]:[column3]])" office:value-type="string" office:string-value="" calcext:value-type="error">
            <text:p/>
          </table:table-cell>
          <table:table-cell table:style-name="ce19" table:formula="of:=COLUMNS(table2[[#data];[#totals];[column2]:[column3]])" office:value-type="string" office:string-value="" calcext:value-type="error">
            <text:p/>
          </table:table-cell>
          <table:table-cell table:style-name="ce14" office:value-type="float" office:value="22" calcext:value-type="float">
            <text:p>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IF(IF(AND(ISERROR([.L37]);ISERROR([.P37]));error.type([.L37])=error.type([.P37]);IF(AND(NOT(ISERROR([.L37]));NOT(ISERROR([.P37])));AND(ISBLANK([.L37])=ISBLANK([.P37]);[.L37]=[.P37])));1;&quot;ERR!&quot;)" office:value-type="string" office:string-value="ERR!" calcext:value-type="string">
            <text:p>ERR!</text:p>
          </table:table-cell>
          <table:table-cell table:style-name="ce25" table:formula="of:=IF(IF(AND(ISERROR([.M37]);ISERROR([.Q37]));error.type([.M37])=error.type([.Q37]);IF(AND(NOT(ISERROR([.M37]));NOT(ISERROR([.Q37])));AND(ISBLANK([.M37])=ISBLANK([.Q37]);[.M37]=[.Q37])));1;&quot;ERR!&quot;)" office:value-type="string" office:string-value="ERR!" calcext:value-type="string">
            <text:p>ERR!</text:p>
          </table:table-cell>
          <table:table-cell table:style-name="ce25" table:formula="of:=IF(IF(AND(ISERROR([.N37]);ISERROR([.R37]));error.type([.N37])=error.type([.R37]);IF(AND(NOT(ISERROR([.N37]));NOT(ISERROR([.R37])));AND(ISBLANK([.N37])=ISBLANK([.R37]);[.N37]=[.R37])));1;&quot;ERR!&quot;)" office:value-type="string" office:string-value="ERR!" calcext:value-type="string">
            <text:p>ERR!</text:p>
          </table:table-cell>
          <table:table-cell table:style-name="ce28" table:formula="of:=IF(IF(AND(ISERROR([.O37]);ISERROR([.S37]));error.type([.O37])=error.type([.S37]);IF(AND(NOT(ISERROR([.O37]));NOT(ISERROR([.S37])));AND(ISBLANK([.O37])=ISBLANK([.S37]);[.O37]=[.S37])));1;&quot;ERR!&quot;)" office:value-type="string" office:string-value="ERR!" calcext:value-type="string">
            <text:p>ERR!</text:p>
          </table:table-cell>
          <table:table-cell table:number-columns-repeated="1001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 [#Data];[#Totals];['#Head3]:[Calced] ])</text:p>
          </table:table-cell>
          <table:table-cell table:formula="of:=SUM(table[ [#data];[#totals];['#head3]:[calced] ]))" office:value-type="string" office:string-value="" calcext:value-type="error">
            <text:p/>
          </table:table-cell>
          <table:table-cell office:value-type="float" office:value="296" calcext:value-type="float">
            <text:p>296</text:p>
          </table:table-cell>
          <table:table-cell table:style-name="ce6" table:formula="of:=IF(IF(AND(ISERROR([.G38]);ISERROR([.H38]));error.type([.G38])=error.type([.H38]);IF(AND(NOT(ISERROR([.G38]));NOT(ISERROR([.H38])));AND(ISBLANK([.G38])=ISBLANK([.H38]);[.G38]=[.H38])));1;&quot;ERR!&quot;)" office:value-type="string" office:string-value="ERR!" calcext:value-type="string">
            <text:p>ERR!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[#Data]; [#Totals]; ['#Head3]:[Calced]])</text:p>
          </table:table-cell>
          <table:table-cell table:formula="of:=SUM(table[[#data]; [#totals]; ['#head3]:[calced]]))" office:value-type="string" office:string-value="" calcext:value-type="error">
            <text:p/>
          </table:table-cell>
          <table:table-cell office:value-type="float" office:value="296" calcext:value-type="float">
            <text:p>296</text:p>
          </table:table-cell>
          <table:table-cell table:style-name="ce6" table:formula="of:=IF(IF(AND(ISERROR([.G39]);ISERROR([.H39]));error.type([.G39])=error.type([.H39]);IF(AND(NOT(ISERROR([.G39]));NOT(ISERROR([.H39])));AND(ISBLANK([.G39])=ISBLANK([.H39]);[.G39]=[.H39])));1;&quot;ERR!&quot;)" office:value-type="string" office:string-value="ERR!" calcext:value-type="string">
            <text:p>ERR!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5" office:value-type="string" calcext:value-type="string">
            <text:p>=SUM(table[ [#Data]; [#Totals]; ['#Head3]:[Calced] ])</text:p>
          </table:table-cell>
          <table:table-cell table:formula="of:=SUM(table[ [#data]; [#totals]; ['#head3]:[calced] ]))" office:value-type="string" office:string-value="" calcext:value-type="error">
            <text:p/>
          </table:table-cell>
          <table:table-cell office:value-type="float" office:value="296" calcext:value-type="float">
            <text:p>296</text:p>
          </table:table-cell>
          <table:table-cell table:style-name="ce6" table:formula="of:=IF(IF(AND(ISERROR([.G40]);ISERROR([.H40]));error.type([.G40])=error.type([.H40]);IF(AND(NOT(ISERROR([.G40]));NOT(ISERROR([.H40])));AND(ISBLANK([.G40])=ISBLANK([.H40]);[.G40]=[.H40])));1;&quot;ERR!&quot;)" office:value-type="string" office:string-value="ERR!" calcext:value-type="string">
            <text:p>ERR!</text:p>
          </table:table-cell>
          <table:table-cell table:number-columns-repeated="101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" table:style-name="ta3">
        <table:table-column table:style-name="co11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4" table:default-cell-style-name="Default"/>
        <table:table-column table:style-name="co7" table:number-columns-repeated="1014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 - SPECIAL PARAMETER HANDLING</text:p>
          </table:table-cell>
          <table:table-cell table:style-name="ce2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3.1 - ADD MISSING/DIFFERENT DEFAULT PARAMETER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=FLOOR(-15,-10)</text:p>
          </table:table-cell>
          <table:table-cell table:style-name="ce30" table:formula="of:=FLOOR(-15;-10;1)" office:value-type="float" office:value="-10" calcext:value-type="float">
            <text:p/>
          </table:table-cell>
          <table:table-cell table:style-name="ce30" office:value-type="float" office:value="-10" calcext:value-type="float">
            <text:p>-10</text:p>
          </table:table-cell>
          <table:table-cell table:style-name="ce6" table:formula="of:=IF(IF(AND(ISERROR([.B7]);ISERROR([.C7]));error.type([.B7])=error.type([.C7]);IF(AND(NOT(ISERROR([.B7]));NOT(ISERROR([.C7])));AND(ISBLANK([.B7])=ISBLANK([.C7]);[.B7]=[.C7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CEILING(-15,-10)</text:p>
          </table:table-cell>
          <table:table-cell table:style-name="ce30" table:formula="of:=CEILING(-15;-10;1)" office:value-type="float" office:value="-20" calcext:value-type="float">
            <text:p/>
          </table:table-cell>
          <table:table-cell table:style-name="ce30" office:value-type="float" office:value="-20" calcext:value-type="float">
            <text:p>-20</text:p>
          </table:table-cell>
          <table:table-cell table:style-name="ce6" table:formula="of:=IF(IF(AND(ISERROR([.B8]);ISERROR([.C8]));error.type([.B8])=error.type([.C8]);IF(AND(NOT(ISERROR([.B8]));NOT(ISERROR([.C8])));AND(ISBLANK([.B8])=ISBLANK([.C8]);[.B8]=[.C8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3.2 - REMOVE UNSUPPORTED PARAMETER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=PERCENTRANK($D$12:$D$15,2)</text:p>
          </table:table-cell>
          <table:table-cell table:style-name="ce30" table:formula="of:=PERCENTRANK([.$E$12:.$E$15];2)" office:value-type="float" office:value="0.333" calcext:value-type="float">
            <text:p/>
          </table:table-cell>
          <table:table-cell table:style-name="ce30" office:value-type="float" office:value="0.333" calcext:value-type="float">
            <text:p>0.333</text:p>
          </table:table-cell>
          <table:table-cell table:style-name="ce6" table:formula="of:=IF(IF(AND(ISERROR([.B12]);ISERROR([.C12]));error.type([.B12])=error.type([.C12]);IF(AND(NOT(ISERROR([.B12]));NOT(ISERROR([.C12])));AND(ISBLANK([.B12])=ISBLANK([.C12]);[.B12]=[.C12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PERCENTRANK($D$12:$D$15,2,1)</text:p>
          </table:table-cell>
          <table:table-cell table:style-name="ce30" table:formula="of:=PERCENTRANK([.$E$12:.$E$15];2;1)" office:value-type="float" office:value="0.3" calcext:value-type="float">
            <text:p/>
          </table:table-cell>
          <table:table-cell office:value-type="float" office:value="0.3" calcext:value-type="float">
            <text:p>0.3</text:p>
          </table:table-cell>
          <table:table-cell table:style-name="ce6" table:formula="of:=IF(IF(AND(ISERROR([.B13]);ISERROR([.C13]));error.type([.B13])=error.type([.C13]);IF(AND(NOT(ISERROR([.B13]));NOT(ISERROR([.C13])));AND(ISBLANK([.B13])=ISBLANK([.C13]);[.B13]=[.C13])));1;&quot;ERR!&quot;)" office:value-type="float" office:value="1" calcext:value-type="float">
            <text:p/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PERCENTRANK($D$12:$D$15,2,3)</text:p>
          </table:table-cell>
          <table:table-cell table:style-name="ce30" table:formula="of:=PERCENTRANK([.$E$12:.$E$15];2;3)" office:value-type="float" office:value="0.333" calcext:value-type="float">
            <text:p/>
          </table:table-cell>
          <table:table-cell office:value-type="float" office:value="0.333" calcext:value-type="float">
            <text:p>0.333</text:p>
          </table:table-cell>
          <table:table-cell table:style-name="ce6" table:formula="of:=IF(IF(AND(ISERROR([.B14]);ISERROR([.C14]));error.type([.B14])=error.type([.C14]);IF(AND(NOT(ISERROR([.B14]));NOT(ISERROR([.C14])));AND(ISBLANK([.B14])=ISBLANK([.C14]);[.B14]=[.C14])));1;&quot;ERR!&quot;)" office:value-type="float" office:value="1" calcext:value-type="float">
            <text:p/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PERCENTRANK($D$12:$D$15,2,5)</text:p>
          </table:table-cell>
          <table:table-cell table:style-name="ce30" table:formula="of:=PERCENTRANK([.$E$12:.$E$15];2;5)" office:value-type="float" office:value="0.33333" calcext:value-type="float">
            <text:p/>
          </table:table-cell>
          <table:table-cell office:value-type="float" office:value="0.33333" calcext:value-type="float">
            <text:p>0.33333</text:p>
          </table:table-cell>
          <table:table-cell table:style-name="ce6" table:formula="of:=IF(IF(AND(ISERROR([.B15]);ISERROR([.C15]));error.type([.B15])=error.type([.C15]);IF(AND(NOT(ISERROR([.B15]));NOT(ISERROR([.C15])));AND(ISBLANK([.B15])=ISBLANK([.C15]);[.B15]=[.C15])));1;&quot;ERR!&quot;)" office:value-type="float" office:value="1" calcext:value-type="float">
            <text:p/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INDIRECT("$E$16")</text:p>
          </table:table-cell>
          <table:table-cell table:style-name="ce5" table:formula="of:=INDIRECT(&quot;$E$16&quot;)" office:value-type="float" office:value="5" calcext:value-type="float">
            <text:p/>
          </table:table-cell>
          <table:table-cell office:value-type="float" office:value="5" calcext:value-type="float">
            <text:p>5</text:p>
          </table:table-cell>
          <table:table-cell table:style-name="ce6" table:formula="of:=IF(IF(AND(ISERROR([.B16]);ISERROR([.C16]));error.type([.B16])=error.type([.C16]);IF(AND(NOT(ISERROR([.B16]));NOT(ISERROR([.C16])));AND(ISBLANK([.B16])=ISBLANK([.C16]);[.B16]=[.C16])));1;&quot;ERR!&quot;)" office:value-type="float" office:value="1" calcext:value-type="float">
            <text:p/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INDIRECT("$E$17",TRUE)</text:p>
          </table:table-cell>
          <table:table-cell table:style-name="ce5" table:formula="of:=INDIRECT(&quot;$E$17&quot;;1)" office:value-type="float" office:value="6" calcext:value-type="float">
            <text:p/>
          </table:table-cell>
          <table:table-cell office:value-type="float" office:value="6" calcext:value-type="float">
            <text:p>6</text:p>
          </table:table-cell>
          <table:table-cell table:style-name="ce6" table:formula="of:=IF(IF(AND(ISERROR([.B17]);ISERROR([.C17]));error.type([.B17])=error.type([.C17]);IF(AND(NOT(ISERROR([.B17]));NOT(ISERROR([.C17])));AND(ISBLANK([.B17])=ISBLANK([.C17]);[.B17]=[.C17])));1;&quot;ERR!&quot;)" office:value-type="float" office:value="1" calcext:value-type="float">
            <text:p/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=ADDRESS(18,5)</text:p>
          </table:table-cell>
          <table:table-cell table:formula="of:=ADDRESS(18;5)" office:value-type="string" office:string-value="$E$18" calcext:value-type="string">
            <text:p>$E$18</text:p>
          </table:table-cell>
          <table:table-cell office:value-type="string" calcext:value-type="string">
            <text:p>$E$18</text:p>
          </table:table-cell>
          <table:table-cell table:style-name="ce6" table:formula="of:=IF(IF(AND(ISERROR([.B18]);ISERROR([.C18]));error.type([.B18])=error.type([.C18]);IF(AND(NOT(ISERROR([.B18]));NOT(ISERROR([.C18])));AND(ISBLANK([.B18])=ISBLANK([.C18]);[.B18]=[.C18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ADDRESS(19,5,4)</text:p>
          </table:table-cell>
          <table:table-cell table:formula="of:=ADDRESS(19;5;4)" office:value-type="string" office:string-value="E19" calcext:value-type="string">
            <text:p>E19</text:p>
          </table:table-cell>
          <table:table-cell office:value-type="string" calcext:value-type="string">
            <text:p>E19</text:p>
          </table:table-cell>
          <table:table-cell table:style-name="ce6" table:formula="of:=IF(IF(AND(ISERROR([.B19]);ISERROR([.C19]));error.type([.B19])=error.type([.C19]);IF(AND(NOT(ISERROR([.B19]));NOT(ISERROR([.C19])));AND(ISBLANK([.B19])=ISBLANK([.C19]);[.B19]=[.C19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ADDRESS(20,5,4,TRUE)</text:p>
          </table:table-cell>
          <table:table-cell table:formula="of:=ADDRESS(20;5;4;1)" office:value-type="string" office:string-value="E20" calcext:value-type="string">
            <text:p>E20</text:p>
          </table:table-cell>
          <table:table-cell office:value-type="string" calcext:value-type="string">
            <text:p>E20</text:p>
          </table:table-cell>
          <table:table-cell table:style-name="ce6" table:formula="of:=IF(IF(AND(ISERROR([.B20]);ISERROR([.C20]));error.type([.B20])=error.type([.C20]);IF(AND(NOT(ISERROR([.B20]));NOT(ISERROR([.C20])));AND(ISBLANK([.B20])=ISBLANK([.C20]);[.B20]=[.C20])));1;&quot;ERR!&quot;)" office:value-type="float" office:value="1" calcext:value-type="float">
            <text:p/>
          </table:table-cell>
          <table:table-cell table:number-columns-repeated="2"/>
          <table:table-cell table:style-name="ce31" office:value-type="string" calcext:value-type="string">
            <text:p>Test cells for 3D references in other sheets</text:p>
          </table:table-cell>
          <table:table-cell table:style-name="ce31" table:number-columns-repeated="3"/>
          <table:table-cell table:number-columns-repeated="1014"/>
        </table:table-row>
        <table:table-row table:style-name="ro2">
          <table:table-cell table:style-name="ce5" office:value-type="string" calcext:value-type="string">
            <text:p>=ADDRESS(21,5,4,TRUE,"Param")</text:p>
          </table:table-cell>
          <table:table-cell table:formula="of:=ADDRESS(21;5;4;1;&quot;Param&quot;)" office:value-type="string" office:string-value="Param.E21" calcext:value-type="string">
            <text:p>Param.E21</text:p>
          </table:table-cell>
          <table:table-cell office:value-type="string" calcext:value-type="string">
            <text:p>Param!E21</text:p>
          </table:table-cell>
          <table:table-cell table:style-name="ce6" table:formula="of:=IF(IF(AND(ISERROR([.B21]);ISERROR([.C21]));error.type([.B21])=error.type([.C21]);IF(AND(NOT(ISERROR([.B21]));NOT(ISERROR([.C21])));AND(ISBLANK([.B21])=ISBLANK([.C21]);[.B21]=[.C21])));1;&quot;ERR!&quot;)" office:value-type="string" office:string-value="ERR!" calcext:value-type="string">
            <text:p>ERR!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4">
          <table:table-cell table:style-name="ce29" office:value-type="string" calcext:value-type="string">
            <text:p>3.3 - REPLACE DEFAULT PARAMETERS</text:p>
          </table:table-cell>
          <table:table-cell table:style-name="ce3" table:number-columns-repeated="4"/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=IF(FALSE,)</text:p>
          </table:table-cell>
          <table:table-cell table:formula="of:=IF(0;)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B25]);ISERROR([.C25]));error.type([.B25])=error.type([.C25]);IF(AND(NOT(ISERROR([.B25]));NOT(ISERROR([.C25])));AND(ISBLANK([.B25])=ISBLANK([.C25]);[.B25]=[.C25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IF(TRUE,)</text:p>
          </table:table-cell>
          <table:table-cell table:formula="of:=IF(1;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B26]);ISERROR([.C26]));error.type([.B26])=error.type([.C26]);IF(AND(NOT(ISERROR([.B26]));NOT(ISERROR([.C26])));AND(ISBLANK([.B26])=ISBLANK([.C26]);[.B26]=[.C26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IF(FALSE,,)</text:p>
          </table:table-cell>
          <table:table-cell table:formula="of:=IF(0;;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B27]);ISERROR([.C27]));error.type([.B27])=error.type([.C27]);IF(AND(NOT(ISERROR([.B27]));NOT(ISERROR([.C27])));AND(ISBLANK([.B27])=ISBLANK([.C27]);[.B27]=[.C27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IF(TRUE,,)</text:p>
          </table:table-cell>
          <table:table-cell table:formula="of:=IF(1;;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B28]);ISERROR([.C28]));error.type([.B28])=error.type([.C28]);IF(AND(NOT(ISERROR([.B28]));NOT(ISERROR([.C28])));AND(ISBLANK([.B28])=ISBLANK([.C28]);[.B28]=[.C28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3.4 - REMOVE TRAILING EMPTY PARAMETERS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5" office:value-type="string" calcext:value-type="string">
            <text:p>=SUM(1,)</text:p>
          </table:table-cell>
          <table:table-cell table:formula="of:=SUM(1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B32]);ISERROR([.C32]));error.type([.B32])=error.type([.C32]);IF(AND(NOT(ISERROR([.B32]));NOT(ISERROR([.C32])));AND(ISBLANK([.B32])=ISBLANK([.C32]);[.B32]=[.C32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=SUM( 1, 1, , )</text:p>
          </table:table-cell>
          <table:table-cell table:formula="of:=SUM( 1; 1; ; 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B33]);ISERROR([.C33]));error.type([.B33])=error.type([.C33]);IF(AND(NOT(ISERROR([.B33]));NOT(ISERROR([.C33])));AND(ISBLANK([.B33])=ISBLANK([.C33]);[.B33]=[.C33])));1;&quot;ERR!&quot;)" office:value-type="float" office:value="1" calcext:value-type="float">
            <text:p/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4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number-columns-repeated="1006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4 - ALL SHEET FUNCTIONS</text:p>
          </table:table-cell>
          <table:table-cell table:style-name="ce2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4.1 - FUNCTIONS SUPPORTED IN BIFF2</text:p>
          </table:table-cell>
          <table:table-cell table:style-name="ce3" table:number-columns-repeated="6"/>
          <table:table-cell/>
          <table:table-cell table:style-name="ce29" office:value-type="string" calcext:value-type="string">
            <text:p>4.2 - FUNCTIONS SUPPORTED IN BIFF3</text:p>
          </table:table-cell>
          <table:table-cell table:style-name="ce3" table:number-columns-repeated="4"/>
          <table:table-cell/>
          <table:table-cell table:style-name="ce29" office:value-type="string" calcext:value-type="string">
            <text:p>4.6 - FUNCTIONS SUPPORTED IN OOX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style-name="ce4" office:value-type="string" calcext:value-type="string">
            <text:p>Test values</text:p>
          </table:table-cell>
          <table:table-cell table:style-name="ce4"/>
          <table:table-cell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UNT</text:p>
          </table:table-cell>
          <table:table-cell table:formula="of:=COUNT(1)" office:value-type="float" office:value="1" calcext:value-type="float">
            <text:p/>
          </table:table-cell>
          <table:table-cell table:style-name="ce30" office:value-type="float" office:value="1" calcext:value-type="float">
            <text:p>1</text:p>
          </table:table-cell>
          <table:table-cell table:style-name="ce6" table:formula="of:=IF(IF(AND(ISERROR([.C7]);ISERROR([.D7]));error.type([.C7])=error.type([.D7]);IF(AND(NOT(ISERROR([.C7]));NOT(ISERROR([.D7])));AND(ISBLANK([.C7])=ISBLANK([.D7]);[.C7]=[.D7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YEN/USDOLLAR</text:p>
          </table:table-cell>
          <table:table-cell table:formula="of:=usdollar(1;0)" office:value-type="string" office:string-value="" calcext:value-type="error">
            <text:p/>
          </table:table-cell>
          <table:table-cell table:style-name="ce5" office:value-type="string" calcext:value-type="string">
            <text:p>1 €</text:p>
          </table:table-cell>
          <table:table-cell table:style-name="ce6" table:formula="of:=IF(IF(AND(ISERROR([.K7]);ISERROR([.L7]));error.type([.K7])=error.type([.L7]);IF(AND(NOT(ISERROR([.K7]));NOT(ISERROR([.L7])));AND(ISBLANK([.K7])=ISBLANK([.L7]);[.K7]=[.L7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AVERAGEIF</text:p>
          </table:table-cell>
          <table:table-cell table:formula="of:=AVERAGEIF([.$F$7:.$G$7]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7]);ISERROR([.Q7]));error.type([.P7])=error.type([.Q7]);IF(AND(NOT(ISERROR([.P7]));NOT(ISERROR([.Q7])));AND(ISBLANK([.P7])=ISBLANK([.Q7]);[.P7]=[.Q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F</text:p>
          </table:table-cell>
          <table:table-cell table:formula="of:=IF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]);ISERROR([.D8]));error.type([.C8])=error.type([.D8]);IF(AND(NOT(ISERROR([.C8]));NOT(ISERROR([.D8])));AND(ISBLANK([.C8])=ISBLANK([.D8]);[.C8]=[.D8])));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FINDB</text:p>
          </table:table-cell>
          <table:table-cell table:formula="of:=findb(&quot;A&quot;;&quot;A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8]);ISERROR([.L8]));error.type([.K8])=error.type([.L8]);IF(AND(NOT(ISERROR([.K8]));NOT(ISERROR([.L8])));AND(ISBLANK([.K8])=ISBLANK([.L8]);[.K8]=[.L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AVERAGEIFS</text:p>
          </table:table-cell>
          <table:table-cell table:formula="of:=AVERAGEIFS([.$F$7:.$G$7];[.$F$8:.$G$8]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8]);ISERROR([.Q8]));error.type([.P8])=error.type([.Q8]);IF(AND(NOT(ISERROR([.P8]));NOT(ISERROR([.Q8])));AND(ISBLANK([.P8])=ISBLANK([.Q8]);[.P8]=[.Q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SNA</text:p>
          </table:table-cell>
          <table:table-cell table:formula="of:=ISNA([.$F$22])" office:value-type="float" office:value="0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9]);ISERROR([.D9]));error.type([.C9])=error.type([.D9]);IF(AND(NOT(ISERROR([.C9]));NOT(ISERROR([.D9])));AND(ISBLANK([.C9])=ISBLANK([.D9]);[.C9]=[.D9])));1;&quot;ERR!&quot;)" office:value-type="string" office:string-value="ERR!" calcext:value-type="string">
            <text:p>ERR!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SEARCHB</text:p>
          </table:table-cell>
          <table:table-cell table:formula="of:=searchb(&quot;A&quot;;&quot;A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]);ISERROR([.L9]));error.type([.K9])=error.type([.L9]);IF(AND(NOT(ISERROR([.K9]));NOT(ISERROR([.L9])));AND(ISBLANK([.K9])=ISBLANK([.L9]);[.K9]=[.L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NTIFS</text:p>
          </table:table-cell>
          <table:table-cell table:formula="of:=COUNTIFS([.$F$7:.$G$7];[.$F$8:.$G$8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9]);ISERROR([.Q9]));error.type([.P9])=error.type([.Q9]);IF(AND(NOT(ISERROR([.P9]));NOT(ISERROR([.Q9])));AND(ISBLANK([.P9])=ISBLANK([.Q9]);[.P9]=[.Q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SERROR</text:p>
          </table:table-cell>
          <table:table-cell table:formula="of:=ISERROR([.$F$22])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10]);ISERROR([.D10]));error.type([.C10])=error.type([.D10]);IF(AND(NOT(ISERROR([.C10]));NOT(ISERROR([.D10])));AND(ISBLANK([.C10])=ISBLANK([.D10]);[.C10]=[.D10])));1;&quot;ERR!&quot;)" office:value-type="string" office:string-value="ERR!" calcext:value-type="string">
            <text:p>ERR!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REPLACEB</text:p>
          </table:table-cell>
          <table:table-cell table:formula="of:=replaceb(&quot;A&quot;;1;1;&quot;A&quot;)" office:value-type="string" office:string-value="" calcext:value-type="error">
            <text:p/>
          </table:table-cell>
          <table:table-cell office:value-type="string" calcext:value-type="string">
            <text:p>A</text:p>
          </table:table-cell>
          <table:table-cell table:style-name="ce6" table:formula="of:=IF(IF(AND(ISERROR([.K10]);ISERROR([.L10]));error.type([.K10])=error.type([.L10]);IF(AND(NOT(ISERROR([.K10]));NOT(ISERROR([.L10])));AND(ISBLANK([.K10])=ISBLANK([.L10]);[.K10]=[.L10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IFERROR</text:p>
          </table:table-cell>
          <table:table-cell table:formula="of:=IFERROR(NA()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0]);ISERROR([.Q10]));error.type([.P10])=error.type([.Q10]);IF(AND(NOT(ISERROR([.P10]));NOT(ISERROR([.Q10])));AND(ISBLANK([.P10])=ISBLANK([.Q10]);[.P10]=[.Q1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M</text:p>
          </table:table-cell>
          <table:table-cell table:formula="of:=SUM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]);ISERROR([.D11]));error.type([.C11])=error.type([.D11]);IF(AND(NOT(ISERROR([.C11]));NOT(ISERROR([.D11])));AND(ISBLANK([.C11])=ISBLANK([.D11]);[.C11]=[.D1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LEFTB</text:p>
          </table:table-cell>
          <table:table-cell table:formula="of:=LEFTB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K11]);ISERROR([.L11]));error.type([.K11])=error.type([.L11]);IF(AND(NOT(ISERROR([.K11]));NOT(ISERROR([.L11])));AND(ISBLANK([.K11])=ISBLANK([.L11]);[.K11]=[.L1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SUMIFS</text:p>
          </table:table-cell>
          <table:table-cell table:formula="of:=SUMIFS([.$F$7:.$G$7];[.$F$8:.$G$8]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1]);ISERROR([.Q11]));error.type([.P11])=error.type([.Q11]);IF(AND(NOT(ISERROR([.P11]));NOT(ISERROR([.Q11])));AND(ISBLANK([.P11])=ISBLANK([.Q11]);[.P11]=[.Q1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table:formula="of:=AVERAGE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]);ISERROR([.D12]));error.type([.C12])=error.type([.D12]);IF(AND(NOT(ISERROR([.C12]));NOT(ISERROR([.D12])));AND(ISBLANK([.C12])=ISBLANK([.D12]);[.C12]=[.D1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RIGHTB</text:p>
          </table:table-cell>
          <table:table-cell table:formula="of:=RIGHTB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K12]);ISERROR([.L12]));error.type([.K12])=error.type([.L12]);IF(AND(NOT(ISERROR([.K12]));NOT(ISERROR([.L12])));AND(ISBLANK([.K12])=ISBLANK([.L12]);[.K12]=[.L12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IN</text:p>
          </table:table-cell>
          <table:table-cell table:formula="of:=MI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3]);ISERROR([.D13]));error.type([.C13])=error.type([.D13]);IF(AND(NOT(ISERROR([.C13]));NOT(ISERROR([.D13])));AND(ISBLANK([.C13])=ISBLANK([.D13]);[.C13]=[.D1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MIDB</text:p>
          </table:table-cell>
          <table:table-cell table:formula="of:=MIDB(&quot;A&quot;;1;1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K13]);ISERROR([.L13]));error.type([.K13])=error.type([.L13]);IF(AND(NOT(ISERROR([.K13]));NOT(ISERROR([.L13])));AND(ISBLANK([.K13])=ISBLANK([.L13]);[.K13]=[.L13])));1;&quot;ERR!&quot;)" office:value-type="float" office:value="1" calcext:value-type="float">
            <text:p/>
          </table:table-cell>
          <table:table-cell/>
          <table:table-cell table:style-name="ce29" office:value-type="string" calcext:value-type="string">
            <text:p>4.7 - ANALYSIS ADD-IN FUNCTIONS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X</text:p>
          </table:table-cell>
          <table:table-cell table:formula="of:=MAX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4]);ISERROR([.D14]));error.type([.C14])=error.type([.D14]);IF(AND(NOT(ISERROR([.C14]));NOT(ISERROR([.D14])));AND(ISBLANK([.C14])=ISBLANK([.D14]);[.C14]=[.D1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LENB</text:p>
          </table:table-cell>
          <table:table-cell table:formula="of:=LENB(&quot;A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4]);ISERROR([.L14]));error.type([.K14])=error.type([.L14]);IF(AND(NOT(ISERROR([.K14]));NOT(ISERROR([.L14])));AND(ISBLANK([.K14])=ISBLANK([.L14]);[.K14]=[.L14])));1;&quot;ERR!&quot;)" office:value-type="float" office:value="1" calcext:value-type="float">
            <text:p/>
          </table:table-cell>
          <table:table-cell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W</text:p>
          </table:table-cell>
          <table:table-cell table:formula="of:=ROW([.A1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5]);ISERROR([.D15]));error.type([.C15])=error.type([.D15]);IF(AND(NOT(ISERROR([.C15]));NOT(ISERROR([.D15])));AND(ISBLANK([.C15])=ISBLANK([.D15]);[.C15]=[.D1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ROUNDUP</text:p>
          </table:table-cell>
          <table:table-cell table:formula="of:=ROUNDUP(0.1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5]);ISERROR([.L15]));error.type([.K15])=error.type([.L15]);IF(AND(NOT(ISERROR([.K15]));NOT(ISERROR([.L15])));AND(ISBLANK([.K15])=ISBLANK([.L15]);[.K15]=[.L1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ACCRINT</text:p>
          </table:table-cell>
          <table:table-cell table:formula="of:=ACCRINT(1;1;366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5]);ISERROR([.Q15]));error.type([.P15])=error.type([.Q15]);IF(AND(NOT(ISERROR([.P15]));NOT(ISERROR([.Q15])));AND(ISBLANK([.P15])=ISBLANK([.Q15]);[.P15]=[.Q1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LUMN</text:p>
          </table:table-cell>
          <table:table-cell table:formula="of:=COLUMN([.A1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6]);ISERROR([.D16]));error.type([.C16])=error.type([.D16]);IF(AND(NOT(ISERROR([.C16]));NOT(ISERROR([.D16])));AND(ISBLANK([.C16])=ISBLANK([.D16]);[.C16]=[.D1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ROUNDDOWN</text:p>
          </table:table-cell>
          <table:table-cell table:formula="of:=ROUNDDOWN(1.9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6]);ISERROR([.L16]));error.type([.K16])=error.type([.L16]);IF(AND(NOT(ISERROR([.K16]));NOT(ISERROR([.L16])));AND(ISBLANK([.K16])=ISBLANK([.L16]);[.K16]=[.L1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ACCRINTM</text:p>
          </table:table-cell>
          <table:table-cell table:formula="of:=ACCRINTM(1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16]);ISERROR([.Q16]));error.type([.P16])=error.type([.Q16]);IF(AND(NOT(ISERROR([.P16]));NOT(ISERROR([.Q16])));AND(ISBLANK([.P16])=ISBLANK([.Q16]);[.P16]=[.Q1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formula="of:=NA(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C17]);ISERROR([.D17]));error.type([.C17])=error.type([.D17]);IF(AND(NOT(ISERROR([.C17]));NOT(ISERROR([.D17])));AND(ISBLANK([.C17])=ISBLANK([.D17]);[.C17]=[.D17])));1;&quot;ERR!&quot;)" office:value-type="string" office:string-value="" calcext:value-type="error">
            <text:p/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ASC</text:p>
          </table:table-cell>
          <table:table-cell table:formula="of:=ASC(&quot;Ａ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K17]);ISERROR([.L17]));error.type([.K17])=error.type([.L17]);IF(AND(NOT(ISERROR([.K17]));NOT(ISERROR([.L17])));AND(ISBLANK([.K17])=ISBLANK([.L17]);[.K17]=[.L1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AMORDEGRC</text:p>
          </table:table-cell>
          <table:table-cell table:formula="of:=AMORDEGRC(100;1;10;1;1;0.1)" office:value-type="float" office:value="25" calcext:value-type="float">
            <text:p/>
          </table:table-cell>
          <table:table-cell office:value-type="float" office:value="25" calcext:value-type="float">
            <text:p>25</text:p>
          </table:table-cell>
          <table:table-cell table:style-name="ce6" table:formula="of:=IF(IF(AND(ISERROR([.P17]);ISERROR([.Q17]));error.type([.P17])=error.type([.Q17]);IF(AND(NOT(ISERROR([.P17]));NOT(ISERROR([.Q17])));AND(ISBLANK([.P17])=ISBLANK([.Q17]);[.P17]=[.Q1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PV</text:p>
          </table:table-cell>
          <table:table-cell table:style-name="ce10" table:formula="of:=NPV(1;2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8]);ISERROR([.D18]));error.type([.C18])=error.type([.D18]);IF(AND(NOT(ISERROR([.C18]));NOT(ISERROR([.D18])));AND(ISBLANK([.C18])=ISBLANK([.D18]);[.C18]=[.D1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JIS/DBCS</text:p>
          </table:table-cell>
          <table:table-cell table:formula="of:=dbcs(&quot;A&quot;)" office:value-type="string" office:string-value="" calcext:value-type="error">
            <text:p/>
          </table:table-cell>
          <table:table-cell office:value-type="string" calcext:value-type="string">
            <text:p>Ａ</text:p>
          </table:table-cell>
          <table:table-cell table:style-name="ce6" table:formula="of:=IF(IF(AND(ISERROR([.K18]);ISERROR([.L18]));error.type([.K18])=error.type([.L18]);IF(AND(NOT(ISERROR([.K18]));NOT(ISERROR([.L18])));AND(ISBLANK([.K18])=ISBLANK([.L18]);[.K18]=[.L18])));1;&quot;ERR!&quot;)" office:value-type="string" office:string-value="ERR!" calcext:value-type="string">
            <text:p>ERR!</text:p>
          </table:table-cell>
          <table:table-cell/>
          <table:table-cell office:value-type="string" calcext:value-type="string">
            <text:p>AMORLINC</text:p>
          </table:table-cell>
          <table:table-cell table:formula="of:=AMORDEGRC(100;1;10;1;1;0.1)" office:value-type="float" office:value="10" calcext:value-type="float">
            <text:p/>
          </table:table-cell>
          <table:table-cell office:value-type="float" office:value="10" calcext:value-type="float">
            <text:p>10</text:p>
          </table:table-cell>
          <table:table-cell table:style-name="ce6" table:formula="of:=IF(IF(AND(ISERROR([.P18]);ISERROR([.Q18]));error.type([.P18])=error.type([.Q18]);IF(AND(NOT(ISERROR([.P18]));NOT(ISERROR([.Q18])));AND(ISBLANK([.P18])=ISBLANK([.Q18]);[.P18]=[.Q1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DEV</text:p>
          </table:table-cell>
          <table:table-cell table:formula="of:=STDEV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19]);ISERROR([.D19]));error.type([.C19])=error.type([.D19]);IF(AND(NOT(ISERROR([.C19]));NOT(ISERROR([.D19])));AND(ISBLANK([.C19])=ISBLANK([.D19]);[.C19]=[.D1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ADDRESS</text:p>
          </table:table-cell>
          <table:table-cell table:formula="of:=ADDRESS(1;1)" office:value-type="string" office:string-value="$A$1" calcext:value-type="string">
            <text:p>$A$1</text:p>
          </table:table-cell>
          <table:table-cell office:value-type="string" calcext:value-type="string">
            <text:p>$A$1</text:p>
          </table:table-cell>
          <table:table-cell table:style-name="ce6" table:formula="of:=IF(IF(AND(ISERROR([.K19]);ISERROR([.L19]));error.type([.K19])=error.type([.L19]);IF(AND(NOT(ISERROR([.K19]));NOT(ISERROR([.L19])));AND(ISBLANK([.K19])=ISBLANK([.L19]);[.K19]=[.L1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ESSELI</text:p>
          </table:table-cell>
          <table:table-cell table:formula="of:=BESSELI(0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19]);ISERROR([.Q19]));error.type([.P19])=error.type([.Q19]);IF(AND(NOT(ISERROR([.P19]));NOT(ISERROR([.Q19])));AND(ISBLANK([.P19])=ISBLANK([.Q19]);[.P19]=[.Q1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OLLAR</text:p>
          </table:table-cell>
          <table:table-cell table:formula="of:=DOLLAR(1;0)" office:value-type="string" office:string-value="1 €" calcext:value-type="string">
            <text:p>1 €</text:p>
          </table:table-cell>
          <table:table-cell table:style-name="ce5" office:value-type="string" calcext:value-type="string">
            <text:p>1 €</text:p>
          </table:table-cell>
          <table:table-cell table:style-name="ce6" table:formula="of:=IF(IF(AND(ISERROR([.C20]);ISERROR([.D20]));error.type([.C20])=error.type([.D20]);IF(AND(NOT(ISERROR([.C20]));NOT(ISERROR([.D20])));AND(ISBLANK([.C20])=ISBLANK([.D20]);[.C20]=[.D2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DAYS360</text:p>
          </table:table-cell>
          <table:table-cell table:formula="of:=DAYS360([.$D$69];[.$D$6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0]);ISERROR([.L20]));error.type([.K20])=error.type([.L20]);IF(AND(NOT(ISERROR([.K20]));NOT(ISERROR([.L20])));AND(ISBLANK([.K20])=ISBLANK([.L20]);[.K20]=[.L2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ESSELJ</text:p>
          </table:table-cell>
          <table:table-cell table:formula="of:=BESSELI(0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20]);ISERROR([.Q20]));error.type([.P20])=error.type([.Q20]);IF(AND(NOT(ISERROR([.P20]));NOT(ISERROR([.Q20])));AND(ISBLANK([.P20])=ISBLANK([.Q20]);[.P20]=[.Q2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XED</text:p>
          </table:table-cell>
          <table:table-cell table:formula="of:=FIXED(1;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C21]);ISERROR([.D21]));error.type([.C21])=error.type([.D21]);IF(AND(NOT(ISERROR([.C21]));NOT(ISERROR([.D21])));AND(ISBLANK([.C21])=ISBLANK([.D21]);[.C21]=[.D21])));1;&quot;ERR!&quot;)" office:value-type="float" office:value="1" calcext:value-type="float">
            <text:p/>
          </table:table-cell>
          <table:table-cell table:style-name="ce4" office:value-type="string" calcext:value-type="string">
            <text:p>Test values</text:p>
          </table:table-cell>
          <table:table-cell table:style-name="ce4"/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TODAY</text:p>
          </table:table-cell>
          <table:table-cell table:style-name="ce33" table:formula="of:=TODAY()" office:value-type="date" office:date-value="2014-03-05" calcext:value-type="date">
            <text:p/>
          </table:table-cell>
          <table:table-cell/>
          <table:table-cell table:style-name="ce6" table:formula="of:=IF(IF(NOT(ISERROR([.K21]));ISNUMBER([.K21]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ESSELK</text:p>
          </table:table-cell>
          <table:table-cell table:formula="of:=BESSELK(1;0)" office:value-type="float" office:value="0.421024421083418" calcext:value-type="float">
            <text:p/>
          </table:table-cell>
          <table:table-cell office:value-type="float" office:value="0.421024421083418" calcext:value-type="float">
            <text:p>0.421024421083418</text:p>
          </table:table-cell>
          <table:table-cell table:style-name="ce6" table:formula="of:=IF(IF(AND(ISERROR([.P21]);ISERROR([.Q21]));error.type([.P21])=error.type([.Q21]);IF(AND(NOT(ISERROR([.P21]));NOT(ISERROR([.Q21])));AND(ISBLANK([.P21])=ISBLANK([.Q21]);[.P21]=[.Q2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N</text:p>
          </table:table-cell>
          <table:table-cell table:formula="of:=SIN(PI()/2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2]);ISERROR([.D22]));error.type([.C22])=error.type([.D22]);IF(AND(NOT(ISERROR([.C22]));NOT(ISERROR([.D22])));AND(ISBLANK([.C22])=ISBLANK([.D22]);[.C22]=[.D22])));1;&quot;ERR!&quot;)" office:value-type="float" office:value="1" calcext:value-type="float">
            <text:p/>
          </table:table-cell>
          <table:table-cell table:formula="of:={nan}" office:value-type="string" office:string-value="" calcext:value-type="error"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VBD</text:p>
          </table:table-cell>
          <table:table-cell table:style-name="ce10" table:formula="of:=VDB(1;1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2]);ISERROR([.L22]));error.type([.K22])=error.type([.L22]);IF(AND(NOT(ISERROR([.K22]));NOT(ISERROR([.L22])));AND(ISBLANK([.K22])=ISBLANK([.L22]);[.K22]=[.L2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ESSELY</text:p>
          </table:table-cell>
          <table:table-cell table:formula="of:=BESSELK(1;0)" office:value-type="float" office:value="0.0882569713977081" calcext:value-type="float">
            <text:p/>
          </table:table-cell>
          <table:table-cell office:value-type="float" office:value="0.0882569713977081" calcext:value-type="float">
            <text:p>0.0882569713977081</text:p>
          </table:table-cell>
          <table:table-cell table:style-name="ce6" table:formula="of:=IF(IF(AND(ISERROR([.P22]);ISERROR([.Q22]));error.type([.P22])=error.type([.Q22]);IF(AND(NOT(ISERROR([.P22]));NOT(ISERROR([.Q22])));AND(ISBLANK([.P22])=ISBLANK([.Q22]);[.P22]=[.Q2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S</text:p>
          </table:table-cell>
          <table:table-cell table:formula="of:=COS(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3]);ISERROR([.D23]));error.type([.C23])=error.type([.D23]);IF(AND(NOT(ISERROR([.C23]));NOT(ISERROR([.D23])));AND(ISBLANK([.C23])=ISBLANK([.D23]);[.C23]=[.D2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MEDIAN</text:p>
          </table:table-cell>
          <table:table-cell table:formula="of:=MEDIA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23]);ISERROR([.L23]));error.type([.K23])=error.type([.L23]);IF(AND(NOT(ISERROR([.K23]));NOT(ISERROR([.L23])));AND(ISBLANK([.K23])=ISBLANK([.L23]);[.K23]=[.L2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IN2DEC</text:p>
          </table:table-cell>
          <table:table-cell table:formula="of:=BIN2DEC(&quot;1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23]);ISERROR([.Q23]));error.type([.P23])=error.type([.Q23]);IF(AND(NOT(ISERROR([.P23]));NOT(ISERROR([.Q23])));AND(ISBLANK([.P23])=ISBLANK([.Q23]);[.P23]=[.Q2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N</text:p>
          </table:table-cell>
          <table:table-cell table:formula="of:=TAN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24]);ISERROR([.D24]));error.type([.C24])=error.type([.D24]);IF(AND(NOT(ISERROR([.C24]));NOT(ISERROR([.D24])));AND(ISBLANK([.C24])=ISBLANK([.D24]);[.C24]=[.D2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SUMPRODUCT</text:p>
          </table:table-cell>
          <table:table-cell table:formula="of:=SUMPRODUC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24]);ISERROR([.L24]));error.type([.K24])=error.type([.L24]);IF(AND(NOT(ISERROR([.K24]));NOT(ISERROR([.L24])));AND(ISBLANK([.K24])=ISBLANK([.L24]);[.K24]=[.L2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IN2HEX</text:p>
          </table:table-cell>
          <table:table-cell table:formula="of:=BIN2DEC(&quot;1&quot;)" office:value-type="float" office:value="1" calcext:value-type="float">
            <text:p/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24]);ISERROR([.Q24]));error.type([.P24])=error.type([.Q24]);IF(AND(NOT(ISERROR([.P24]));NOT(ISERROR([.Q24])));AND(ISBLANK([.P24])=ISBLANK([.Q24]);[.P24]=[.Q24])));1;&quot;ERR!&quot;)" office:value-type="string" office:string-value="ERR!" calcext:value-type="string">
            <text:p>ERR!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TAN</text:p>
          </table:table-cell>
          <table:table-cell table:formula="of:=ATAN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25]);ISERROR([.D25]));error.type([.C25])=error.type([.D25]);IF(AND(NOT(ISERROR([.C25]));NOT(ISERROR([.D25])));AND(ISBLANK([.C25])=ISBLANK([.D25]);[.C25]=[.D2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SINH</text:p>
          </table:table-cell>
          <table:table-cell table:formula="of:=SINH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5]);ISERROR([.L25]));error.type([.K25])=error.type([.L25]);IF(AND(NOT(ISERROR([.K25]));NOT(ISERROR([.L25])));AND(ISBLANK([.K25])=ISBLANK([.L25]);[.K25]=[.L2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IN2OCT</text:p>
          </table:table-cell>
          <table:table-cell table:formula="of:=BIN2DEC(&quot;1&quot;)" office:value-type="float" office:value="1" calcext:value-type="float">
            <text:p/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25]);ISERROR([.Q25]));error.type([.P25])=error.type([.Q25]);IF(AND(NOT(ISERROR([.P25]));NOT(ISERROR([.Q25])));AND(ISBLANK([.P25])=ISBLANK([.Q25]);[.P25]=[.Q25])));1;&quot;ERR!&quot;)" office:value-type="string" office:string-value="ERR!" calcext:value-type="string">
            <text:p>ERR!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/>
          </table:table-cell>
          <table:table-cell office:value-type="float" office:value="3.14159265358979" calcext:value-type="float">
            <text:p>3.14159265358979</text:p>
          </table:table-cell>
          <table:table-cell table:style-name="ce6" table:formula="of:=IF(IF(AND(ISERROR([.C26]);ISERROR([.D26]));error.type([.C26])=error.type([.D26]);IF(AND(NOT(ISERROR([.C26]));NOT(ISERROR([.D26])));AND(ISBLANK([.C26])=ISBLANK([.D26]);[.C26]=[.D2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COSH</text:p>
          </table:table-cell>
          <table:table-cell table:formula="of:=COSH(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26]);ISERROR([.L26]));error.type([.K26])=error.type([.L26]);IF(AND(NOT(ISERROR([.K26]));NOT(ISERROR([.L26])));AND(ISBLANK([.K26])=ISBLANK([.L26]);[.K26]=[.L2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MPLEX</text:p>
          </table:table-cell>
          <table:table-cell table:formula="of:=COMPLEX(1;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26]);ISERROR([.Q26]));error.type([.P26])=error.type([.Q26]);IF(AND(NOT(ISERROR([.P26]));NOT(ISERROR([.Q26])));AND(ISBLANK([.P26])=ISBLANK([.Q26]);[.P26]=[.Q2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QRT</text:p>
          </table:table-cell>
          <table:table-cell table:formula="of:=SQR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7]);ISERROR([.D27]));error.type([.C27])=error.type([.D27]);IF(AND(NOT(ISERROR([.C27]));NOT(ISERROR([.D27])));AND(ISBLANK([.C27])=ISBLANK([.D27]);[.C27]=[.D2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TANH</text:p>
          </table:table-cell>
          <table:table-cell table:formula="of:=TANH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7]);ISERROR([.L27]));error.type([.K27])=error.type([.L27]);IF(AND(NOT(ISERROR([.K27]));NOT(ISERROR([.L27])));AND(ISBLANK([.K27])=ISBLANK([.L27]);[.K27]=[.L2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NVERT</text:p>
          </table:table-cell>
          <table:table-cell table:formula="of:=CONVERT(1;&quot;m&quot;;&quot;m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27]);ISERROR([.Q27]));error.type([.P27])=error.type([.Q27]);IF(AND(NOT(ISERROR([.P27]));NOT(ISERROR([.Q27])));AND(ISBLANK([.P27])=ISBLANK([.Q27]);[.P27]=[.Q2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P</text:p>
          </table:table-cell>
          <table:table-cell table:formula="of:=EXP(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28]);ISERROR([.D28]));error.type([.C28])=error.type([.D28]);IF(AND(NOT(ISERROR([.C28]));NOT(ISERROR([.D28])));AND(ISBLANK([.C28])=ISBLANK([.D28]);[.C28]=[.D2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ASINH</text:p>
          </table:table-cell>
          <table:table-cell table:formula="of:=ASINH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8]);ISERROR([.L28]));error.type([.K28])=error.type([.L28]);IF(AND(NOT(ISERROR([.K28]));NOT(ISERROR([.L28])));AND(ISBLANK([.K28])=ISBLANK([.L28]);[.K28]=[.L2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PDAYBS</text:p>
          </table:table-cell>
          <table:table-cell table:formula="of:=COUPDAYBS(1;100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28]);ISERROR([.Q28]));error.type([.P28])=error.type([.Q28]);IF(AND(NOT(ISERROR([.P28]));NOT(ISERROR([.Q28])));AND(ISBLANK([.P28])=ISBLANK([.Q28]);[.P28]=[.Q2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N</text:p>
          </table:table-cell>
          <table:table-cell table:formula="of:=LN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29]);ISERROR([.D29]));error.type([.C29])=error.type([.D29]);IF(AND(NOT(ISERROR([.C29]));NOT(ISERROR([.D29])));AND(ISBLANK([.C29])=ISBLANK([.D29]);[.C29]=[.D2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ACOSH</text:p>
          </table:table-cell>
          <table:table-cell table:formula="of:=ACOSH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29]);ISERROR([.L29]));error.type([.K29])=error.type([.L29]);IF(AND(NOT(ISERROR([.K29]));NOT(ISERROR([.L29])));AND(ISBLANK([.K29])=ISBLANK([.L29]);[.K29]=[.L2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PDAYS</text:p>
          </table:table-cell>
          <table:table-cell table:formula="of:=COUPDAYS(1;2;1)" office:value-type="float" office:value="360" calcext:value-type="float">
            <text:p/>
          </table:table-cell>
          <table:table-cell office:value-type="float" office:value="360" calcext:value-type="float">
            <text:p>360</text:p>
          </table:table-cell>
          <table:table-cell table:style-name="ce6" table:formula="of:=IF(IF(AND(ISERROR([.P29]);ISERROR([.Q29]));error.type([.P29])=error.type([.Q29]);IF(AND(NOT(ISERROR([.P29]));NOT(ISERROR([.Q29])));AND(ISBLANK([.P29])=ISBLANK([.Q29]);[.P29]=[.Q2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OG10</text:p>
          </table:table-cell>
          <table:table-cell table:formula="of:=LOG10(1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0]);ISERROR([.D30]));error.type([.C30])=error.type([.D30]);IF(AND(NOT(ISERROR([.C30]));NOT(ISERROR([.D30])));AND(ISBLANK([.C30])=ISBLANK([.D30]);[.C30]=[.D3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ATANH</text:p>
          </table:table-cell>
          <table:table-cell table:formula="of:=ATANH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30]);ISERROR([.L30]));error.type([.K30])=error.type([.L30]);IF(AND(NOT(ISERROR([.K30]));NOT(ISERROR([.L30])));AND(ISBLANK([.K30])=ISBLANK([.L30]);[.K30]=[.L3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PDAYSNC</text:p>
          </table:table-cell>
          <table:table-cell table:formula="of:=COUPDAYS(1;2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30]);ISERROR([.Q30]));error.type([.P30])=error.type([.Q30]);IF(AND(NOT(ISERROR([.P30]));NOT(ISERROR([.Q30])));AND(ISBLANK([.P30])=ISBLANK([.Q30]);[.P30]=[.Q3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BS</text:p>
          </table:table-cell>
          <table:table-cell table:formula="of:=ABS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1]);ISERROR([.D31]));error.type([.C31])=error.type([.D31]);IF(AND(NOT(ISERROR([.C31]));NOT(ISERROR([.D31])));AND(ISBLANK([.C31])=ISBLANK([.D31]);[.C31]=[.D3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DGET</text:p>
          </table:table-cell>
          <table:table-cell table:formula="of:=DGET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31]);ISERROR([.L31]));error.type([.K31])=error.type([.L31]);IF(AND(NOT(ISERROR([.K31]));NOT(ISERROR([.L31])));AND(ISBLANK([.K31])=ISBLANK([.L31]);[.K31]=[.L3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PNCD</text:p>
          </table:table-cell>
          <table:table-cell table:formula="of:=COUPDAYS(1;2;1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P31]);ISERROR([.Q31]));error.type([.P31])=error.type([.Q31]);IF(AND(NOT(ISERROR([.P31]));NOT(ISERROR([.Q31])));AND(ISBLANK([.P31])=ISBLANK([.Q31]);[.P31]=[.Q3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NT</text:p>
          </table:table-cell>
          <table:table-cell table:formula="of:=IN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2]);ISERROR([.D32]));error.type([.C32])=error.type([.D32]);IF(AND(NOT(ISERROR([.C32]));NOT(ISERROR([.D32])));AND(ISBLANK([.C32])=ISBLANK([.D32]);[.C32]=[.D3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INFO</text:p>
          </table:table-cell>
          <table:table-cell table:formula="of:=INFO(&quot;system&quot;)" office:value-type="string" office:string-value="WNT" calcext:value-type="string">
            <text:p>WNT</text:p>
          </table:table-cell>
          <table:table-cell/>
          <table:table-cell table:style-name="ce6" table:formula="of:=IF(IF(NOT(ISERROR([.K32]));ISTEXT([.K32]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COUPNUM</text:p>
          </table:table-cell>
          <table:table-cell table:formula="of:=COUPNUM(1000;100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32]);ISERROR([.Q32]));error.type([.P32])=error.type([.Q32]);IF(AND(NOT(ISERROR([.P32]));NOT(ISERROR([.Q32])));AND(ISBLANK([.P32])=ISBLANK([.Q32]);[.P32]=[.Q3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GN</text:p>
          </table:table-cell>
          <table:table-cell table:formula="of:=SIG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3]);ISERROR([.D33]));error.type([.C33])=error.type([.D33]);IF(AND(NOT(ISERROR([.C33]));NOT(ISERROR([.D33])));AND(ISBLANK([.C33])=ISBLANK([.D33]);[.C33]=[.D33])));1;&quot;ERR!&quot;)" office:value-type="float" office:value="1" calcext:value-type="float">
            <text:p/>
          </table:table-cell>
          <table:table-cell table:number-columns-repeated="9"/>
          <table:table-cell office:value-type="string" calcext:value-type="string">
            <text:p>COUPPCD</text:p>
          </table:table-cell>
          <table:table-cell table:formula="of:=COUPPCD(1;2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33]);ISERROR([.Q33]));error.type([.P33])=error.type([.Q33]);IF(AND(NOT(ISERROR([.P33]));NOT(ISERROR([.Q33])));AND(ISBLANK([.P33])=ISBLANK([.Q33]);[.P33]=[.Q3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ROUND</text:p>
          </table:table-cell>
          <table:table-cell table:formula="of:=ROUND(1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4]);ISERROR([.D34]));error.type([.C34])=error.type([.D34]);IF(AND(NOT(ISERROR([.C34]));NOT(ISERROR([.D34])));AND(ISBLANK([.C34])=ISBLANK([.D34]);[.C34]=[.D34])));1;&quot;ERR!&quot;)" office:value-type="float" office:value="1" calcext:value-type="float">
            <text:p/>
          </table:table-cell>
          <table:table-cell table:number-columns-repeated="3"/>
          <table:table-cell table:style-name="ce29" office:value-type="string" calcext:value-type="string">
            <text:p>4.3 - FUNCTIONS SUPPORTED IN BIFF4</text:p>
          </table:table-cell>
          <table:table-cell table:style-name="ce3" table:number-columns-repeated="4"/>
          <table:table-cell/>
          <table:table-cell office:value-type="string" calcext:value-type="string">
            <text:p>CUMIPMT</text:p>
          </table:table-cell>
          <table:table-cell table:formula="of:=CUMIPMT(1;1;1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34]);ISERROR([.Q34]));error.type([.P34])=error.type([.Q34]);IF(AND(NOT(ISERROR([.P34]));NOT(ISERROR([.Q34])));AND(ISBLANK([.P34])=ISBLANK([.Q34]);[.P34]=[.Q3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OOKUP</text:p>
          </table:table-cell>
          <table:table-cell table:formula="of:=LOOKUP(1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5]);ISERROR([.D35]));error.type([.C35])=error.type([.D35]);IF(AND(NOT(ISERROR([.C35]));NOT(ISERROR([.D35])));AND(ISBLANK([.C35])=ISBLANK([.D35]);[.C35]=[.D35])));1;&quot;ERR!&quot;)" office:value-type="float" office:value="1" calcext:value-type="float">
            <text:p/>
          </table:table-cell>
          <table:table-cell table:number-columns-repeated="3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CUMPRINC</text:p>
          </table:table-cell>
          <table:table-cell table:formula="of:=CUMPRINC(1;1;1;1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P35]);ISERROR([.Q35]));error.type([.P35])=error.type([.Q35]);IF(AND(NOT(ISERROR([.P35]));NOT(ISERROR([.Q35])));AND(ISBLANK([.P35])=ISBLANK([.Q35]);[.P35]=[.Q3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NDEX</text:p>
          </table:table-cell>
          <table:table-cell table:formula="of:=INDEX([.$F$9]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6]);ISERROR([.D36]));error.type([.C36])=error.type([.D36]);IF(AND(NOT(ISERROR([.C36]));NOT(ISERROR([.D36])));AND(ISBLANK([.C36])=ISBLANK([.D36]);[.C36]=[.D3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RANK</text:p>
          </table:table-cell>
          <table:table-cell table:formula="of:=RANK(1;[.$F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36]);ISERROR([.L36]));error.type([.K36])=error.type([.L36]);IF(AND(NOT(ISERROR([.K36]));NOT(ISERROR([.L36])));AND(ISBLANK([.K36])=ISBLANK([.L36]);[.K36]=[.L3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EC2BIN</text:p>
          </table:table-cell>
          <table:table-cell table:formula="of:=DEC2BIN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36]);ISERROR([.Q36]));error.type([.P36])=error.type([.Q36]);IF(AND(NOT(ISERROR([.P36]));NOT(ISERROR([.Q36])));AND(ISBLANK([.P36])=ISBLANK([.Q36]);[.P36]=[.Q3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PT</text:p>
          </table:table-cell>
          <table:table-cell table:formula="of:=REPT(&quot;A&quot;;1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37]);ISERROR([.D37]));error.type([.C37])=error.type([.D37]);IF(AND(NOT(ISERROR([.C37]));NOT(ISERROR([.D37])));AND(ISBLANK([.C37])=ISBLANK([.D37]);[.C37]=[.D3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DB</text:p>
          </table:table-cell>
          <table:table-cell table:style-name="ce10" table:formula="of:=DB(2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37]);ISERROR([.L37]));error.type([.K37])=error.type([.L37]);IF(AND(NOT(ISERROR([.K37]));NOT(ISERROR([.L37])));AND(ISBLANK([.K37])=ISBLANK([.L37]);[.K37]=[.L3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EC2HEX</text:p>
          </table:table-cell>
          <table:table-cell table:formula="of:=DEC2BIN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37]);ISERROR([.Q37]));error.type([.P37])=error.type([.Q37]);IF(AND(NOT(ISERROR([.P37]));NOT(ISERROR([.Q37])));AND(ISBLANK([.P37])=ISBLANK([.Q37]);[.P37]=[.Q3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ID</text:p>
          </table:table-cell>
          <table:table-cell table:formula="of:=MID(&quot;A&quot;;1;1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38]);ISERROR([.D38]));error.type([.C38])=error.type([.D38]);IF(AND(NOT(ISERROR([.C38]));NOT(ISERROR([.D38])));AND(ISBLANK([.C38])=ISBLANK([.D38]);[.C38]=[.D3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FREQUENCY</text:p>
          </table:table-cell>
          <table:table-cell table:formula="of:=FREQUENCY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38]);ISERROR([.L38]));error.type([.K38])=error.type([.L38]);IF(AND(NOT(ISERROR([.K38]));NOT(ISERROR([.L38])));AND(ISBLANK([.K38])=ISBLANK([.L38]);[.K38]=[.L3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EC2OCT</text:p>
          </table:table-cell>
          <table:table-cell table:formula="of:=DEC2BIN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38]);ISERROR([.Q38]));error.type([.P38])=error.type([.Q38]);IF(AND(NOT(ISERROR([.P38]));NOT(ISERROR([.Q38])));AND(ISBLANK([.P38])=ISBLANK([.Q38]);[.P38]=[.Q3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N</text:p>
          </table:table-cell>
          <table:table-cell table:formula="of:=LEN(&quot;A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39]);ISERROR([.D39]));error.type([.C39])=error.type([.D39]);IF(AND(NOT(ISERROR([.C39]));NOT(ISERROR([.D39])));AND(ISBLANK([.C39])=ISBLANK([.D39]);[.C39]=[.D3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ERROR.TYPE</text:p>
          </table:table-cell>
          <table:table-cell table:formula="of:=error.type([.$F$22])" office:value-type="float" office:value="7" calcext:value-type="float">
            <text:p/>
          </table:table-cell>
          <table:table-cell/>
          <table:table-cell table:style-name="ce6" table:formula="of:=IF(IF(NOT(ISERROR([.K39]));ISNUMBER([.K39]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ELTA</text:p>
          </table:table-cell>
          <table:table-cell table:formula="of:=DELTA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39]);ISERROR([.Q39]));error.type([.P39])=error.type([.Q39]);IF(AND(NOT(ISERROR([.P39]));NOT(ISERROR([.Q39])));AND(ISBLANK([.P39])=ISBLANK([.Q39]);[.P39]=[.Q3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ALUE</text:p>
          </table:table-cell>
          <table:table-cell table:formula="of:=VALUE(&quot;1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40]);ISERROR([.D40]));error.type([.C40])=error.type([.D40]);IF(AND(NOT(ISERROR([.C40]));NOT(ISERROR([.D40])));AND(ISBLANK([.C40])=ISBLANK([.D40]);[.C40]=[.D4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AVEDEV</text:p>
          </table:table-cell>
          <table:table-cell table:formula="of:=AVEDEV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40]);ISERROR([.L40]));error.type([.K40])=error.type([.L40]);IF(AND(NOT(ISERROR([.K40]));NOT(ISERROR([.L40])));AND(ISBLANK([.K40])=ISBLANK([.L40]);[.K40]=[.L4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ISC</text:p>
          </table:table-cell>
          <table:table-cell table:formula="of:=DISC(1;2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40]);ISERROR([.Q40]));error.type([.P40])=error.type([.Q40]);IF(AND(NOT(ISERROR([.P40]));NOT(ISERROR([.Q40])));AND(ISBLANK([.P40])=ISBLANK([.Q40]);[.P40]=[.Q4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table:formula="of:=TRUE(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41]);ISERROR([.D41]));error.type([.C41])=error.type([.D41]);IF(AND(NOT(ISERROR([.C41]));NOT(ISERROR([.D41])));AND(ISBLANK([.C41])=ISBLANK([.D41]);[.C41]=[.D4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BETADIST</text:p>
          </table:table-cell>
          <table:table-cell table:formula="of:=BETADIST(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41]);ISERROR([.L41]));error.type([.K41])=error.type([.L41]);IF(AND(NOT(ISERROR([.K41]));NOT(ISERROR([.L41])));AND(ISBLANK([.K41])=ISBLANK([.L41]);([.K41]-[.L41])/[.L41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OLLARDE</text:p>
          </table:table-cell>
          <table:table-cell table:formula="of:=DOLLARD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1]);ISERROR([.Q41]));error.type([.P41])=error.type([.Q41]);IF(AND(NOT(ISERROR([.P41]));NOT(ISERROR([.Q41])));AND(ISBLANK([.P41])=ISBLANK([.Q41]);[.P41]=[.Q4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table:formula="of:=FALSE()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C42]);ISERROR([.D42]));error.type([.C42])=error.type([.D42]);IF(AND(NOT(ISERROR([.C42]));NOT(ISERROR([.D42])));AND(ISBLANK([.C42])=ISBLANK([.D42]);[.C42]=[.D4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GAMMALN</text:p>
          </table:table-cell>
          <table:table-cell table:formula="of:=GAMMALN(1)" office:value-type="float" office:value="-0.0000000000417159640164755" calcext:value-type="float">
            <text:p/>
          </table:table-cell>
          <table:table-cell office:value-type="float" office:value="-0.0000000000417159640164755" calcext:value-type="float">
            <text:p>-4.17159640164755E-011</text:p>
          </table:table-cell>
          <table:table-cell table:style-name="ce6" table:formula="of:=IF(IF(AND(ISERROR([.K42]);ISERROR([.L42]));error.type([.K42])=error.type([.L42]);IF(AND(NOT(ISERROR([.K42]));NOT(ISERROR([.L42])));AND(ISBLANK([.K42])=ISBLANK([.L42]);([.K42]-[.L42])/[.L42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OLLARFR</text:p>
          </table:table-cell>
          <table:table-cell table:formula="of:=DOLLARD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2]);ISERROR([.Q42]));error.type([.P42])=error.type([.Q42]);IF(AND(NOT(ISERROR([.P42]));NOT(ISERROR([.Q42])));AND(ISBLANK([.P42])=ISBLANK([.Q42]);[.P42]=[.Q4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ND</text:p>
          </table:table-cell>
          <table:table-cell table:formula="of:=AND(1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43]);ISERROR([.D43]));error.type([.C43])=error.type([.D43]);IF(AND(NOT(ISERROR([.C43]));NOT(ISERROR([.D43])));AND(ISBLANK([.C43])=ISBLANK([.D43]);[.C43]=[.D4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BETAINV</text:p>
          </table:table-cell>
          <table:table-cell table:formula="of:=BETAINV(0.5;1;1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43]);ISERROR([.L43]));error.type([.K43])=error.type([.L43]);IF(AND(NOT(ISERROR([.K43]));NOT(ISERROR([.L43])));AND(ISBLANK([.K43])=ISBLANK([.L43]);([.K43]-[.L43])/[.L43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DURATION</text:p>
          </table:table-cell>
          <table:table-cell table:formula="of:=DURATION(1000;1365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3]);ISERROR([.Q43]));error.type([.P43])=error.type([.Q43]);IF(AND(NOT(ISERROR([.P43]));NOT(ISERROR([.Q43])));AND(ISBLANK([.P43])=ISBLANK([.Q43]);[.P43]=[.Q4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R</text:p>
          </table:table-cell>
          <table:table-cell table:formula="of:=OR(1)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44]);ISERROR([.D44]));error.type([.C44])=error.type([.D44]);IF(AND(NOT(ISERROR([.C44]));NOT(ISERROR([.D44])));AND(ISBLANK([.C44])=ISBLANK([.D44]);[.C44]=[.D44])));1;&quot;ERR!&quot;)" office:value-type="string" office:string-value="ERR!" calcext:value-type="string">
            <text:p>ERR!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BINOMDIST</text:p>
          </table:table-cell>
          <table:table-cell table:formula="of:=BINOMDIST(1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44]);ISERROR([.L44]));error.type([.K44])=error.type([.L44]);IF(AND(NOT(ISERROR([.K44]));NOT(ISERROR([.L44])));AND(ISBLANK([.K44])=ISBLANK([.L44]);([.K44]-[.L44])/[.L44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DATE</text:p>
          </table:table-cell>
          <table:table-cell table:formula="of:=EDATE(1;1)" office:value-type="float" office:value="32" calcext:value-type="float">
            <text:p/>
          </table:table-cell>
          <table:table-cell office:value-type="float" office:value="32" calcext:value-type="float">
            <text:p>32</text:p>
          </table:table-cell>
          <table:table-cell table:style-name="ce6" table:formula="of:=IF(IF(AND(ISERROR([.P44]);ISERROR([.Q44]));error.type([.P44])=error.type([.Q44]);IF(AND(NOT(ISERROR([.P44]));NOT(ISERROR([.Q44])));AND(ISBLANK([.P44])=ISBLANK([.Q44]);[.P44]=[.Q4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OT</text:p>
          </table:table-cell>
          <table:table-cell table:formula="of:=NOT(0)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45]);ISERROR([.D45]));error.type([.C45])=error.type([.D45]);IF(AND(NOT(ISERROR([.C45]));NOT(ISERROR([.D45])));AND(ISBLANK([.C45])=ISBLANK([.D45]);[.C45]=[.D45])));1;&quot;ERR!&quot;)" office:value-type="string" office:string-value="ERR!" calcext:value-type="string">
            <text:p>ERR!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CHIDIST</text:p>
          </table:table-cell>
          <table:table-cell table:formula="of:=LEGACY.CHIDIST(0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45]);ISERROR([.L45]));error.type([.K45])=error.type([.L45]);IF(AND(NOT(ISERROR([.K45]));NOT(ISERROR([.L45])));AND(ISBLANK([.K45])=ISBLANK([.L45]);([.K45]-[.L45])/[.L45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FFECT</text:p>
          </table:table-cell>
          <table:table-cell table:formula="of:=EDAT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5]);ISERROR([.Q45]));error.type([.P45])=error.type([.Q45]);IF(AND(NOT(ISERROR([.P45]));NOT(ISERROR([.Q45])));AND(ISBLANK([.P45])=ISBLANK([.Q45]);[.P45]=[.Q4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</text:p>
          </table:table-cell>
          <table:table-cell table:formula="of:=MOD(1;2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46]);ISERROR([.D46]));error.type([.C46])=error.type([.D46]);IF(AND(NOT(ISERROR([.C46]));NOT(ISERROR([.D46])));AND(ISBLANK([.C46])=ISBLANK([.D46]);[.C46]=[.D4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CHIINV</text:p>
          </table:table-cell>
          <table:table-cell table:formula="of:=LEGACY.CHIINV(1;1)" office:value-type="float" office:value="1.57079641245667E-018" calcext:value-type="float">
            <text:p/>
          </table:table-cell>
          <table:table-cell office:value-type="float" office:value="1.57079641245667E-018" calcext:value-type="float">
            <text:p>1.57079641245667E-018</text:p>
          </table:table-cell>
          <table:table-cell table:style-name="ce6" table:formula="of:=IF(IF(AND(ISERROR([.K46]);ISERROR([.L46]));error.type([.K46])=error.type([.L46]);IF(AND(NOT(ISERROR([.K46]));NOT(ISERROR([.L46])));AND(ISBLANK([.K46])=ISBLANK([.L46]);([.K46]-[.L46])/[.L46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OMONTH</text:p>
          </table:table-cell>
          <table:table-cell table:formula="of:=EDATE(1;1)" office:value-type="float" office:value="59" calcext:value-type="float">
            <text:p/>
          </table:table-cell>
          <table:table-cell office:value-type="float" office:value="59" calcext:value-type="float">
            <text:p>59</text:p>
          </table:table-cell>
          <table:table-cell table:style-name="ce6" table:formula="of:=IF(IF(AND(ISERROR([.P46]);ISERROR([.Q46]));error.type([.P46])=error.type([.Q46]);IF(AND(NOT(ISERROR([.P46]));NOT(ISERROR([.Q46])));AND(ISBLANK([.P46])=ISBLANK([.Q46]);[.P46]=[.Q4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COUNT</text:p>
          </table:table-cell>
          <table:table-cell table:formula="of:=DCOUNT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47]);ISERROR([.D47]));error.type([.C47])=error.type([.D47]);IF(AND(NOT(ISERROR([.C47]));NOT(ISERROR([.D47])));AND(ISBLANK([.C47])=ISBLANK([.D47]);[.C47]=[.D4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COMBIN</text:p>
          </table:table-cell>
          <table:table-cell table:formula="of:=COMBIN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47]);ISERROR([.L47]));error.type([.K47])=error.type([.L47]);IF(AND(NOT(ISERROR([.K47]));NOT(ISERROR([.L47])));AND(ISBLANK([.K47])=ISBLANK([.L47]);([.K47]-[.L47])/[.L47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RF</text:p>
          </table:table-cell>
          <table:table-cell table:formula="of:=ERF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47]);ISERROR([.Q47]));error.type([.P47])=error.type([.Q47]);IF(AND(NOT(ISERROR([.P47]));NOT(ISERROR([.Q47])));AND(ISBLANK([.P47])=ISBLANK([.Q47]);[.P47]=[.Q4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SUM</text:p>
          </table:table-cell>
          <table:table-cell table:formula="of:=DSUM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48]);ISERROR([.D48]));error.type([.C48])=error.type([.D48]);IF(AND(NOT(ISERROR([.C48]));NOT(ISERROR([.D48])));AND(ISBLANK([.C48])=ISBLANK([.D48]);[.C48]=[.D4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CONFIDENCE</text:p>
          </table:table-cell>
          <table:table-cell table:formula="of:=CONFIDENCE(0.5;1;1)" office:value-type="float" office:value="0.674489750196082" calcext:value-type="float">
            <text:p/>
          </table:table-cell>
          <table:table-cell office:value-type="float" office:value="0.674489750196082" calcext:value-type="float">
            <text:p>0.674489750196082</text:p>
          </table:table-cell>
          <table:table-cell table:style-name="ce6" table:formula="of:=IF(IF(AND(ISERROR([.K48]);ISERROR([.L48]));error.type([.K48])=error.type([.L48]);IF(AND(NOT(ISERROR([.K48]));NOT(ISERROR([.L48])));AND(ISBLANK([.K48])=ISBLANK([.L48]);([.K48]-[.L48])/[.L48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RFC</text:p>
          </table:table-cell>
          <table:table-cell table:formula="of:=ERF(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8]);ISERROR([.Q48]));error.type([.P48])=error.type([.Q48]);IF(AND(NOT(ISERROR([.P48]));NOT(ISERROR([.Q48])));AND(ISBLANK([.P48])=ISBLANK([.Q48]);[.P48]=[.Q4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AVERAGE</text:p>
          </table:table-cell>
          <table:table-cell table:formula="of:=DAVERAGE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49]);ISERROR([.D49]));error.type([.C49])=error.type([.D49]);IF(AND(NOT(ISERROR([.C49]));NOT(ISERROR([.D49])));AND(ISBLANK([.C49])=ISBLANK([.D49]);[.C49]=[.D4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CRITBINOM</text:p>
          </table:table-cell>
          <table:table-cell table:formula="of:=CRITBINOM(1;0.5;0.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49]);ISERROR([.L49]));error.type([.K49])=error.type([.L49]);IF(AND(NOT(ISERROR([.K49]));NOT(ISERROR([.L49])));AND(ISBLANK([.K49])=ISBLANK([.L49]);[.K49]=[.L4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FACTDOUBLE</text:p>
          </table:table-cell>
          <table:table-cell table:formula="of:=FACTDOUBLE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49]);ISERROR([.Q49]));error.type([.P49])=error.type([.Q49]);IF(AND(NOT(ISERROR([.P49]));NOT(ISERROR([.Q49])));AND(ISBLANK([.P49])=ISBLANK([.Q49]);[.P49]=[.Q4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MIN</text:p>
          </table:table-cell>
          <table:table-cell table:formula="of:=DMIN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50]);ISERROR([.D50]));error.type([.C50])=error.type([.D50]);IF(AND(NOT(ISERROR([.C50]));NOT(ISERROR([.D50])));AND(ISBLANK([.C50])=ISBLANK([.D50]);[.C50]=[.D5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EVEN</text:p>
          </table:table-cell>
          <table:table-cell table:formula="of:=EVEN(1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K50]);ISERROR([.L50]));error.type([.K50])=error.type([.L50]);IF(AND(NOT(ISERROR([.K50]));NOT(ISERROR([.L50])));AND(ISBLANK([.K50])=ISBLANK([.L50]);[.K50]=[.L5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FVSCHEDULE</text:p>
          </table:table-cell>
          <table:table-cell table:formula="of:=FVSCHEDULE(1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50]);ISERROR([.Q50]));error.type([.P50])=error.type([.Q50]);IF(AND(NOT(ISERROR([.P50]));NOT(ISERROR([.Q50])));AND(ISBLANK([.P50])=ISBLANK([.Q50]);[.P50]=[.Q5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MAX</text:p>
          </table:table-cell>
          <table:table-cell table:formula="of:=DMAX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51]);ISERROR([.D51]));error.type([.C51])=error.type([.D51]);IF(AND(NOT(ISERROR([.C51]));NOT(ISERROR([.D51])));AND(ISBLANK([.C51])=ISBLANK([.D51]);[.C51]=[.D5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EXPONDIST</text:p>
          </table:table-cell>
          <table:table-cell table:formula="of:=EXPONDIST(0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1]);ISERROR([.L51]));error.type([.K51])=error.type([.L51]);IF(AND(NOT(ISERROR([.K51]));NOT(ISERROR([.L51])));AND(ISBLANK([.K51])=ISBLANK([.L51]);[.K51]=[.L5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GCD</text:p>
          </table:table-cell>
          <table:table-cell table:formula="of:=GCD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51]);ISERROR([.Q51]));error.type([.P51])=error.type([.Q51]);IF(AND(NOT(ISERROR([.P51]));NOT(ISERROR([.Q51])));AND(ISBLANK([.P51])=ISBLANK([.Q51]);[.P51]=[.Q5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STDEV</text:p>
          </table:table-cell>
          <table:table-cell table:formula="of:=DSTDEV([.$F$7:.$G$9];1;[.$F$7:.$F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52]);ISERROR([.D52]));error.type([.C52])=error.type([.D52]);IF(AND(NOT(ISERROR([.C52]));NOT(ISERROR([.D52])));AND(ISBLANK([.C52])=ISBLANK([.D52]);[.C52]=[.D5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FDIST</text:p>
          </table:table-cell>
          <table:table-cell table:formula="of:=LEGACY.FDIST(0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52]);ISERROR([.L52]));error.type([.K52])=error.type([.L52]);IF(AND(NOT(ISERROR([.K52]));NOT(ISERROR([.L52])));AND(ISBLANK([.K52])=ISBLANK([.L52]);[.K52]=[.L5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GESTEP</text:p>
          </table:table-cell>
          <table:table-cell table:formula="of:=GESTEP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52]);ISERROR([.Q52]));error.type([.P52])=error.type([.Q52]);IF(AND(NOT(ISERROR([.P52]));NOT(ISERROR([.Q52])));AND(ISBLANK([.P52])=ISBLANK([.Q52]);[.P52]=[.Q5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AR</text:p>
          </table:table-cell>
          <table:table-cell table:formula="of:=VAR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53]);ISERROR([.D53]));error.type([.C53])=error.type([.D53]);IF(AND(NOT(ISERROR([.C53]));NOT(ISERROR([.D53])));AND(ISBLANK([.C53])=ISBLANK([.D53]);[.C53]=[.D5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FINV</text:p>
          </table:table-cell>
          <table:table-cell table:formula="of:=LEGACY.FINV(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3]);ISERROR([.L53]));error.type([.K53])=error.type([.L53]);IF(AND(NOT(ISERROR([.K53]));NOT(ISERROR([.L53])));AND(ISBLANK([.K53])=ISBLANK([.L53]);[.K53]=[.L5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HEX2BIN</text:p>
          </table:table-cell>
          <table:table-cell table:formula="of:=HEX2BIN(&quot;1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53]);ISERROR([.Q53]));error.type([.P53])=error.type([.Q53]);IF(AND(NOT(ISERROR([.P53]));NOT(ISERROR([.Q53])));AND(ISBLANK([.P53])=ISBLANK([.Q53]);[.P53]=[.Q5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VAR</text:p>
          </table:table-cell>
          <table:table-cell table:formula="of:=DVAR([.$F$7:.$G$9];1;[.$F$7:.$F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54]);ISERROR([.D54]));error.type([.C54])=error.type([.D54]);IF(AND(NOT(ISERROR([.C54]));NOT(ISERROR([.D54])));AND(ISBLANK([.C54])=ISBLANK([.D54]);[.C54]=[.D5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FISHER</text:p>
          </table:table-cell>
          <table:table-cell table:formula="of:=FISHER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4]);ISERROR([.L54]));error.type([.K54])=error.type([.L54]);IF(AND(NOT(ISERROR([.K54]));NOT(ISERROR([.L54])));AND(ISBLANK([.K54])=ISBLANK([.L54]);[.K54]=[.L5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HEX2DEC</text:p>
          </table:table-cell>
          <table:table-cell table:formula="of:=HEX2BIN(&quot;1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54]);ISERROR([.Q54]));error.type([.P54])=error.type([.Q54]);IF(AND(NOT(ISERROR([.P54]));NOT(ISERROR([.Q54])));AND(ISBLANK([.P54])=ISBLANK([.Q54]);[.P54]=[.Q5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EXT</text:p>
          </table:table-cell>
          <table:table-cell table:formula="of:=TEXT(1;&quot;0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C55]);ISERROR([.D55]));error.type([.C55])=error.type([.D55]);IF(AND(NOT(ISERROR([.C55]));NOT(ISERROR([.D55])));AND(ISBLANK([.C55])=ISBLANK([.D55]);[.C55]=[.D5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FISHERINV</text:p>
          </table:table-cell>
          <table:table-cell table:formula="of:=FISHERINV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5]);ISERROR([.L55]));error.type([.K55])=error.type([.L55]);IF(AND(NOT(ISERROR([.K55]));NOT(ISERROR([.L55])));AND(ISBLANK([.K55])=ISBLANK([.L55]);[.K55]=[.L5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HEX2OCT</text:p>
          </table:table-cell>
          <table:table-cell table:formula="of:=HEX2BIN(&quot;1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55]);ISERROR([.Q55]));error.type([.P55])=error.type([.Q55]);IF(AND(NOT(ISERROR([.P55]));NOT(ISERROR([.Q55])));AND(ISBLANK([.P55])=ISBLANK([.Q55]);[.P55]=[.Q5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INEST</text:p>
          </table:table-cell>
          <table:table-cell table:formula="of:=LINEST([.$F$7:.$F$8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56]);ISERROR([.D56]));error.type([.C56])=error.type([.D56]);IF(AND(NOT(ISERROR([.C56]));NOT(ISERROR([.D56])));AND(ISBLANK([.C56])=ISBLANK([.D56]);[.C56]=[.D5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FLOOR</text:p>
          </table:table-cell>
          <table:table-cell table:formula="of:=FLOOR(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56]);ISERROR([.L56]));error.type([.K56])=error.type([.L56]);IF(AND(NOT(ISERROR([.K56]));NOT(ISERROR([.L56])));AND(ISBLANK([.K56])=ISBLANK([.L56]);[.K56]=[.L5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ABS</text:p>
          </table:table-cell>
          <table:table-cell table:formula="of:=IMABS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56]);ISERROR([.Q56]));error.type([.P56])=error.type([.Q56]);IF(AND(NOT(ISERROR([.P56]));NOT(ISERROR([.Q56])));AND(ISBLANK([.P56])=ISBLANK([.Q56]);[.P56]=[.Q5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REND</text:p>
          </table:table-cell>
          <table:table-cell table:formula="of:=TREND(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57]);ISERROR([.D57]));error.type([.C57])=error.type([.D57]);IF(AND(NOT(ISERROR([.C57]));NOT(ISERROR([.D57])));AND(ISBLANK([.C57])=ISBLANK([.D57]);[.C57]=[.D5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GAMMADIST</text:p>
          </table:table-cell>
          <table:table-cell table:formula="of:=GAMMADIST(0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7]);ISERROR([.L57]));error.type([.K57])=error.type([.L57]);IF(AND(NOT(ISERROR([.K57]));NOT(ISERROR([.L57])));AND(ISBLANK([.K57])=ISBLANK([.L57]);[.K57]=[.L5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AGINARY</text:p>
          </table:table-cell>
          <table:table-cell table:formula="of:=IMABS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57]);ISERROR([.Q57]));error.type([.P57])=error.type([.Q57]);IF(AND(NOT(ISERROR([.P57]));NOT(ISERROR([.Q57])));AND(ISBLANK([.P57])=ISBLANK([.Q57]);[.P57]=[.Q5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OGEST</text:p>
          </table:table-cell>
          <table:table-cell table:formula="of:=LOGEST(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58]);ISERROR([.D58]));error.type([.C58])=error.type([.D58]);IF(AND(NOT(ISERROR([.C58]));NOT(ISERROR([.D58])));AND(ISBLANK([.C58])=ISBLANK([.D58]);[.C58]=[.D5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GAMMAINV</text:p>
          </table:table-cell>
          <table:table-cell table:formula="of:=GAMMAINV(0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58]);ISERROR([.L58]));error.type([.K58])=error.type([.L58]);IF(AND(NOT(ISERROR([.K58]));NOT(ISERROR([.L58])));AND(ISBLANK([.K58])=ISBLANK([.L58]);[.K58]=[.L5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ARGUMENT</text:p>
          </table:table-cell>
          <table:table-cell table:formula="of:=IMABS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58]);ISERROR([.Q58]));error.type([.P58])=error.type([.Q58]);IF(AND(NOT(ISERROR([.P58]));NOT(ISERROR([.Q58])));AND(ISBLANK([.P58])=ISBLANK([.Q58]);[.P58]=[.Q5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ROWTH</text:p>
          </table:table-cell>
          <table:table-cell table:formula="of:=GROWTH(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59]);ISERROR([.D59]));error.type([.C59])=error.type([.D59]);IF(AND(NOT(ISERROR([.C59]));NOT(ISERROR([.D59])));AND(ISBLANK([.C59])=ISBLANK([.D59]);[.C59]=[.D5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CEILING</text:p>
          </table:table-cell>
          <table:table-cell table:formula="of:=CEILING(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59]);ISERROR([.L59]));error.type([.K59])=error.type([.L59]);IF(AND(NOT(ISERROR([.K59]));NOT(ISERROR([.L59])));AND(ISBLANK([.K59])=ISBLANK([.L59]);[.K59]=[.L5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CONJUGATE</text:p>
          </table:table-cell>
          <table:table-cell table:formula="of:=IMABS(1)" office:value-type="float" office:value="1" calcext:value-type="float">
            <text:p/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59]);ISERROR([.Q59]));error.type([.P59])=error.type([.Q59]);IF(AND(NOT(ISERROR([.P59]));NOT(ISERROR([.Q59])));AND(ISBLANK([.P59])=ISBLANK([.Q59]);[.P59]=[.Q59])));1;&quot;ERR!&quot;)" office:value-type="string" office:string-value="ERR!" calcext:value-type="string">
            <text:p>ERR!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V</text:p>
          </table:table-cell>
          <table:table-cell table:style-name="ce10" table:formula="of:=PV(1;1;2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60]);ISERROR([.D60]));error.type([.C60])=error.type([.D60]);IF(AND(NOT(ISERROR([.C60]));NOT(ISERROR([.D60])));AND(ISBLANK([.C60])=ISBLANK([.D60]);[.C60]=[.D6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HYPGEOMDIST</text:p>
          </table:table-cell>
          <table:table-cell table:formula="of:=HYPGEOMDIST(1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60]);ISERROR([.L60]));error.type([.K60])=error.type([.L60]);IF(AND(NOT(ISERROR([.K60]));NOT(ISERROR([.L60])));AND(ISBLANK([.K60])=ISBLANK([.L60]);[.K60]=[.L6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COS</text:p>
          </table:table-cell>
          <table:table-cell table:formula="of:=IMCOS(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0]);ISERROR([.Q60]));error.type([.P60])=error.type([.Q60]);IF(AND(NOT(ISERROR([.P60]));NOT(ISERROR([.Q60])));AND(ISBLANK([.P60])=ISBLANK([.Q60]);[.P60]=[.Q6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V</text:p>
          </table:table-cell>
          <table:table-cell table:style-name="ce10" table:formula="of:=FV(1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61]);ISERROR([.D61]));error.type([.C61])=error.type([.D61]);IF(AND(NOT(ISERROR([.C61]));NOT(ISERROR([.D61])));AND(ISBLANK([.C61])=ISBLANK([.D61]);[.C61]=[.D6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LOGNORMDIST</text:p>
          </table:table-cell>
          <table:table-cell table:formula="of:=LOGNORMDIST(1;0;1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61]);ISERROR([.L61]));error.type([.K61])=error.type([.L61]);IF(AND(NOT(ISERROR([.K61]));NOT(ISERROR([.L61])));AND(ISBLANK([.K61])=ISBLANK([.L61]);([.K61]-[.L61])/[.L61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DIV</text:p>
          </table:table-cell>
          <table:table-cell table:formula="of:=IMDIV(1;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1]);ISERROR([.Q61]));error.type([.P61])=error.type([.Q61]);IF(AND(NOT(ISERROR([.P61]));NOT(ISERROR([.Q61])));AND(ISBLANK([.P61])=ISBLANK([.Q61]);[.P61]=[.Q6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PER</text:p>
          </table:table-cell>
          <table:table-cell table:formula="of:=NPER(1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62]);ISERROR([.D62]));error.type([.C62])=error.type([.D62]);IF(AND(NOT(ISERROR([.C62]));NOT(ISERROR([.D62])));AND(ISBLANK([.C62])=ISBLANK([.D62]);[.C62]=[.D6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LOGINV</text:p>
          </table:table-cell>
          <table:table-cell table:formula="of:=LOGINV(0.5;0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62]);ISERROR([.L62]));error.type([.K62])=error.type([.L62]);IF(AND(NOT(ISERROR([.K62]));NOT(ISERROR([.L62])));AND(ISBLANK([.K62])=ISBLANK([.L62]);([.K62]-[.L62])/[.L62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EXP</text:p>
          </table:table-cell>
          <table:table-cell table:formula="of:=IMEXP(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2]);ISERROR([.Q62]));error.type([.P62])=error.type([.Q62]);IF(AND(NOT(ISERROR([.P62]));NOT(ISERROR([.Q62])));AND(ISBLANK([.P62])=ISBLANK([.Q62]);[.P62]=[.Q6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MT</text:p>
          </table:table-cell>
          <table:table-cell table:style-name="ce10" table:formula="of:=PMT(0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63]);ISERROR([.D63]));error.type([.C63])=error.type([.D63]);IF(AND(NOT(ISERROR([.C63]));NOT(ISERROR([.D63])));AND(ISBLANK([.C63])=ISBLANK([.D63]);[.C63]=[.D6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NEGBINOMDIST</text:p>
          </table:table-cell>
          <table:table-cell table:formula="of:=NEGBINOMDIST(0;1;0.5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63]);ISERROR([.L63]));error.type([.K63])=error.type([.L63]);IF(AND(NOT(ISERROR([.K63]));NOT(ISERROR([.L63])));AND(ISBLANK([.K63])=ISBLANK([.L63]);([.K63]-[.L63])/[.L63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LN</text:p>
          </table:table-cell>
          <table:table-cell table:formula="of:=IMLN(1)" office:value-type="string" office:string-value="0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IF(IF(AND(ISERROR([.P63]);ISERROR([.Q63]));error.type([.P63])=error.type([.Q63]);IF(AND(NOT(ISERROR([.P63]));NOT(ISERROR([.Q63])));AND(ISBLANK([.P63])=ISBLANK([.Q63]);[.P63]=[.Q6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RATE</text:p>
          </table:table-cell>
          <table:table-cell table:style-name="ce32" table:formula="of:=RATE(1;-2;1)" office:value-type="percentage" office:value="1" calcext:value-type="percentage">
            <text:p/>
          </table:table-cell>
          <table:table-cell table:style-name="ce32" office:value-type="percentage" office:value="1" calcext:value-type="percentage">
            <text:p>1</text:p>
          </table:table-cell>
          <table:table-cell table:style-name="ce6" table:formula="of:=IF(IF(AND(ISERROR([.C64]);ISERROR([.D64]));error.type([.C64])=error.type([.D64]);IF(AND(NOT(ISERROR([.C64]));NOT(ISERROR([.D64])));AND(ISBLANK([.C64])=ISBLANK([.D64]);[.C64]=[.D6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NORMDIST</text:p>
          </table:table-cell>
          <table:table-cell table:formula="of:=NORMDIST(1;1;1;1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64]);ISERROR([.L64]));error.type([.K64])=error.type([.L64]);IF(AND(NOT(ISERROR([.K64]));NOT(ISERROR([.L64])));AND(ISBLANK([.K64])=ISBLANK([.L64]);([.K64]-[.L64])/[.L64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LOG10</text:p>
          </table:table-cell>
          <table:table-cell table:formula="of:=IMLOG10(1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4]);ISERROR([.Q64]));error.type([.P64])=error.type([.Q64]);IF(AND(NOT(ISERROR([.P64]));NOT(ISERROR([.Q64])));AND(ISBLANK([.P64])=ISBLANK([.Q64]);[.P64]=[.Q6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RR</text:p>
          </table:table-cell>
          <table:table-cell table:style-name="ce32" table:formula="of:=MIRR([.$G$8:.$G$9];1;0)" office:value-type="percentage" office:value="1" calcext:value-type="percentage">
            <text:p/>
          </table:table-cell>
          <table:table-cell table:style-name="ce32" office:value-type="percentage" office:value="1" calcext:value-type="percentage">
            <text:p>1</text:p>
          </table:table-cell>
          <table:table-cell table:style-name="ce6" table:formula="of:=IF(IF(AND(ISERROR([.C65]);ISERROR([.D65]));error.type([.C65])=error.type([.D65]);IF(AND(NOT(ISERROR([.C65]));NOT(ISERROR([.D65])));AND(ISBLANK([.C65])=ISBLANK([.D65]);[.C65]=[.D6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NORMSDIST</text:p>
          </table:table-cell>
          <table:table-cell table:formula="of:=LEGACY.NORMSDIST(0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65]);ISERROR([.L65]));error.type([.K65])=error.type([.L65]);IF(AND(NOT(ISERROR([.K65]));NOT(ISERROR([.L65])));AND(ISBLANK([.K65])=ISBLANK([.L65]);([.K65]-[.L65])/[.L65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LOG2</text:p>
          </table:table-cell>
          <table:table-cell table:formula="of:=IMLOG2(1)" office:value-type="string" office:string-value="0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IF(IF(AND(ISERROR([.P65]);ISERROR([.Q65]));error.type([.P65])=error.type([.Q65]);IF(AND(NOT(ISERROR([.P65]));NOT(ISERROR([.Q65])));AND(ISBLANK([.P65])=ISBLANK([.Q65]);[.P65]=[.Q6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RR</text:p>
          </table:table-cell>
          <table:table-cell table:style-name="ce32" table:formula="of:=IRR([.$G$8:.$G$9])" office:value-type="percentage" office:value="0.000000000000108159459919287" calcext:value-type="percentage">
            <text:p/>
          </table:table-cell>
          <table:table-cell table:style-name="ce32" office:value-type="percentage" office:value="0.000000000000108159459919287" calcext:value-type="percentage">
            <text:p>1.08159459919287E-013</text:p>
          </table:table-cell>
          <table:table-cell table:style-name="ce6" table:formula="of:=IF(IF(AND(ISERROR([.C66]);ISERROR([.D66]));error.type([.C66])=error.type([.D66]);IF(AND(NOT(ISERROR([.C66]));NOT(ISERROR([.D66])));AND(ISBLANK([.C66])=ISBLANK([.D66]);([.C66]-[.D66])/[.D66]&lt;0.0001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NORMINV</text:p>
          </table:table-cell>
          <table:table-cell table:formula="of:=NORMINV(0.5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66]);ISERROR([.L66]));error.type([.K66])=error.type([.L66]);IF(AND(NOT(ISERROR([.K66]));NOT(ISERROR([.L66])));AND(ISBLANK([.K66])=ISBLANK([.L66]);([.K66]-[.L66])/[.L66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POWER</text:p>
          </table:table-cell>
          <table:table-cell table:formula="of:=IMPOWER(1;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6]);ISERROR([.Q66]));error.type([.P66])=error.type([.Q66]);IF(AND(NOT(ISERROR([.P66]));NOT(ISERROR([.Q66])));AND(ISBLANK([.P66])=ISBLANK([.Q66]);[.P66]=[.Q6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AND</text:p>
          </table:table-cell>
          <table:table-cell table:formula="of:=RAND()" office:value-type="float" office:value="0.832835371838883" calcext:value-type="float">
            <text:p/>
          </table:table-cell>
          <table:table-cell/>
          <table:table-cell table:style-name="ce6" table:formula="of:=IF(IF(NOT(ISERROR([.C67]));ISNUMBER([.C67]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NORMSINV</text:p>
          </table:table-cell>
          <table:table-cell table:formula="of:=LEGACY.NORMSINV(0.5)" office:value-type="float" office:value="-1.39213763529183E-016" calcext:value-type="float">
            <text:p/>
          </table:table-cell>
          <table:table-cell office:value-type="float" office:value="-1.39213763529183E-016" calcext:value-type="float">
            <text:p>-1.39213763529183E-016</text:p>
          </table:table-cell>
          <table:table-cell table:style-name="ce6" table:formula="of:=IF(IF(AND(ISERROR([.K67]);ISERROR([.L67]));error.type([.K67])=error.type([.L67]);IF(AND(NOT(ISERROR([.K67]));NOT(ISERROR([.L67])));AND(ISBLANK([.K67])=ISBLANK([.L67]);([.K67]-[.L67])/[.L67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PRODUCT</text:p>
          </table:table-cell>
          <table:table-cell table:formula="of:=IMPRODUCT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67]);ISERROR([.Q67]));error.type([.P67])=error.type([.Q67]);IF(AND(NOT(ISERROR([.P67]));NOT(ISERROR([.Q67])));AND(ISBLANK([.P67])=ISBLANK([.Q67]);[.P67]=[.Q6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TCH</text:p>
          </table:table-cell>
          <table:table-cell table:formula="of:=MATCH(1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68]);ISERROR([.D68]));error.type([.C68])=error.type([.D68]);IF(AND(NOT(ISERROR([.C68]));NOT(ISERROR([.D68])));AND(ISBLANK([.C68])=ISBLANK([.D68]);[.C68]=[.D6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STANDARDIZE</text:p>
          </table:table-cell>
          <table:table-cell table:formula="of:=STANDARDIZE(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68]);ISERROR([.L68]));error.type([.K68])=error.type([.L68]);IF(AND(NOT(ISERROR([.K68]));NOT(ISERROR([.L68])));AND(ISBLANK([.K68])=ISBLANK([.L68]);[.K68]=[.L6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REAL</text:p>
          </table:table-cell>
          <table:table-cell table:formula="of:=IMPRODUC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68]);ISERROR([.Q68]));error.type([.P68])=error.type([.Q68]);IF(AND(NOT(ISERROR([.P68]));NOT(ISERROR([.Q68])));AND(ISBLANK([.P68])=ISBLANK([.Q68]);[.P68]=[.Q6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ATE</text:p>
          </table:table-cell>
          <table:table-cell table:style-name="ce33" table:formula="of:=DATE(1977;4;24)" office:value-type="date" office:date-value="1977-04-24" calcext:value-type="date">
            <text:p/>
          </table:table-cell>
          <table:table-cell table:style-name="ce33" office:value-type="date" office:date-value="1977-04-24" calcext:value-type="date">
            <text:p>28239</text:p>
          </table:table-cell>
          <table:table-cell table:style-name="ce6" table:formula="of:=IF(IF(AND(ISERROR([.C69]);ISERROR([.D69]));error.type([.C69])=error.type([.D69]);IF(AND(NOT(ISERROR([.C69]));NOT(ISERROR([.D69])));AND(ISBLANK([.C69])=ISBLANK([.D69]);[.C69]=[.D6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ODD</text:p>
          </table:table-cell>
          <table:table-cell table:formula="of:=ODD(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69]);ISERROR([.L69]));error.type([.K69])=error.type([.L69]);IF(AND(NOT(ISERROR([.K69]));NOT(ISERROR([.L69])));AND(ISBLANK([.K69])=ISBLANK([.L69]);[.K69]=[.L6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SIN</text:p>
          </table:table-cell>
          <table:table-cell table:formula="of:=IMSIN(0)" office:value-type="string" office:string-value="0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IF(IF(AND(ISERROR([.P69]);ISERROR([.Q69]));error.type([.P69])=error.type([.Q69]);IF(AND(NOT(ISERROR([.P69]));NOT(ISERROR([.Q69])));AND(ISBLANK([.P69])=ISBLANK([.Q69]);[.P69]=[.Q6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IME</text:p>
          </table:table-cell>
          <table:table-cell table:style-name="ce34" table:formula="of:=TIME(1;30;0)" office:value-type="time" office:time-value="PT01H30M00S" calcext:value-type="time">
            <text:p/>
          </table:table-cell>
          <table:table-cell table:style-name="ce34" office:value-type="time" office:time-value="PT01H30M00S" calcext:value-type="time">
            <text:p>0.0625</text:p>
          </table:table-cell>
          <table:table-cell table:style-name="ce6" table:formula="of:=IF(IF(AND(ISERROR([.C70]);ISERROR([.D70]));error.type([.C70])=error.type([.D70]);IF(AND(NOT(ISERROR([.C70]));NOT(ISERROR([.D70])));AND(ISBLANK([.C70])=ISBLANK([.D70]);[.C70]=[.D7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PERMUT</text:p>
          </table:table-cell>
          <table:table-cell table:formula="of:=PERMUT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70]);ISERROR([.L70]));error.type([.K70])=error.type([.L70]);IF(AND(NOT(ISERROR([.K70]));NOT(ISERROR([.L70])));AND(ISBLANK([.K70])=ISBLANK([.L70]);[.K70]=[.L7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SQRT</text:p>
          </table:table-cell>
          <table:table-cell table:formula="of:=IMSQRT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70]);ISERROR([.Q70]));error.type([.P70])=error.type([.Q70]);IF(AND(NOT(ISERROR([.P70]));NOT(ISERROR([.Q70])));AND(ISBLANK([.P70])=ISBLANK([.Q70]);[.P70]=[.Q7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AY</text:p>
          </table:table-cell>
          <table:table-cell table:formula="of:=DAY([.$D$69])" office:value-type="float" office:value="24" calcext:value-type="float">
            <text:p/>
          </table:table-cell>
          <table:table-cell office:value-type="float" office:value="24" calcext:value-type="float">
            <text:p>24</text:p>
          </table:table-cell>
          <table:table-cell table:style-name="ce6" table:formula="of:=IF(IF(AND(ISERROR([.C71]);ISERROR([.D71]));error.type([.C71])=error.type([.D71]);IF(AND(NOT(ISERROR([.C71]));NOT(ISERROR([.D71])));AND(ISBLANK([.C71])=ISBLANK([.D71]);[.C71]=[.D7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POISSONDIST</text:p>
          </table:table-cell>
          <table:table-cell table:formula="of:=POISSON(0;0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71]);ISERROR([.L71]));error.type([.K71])=error.type([.L71]);IF(AND(NOT(ISERROR([.K71]));NOT(ISERROR([.L71])));AND(ISBLANK([.K71])=ISBLANK([.L71]);[.K71]=[.L7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SUB</text:p>
          </table:table-cell>
          <table:table-cell table:formula="of:=IMSUB(1;0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71]);ISERROR([.Q71]));error.type([.P71])=error.type([.Q71]);IF(AND(NOT(ISERROR([.P71]));NOT(ISERROR([.Q71])));AND(ISBLANK([.P71])=ISBLANK([.Q71]);[.P71]=[.Q7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ONTH</text:p>
          </table:table-cell>
          <table:table-cell table:formula="of:=MONTH([.$D$69])" office:value-type="float" office:value="4" calcext:value-type="float">
            <text:p/>
          </table:table-cell>
          <table:table-cell office:value-type="float" office:value="4" calcext:value-type="float">
            <text:p>4</text:p>
          </table:table-cell>
          <table:table-cell table:style-name="ce6" table:formula="of:=IF(IF(AND(ISERROR([.C72]);ISERROR([.D72]));error.type([.C72])=error.type([.D72]);IF(AND(NOT(ISERROR([.C72]));NOT(ISERROR([.D72])));AND(ISBLANK([.C72])=ISBLANK([.D72]);[.C72]=[.D7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TDIST</text:p>
          </table:table-cell>
          <table:table-cell table:formula="of:=LEGACY.TDIST(0;1;1)" office:value-type="float" office:value="0.5" calcext:value-type="float">
            <text:p/>
          </table:table-cell>
          <table:table-cell office:value-type="float" office:value="0.5" calcext:value-type="float">
            <text:p>0.5</text:p>
          </table:table-cell>
          <table:table-cell table:style-name="ce6" table:formula="of:=IF(IF(AND(ISERROR([.K72]);ISERROR([.L72]));error.type([.K72])=error.type([.L72]);IF(AND(NOT(ISERROR([.K72]));NOT(ISERROR([.L72])));AND(ISBLANK([.K72])=ISBLANK([.L72]);[.K72]=[.L7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MSUM</text:p>
          </table:table-cell>
          <table:table-cell table:formula="of:=IMSUM(1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72]);ISERROR([.Q72]));error.type([.P72])=error.type([.Q72]);IF(AND(NOT(ISERROR([.P72]));NOT(ISERROR([.Q72])));AND(ISBLANK([.P72])=ISBLANK([.Q72]);[.P72]=[.Q7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YEAR</text:p>
          </table:table-cell>
          <table:table-cell table:formula="of:=YEAR([.$D$69])" office:value-type="float" office:value="1977" calcext:value-type="float">
            <text:p/>
          </table:table-cell>
          <table:table-cell office:value-type="float" office:value="1977" calcext:value-type="float">
            <text:p>1977</text:p>
          </table:table-cell>
          <table:table-cell table:style-name="ce6" table:formula="of:=IF(IF(AND(ISERROR([.C73]);ISERROR([.D73]));error.type([.C73])=error.type([.D73]);IF(AND(NOT(ISERROR([.C73]));NOT(ISERROR([.D73])));AND(ISBLANK([.C73])=ISBLANK([.D73]);[.C73]=[.D7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WEIBULL</text:p>
          </table:table-cell>
          <table:table-cell table:formula="of:=WEIBULL(0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73]);ISERROR([.L73]));error.type([.K73])=error.type([.L73]);IF(AND(NOT(ISERROR([.K73]));NOT(ISERROR([.L73])));AND(ISBLANK([.K73])=ISBLANK([.L73]);[.K73]=[.L7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NTRATE</text:p>
          </table:table-cell>
          <table:table-cell table:formula="of:=INTRATE(1;2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73]);ISERROR([.Q73]));error.type([.P73])=error.type([.Q73]);IF(AND(NOT(ISERROR([.P73]));NOT(ISERROR([.Q73])));AND(ISBLANK([.P73])=ISBLANK([.Q73]);[.P73]=[.Q7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WEEKDAY</text:p>
          </table:table-cell>
          <table:table-cell table:formula="of:=WEEKDAY([.$D$69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74]);ISERROR([.D74]));error.type([.C74])=error.type([.D74]);IF(AND(NOT(ISERROR([.C74]));NOT(ISERROR([.D74])));AND(ISBLANK([.C74])=ISBLANK([.D74]);[.C74]=[.D7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SUMXMY2</text:p>
          </table:table-cell>
          <table:table-cell table:formula="of:=SUMXMY2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74]);ISERROR([.L74]));error.type([.K74])=error.type([.L74]);IF(AND(NOT(ISERROR([.K74]));NOT(ISERROR([.L74])));AND(ISBLANK([.K74])=ISBLANK([.L74]);[.K74]=[.L7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SEVEN</text:p>
          </table:table-cell>
          <table:table-cell table:formula="of:=ISEVEN(0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P74]);ISERROR([.Q74]));error.type([.P74])=error.type([.Q74]);IF(AND(NOT(ISERROR([.P74]));NOT(ISERROR([.Q74])));AND(ISBLANK([.P74])=ISBLANK([.Q74]);[.P74]=[.Q7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OUR</text:p>
          </table:table-cell>
          <table:table-cell table:formula="of:=HOUR([.$D$70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75]);ISERROR([.D75]));error.type([.C75])=error.type([.D75]);IF(AND(NOT(ISERROR([.C75]));NOT(ISERROR([.D75])));AND(ISBLANK([.C75])=ISBLANK([.D75]);[.C75]=[.D7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SUMX2MY2</text:p>
          </table:table-cell>
          <table:table-cell table:formula="of:=SUMX2MY2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75]);ISERROR([.L75]));error.type([.K75])=error.type([.L75]);IF(AND(NOT(ISERROR([.K75]));NOT(ISERROR([.L75])));AND(ISBLANK([.K75])=ISBLANK([.L75]);[.K75]=[.L7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ISODD</text:p>
          </table:table-cell>
          <table:table-cell table:formula="of:=ISODD(1)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P75]);ISERROR([.Q75]));error.type([.P75])=error.type([.Q75]);IF(AND(NOT(ISERROR([.P75]));NOT(ISERROR([.Q75])));AND(ISBLANK([.P75])=ISBLANK([.Q75]);[.P75]=[.Q75])));1;&quot;ERR!&quot;)" office:value-type="string" office:string-value="ERR!" calcext:value-type="string">
            <text:p>ERR!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INUTE</text:p>
          </table:table-cell>
          <table:table-cell table:formula="of:=MINUTE([.$D$70])" office:value-type="float" office:value="30" calcext:value-type="float">
            <text:p/>
          </table:table-cell>
          <table:table-cell office:value-type="float" office:value="30" calcext:value-type="float">
            <text:p>30</text:p>
          </table:table-cell>
          <table:table-cell table:style-name="ce6" table:formula="of:=IF(IF(AND(ISERROR([.C76]);ISERROR([.D76]));error.type([.C76])=error.type([.D76]);IF(AND(NOT(ISERROR([.C76]));NOT(ISERROR([.D76])));AND(ISBLANK([.C76])=ISBLANK([.D76]);[.C76]=[.D7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SUMX2DY2</text:p>
          </table:table-cell>
          <table:table-cell table:formula="of:=SUMX2PY2(1;1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K76]);ISERROR([.L76]));error.type([.K76])=error.type([.L76]);IF(AND(NOT(ISERROR([.K76]));NOT(ISERROR([.L76])));AND(ISBLANK([.K76])=ISBLANK([.L76]);[.K76]=[.L7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LCM</text:p>
          </table:table-cell>
          <table:table-cell table:formula="of:=LCM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76]);ISERROR([.Q76]));error.type([.P76])=error.type([.Q76]);IF(AND(NOT(ISERROR([.P76]));NOT(ISERROR([.Q76])));AND(ISBLANK([.P76])=ISBLANK([.Q76]);[.P76]=[.Q7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SECOND</text:p>
          </table:table-cell>
          <table:table-cell table:formula="of:=SECOND([.$D$70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77]);ISERROR([.D77]));error.type([.C77])=error.type([.D77]);IF(AND(NOT(ISERROR([.C77]));NOT(ISERROR([.D77])));AND(ISBLANK([.C77])=ISBLANK([.D77]);[.C77]=[.D7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CHITEST</text:p>
          </table:table-cell>
          <table:table-cell table:formula="of:=LEGACY.CHITEST([.$F$7:.$F$8]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77]);ISERROR([.L77]));error.type([.K77])=error.type([.L77]);IF(AND(NOT(ISERROR([.K77]));NOT(ISERROR([.L77])));AND(ISBLANK([.K77])=ISBLANK([.L77]);[.K77]=[.L7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MDURATION</text:p>
          </table:table-cell>
          <table:table-cell table:formula="of:=MDURATION(1000;1365;1;0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77]);ISERROR([.Q77]));error.type([.P77])=error.type([.Q77]);IF(AND(NOT(ISERROR([.P77]));NOT(ISERROR([.Q77])));AND(ISBLANK([.P77])=ISBLANK([.Q77]);[.P77]=[.Q7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W</text:p>
          </table:table-cell>
          <table:table-cell table:style-name="ce34" table:formula="of:=NOW()" office:value-type="time" office:time-value="PT1000882H57M34.360000044S" calcext:value-type="time">
            <text:p/>
          </table:table-cell>
          <table:table-cell/>
          <table:table-cell table:style-name="ce6" table:formula="of:=IF(IF(NOT(ISERROR([.C78]));ISNUMBER([.C78]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CORREL</text:p>
          </table:table-cell>
          <table:table-cell table:formula="of:=CORREL([.$F$7:.$G$7]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78]);ISERROR([.L78]));error.type([.K78])=error.type([.L78]);IF(AND(NOT(ISERROR([.K78]));NOT(ISERROR([.L78])));AND(ISBLANK([.K78])=ISBLANK([.L78]);[.K78]=[.L7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MROUND</text:p>
          </table:table-cell>
          <table:table-cell table:formula="of:=MROUND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78]);ISERROR([.Q78]));error.type([.P78])=error.type([.Q78]);IF(AND(NOT(ISERROR([.P78]));NOT(ISERROR([.Q78])));AND(ISBLANK([.P78])=ISBLANK([.Q78]);[.P78]=[.Q7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REAS</text:p>
          </table:table-cell>
          <table:table-cell table:formula="of:=AREAS([.A1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79]);ISERROR([.D79]));error.type([.C79])=error.type([.D79]);IF(AND(NOT(ISERROR([.C79]));NOT(ISERROR([.D79])));AND(ISBLANK([.C79])=ISBLANK([.D79]);[.C79]=[.D7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COVAR</text:p>
          </table:table-cell>
          <table:table-cell table:formula="of:=COVAR([.$F$7:.$F$8];[.$F$7:.$F$8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79]);ISERROR([.L79]));error.type([.K79])=error.type([.L79]);IF(AND(NOT(ISERROR([.K79]));NOT(ISERROR([.L79])));AND(ISBLANK([.K79])=ISBLANK([.L79]);[.K79]=[.L7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MULTINOMIAL</text:p>
          </table:table-cell>
          <table:table-cell table:formula="of:=MULTINOMIAL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79]);ISERROR([.Q79]));error.type([.P79])=error.type([.Q79]);IF(AND(NOT(ISERROR([.P79]));NOT(ISERROR([.Q79])));AND(ISBLANK([.P79])=ISBLANK([.Q79]);[.P79]=[.Q7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OWS</text:p>
          </table:table-cell>
          <table:table-cell table:formula="of:=ROWS([.A1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0]);ISERROR([.D80]));error.type([.C80])=error.type([.D80]);IF(AND(NOT(ISERROR([.C80]));NOT(ISERROR([.D80])));AND(ISBLANK([.C80])=ISBLANK([.D80]);[.C80]=[.D8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FORECAST</text:p>
          </table:table-cell>
          <table:table-cell table:formula="of:=FORECAST(1;[.$F$7:.$G$7]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80]);ISERROR([.L80]));error.type([.K80])=error.type([.L80]);IF(AND(NOT(ISERROR([.K80]));NOT(ISERROR([.L80])));AND(ISBLANK([.K80])=ISBLANK([.L80]);([.K80]-[.L80])/[.L80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NETWORKDAYS</text:p>
          </table:table-cell>
          <table:table-cell table:formula="of:=NETWORKDAYS(1;2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80]);ISERROR([.Q80]));error.type([.P80])=error.type([.Q80]);IF(AND(NOT(ISERROR([.P80]));NOT(ISERROR([.Q80])));AND(ISBLANK([.P80])=ISBLANK([.Q80]);[.P80]=[.Q8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OLUMNS</text:p>
          </table:table-cell>
          <table:table-cell table:formula="of:=COLUMNS([.A1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1]);ISERROR([.D81]));error.type([.C81])=error.type([.D81]);IF(AND(NOT(ISERROR([.C81]));NOT(ISERROR([.D81])));AND(ISBLANK([.C81])=ISBLANK([.D81]);[.C81]=[.D8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FTEST</text:p>
          </table:table-cell>
          <table:table-cell table:formula="of:=FTEST([.$F$7:.$G$7];[.$F$7:.$G$7])" office:value-type="float" office:value="0.999999998765519" calcext:value-type="float">
            <text:p/>
          </table:table-cell>
          <table:table-cell office:value-type="float" office:value="0.999999998765519" calcext:value-type="float">
            <text:p>0.999999998765519</text:p>
          </table:table-cell>
          <table:table-cell table:style-name="ce6" table:formula="of:=IF(IF(AND(ISERROR([.K81]);ISERROR([.L81]));error.type([.K81])=error.type([.L81]);IF(AND(NOT(ISERROR([.K81]));NOT(ISERROR([.L81])));AND(ISBLANK([.K81])=ISBLANK([.L81]);([.K81]-[.L81])/[.L81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NOMINAL</text:p>
          </table:table-cell>
          <table:table-cell table:formula="of:=NOMINAL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81]);ISERROR([.Q81]));error.type([.P81])=error.type([.Q81]);IF(AND(NOT(ISERROR([.P81]));NOT(ISERROR([.Q81])));AND(ISBLANK([.P81])=ISBLANK([.Q81]);[.P81]=[.Q8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FFSET</text:p>
          </table:table-cell>
          <table:table-cell table:formula="of:=OFFSET([.$F$7];0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2]);ISERROR([.D82]));error.type([.C82])=error.type([.D82]);IF(AND(NOT(ISERROR([.C82]));NOT(ISERROR([.D82])));AND(ISBLANK([.C82])=ISBLANK([.D82]);[.C82]=[.D8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INTERCEPT</text:p>
          </table:table-cell>
          <table:table-cell table:formula="of:=INTERCEPT([.$F$7:.$G$7];[.$F$7:.$G$7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82]);ISERROR([.L82]));error.type([.K82])=error.type([.L82]);IF(AND(NOT(ISERROR([.K82]));NOT(ISERROR([.L82])));AND(ISBLANK([.K82])=ISBLANK([.L82]);[.K82]=[.L8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CT2BIN</text:p>
          </table:table-cell>
          <table:table-cell table:formula="of:=OCT2BIN(&quot;1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82]);ISERROR([.Q82]));error.type([.P82])=error.type([.Q82]);IF(AND(NOT(ISERROR([.P82]));NOT(ISERROR([.Q82])));AND(ISBLANK([.P82])=ISBLANK([.Q82]);[.P82]=[.Q8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EARCH</text:p>
          </table:table-cell>
          <table:table-cell table:formula="of:=SEARCH(&quot;1&quot;;&quot;1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3]);ISERROR([.D83]));error.type([.C83])=error.type([.D83]);IF(AND(NOT(ISERROR([.C83]));NOT(ISERROR([.D83])));AND(ISBLANK([.C83])=ISBLANK([.D83]);[.C83]=[.D8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PEARSON</text:p>
          </table:table-cell>
          <table:table-cell table:formula="of:=PEARSON([.$F$7:.$G$7]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83]);ISERROR([.L83]));error.type([.K83])=error.type([.L83]);IF(AND(NOT(ISERROR([.K83]));NOT(ISERROR([.L83])));AND(ISBLANK([.K83])=ISBLANK([.L83]);[.K83]=[.L8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CT2DEC</text:p>
          </table:table-cell>
          <table:table-cell table:formula="of:=OCT2BIN(&quot;1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83]);ISERROR([.Q83]));error.type([.P83])=error.type([.Q83]);IF(AND(NOT(ISERROR([.P83]));NOT(ISERROR([.Q83])));AND(ISBLANK([.P83])=ISBLANK([.Q83]);[.P83]=[.Q8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RANSPOSE</text:p>
          </table:table-cell>
          <table:table-cell table:formula="of:=TRANSPOSE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4]);ISERROR([.D84]));error.type([.C84])=error.type([.D84]);IF(AND(NOT(ISERROR([.C84]));NOT(ISERROR([.D84])));AND(ISBLANK([.C84])=ISBLANK([.D84]);[.C84]=[.D8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RSQ</text:p>
          </table:table-cell>
          <table:table-cell table:formula="of:=RSQ([.$F$7:.$G$7];[.$F$7:.$G$7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84]);ISERROR([.L84]));error.type([.K84])=error.type([.L84]);IF(AND(NOT(ISERROR([.K84]));NOT(ISERROR([.L84])));AND(ISBLANK([.K84])=ISBLANK([.L84]);[.K84]=[.L8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CT2HEX</text:p>
          </table:table-cell>
          <table:table-cell table:formula="of:=OCT2BIN(&quot;1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P84]);ISERROR([.Q84]));error.type([.P84])=error.type([.Q84]);IF(AND(NOT(ISERROR([.P84]));NOT(ISERROR([.Q84])));AND(ISBLANK([.P84])=ISBLANK([.Q84]);[.P84]=[.Q8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YPE</text:p>
          </table:table-cell>
          <table:table-cell table:formula="of:=TYPE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5]);ISERROR([.D85]));error.type([.C85])=error.type([.D85]);IF(AND(NOT(ISERROR([.C85]));NOT(ISERROR([.D85])));AND(ISBLANK([.C85])=ISBLANK([.D85]);[.C85]=[.D8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STEYX</text:p>
          </table:table-cell>
          <table:table-cell table:formula="of:=STEYX([.$F$7:.$F$9];[.$G$7:.$G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85]);ISERROR([.L85]));error.type([.K85])=error.type([.L85]);IF(AND(NOT(ISERROR([.K85]));NOT(ISERROR([.L85])));AND(ISBLANK([.K85])=ISBLANK([.L85]);[.K85]=[.L8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DDFPRICE</text:p>
          </table:table-cell>
          <table:table-cell table:formula="of:=ODDFPRICE(39760;44256;39736;39873;0.05;0.05;100;1)" office:value-type="float" office:value="100.020935387754" calcext:value-type="float">
            <text:p/>
          </table:table-cell>
          <table:table-cell office:value-type="float" office:value="100.020935387754" calcext:value-type="float">
            <text:p>100.020935387754</text:p>
          </table:table-cell>
          <table:table-cell table:style-name="ce6" table:formula="of:=IF(IF(AND(ISERROR([.P85]);ISERROR([.Q85]));error.type([.P85])=error.type([.Q85]);IF(AND(NOT(ISERROR([.P85]));NOT(ISERROR([.Q85])));AND(ISBLANK([.P85])=ISBLANK([.Q85]);[.P85]=[.Q8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TAN2</text:p>
          </table:table-cell>
          <table:table-cell table:formula="of:=ATAN2(1;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86]);ISERROR([.D86]));error.type([.C86])=error.type([.D86]);IF(AND(NOT(ISERROR([.C86]));NOT(ISERROR([.D86])));AND(ISBLANK([.C86])=ISBLANK([.D86]);[.C86]=[.D8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SLOPE</text:p>
          </table:table-cell>
          <table:table-cell table:formula="of:=SLOPE([.$F$7:.$F$9];[.$G$7:.$G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86]);ISERROR([.L86]));error.type([.K86])=error.type([.L86]);IF(AND(NOT(ISERROR([.K86]));NOT(ISERROR([.L86])));AND(ISBLANK([.K86])=ISBLANK([.L86]);[.K86]=[.L8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DDFYIELD</text:p>
          </table:table-cell>
          <table:table-cell table:formula="of:=ODDFPRICE(39760;44256;39736;39873;0.05;0.05;100;1)" office:value-type="float" office:value="188.230406931361" calcext:value-type="float">
            <text:p/>
          </table:table-cell>
          <table:table-cell office:value-type="float" office:value="188.230406931361" calcext:value-type="float">
            <text:p>188.230406931361</text:p>
          </table:table-cell>
          <table:table-cell table:style-name="ce6" table:formula="of:=IF(IF(AND(ISERROR([.P86]);ISERROR([.Q86]));error.type([.P86])=error.type([.Q86]);IF(AND(NOT(ISERROR([.P86]));NOT(ISERROR([.Q86])));AND(ISBLANK([.P86])=ISBLANK([.Q86]);[.P86]=[.Q8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SIN</text:p>
          </table:table-cell>
          <table:table-cell table:formula="of:=ASIN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87]);ISERROR([.D87]));error.type([.C87])=error.type([.D87]);IF(AND(NOT(ISERROR([.C87]));NOT(ISERROR([.D87])));AND(ISBLANK([.C87])=ISBLANK([.D87]);[.C87]=[.D8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TTEST</text:p>
          </table:table-cell>
          <table:table-cell table:formula="of:=TTEST([.$F$7:.$F$9];[.$G$7:.$G$9];1;1)" office:value-type="float" office:value="0.412961172029814" calcext:value-type="float">
            <text:p/>
          </table:table-cell>
          <table:table-cell office:value-type="float" office:value="0.412961172029814" calcext:value-type="float">
            <text:p>0.412961172029814</text:p>
          </table:table-cell>
          <table:table-cell table:style-name="ce6" table:formula="of:=IF(IF(AND(ISERROR([.K87]);ISERROR([.L87]));error.type([.K87])=error.type([.L87]);IF(AND(NOT(ISERROR([.K87]));NOT(ISERROR([.L87])));AND(ISBLANK([.K87])=ISBLANK([.L87]);([.K87]-[.L87])/[.L87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DDLPRICE</text:p>
          </table:table-cell>
          <table:table-cell table:formula="of:=ODDLPRICE(39760;44256;39736;0.05;0.05;1;1)" office:value-type="float" office:value="38.6043069524437" calcext:value-type="float">
            <text:p/>
          </table:table-cell>
          <table:table-cell office:value-type="float" office:value="38.6043069524437" calcext:value-type="float">
            <text:p>38.6043069524437</text:p>
          </table:table-cell>
          <table:table-cell table:style-name="ce6" table:formula="of:=IF(IF(AND(ISERROR([.P87]);ISERROR([.Q87]));error.type([.P87])=error.type([.Q87]);IF(AND(NOT(ISERROR([.P87]));NOT(ISERROR([.Q87])));AND(ISBLANK([.P87])=ISBLANK([.Q87]);[.P87]=[.Q8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COS</text:p>
          </table:table-cell>
          <table:table-cell table:formula="of:=ACOS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88]);ISERROR([.D88]));error.type([.C88])=error.type([.D88]);IF(AND(NOT(ISERROR([.C88]));NOT(ISERROR([.D88])));AND(ISBLANK([.C88])=ISBLANK([.D88]);[.C88]=[.D8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PROB</text:p>
          </table:table-cell>
          <table:table-cell table:formula="of:=PROB(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88]);ISERROR([.L88]));error.type([.K88])=error.type([.L88]);IF(AND(NOT(ISERROR([.K88]));NOT(ISERROR([.L88])));AND(ISBLANK([.K88])=ISBLANK([.L88]);[.K88]=[.L8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ODDLYIELD</text:p>
          </table:table-cell>
          <table:table-cell table:formula="of:=ODDLPRICE(39760;44256;39736;0.05;0.05;1;1)" office:value-type="float" office:value="13.7426580210961" calcext:value-type="float">
            <text:p/>
          </table:table-cell>
          <table:table-cell office:value-type="float" office:value="13.7426580210961" calcext:value-type="float">
            <text:p>13.7426580210961</text:p>
          </table:table-cell>
          <table:table-cell table:style-name="ce6" table:formula="of:=IF(IF(AND(ISERROR([.P88]);ISERROR([.Q88]));error.type([.P88])=error.type([.Q88]);IF(AND(NOT(ISERROR([.P88]));NOT(ISERROR([.Q88])));AND(ISBLANK([.P88])=ISBLANK([.Q88]);[.P88]=[.Q8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HOOSE</text:p>
          </table:table-cell>
          <table:table-cell table:formula="of:=CHOOS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89]);ISERROR([.D89]));error.type([.C89])=error.type([.D89]);IF(AND(NOT(ISERROR([.C89]));NOT(ISERROR([.D89])));AND(ISBLANK([.C89])=ISBLANK([.D89]);[.C89]=[.D8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DEVSQ</text:p>
          </table:table-cell>
          <table:table-cell table:formula="of:=DEVSQ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89]);ISERROR([.L89]));error.type([.K89])=error.type([.L89]);IF(AND(NOT(ISERROR([.K89]));NOT(ISERROR([.L89])));AND(ISBLANK([.K89])=ISBLANK([.L89]);[.K89]=[.L8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PRICE</text:p>
          </table:table-cell>
          <table:table-cell table:formula="of:=PRICE(39760;44256;0.05;0.05;1;1)" office:value-type="float" office:value="45.6845678943734" calcext:value-type="float">
            <text:p/>
          </table:table-cell>
          <table:table-cell office:value-type="float" office:value="45.6845678943734" calcext:value-type="float">
            <text:p>45.6845678943734</text:p>
          </table:table-cell>
          <table:table-cell table:style-name="ce6" table:formula="of:=IF(IF(AND(ISERROR([.P89]);ISERROR([.Q89]));error.type([.P89])=error.type([.Q89]);IF(AND(NOT(ISERROR([.P89]));NOT(ISERROR([.Q89])));AND(ISBLANK([.P89])=ISBLANK([.Q89]);[.P89]=[.Q8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LOOKUP</text:p>
          </table:table-cell>
          <table:table-cell table:formula="of:=HLOOKUP(1;[.$F$7:.$G$8]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90]);ISERROR([.D90]));error.type([.C90])=error.type([.D90]);IF(AND(NOT(ISERROR([.C90]));NOT(ISERROR([.D90])));AND(ISBLANK([.C90])=ISBLANK([.D90]);[.C90]=[.D9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GEOMEAN</text:p>
          </table:table-cell>
          <table:table-cell table:formula="of:=GEOMEA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0]);ISERROR([.L90]));error.type([.K90])=error.type([.L90]);IF(AND(NOT(ISERROR([.K90]));NOT(ISERROR([.L90])));AND(ISBLANK([.K90])=ISBLANK([.L90]);[.K90]=[.L9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PRICEDISC</text:p>
          </table:table-cell>
          <table:table-cell table:formula="of:=PRICEDISC(1;366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90]);ISERROR([.Q90]));error.type([.P90])=error.type([.Q90]);IF(AND(NOT(ISERROR([.P90]));NOT(ISERROR([.Q90])));AND(ISBLANK([.P90])=ISBLANK([.Q90]);[.P90]=[.Q9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VLOOKUP</text:p>
          </table:table-cell>
          <table:table-cell table:formula="of:=VLOOKUP(1;[.$F$7:.$G$8]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91]);ISERROR([.D91]));error.type([.C91])=error.type([.D91]);IF(AND(NOT(ISERROR([.C91]));NOT(ISERROR([.D91])));AND(ISBLANK([.C91])=ISBLANK([.D91]);[.C91]=[.D9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HARMEAN</text:p>
          </table:table-cell>
          <table:table-cell table:formula="of:=HARMEA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1]);ISERROR([.L91]));error.type([.K91])=error.type([.L91]);IF(AND(NOT(ISERROR([.K91]));NOT(ISERROR([.L91])));AND(ISBLANK([.K91])=ISBLANK([.L91]);[.K91]=[.L9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PRICEMAT</text:p>
          </table:table-cell>
          <table:table-cell table:formula="of:=PRICEMAT(1;366;0.1;0;0)" office:value-type="float" office:value="100" calcext:value-type="float">
            <text:p/>
          </table:table-cell>
          <table:table-cell office:value-type="float" office:value="100" calcext:value-type="float">
            <text:p>100</text:p>
          </table:table-cell>
          <table:table-cell table:style-name="ce6" table:formula="of:=IF(IF(AND(ISERROR([.P91]);ISERROR([.Q91]));error.type([.P91])=error.type([.Q91]);IF(AND(NOT(ISERROR([.P91]));NOT(ISERROR([.Q91])));AND(ISBLANK([.P91])=ISBLANK([.Q91]);[.P91]=[.Q9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SREF</text:p>
          </table:table-cell>
          <table:table-cell table:formula="of:=ISREF([.A1]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92]);ISERROR([.D92]));error.type([.C92])=error.type([.D92]);IF(AND(NOT(ISERROR([.C92]));NOT(ISERROR([.D92])));AND(ISBLANK([.C92])=ISBLANK([.D92]);[.C92]=[.D9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SUMSQ</text:p>
          </table:table-cell>
          <table:table-cell table:formula="of:=SUMSQ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2]);ISERROR([.L92]));error.type([.K92])=error.type([.L92]);IF(AND(NOT(ISERROR([.K92]));NOT(ISERROR([.L92])));AND(ISBLANK([.K92])=ISBLANK([.L92]);[.K92]=[.L9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QUOTIENT</text:p>
          </table:table-cell>
          <table:table-cell table:formula="of:=QUOTIENT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92]);ISERROR([.Q92]));error.type([.P92])=error.type([.Q92]);IF(AND(NOT(ISERROR([.P92]));NOT(ISERROR([.Q92])));AND(ISBLANK([.P92])=ISBLANK([.Q92]);[.P92]=[.Q9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LOG</text:p>
          </table:table-cell>
          <table:table-cell table:formula="of:=LOG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93]);ISERROR([.D93]));error.type([.C93])=error.type([.D93]);IF(AND(NOT(ISERROR([.C93]));NOT(ISERROR([.D93])));AND(ISBLANK([.C93])=ISBLANK([.D93]);[.C93]=[.D9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KURT</text:p>
          </table:table-cell>
          <table:table-cell table:formula="of:=KURT(1;2;3;4)" office:value-type="float" office:value="-1.2" calcext:value-type="float">
            <text:p/>
          </table:table-cell>
          <table:table-cell office:value-type="float" office:value="-1.2" calcext:value-type="float">
            <text:p>-1.2</text:p>
          </table:table-cell>
          <table:table-cell table:style-name="ce6" table:formula="of:=IF(IF(AND(ISERROR([.K93]);ISERROR([.L93]));error.type([.K93])=error.type([.L93]);IF(AND(NOT(ISERROR([.K93]));NOT(ISERROR([.L93])));AND(ISBLANK([.K93])=ISBLANK([.L93]);[.K93]=[.L9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RANDBETWEEN</text:p>
          </table:table-cell>
          <table:table-cell table:formula="of:=RANDBETWEEN(0;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93]);ISERROR([.Q93]));error.type([.P93])=error.type([.Q93]);IF(AND(NOT(ISERROR([.P93]));NOT(ISERROR([.Q93])));AND(ISBLANK([.P93])=ISBLANK([.Q93]);[.P93]=[.Q9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HAR</text:p>
          </table:table-cell>
          <table:table-cell table:formula="of:=CHAR(65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94]);ISERROR([.D94]));error.type([.C94])=error.type([.D94]);IF(AND(NOT(ISERROR([.C94]));NOT(ISERROR([.D94])));AND(ISBLANK([.C94])=ISBLANK([.D94]);[.C94]=[.D9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SKEW</text:p>
          </table:table-cell>
          <table:table-cell table:formula="of:=SKEW(1;2;3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94]);ISERROR([.L94]));error.type([.K94])=error.type([.L94]);IF(AND(NOT(ISERROR([.K94]));NOT(ISERROR([.L94])));AND(ISBLANK([.K94])=ISBLANK([.L94]);[.K94]=[.L9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RECEIVED</text:p>
          </table:table-cell>
          <table:table-cell table:formula="of:=RECEIVED(1;366;0.5;0.5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94]);ISERROR([.Q94]));error.type([.P94])=error.type([.Q94]);IF(AND(NOT(ISERROR([.P94]));NOT(ISERROR([.Q94])));AND(ISBLANK([.P94])=ISBLANK([.Q94]);[.P94]=[.Q9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LOWER</text:p>
          </table:table-cell>
          <table:table-cell table:formula="of:=LOWER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95]);ISERROR([.D95]));error.type([.C95])=error.type([.D95]);IF(AND(NOT(ISERROR([.C95]));NOT(ISERROR([.D95])));AND(ISBLANK([.C95])=ISBLANK([.D95]);[.C95]=[.D9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ZTEST</text:p>
          </table:table-cell>
          <table:table-cell table:formula="of:=ZTEST([.$F$7:.$G$7];0)" office:value-type="float" office:value="0.0013498980316301" calcext:value-type="float">
            <text:p/>
          </table:table-cell>
          <table:table-cell office:value-type="float" office:value="0.0013498980316301" calcext:value-type="float">
            <text:p>0.0013498980316301</text:p>
          </table:table-cell>
          <table:table-cell table:style-name="ce6" table:formula="of:=IF(IF(AND(ISERROR([.K95]);ISERROR([.L95]));error.type([.K95])=error.type([.L95]);IF(AND(NOT(ISERROR([.K95]));NOT(ISERROR([.L95])));AND(ISBLANK([.K95])=ISBLANK([.L95]);([.K95]-[.L95])/[.L95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SERIESSUM</text:p>
          </table:table-cell>
          <table:table-cell table:formula="of:=SERIESSUM(1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95]);ISERROR([.Q95]));error.type([.P95])=error.type([.Q95]);IF(AND(NOT(ISERROR([.P95]));NOT(ISERROR([.Q95])));AND(ISBLANK([.P95])=ISBLANK([.Q95]);[.P95]=[.Q9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UPPER</text:p>
          </table:table-cell>
          <table:table-cell table:formula="of:=UPPER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96]);ISERROR([.D96]));error.type([.C96])=error.type([.D96]);IF(AND(NOT(ISERROR([.C96]));NOT(ISERROR([.D96])));AND(ISBLANK([.C96])=ISBLANK([.D96]);[.C96]=[.D9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LARGE</text:p>
          </table:table-cell>
          <table:table-cell table:formula="of:=LARG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6]);ISERROR([.L96]));error.type([.K96])=error.type([.L96]);IF(AND(NOT(ISERROR([.K96]));NOT(ISERROR([.L96])));AND(ISBLANK([.K96])=ISBLANK([.L96]);[.K96]=[.L9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SQRTPI</text:p>
          </table:table-cell>
          <table:table-cell table:formula="of:=SQRTPI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96]);ISERROR([.Q96]));error.type([.P96])=error.type([.Q96]);IF(AND(NOT(ISERROR([.P96]));NOT(ISERROR([.Q96])));AND(ISBLANK([.P96])=ISBLANK([.Q96]);[.P96]=[.Q9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ROPER</text:p>
          </table:table-cell>
          <table:table-cell table:formula="of:=PROPER(&quot;aa&quot;)" office:value-type="string" office:string-value="Aa" calcext:value-type="string">
            <text:p>Aa</text:p>
          </table:table-cell>
          <table:table-cell office:value-type="string" calcext:value-type="string">
            <text:p>Aa</text:p>
          </table:table-cell>
          <table:table-cell table:style-name="ce6" table:formula="of:=IF(IF(AND(ISERROR([.C97]);ISERROR([.D97]));error.type([.C97])=error.type([.D97]);IF(AND(NOT(ISERROR([.C97]));NOT(ISERROR([.D97])));AND(ISBLANK([.C97])=ISBLANK([.D97]);[.C97]=[.D9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SMALL</text:p>
          </table:table-cell>
          <table:table-cell table:formula="of:=SMALL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7]);ISERROR([.L97]));error.type([.K97])=error.type([.L97]);IF(AND(NOT(ISERROR([.K97]));NOT(ISERROR([.L97])));AND(ISBLANK([.K97])=ISBLANK([.L97]);[.K97]=[.L9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BILLEQ</text:p>
          </table:table-cell>
          <table:table-cell table:formula="of:=TBILLEQ(10000;10366;0.1)" office:value-type="float" office:value="0.11013984535999" calcext:value-type="float">
            <text:p/>
          </table:table-cell>
          <table:table-cell office:value-type="float" office:value="0.11013984535999" calcext:value-type="float">
            <text:p>0.11013984535999</text:p>
          </table:table-cell>
          <table:table-cell table:style-name="ce6" table:formula="of:=IF(IF(AND(ISERROR([.P97]);ISERROR([.Q97]));error.type([.P97])=error.type([.Q97]);IF(AND(NOT(ISERROR([.P97]));NOT(ISERROR([.Q97])));AND(ISBLANK([.P97])=ISBLANK([.Q97]);[.P97]=[.Q9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LEFT</text:p>
          </table:table-cell>
          <table:table-cell table:formula="of:=LEFT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98]);ISERROR([.D98]));error.type([.C98])=error.type([.D98]);IF(AND(NOT(ISERROR([.C98]));NOT(ISERROR([.D98])));AND(ISBLANK([.C98])=ISBLANK([.D98]);[.C98]=[.D9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QUARTILE</text:p>
          </table:table-cell>
          <table:table-cell table:formula="of:=QUARTIL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8]);ISERROR([.L98]));error.type([.K98])=error.type([.L98]);IF(AND(NOT(ISERROR([.K98]));NOT(ISERROR([.L98])));AND(ISBLANK([.K98])=ISBLANK([.L98]);[.K98]=[.L98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BILLPRICE</text:p>
          </table:table-cell>
          <table:table-cell table:formula="of:=TBILLEQ(10000;10366;0.1)" office:value-type="float" office:value="89.8333333333333" calcext:value-type="float">
            <text:p/>
          </table:table-cell>
          <table:table-cell office:value-type="float" office:value="89.8333333333333" calcext:value-type="float">
            <text:p>89.8333333333333</text:p>
          </table:table-cell>
          <table:table-cell table:style-name="ce6" table:formula="of:=IF(IF(AND(ISERROR([.P98]);ISERROR([.Q98]));error.type([.P98])=error.type([.Q98]);IF(AND(NOT(ISERROR([.P98]));NOT(ISERROR([.Q98])));AND(ISBLANK([.P98])=ISBLANK([.Q98]);[.P98]=[.Q98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IGHT</text:p>
          </table:table-cell>
          <table:table-cell table:formula="of:=RIGHT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99]);ISERROR([.D99]));error.type([.C99])=error.type([.D99]);IF(AND(NOT(ISERROR([.C99]));NOT(ISERROR([.D99])));AND(ISBLANK([.C99])=ISBLANK([.D99]);[.C99]=[.D9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PERCENTILE</text:p>
          </table:table-cell>
          <table:table-cell table:formula="of:=PERCENTIL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99]);ISERROR([.L99]));error.type([.K99])=error.type([.L99]);IF(AND(NOT(ISERROR([.K99]));NOT(ISERROR([.L99])));AND(ISBLANK([.K99])=ISBLANK([.L99]);[.K99]=[.L9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BILLYIELD</text:p>
          </table:table-cell>
          <table:table-cell table:formula="of:=TBILLEQ(10000;10366;0.1)" office:value-type="float" office:value="982.622950819672" calcext:value-type="float">
            <text:p/>
          </table:table-cell>
          <table:table-cell office:value-type="float" office:value="982.622950819672" calcext:value-type="float">
            <text:p>982.622950819672</text:p>
          </table:table-cell>
          <table:table-cell table:style-name="ce6" table:formula="of:=IF(IF(AND(ISERROR([.P99]);ISERROR([.Q99]));error.type([.P99])=error.type([.Q99]);IF(AND(NOT(ISERROR([.P99]));NOT(ISERROR([.Q99])));AND(ISBLANK([.P99])=ISBLANK([.Q99]);[.P99]=[.Q99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EXACT</text:p>
          </table:table-cell>
          <table:table-cell table:formula="of:=EXACT(&quot;A&quot;;&quot;A&quot;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100]);ISERROR([.D100]));error.type([.C100])=error.type([.D100]);IF(AND(NOT(ISERROR([.C100]));NOT(ISERROR([.D100])));AND(ISBLANK([.C100])=ISBLANK([.D100]);[.C100]=[.D10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PERCENTRANK</text:p>
          </table:table-cell>
          <table:table-cell table:formula="of:=PERCENTRANK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00]);ISERROR([.L100]));error.type([.K100])=error.type([.L100]);IF(AND(NOT(ISERROR([.K100]));NOT(ISERROR([.L100])));AND(ISBLANK([.K100])=ISBLANK([.L100]);[.K100]=[.L100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WEEKNUM</text:p>
          </table:table-cell>
          <table:table-cell table:formula="of:=ISOWEEKNUM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00]);ISERROR([.Q100]));error.type([.P100])=error.type([.Q100]);IF(AND(NOT(ISERROR([.P100]));NOT(ISERROR([.Q100])));AND(ISBLANK([.P100])=ISBLANK([.Q100]);[.P100]=[.Q100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RIM</text:p>
          </table:table-cell>
          <table:table-cell table:formula="of:=TRIM(&quot; A 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101]);ISERROR([.D101]));error.type([.C101])=error.type([.D101]);IF(AND(NOT(ISERROR([.C101]));NOT(ISERROR([.D101])));AND(ISBLANK([.C101])=ISBLANK([.D101]);[.C101]=[.D10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MODE</text:p>
          </table:table-cell>
          <table:table-cell table:formula="of:=MODE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01]);ISERROR([.L101]));error.type([.K101])=error.type([.L101]);IF(AND(NOT(ISERROR([.K101]));NOT(ISERROR([.L101])));AND(ISBLANK([.K101])=ISBLANK([.L101]);[.K101]=[.L10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WORKDAY</text:p>
          </table:table-cell>
          <table:table-cell table:formula="of:=WORKDAY(1;0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01]);ISERROR([.Q101]));error.type([.P101])=error.type([.Q101]);IF(AND(NOT(ISERROR([.P101]));NOT(ISERROR([.Q101])));AND(ISBLANK([.P101])=ISBLANK([.Q101]);[.P101]=[.Q101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REPLACE</text:p>
          </table:table-cell>
          <table:table-cell table:formula="of:=REPLACE(&quot;B&quot;;1;1;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102]);ISERROR([.D102]));error.type([.C102])=error.type([.D102]);IF(AND(NOT(ISERROR([.C102]));NOT(ISERROR([.D102])));AND(ISBLANK([.C102])=ISBLANK([.D102]);[.C102]=[.D10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TRIMMEAN</text:p>
          </table:table-cell>
          <table:table-cell table:formula="of:=TRIMMEAN(1;0.5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02]);ISERROR([.L102]));error.type([.K102])=error.type([.L102]);IF(AND(NOT(ISERROR([.K102]));NOT(ISERROR([.L102])));AND(ISBLANK([.K102])=ISBLANK([.L102]);[.K102]=[.L10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XIRR</text:p>
          </table:table-cell>
          <table:table-cell table:formula="of:=XIRR([.$G$8:.$G$9];[.$F$8:.$F$9])" office:value-type="float" office:value="0.00000000298023223876953" calcext:value-type="float">
            <text:p/>
          </table:table-cell>
          <table:table-cell office:value-type="float" office:value="0.00000000298023223876953" calcext:value-type="float">
            <text:p>2.98023223876953E-009</text:p>
          </table:table-cell>
          <table:table-cell table:style-name="ce6" table:formula="of:=IF(IF(AND(ISERROR([.P102]);ISERROR([.Q102]));error.type([.P102])=error.type([.Q102]);IF(AND(NOT(ISERROR([.P102]));NOT(ISERROR([.Q102])));AND(ISBLANK([.P102])=ISBLANK([.Q102]);[.P102]=[.Q102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SUBSTITUTE</text:p>
          </table:table-cell>
          <table:table-cell table:formula="of:=SUBSTITUTE(&quot;B&quot;;&quot;B&quot;;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103]);ISERROR([.D103]));error.type([.C103])=error.type([.D103]);IF(AND(NOT(ISERROR([.C103]));NOT(ISERROR([.D103])));AND(ISBLANK([.C103])=ISBLANK([.D103]);[.C103]=[.D10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TINV</text:p>
          </table:table-cell>
          <table:table-cell table:formula="of:=TINV(1;2)" office:value-type="float" office:value="0.0000000149047987286739" calcext:value-type="float">
            <text:p/>
          </table:table-cell>
          <table:table-cell office:value-type="float" office:value="0.0000000149047987286739" calcext:value-type="float">
            <text:p>1.49047987286739E-008</text:p>
          </table:table-cell>
          <table:table-cell table:style-name="ce6" table:formula="of:=IF(IF(AND(ISERROR([.K103]);ISERROR([.L103]));error.type([.K103])=error.type([.L103]);IF(AND(NOT(ISERROR([.K103]));NOT(ISERROR([.L103])));AND(ISBLANK([.K103])=ISBLANK([.L103]);([.K103]-[.L103])/[.L103]&lt;0.0001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XNPV</text:p>
          </table:table-cell>
          <table:table-cell table:formula="of:=XNPV(1;[.$G$8:.$G$9];[.$F$8:.$F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103]);ISERROR([.Q103]));error.type([.P103])=error.type([.Q103]);IF(AND(NOT(ISERROR([.P103]));NOT(ISERROR([.Q103])));AND(ISBLANK([.P103])=ISBLANK([.Q103]);[.P103]=[.Q103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CODE</text:p>
          </table:table-cell>
          <table:table-cell table:formula="of:=CODE(&quot;A&quot;)" office:value-type="float" office:value="65" calcext:value-type="float">
            <text:p/>
          </table:table-cell>
          <table:table-cell office:value-type="float" office:value="65" calcext:value-type="float">
            <text:p>65</text:p>
          </table:table-cell>
          <table:table-cell table:style-name="ce6" table:formula="of:=IF(IF(AND(ISERROR([.C104]);ISERROR([.D104]));error.type([.C104])=error.type([.D104]);IF(AND(NOT(ISERROR([.C104]));NOT(ISERROR([.D104])));AND(ISBLANK([.C104])=ISBLANK([.D104]);[.C104]=[.D104])));1;&quot;ERR!&quot;)" office:value-type="float" office:value="1" calcext:value-type="float">
            <text:p/>
          </table:table-cell>
          <table:table-cell table:number-columns-repeated="9"/>
          <table:table-cell office:value-type="string" calcext:value-type="string">
            <text:p>YEARFRAC</text:p>
          </table:table-cell>
          <table:table-cell table:formula="of:=YEARFRAC(1;366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P104]);ISERROR([.Q104]));error.type([.P104])=error.type([.Q104]);IF(AND(NOT(ISERROR([.P104]));NOT(ISERROR([.Q104])));AND(ISBLANK([.P104])=ISBLANK([.Q104]);[.P104]=[.Q104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FIND</text:p>
          </table:table-cell>
          <table:table-cell table:formula="of:=FIND(&quot;A&quot;;&quot;A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05]);ISERROR([.D105]));error.type([.C105])=error.type([.D105]);IF(AND(NOT(ISERROR([.C105]));NOT(ISERROR([.D105])));AND(ISBLANK([.C105])=ISBLANK([.D105]);[.C105]=[.D105])));1;&quot;ERR!&quot;)" office:value-type="float" office:value="1" calcext:value-type="float">
            <text:p/>
          </table:table-cell>
          <table:table-cell table:number-columns-repeated="3"/>
          <table:table-cell table:style-name="ce29" office:value-type="string" calcext:value-type="string">
            <text:p>4.4 - FUNCTIONS SUPPORTED IN BIFF5</text:p>
          </table:table-cell>
          <table:table-cell table:style-name="ce3" table:number-columns-repeated="4"/>
          <table:table-cell/>
          <table:table-cell office:value-type="string" calcext:value-type="string">
            <text:p>YIELD</text:p>
          </table:table-cell>
          <table:table-cell table:formula="of:=YIELD(39760;44256;0.05;0.05;1;1)" office:value-type="float" office:value="4.79684617080618" calcext:value-type="float">
            <text:p/>
          </table:table-cell>
          <table:table-cell office:value-type="float" office:value="4.79684617080618" calcext:value-type="float">
            <text:p>4.79684617080618</text:p>
          </table:table-cell>
          <table:table-cell table:style-name="ce6" table:formula="of:=IF(IF(AND(ISERROR([.P105]);ISERROR([.Q105]));error.type([.P105])=error.type([.Q105]);IF(AND(NOT(ISERROR([.P105]));NOT(ISERROR([.Q105])));AND(ISBLANK([.P105])=ISBLANK([.Q105]);[.P105]=[.Q105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CELL</text:p>
          </table:table-cell>
          <table:table-cell table:formula="of:=CELL(&quot;address&quot;;[.A1])" office:value-type="string" office:string-value="$A$1" calcext:value-type="string">
            <text:p>$A$1</text:p>
          </table:table-cell>
          <table:table-cell office:value-type="string" calcext:value-type="string">
            <text:p>$A$1</text:p>
          </table:table-cell>
          <table:table-cell table:style-name="ce6" table:formula="of:=IF(IF(AND(ISERROR([.C106]);ISERROR([.D106]));error.type([.C106])=error.type([.D106]);IF(AND(NOT(ISERROR([.C106]));NOT(ISERROR([.D106])));AND(ISBLANK([.C106])=ISBLANK([.D106]);[.C106]=[.D106])));1;&quot;ERR!&quot;)" office:value-type="float" office:value="1" calcext:value-type="float">
            <text:p/>
          </table:table-cell>
          <table:table-cell table:number-columns-repeated="3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YIELDDISC</text:p>
          </table:table-cell>
          <table:table-cell table:formula="of:=YIELDDISC(39760;44256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P106]);ISERROR([.Q106]));error.type([.P106])=error.type([.Q106]);IF(AND(NOT(ISERROR([.P106]));NOT(ISERROR([.Q106])));AND(ISBLANK([.P106])=ISBLANK([.Q106]);[.P106]=[.Q10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ISERR</text:p>
          </table:table-cell>
          <table:table-cell table:formula="of:=ISERR([.$F$22])" office:value-type="float" office:value="1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C107]);ISERROR([.D107]));error.type([.C107])=error.type([.D107]);IF(AND(NOT(ISERROR([.C107]));NOT(ISERROR([.D107])));AND(ISBLANK([.C107])=ISBLANK([.D107]);[.C107]=[.D107])));1;&quot;ERR!&quot;)" office:value-type="string" office:string-value="ERR!" calcext:value-type="string">
            <text:p>ERR!</text:p>
          </table:table-cell>
          <table:table-cell table:number-columns-repeated="3"/>
          <table:table-cell table:style-name="ce35" office:value-type="float" office:value="336" calcext:value-type="float">
            <text:p>336</text:p>
          </table:table-cell>
          <table:table-cell office:value-type="string" calcext:value-type="string">
            <text:p>CONCATENATE</text:p>
          </table:table-cell>
          <table:table-cell table:formula="of:=CONCATENATE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K107]);ISERROR([.L107]));error.type([.K107])=error.type([.L107]);IF(AND(NOT(ISERROR([.K107]));NOT(ISERROR([.L107])));AND(ISBLANK([.K107])=ISBLANK([.L107]);[.K107]=[.L107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YIELDMAT</text:p>
          </table:table-cell>
          <table:table-cell table:formula="of:=YIELDMAT(39760;44256;0;0;1)" office:value-type="float" office:value="8.03970223325062" calcext:value-type="float">
            <text:p/>
          </table:table-cell>
          <table:table-cell office:value-type="float" office:value="8.03970223325062" calcext:value-type="float">
            <text:p>8.03970223325062</text:p>
          </table:table-cell>
          <table:table-cell table:style-name="ce6" table:formula="of:=IF(IF(AND(ISERROR([.P107]);ISERROR([.Q107]));error.type([.P107])=error.type([.Q107]);IF(AND(NOT(ISERROR([.P107]));NOT(ISERROR([.Q107])));AND(ISBLANK([.P107])=ISBLANK([.Q107]);[.P107]=[.Q107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ISTEXT</text:p>
          </table:table-cell>
          <table:table-cell table:formula="of:=ISTEXT(&quot;A&quot;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108]);ISERROR([.D108]));error.type([.C108])=error.type([.D108]);IF(AND(NOT(ISERROR([.C108]));NOT(ISERROR([.D108])));AND(ISBLANK([.C108])=ISBLANK([.D108]);[.C108]=[.D10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POWER</text:p>
          </table:table-cell>
          <table:table-cell table:formula="of:=POWER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08]);ISERROR([.L108]));error.type([.K108])=error.type([.L108]);IF(AND(NOT(ISERROR([.K108]));NOT(ISERROR([.L108])));AND(ISBLANK([.K108])=ISBLANK([.L108]);[.K108]=[.L108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ISNUMBER</text:p>
          </table:table-cell>
          <table:table-cell table:formula="of:=ISNUMBER(1)" office:value-type="float" office:value="1" calcext:value-type="float">
            <text:p/>
          </table:table-cell>
          <table:table-cell table:formula="of:=TRUE()">
            <text:p/>
          </table:table-cell>
          <table:table-cell table:style-name="ce6" table:formula="of:=IF(IF(AND(ISERROR([.C109]);ISERROR([.D109]));error.type([.C109])=error.type([.D109]);IF(AND(NOT(ISERROR([.C109]));NOT(ISERROR([.D109])));AND(ISBLANK([.C109])=ISBLANK([.D109]);[.C109]=[.D109])));1;&quot;ERR!&quot;)" office:value-type="string" office:string-value="ERR!" calcext:value-type="string">
            <text:p>ERR!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RADIANS</text:p>
          </table:table-cell>
          <table:table-cell table:formula="of:=RADIANS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09]);ISERROR([.L109]));error.type([.K109])=error.type([.L109]);IF(AND(NOT(ISERROR([.K109]));NOT(ISERROR([.L109])));AND(ISBLANK([.K109])=ISBLANK([.L109]);[.K109]=[.L109])));1;&quot;ERR!&quot;)" office:value-type="float" office:value="1" calcext:value-type="float">
            <text:p/>
          </table:table-cell>
          <table:table-cell/>
          <table:table-cell table:style-name="ce29" office:value-type="string" calcext:value-type="string">
            <text:p>4.8 - MACRO SIMULATED FUNCTIONS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ISBLANK</text:p>
          </table:table-cell>
          <table:table-cell table:formula="of:=ISBLANK(1)" office:value-type="float" office:value="0" calcext:value-type="float">
            <text:p/>
          </table:table-cell>
          <table:table-cell table:formula="of:=FALSE()" office:value-type="float" office:value="0" calcext:value-type="float">
            <text:p/>
          </table:table-cell>
          <table:table-cell table:style-name="ce6" table:formula="of:=IF(IF(AND(ISERROR([.C110]);ISERROR([.D110]));error.type([.C110])=error.type([.D110]);IF(AND(NOT(ISERROR([.C110]));NOT(ISERROR([.D110])));AND(ISBLANK([.C110])=ISBLANK([.D110]);[.C110]=[.D11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DEGREES</text:p>
          </table:table-cell>
          <table:table-cell table:formula="of:=DEGREES(0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10]);ISERROR([.L110]));error.type([.K110])=error.type([.L110]);IF(AND(NOT(ISERROR([.K110]));NOT(ISERROR([.L110])));AND(ISBLANK([.K110])=ISBLANK([.L110]);[.K110]=[.L110])));1;&quot;ERR!&quot;)" office:value-type="float" office:value="1" calcext:value-type="float">
            <text:p/>
          </table:table-cell>
          <table:table-cell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table:formula="of:=T(&quot;1&quot;)" office:value-type="string" office:string-value="1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6" table:formula="of:=IF(IF(AND(ISERROR([.C111]);ISERROR([.D111]));error.type([.C111])=error.type([.D111]);IF(AND(NOT(ISERROR([.C111]));NOT(ISERROR([.D111])));AND(ISBLANK([.C111])=ISBLANK([.D111]);[.C111]=[.D11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SUBTOTAL</text:p>
          </table:table-cell>
          <table:table-cell table:formula="of:=SUBTOTAL(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11]);ISERROR([.L111]));error.type([.K111])=error.type([.L111]);IF(AND(NOT(ISERROR([.K111]));NOT(ISERROR([.L111])));AND(ISBLANK([.K111])=ISBLANK([.L111]);[.K111]=[.L111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BAHTTEXT</text:p>
          </table:table-cell>
          <table:table-cell table:formula="of:=bahttext(0)" office:value-type="string" office:string-value="" calcext:value-type="error">
            <text:p/>
          </table:table-cell>
          <table:table-cell office:value-type="string" calcext:value-type="string">
            <text:p>ศูนย์บาทถ้วน</text:p>
          </table:table-cell>
          <table:table-cell table:style-name="ce6" table:formula="of:=IF(IF(AND(ISERROR([.P111]);ISERROR([.Q111]));error.type([.P111])=error.type([.Q111]);IF(AND(NOT(ISERROR([.P111]));NOT(ISERROR([.Q111])));AND(ISBLANK([.P111])=ISBLANK([.Q111]);[.P111]=[.Q111])));1;&quot;ERR!&quot;)" office:value-type="string" office:string-value="ERR!" calcext:value-type="string">
            <text:p>ERR!</text:p>
          </table:table-cell>
          <table:table-cell table:number-columns-repeated="100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 table:formula="of:=N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2]);ISERROR([.D112]));error.type([.C112])=error.type([.D112]);IF(AND(NOT(ISERROR([.C112]));NOT(ISERROR([.D112])));AND(ISBLANK([.C112])=ISBLANK([.D112]);[.C112]=[.D11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SUMIF</text:p>
          </table:table-cell>
          <table:table-cell table:formula="of:=SUMIF([.$F$7:.$F$8];1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K112]);ISERROR([.L112]));error.type([.K112])=error.type([.L112]);IF(AND(NOT(ISERROR([.K112]));NOT(ISERROR([.L112])));AND(ISBLANK([.K112])=ISBLANK([.L112]);[.K112]=[.L112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HAIDAYOFWEEK</text:p>
          </table:table-cell>
          <table:table-cell table:formula="of:=thaidayofweek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2]);ISERROR([.Q112]));error.type([.P112])=error.type([.Q112]);IF(AND(NOT(ISERROR([.P112]));NOT(ISERROR([.Q112])));AND(ISBLANK([.P112])=ISBLANK([.Q112]);[.P112]=[.Q112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ATEVALUE</text:p>
          </table:table-cell>
          <table:table-cell table:formula="of:=DATEVALUE(&quot;1977-04-24&quot;)" office:value-type="float" office:value="28239" calcext:value-type="float">
            <text:p/>
          </table:table-cell>
          <table:table-cell office:value-type="float" office:value="28239" calcext:value-type="float">
            <text:p>28239</text:p>
          </table:table-cell>
          <table:table-cell table:style-name="ce6" table:formula="of:=IF(IF(AND(ISERROR([.C113]);ISERROR([.D113]));error.type([.C113])=error.type([.D113]);IF(AND(NOT(ISERROR([.C113]));NOT(ISERROR([.D113])));AND(ISBLANK([.C113])=ISBLANK([.D113]);[.C113]=[.D113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COUNTIF</text:p>
          </table:table-cell>
          <table:table-cell table:formula="of:=COUNTIF([.$F$7:.$F$8];1)" office:value-type="float" office:value="2" calcext:value-type="float">
            <text:p/>
          </table:table-cell>
          <table:table-cell office:value-type="float" office:value="2" calcext:value-type="float">
            <text:p>2</text:p>
          </table:table-cell>
          <table:table-cell table:style-name="ce6" table:formula="of:=IF(IF(AND(ISERROR([.K113]);ISERROR([.L113]));error.type([.K113])=error.type([.L113]);IF(AND(NOT(ISERROR([.K113]));NOT(ISERROR([.L113])));AND(ISBLANK([.K113])=ISBLANK([.L113]);[.K113]=[.L113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HAIDIGIT</text:p>
          </table:table-cell>
          <table:table-cell table:formula="of:=thaidigit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3]);ISERROR([.Q113]));error.type([.P113])=error.type([.Q113]);IF(AND(NOT(ISERROR([.P113]));NOT(ISERROR([.Q113])));AND(ISBLANK([.P113])=ISBLANK([.Q113]);[.P113]=[.Q113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IMEVALUE</text:p>
          </table:table-cell>
          <table:table-cell table:formula="of:=TIMEVALUE(&quot;01:30:00&quot;)" office:value-type="float" office:value="0.0625" calcext:value-type="float">
            <text:p/>
          </table:table-cell>
          <table:table-cell office:value-type="float" office:value="0.0625" calcext:value-type="float">
            <text:p>0.0625</text:p>
          </table:table-cell>
          <table:table-cell table:style-name="ce6" table:formula="of:=IF(IF(AND(ISERROR([.C114]);ISERROR([.D114]));error.type([.C114])=error.type([.D114]);IF(AND(NOT(ISERROR([.C114]));NOT(ISERROR([.D114])));AND(ISBLANK([.C114])=ISBLANK([.D114]);[.C114]=[.D11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COUNTBLANK</text:p>
          </table:table-cell>
          <table:table-cell table:formula="of:=COUNTBLANK([.$F$7:.$F$8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14]);ISERROR([.L114]));error.type([.K114])=error.type([.L114]);IF(AND(NOT(ISERROR([.K114]));NOT(ISERROR([.L114])));AND(ISBLANK([.K114])=ISBLANK([.L114]);[.K114]=[.L114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HAIMONTHOFYEAR</text:p>
          </table:table-cell>
          <table:table-cell table:formula="of:=thaimonthofyear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4]);ISERROR([.Q114]));error.type([.P114])=error.type([.Q114]);IF(AND(NOT(ISERROR([.P114]));NOT(ISERROR([.Q114])));AND(ISBLANK([.P114])=ISBLANK([.Q114]);[.P114]=[.Q114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SLN</text:p>
          </table:table-cell>
          <table:table-cell table:style-name="ce10" table:formula="of:=SLN(2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5]);ISERROR([.D115]));error.type([.C115])=error.type([.D115]);IF(AND(NOT(ISERROR([.C115]));NOT(ISERROR([.D115])));AND(ISBLANK([.C115])=ISBLANK([.D115]);[.C115]=[.D11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ISPMT</text:p>
          </table:table-cell>
          <table:table-cell table:formula="of:=ISPMT(1;1;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15]);ISERROR([.L115]));error.type([.K115])=error.type([.L115]);IF(AND(NOT(ISERROR([.K115]));NOT(ISERROR([.L115])));AND(ISBLANK([.K115])=ISBLANK([.L115]);[.K115]=[.L115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HAINUMSOUND</text:p>
          </table:table-cell>
          <table:table-cell table:formula="of:=thainumsound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5]);ISERROR([.Q115]));error.type([.P115])=error.type([.Q115]);IF(AND(NOT(ISERROR([.P115]));NOT(ISERROR([.Q115])));AND(ISBLANK([.P115])=ISBLANK([.Q115]);[.P115]=[.Q115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YD</text:p>
          </table:table-cell>
          <table:table-cell table:style-name="ce10" table:formula="of:=SYD(2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6]);ISERROR([.D116]));error.type([.C116])=error.type([.D116]);IF(AND(NOT(ISERROR([.C116]));NOT(ISERROR([.D116])));AND(ISBLANK([.C116])=ISBLANK([.D116]);[.C116]=[.D11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DATEDIF</text:p>
          </table:table-cell>
          <table:table-cell table:formula="of:=DATEDIF(1;1;&quot;y&quot;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16]);ISERROR([.L116]));error.type([.K116])=error.type([.L116]);IF(AND(NOT(ISERROR([.K116]));NOT(ISERROR([.L116])));AND(ISBLANK([.K116])=ISBLANK([.L116]);[.K116]=[.L11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THAINUMSTRING</text:p>
          </table:table-cell>
          <table:table-cell table:formula="of:=thainumstring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6]);ISERROR([.Q116]));error.type([.P116])=error.type([.Q116]);IF(AND(NOT(ISERROR([.P116]));NOT(ISERROR([.Q116])));AND(ISBLANK([.P116])=ISBLANK([.Q116]);[.P116]=[.Q116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DB</text:p>
          </table:table-cell>
          <table:table-cell table:style-name="ce10" table:formula="of:=DDB(2;1;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7]);ISERROR([.D117]));error.type([.C117])=error.type([.D117]);IF(AND(NOT(ISERROR([.C117]));NOT(ISERROR([.D117])));AND(ISBLANK([.C117])=ISBLANK([.D117]);[.C117]=[.D11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DATESTRING</text:p>
          </table:table-cell>
          <table:table-cell table:formula="of:=datestring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K117]);ISERROR([.L117]));error.type([.K117])=error.type([.L117]);IF(AND(NOT(ISERROR([.K117]));NOT(ISERROR([.L117])));AND(ISBLANK([.K117])=ISBLANK([.L117]);[.K117]=[.L117])));1;&quot;ERR!&quot;)" office:value-type="string" office:string-value="" calcext:value-type="error">
            <text:p/>
          </table:table-cell>
          <table:table-cell/>
          <table:table-cell office:value-type="string" calcext:value-type="string">
            <text:p>THAISTRINGLENGTH</text:p>
          </table:table-cell>
          <table:table-cell table:formula="of:=thaistringlength(&quot;A&quot;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7]);ISERROR([.Q117]));error.type([.P117])=error.type([.Q117]);IF(AND(NOT(ISERROR([.P117]));NOT(ISERROR([.Q117])));AND(ISBLANK([.P117])=ISBLANK([.Q117]);[.P117]=[.Q117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INDIRECT</text:p>
          </table:table-cell>
          <table:table-cell table:formula="of:=INDIRECT(&quot;$F$7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18]);ISERROR([.D118]));error.type([.C118])=error.type([.D118]);IF(AND(NOT(ISERROR([.C118]));NOT(ISERROR([.D118])));AND(ISBLANK([.C118])=ISBLANK([.D118]);[.C118]=[.D11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NUMBERSTRING</text:p>
          </table:table-cell>
          <table:table-cell table:formula="of:=numberstring(1;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K118]);ISERROR([.L118]));error.type([.K118])=error.type([.L118]);IF(AND(NOT(ISERROR([.K118]));NOT(ISERROR([.L118])));AND(ISBLANK([.K118])=ISBLANK([.L118]);[.K118]=[.L118])));1;&quot;ERR!&quot;)" office:value-type="string" office:string-value="" calcext:value-type="error">
            <text:p/>
          </table:table-cell>
          <table:table-cell/>
          <table:table-cell office:value-type="string" calcext:value-type="string">
            <text:p>ISTHAIDIGIT</text:p>
          </table:table-cell>
          <table:table-cell table:formula="of:=isthaidigit(&quot;A&quot;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8]);ISERROR([.Q118]));error.type([.P118])=error.type([.Q118]);IF(AND(NOT(ISERROR([.P118]));NOT(ISERROR([.Q118])));AND(ISBLANK([.P118])=ISBLANK([.Q118]);[.P118]=[.Q118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CLEAN</text:p>
          </table:table-cell>
          <table:table-cell table:formula="of:=CLEAN(&quot;A&quot;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table:formula="of:=IF(IF(AND(ISERROR([.C119]);ISERROR([.D119]));error.type([.C119])=error.type([.D119]);IF(AND(NOT(ISERROR([.C119]));NOT(ISERROR([.D119])));AND(ISBLANK([.C119])=ISBLANK([.D119]);[.C119]=[.D11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ROMAN</text:p>
          </table:table-cell>
          <table:table-cell table:formula="of:=ROMAN(2000)" office:value-type="string" office:string-value="MM" calcext:value-type="string">
            <text:p>MM</text:p>
          </table:table-cell>
          <table:table-cell office:value-type="string" calcext:value-type="string">
            <text:p>MM</text:p>
          </table:table-cell>
          <table:table-cell table:style-name="ce6" table:formula="of:=IF(IF(AND(ISERROR([.K119]);ISERROR([.L119]));error.type([.K119])=error.type([.L119]);IF(AND(NOT(ISERROR([.K119]));NOT(ISERROR([.L119])));AND(ISBLANK([.K119])=ISBLANK([.L119]);[.K119]=[.L119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ROUNDBAHTDOWN</text:p>
          </table:table-cell>
          <table:table-cell table:formula="of:=roundbahtdown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19]);ISERROR([.Q119]));error.type([.P119])=error.type([.Q119]);IF(AND(NOT(ISERROR([.P119]));NOT(ISERROR([.Q119])));AND(ISBLANK([.P119])=ISBLANK([.Q119]);[.P119]=[.Q119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MDETERM</text:p>
          </table:table-cell>
          <table:table-cell table:formula="of:=MDETERM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0]);ISERROR([.D120]));error.type([.C120])=error.type([.D120]);IF(AND(NOT(ISERROR([.C120]));NOT(ISERROR([.D120])));AND(ISBLANK([.C120])=ISBLANK([.D120]);[.C120]=[.D120])));1;&quot;ERR!&quot;)" office:value-type="float" office:value="1" calcext:value-type="float">
            <text:p/>
          </table:table-cell>
          <table:table-cell table:number-columns-repeated="9"/>
          <table:table-cell office:value-type="string" calcext:value-type="string">
            <text:p>ROUNDBAHTUP</text:p>
          </table:table-cell>
          <table:table-cell table:formula="of:=roundbahtup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20]);ISERROR([.Q120]));error.type([.P120])=error.type([.Q120]);IF(AND(NOT(ISERROR([.P120]));NOT(ISERROR([.Q120])));AND(ISBLANK([.P120])=ISBLANK([.Q120]);[.P120]=[.Q120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MINVERSE</text:p>
          </table:table-cell>
          <table:table-cell table:formula="of:=MINVERSE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1]);ISERROR([.D121]));error.type([.C121])=error.type([.D121]);IF(AND(NOT(ISERROR([.C121]));NOT(ISERROR([.D121])));AND(ISBLANK([.C121])=ISBLANK([.D121]);[.C121]=[.D121])));1;&quot;ERR!&quot;)" office:value-type="float" office:value="1" calcext:value-type="float">
            <text:p/>
          </table:table-cell>
          <table:table-cell table:number-columns-repeated="3"/>
          <table:table-cell table:style-name="ce29" office:value-type="string" calcext:value-type="string">
            <text:p>4.5 - FUNCTIONS SUPPORTED IN BIFF8</text:p>
          </table:table-cell>
          <table:table-cell table:style-name="ce3" table:number-columns-repeated="4"/>
          <table:table-cell/>
          <table:table-cell office:value-type="string" calcext:value-type="string">
            <text:p>THAIYEAR</text:p>
          </table:table-cell>
          <table:table-cell table:formula="of:=thaiyear(1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21]);ISERROR([.Q121]));error.type([.P121])=error.type([.Q121]);IF(AND(NOT(ISERROR([.P121]));NOT(ISERROR([.Q121])));AND(ISBLANK([.P121])=ISBLANK([.Q121]);[.P121]=[.Q121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MMULT</text:p>
          </table:table-cell>
          <table:table-cell table:formula="of:=MMULT(1;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2]);ISERROR([.D122]));error.type([.C122])=error.type([.D122]);IF(AND(NOT(ISERROR([.C122]));NOT(ISERROR([.D122])));AND(ISBLANK([.C122])=ISBLANK([.D122]);[.C122]=[.D122])));1;&quot;ERR!&quot;)" office:value-type="float" office:value="1" calcext:value-type="float">
            <text:p/>
          </table:table-cell>
          <table:table-cell table:number-columns-repeated="3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/>
          <table:table-cell office:value-type="string" calcext:value-type="string">
            <text:p>RTD</text:p>
          </table:table-cell>
          <table:table-cell table:formula="of:=rtd(0;&quot;&quot;;&quot;&quot;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P122]);ISERROR([.Q122]));error.type([.P122])=error.type([.Q122]);IF(AND(NOT(ISERROR([.P122]));NOT(ISERROR([.Q122])));AND(ISBLANK([.P122])=ISBLANK([.Q122]);[.P122]=[.Q122])));1;&quot;ERR!&quot;)" office:value-type="string" office:string-value="" calcext:value-type="error">
            <text:p/>
          </table:table-cell>
          <table:table-cell table:number-columns-repeated="1006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IPMT</text:p>
          </table:table-cell>
          <table:table-cell table:style-name="ce10" table:formula="of:=IPMT(1;1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123]);ISERROR([.D123]));error.type([.C123])=error.type([.D123]);IF(AND(NOT(ISERROR([.C123]));NOT(ISERROR([.D123])));AND(ISBLANK([.C123])=ISBLANK([.D123]);[.C123]=[.D123])));1;&quot;ERR!&quot;)" office:value-type="float" office:value="1" calcext:value-type="float">
            <text:p/>
          </table:table-cell>
          <table:table-cell table:number-columns-repeated="3"/>
          <table:table-cell table:style-name="ce35" office:value-type="float" office:value="358" calcext:value-type="float">
            <text:p>358</text:p>
          </table:table-cell>
          <table:table-cell office:value-type="string" calcext:value-type="string">
            <text:p>GETPIVOTDATA</text:p>
          </table:table-cell>
          <table:table-cell table:formula="of:=GETPIVOTDATA(&quot;A&quot;;&quot;A&quot;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K123]);ISERROR([.L123]));error.type([.K123])=error.type([.L123]);IF(AND(NOT(ISERROR([.K123]));NOT(ISERROR([.L123])));AND(ISBLANK([.K123])=ISBLANK([.L123]);[.K123]=[.L123])));1;&quot;ERR!&quot;)" office:value-type="string" office:string-value="" calcext:value-type="error">
            <text:p/>
          </table:table-cell>
          <table:table-cell table:number-columns-repeated="1011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PPMT</text:p>
          </table:table-cell>
          <table:table-cell table:style-name="ce10" table:formula="of:=PPMT(1;1;1;1)" office:value-type="float" office:value="-1" calcext:value-type="float">
            <text:p/>
          </table:table-cell>
          <table:table-cell office:value-type="float" office:value="-1" calcext:value-type="float">
            <text:p>-1</text:p>
          </table:table-cell>
          <table:table-cell table:style-name="ce6" table:formula="of:=IF(IF(AND(ISERROR([.C124]);ISERROR([.D124]));error.type([.C124])=error.type([.D124]);IF(AND(NOT(ISERROR([.C124]));NOT(ISERROR([.D124])));AND(ISBLANK([.C124])=ISBLANK([.D124]);[.C124]=[.D124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HYPERLINK</text:p>
          </table:table-cell>
          <table:table-cell table:style-name="ce37" table:formula="of:=HYPERLINK(&quot;#A1&quot;)" office:value-type="string" office:string-value="#A1" calcext:value-type="string">
            <text:p>#A1</text:p>
          </table:table-cell>
          <table:table-cell office:value-type="string" calcext:value-type="string">
            <text:p>#A1</text:p>
          </table:table-cell>
          <table:table-cell table:style-name="ce6" table:formula="of:=IF(IF(AND(ISERROR([.K124]);ISERROR([.L124]));error.type([.K124])=error.type([.L124]);IF(AND(NOT(ISERROR([.K124]));NOT(ISERROR([.L124])));AND(ISBLANK([.K124])=ISBLANK([.L124]);[.K124]=[.L124])));1;&quot;ERR!&quot;)" office:value-type="float" office:value="1" calcext:value-type="float">
            <text:p/>
          </table:table-cell>
          <table:table-cell/>
          <table:table-cell table:style-name="ce29" office:value-type="string" calcext:value-type="string">
            <text:p>4.9 - EUROTOOL ADD-IN</text:p>
          </table:table-cell>
          <table:table-cell table:style-name="ce3" table:number-columns-repeated="3"/>
          <table:table-cell table:number-columns-repeated="1006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COUNTA</text:p>
          </table:table-cell>
          <table:table-cell table:formula="of:=COUNTA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5]);ISERROR([.D125]));error.type([.C125])=error.type([.D125]);IF(AND(NOT(ISERROR([.C125]));NOT(ISERROR([.D125])));AND(ISBLANK([.C125])=ISBLANK([.D125]);[.C125]=[.D125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PHONETIC</text:p>
          </table:table-cell>
          <table:table-cell table:formula="of:=phonetic([.$G$7])" office:value-type="string" office:string-value="" calcext:value-type="error">
            <text:p/>
          </table:table-cell>
          <table:table-cell table:formula="of:={nan}" office:value-type="string" office:string-value="" calcext:value-type="error">
            <text:p/>
          </table:table-cell>
          <table:table-cell table:style-name="ce6" table:formula="of:=IF(IF(AND(ISERROR([.K125]);ISERROR([.L125]));error.type([.K125])=error.type([.L125]);IF(AND(NOT(ISERROR([.K125]));NOT(ISERROR([.L125])));AND(ISBLANK([.K125])=ISBLANK([.L125]);[.K125]=[.L125])));1;&quot;ERR!&quot;)" office:value-type="string" office:string-value="" calcext:value-type="error">
            <text:p/>
          </table:table-cell>
          <table:table-cell/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Ok?</text:p>
          </table:table-cell>
          <table:table-cell table:number-columns-repeated="1006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PRODUCT</text:p>
          </table:table-cell>
          <table:table-cell table:formula="of:=PRODUC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6]);ISERROR([.D126]));error.type([.C126])=error.type([.D126]);IF(AND(NOT(ISERROR([.C126]));NOT(ISERROR([.D126])));AND(ISBLANK([.C126])=ISBLANK([.D126]);[.C126]=[.D126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AVERAGEA</text:p>
          </table:table-cell>
          <table:table-cell table:formula="of:=AVERAGEA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26]);ISERROR([.L126]));error.type([.K126])=error.type([.L126]);IF(AND(NOT(ISERROR([.K126]));NOT(ISERROR([.L126])));AND(ISBLANK([.K126])=ISBLANK([.L126]);[.K126]=[.L126])));1;&quot;ERR!&quot;)" office:value-type="float" office:value="1" calcext:value-type="float">
            <text:p/>
          </table:table-cell>
          <table:table-cell/>
          <table:table-cell office:value-type="string" calcext:value-type="string">
            <text:p>EUROCONVERT</text:p>
          </table:table-cell>
          <table:table-cell table:formula="of:=[1]!euroconvert(100;&quot;EUR&quot;;&quot;DEM&quot;)" office:value-type="float" office:value="195.58" calcext:value-type="float">
            <text:p/>
          </table:table-cell>
          <table:table-cell office:value-type="float" office:value="195.58" calcext:value-type="float">
            <text:p>195.58</text:p>
          </table:table-cell>
          <table:table-cell table:style-name="ce6" table:formula="of:=IF(IF(AND(ISERROR([.P126]);ISERROR([.Q126]));error.type([.P126])=error.type([.Q126]);IF(AND(NOT(ISERROR([.P126]));NOT(ISERROR([.Q126])));AND(ISBLANK([.P126])=ISBLANK([.Q126]);[.P126]=[.Q126])));1;&quot;ERR!&quot;)" office:value-type="float" office:value="1" calcext:value-type="float">
            <text:p/>
          </table:table-cell>
          <table:table-cell table:number-columns-repeated="1006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FACT</text:p>
          </table:table-cell>
          <table:table-cell table:formula="of:=FACT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7]);ISERROR([.D127]));error.type([.C127])=error.type([.D127]);IF(AND(NOT(ISERROR([.C127]));NOT(ISERROR([.D127])));AND(ISBLANK([.C127])=ISBLANK([.D127]);[.C127]=[.D127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MAXA</text:p>
          </table:table-cell>
          <table:table-cell table:formula="of:=MAXA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27]);ISERROR([.L127]));error.type([.K127])=error.type([.L127]);IF(AND(NOT(ISERROR([.K127]));NOT(ISERROR([.L127])));AND(ISBLANK([.K127])=ISBLANK([.L127]);[.K127]=[.L127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PRODUCT</text:p>
          </table:table-cell>
          <table:table-cell table:formula="of:=DPRODUCT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28]);ISERROR([.D128]));error.type([.C128])=error.type([.D128]);IF(AND(NOT(ISERROR([.C128]));NOT(ISERROR([.D128])));AND(ISBLANK([.C128])=ISBLANK([.D128]);[.C128]=[.D128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MINA</text:p>
          </table:table-cell>
          <table:table-cell table:formula="of:=MINA(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K128]);ISERROR([.L128]));error.type([.K128])=error.type([.L128]);IF(AND(NOT(ISERROR([.K128]));NOT(ISERROR([.L128])));AND(ISBLANK([.K128])=ISBLANK([.L128]);[.K128]=[.L128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ISNONTEXT</text:p>
          </table:table-cell>
          <table:table-cell table:formula="of:=ISNONTEXT(1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129]);ISERROR([.D129]));error.type([.C129])=error.type([.D129]);IF(AND(NOT(ISERROR([.C129]));NOT(ISERROR([.D129])));AND(ISBLANK([.C129])=ISBLANK([.D129]);[.C129]=[.D129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STDEVPA</text:p>
          </table:table-cell>
          <table:table-cell table:formula="of:=STDEVPA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29]);ISERROR([.L129]));error.type([.K129])=error.type([.L129]);IF(AND(NOT(ISERROR([.K129]));NOT(ISERROR([.L129])));AND(ISBLANK([.K129])=ISBLANK([.L129]);[.K129]=[.L129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TDEVP</text:p>
          </table:table-cell>
          <table:table-cell table:formula="of:=STDEVP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130]);ISERROR([.D130]));error.type([.C130])=error.type([.D130]);IF(AND(NOT(ISERROR([.C130]));NOT(ISERROR([.D130])));AND(ISBLANK([.C130])=ISBLANK([.D130]);[.C130]=[.D130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VARPA</text:p>
          </table:table-cell>
          <table:table-cell table:formula="of:=VARPA(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30]);ISERROR([.L130]));error.type([.K130])=error.type([.L130]);IF(AND(NOT(ISERROR([.K130]));NOT(ISERROR([.L130])));AND(ISBLANK([.K130])=ISBLANK([.L130]);[.K130]=[.L130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VARP</text:p>
          </table:table-cell>
          <table:table-cell table:formula="of:=VARP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131]);ISERROR([.D131]));error.type([.C131])=error.type([.D131]);IF(AND(NOT(ISERROR([.C131]));NOT(ISERROR([.D131])));AND(ISBLANK([.C131])=ISBLANK([.D131]);[.C131]=[.D131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STDEVA</text:p>
          </table:table-cell>
          <table:table-cell table:formula="of:=STDEVA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31]);ISERROR([.L131]));error.type([.K131])=error.type([.L131]);IF(AND(NOT(ISERROR([.K131]));NOT(ISERROR([.L131])));AND(ISBLANK([.K131])=ISBLANK([.L131]);[.K131]=[.L131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DSTDEVP</text:p>
          </table:table-cell>
          <table:table-cell table:formula="of:=DSTDEVP([.$F$7:.$G$9];1;[.$F$7:.$F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132]);ISERROR([.D132]));error.type([.C132])=error.type([.D132]);IF(AND(NOT(ISERROR([.C132]));NOT(ISERROR([.D132])));AND(ISBLANK([.C132])=ISBLANK([.D132]);[.C132]=[.D132])));1;&quot;ERR!&quot;)" office:value-type="float" office:value="1" calcext:value-type="float">
            <text:p/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VARA</text:p>
          </table:table-cell>
          <table:table-cell table:formula="of:=VARA(1;1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K132]);ISERROR([.L132]));error.type([.K132])=error.type([.L132]);IF(AND(NOT(ISERROR([.K132]));NOT(ISERROR([.L132])));AND(ISBLANK([.K132])=ISBLANK([.L132]);[.K132]=[.L132])));1;&quot;ERR!&quot;)" office:value-type="float" office:value="1" calcext:value-type="float">
            <text:p/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DVARP</text:p>
          </table:table-cell>
          <table:table-cell table:formula="of:=DVARP([.$F$7:.$G$9];1;[.$F$7:.$F$9]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6" table:formula="of:=IF(IF(AND(ISERROR([.C133]);ISERROR([.D133]));error.type([.C133])=error.type([.D133]);IF(AND(NOT(ISERROR([.C133]));NOT(ISERROR([.D133])));AND(ISBLANK([.C133])=ISBLANK([.D133]);[.C133]=[.D133])));1;&quot;ERR!&quot;)" office:value-type="float" office:value="1" calcext:value-type="float">
            <text:p/>
          </table:table-cell>
          <table:table-cell table:number-columns-repeated="3"/>
          <table:table-cell table:style-name="ce36"/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RUNC</text:p>
          </table:table-cell>
          <table:table-cell table:formula="of:=TRUNC(1.1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34]);ISERROR([.D134]));error.type([.C134])=error.type([.D134]);IF(AND(NOT(ISERROR([.C134]));NOT(ISERROR([.D134])));AND(ISBLANK([.C134])=ISBLANK([.D134]);[.C134]=[.D134])));1;&quot;ERR!&quot;)" office:value-type="float" office:value="1" calcext:value-type="float">
            <text:p/>
          </table:table-cell>
          <table:table-cell table:number-columns-repeated="3"/>
          <table:table-cell table:style-name="ce36"/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ISLOGICAL</text:p>
          </table:table-cell>
          <table:table-cell table:formula="of:=ISLOGICAL(TRUE())" office:value-type="float" office:value="1" calcext:value-type="float">
            <text:p/>
          </table:table-cell>
          <table:table-cell table:formula="of:=TRUE()" office:value-type="float" office:value="1" calcext:value-type="float">
            <text:p/>
          </table:table-cell>
          <table:table-cell table:style-name="ce6" table:formula="of:=IF(IF(AND(ISERROR([.C135]);ISERROR([.D135]));error.type([.C135])=error.type([.D135]);IF(AND(NOT(ISERROR([.C135]));NOT(ISERROR([.D135])));AND(ISBLANK([.C135])=ISBLANK([.D135]);[.C135]=[.D135])));1;&quot;ERR!&quot;)" office:value-type="float" office:value="1" calcext:value-type="float">
            <text:p/>
          </table:table-cell>
          <table:table-cell table:number-columns-repeated="3"/>
          <table:table-cell table:style-name="ce36"/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DCOUNTA</text:p>
          </table:table-cell>
          <table:table-cell table:formula="of:=DCOUNTA([.$F$7:.$G$8];1;[.$F$7:.$F$8]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table:style-name="ce6" table:formula="of:=IF(IF(AND(ISERROR([.C136]);ISERROR([.D136]));error.type([.C136])=error.type([.D136]);IF(AND(NOT(ISERROR([.C136]));NOT(ISERROR([.D136])));AND(ISBLANK([.C136])=ISBLANK([.D136]);[.C136]=[.D136])));1;&quot;ERR!&quot;)" office:value-type="float" office:value="1" calcext:value-type="float">
            <text:p/>
          </table:table-cell>
          <table:table-cell table:number-columns-repeated="3"/>
          <table:table-cell table:style-name="ce36"/>
          <table:table-cell table:number-columns-repeated="1015"/>
        </table:table-row>
        <table:table-row table:style-name="ro2" table:number-rows-repeated="9">
          <table:table-cell table:number-columns-repeated="8"/>
          <table:table-cell table:style-name="ce36"/>
          <table:table-cell table:number-columns-repeated="1015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ray" table:style-name="ta5">
        <table:table-column table:style-name="co10" table:default-cell-style-name="Default"/>
        <table:table-column table:style-name="co3" table:number-columns-repeated="8" table:default-cell-style-name="Default"/>
        <table:table-column table:style-name="co7" table:number-columns-repeated="1015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5 - ARRAY FORMULAS</text:p>
          </table:table-cell>
          <table:table-cell table:style-name="ce2"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5.1 - SIMPLE ARRAYS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4"/>
          <table:table-cell table:style-name="ce4" office:value-type="string" calcext:value-type="string">
            <text:p>Ok?</text:p>
          </table:table-cell>
          <table:table-cell table:style-name="ce4"/>
          <table:table-cell table:style-name="ce4" office:value-type="string" calcext:value-type="string">
            <text:p>Test values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{=1}</text:p>
          </table:table-cell>
          <table:table-cell table:style-name="ce12" table:number-matrix-columns-spanned="2" table:number-matrix-rows-spanned="2" table:formula="of:=1" office:value-type="float" office:value="1" calcext:value-type="float">
            <text:p/>
          </table:table-cell>
          <table:table-cell table:style-name="ce17" office:value-type="float" office:value="1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IF(IF(AND(ISERROR([.B7]);ISERROR([.D7]));error.type([.B7])=error.type([.D7]);IF(AND(NOT(ISERROR([.B7]));NOT(ISERROR([.D7])));AND(ISBLANK([.B7])=ISBLANK([.D7]);[.B7]=[.D7])));1+0;&quot;ERR!&quot;)" office:value-type="float" office:value="1" calcext:value-type="float">
            <text:p/>
          </table:table-cell>
          <table:table-cell table:style-name="ce26" table:formula="of:=IF(IF(AND(ISERROR([.C7]);ISERROR([.E7]));error.type([.C7])=error.type([.E7]);IF(AND(NOT(ISERROR([.C7]));NOT(ISERROR([.E7])));AND(ISBLANK([.C7])=ISBLANK([.E7]);[.C7]=[.E7])));0+1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1" calcext:value-type="float">
            <text:p/>
          </table:table-cell>
          <table:table-cell table:style-name="ce19" office:value-type="float" office:value="1" calcext:value-type="float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table:formula="of:=IF(IF(AND(ISERROR([.B8]);ISERROR([.D8]));error.type([.B8])=error.type([.D8]);IF(AND(NOT(ISERROR([.B8]));NOT(ISERROR([.D8])));AND(ISBLANK([.B8])=ISBLANK([.D8]);[.B8]=[.D8])));0+1;&quot;ERR!&quot;)" office:value-type="float" office:value="1" calcext:value-type="float">
            <text:p/>
          </table:table-cell>
          <table:table-cell table:style-name="ce28" table:formula="of:=IF(IF(AND(ISERROR([.C8]);ISERROR([.E8]));error.type([.C8])=error.type([.E8]);IF(AND(NOT(ISERROR([.C8]));NOT(ISERROR([.E8])));AND(ISBLANK([.C8])=ISBLANK([.E8]);[.C8]=[.E8])));1+0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{=H9:I10}</text:p>
          </table:table-cell>
          <table:table-cell table:style-name="ce12" table:number-matrix-columns-spanned="2" table:number-matrix-rows-spanned="2" table:formula="of:=[.H9:.I10]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9]);ISERROR([.D9]));error.type([.B9])=error.type([.D9]);IF(AND(NOT(ISERROR([.B9]));NOT(ISERROR([.D9])));AND(ISBLANK([.B9])=ISBLANK([.D9]);[.B9]=[.D9])));1+0;&quot;ERR!&quot;)" office:value-type="float" office:value="1" calcext:value-type="float">
            <text:p/>
          </table:table-cell>
          <table:table-cell table:style-name="ce26" table:formula="of:=IF(IF(AND(ISERROR([.C9]);ISERROR([.E9]));error.type([.C9])=error.type([.E9]);IF(AND(NOT(ISERROR([.C9]));NOT(ISERROR([.E9])));AND(ISBLANK([.C9])=ISBLANK([.E9]);[.C9]=[.E9])));0+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10]);ISERROR([.D10]));error.type([.B10])=error.type([.D10]);IF(AND(NOT(ISERROR([.B10]));NOT(ISERROR([.D10])));AND(ISBLANK([.B10])=ISBLANK([.D10]);[.B10]=[.D10])));0+1;&quot;ERR!&quot;)" office:value-type="float" office:value="1" calcext:value-type="float">
            <text:p/>
          </table:table-cell>
          <table:table-cell table:style-name="ce28" table:formula="of:=IF(IF(AND(ISERROR([.C10]);ISERROR([.E10]));error.type([.C10])=error.type([.E10]);IF(AND(NOT(ISERROR([.C10]));NOT(ISERROR([.E10])));AND(ISBLANK([.C10])=ISBLANK([.E10]);[.C10]=[.E10])));1+0;&quot;ERR!&quot;)" office:value-type="float" office:value="1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=$H$9:$I$10}</text:p>
          </table:table-cell>
          <table:table-cell table:style-name="ce12" table:number-matrix-columns-spanned="2" table:number-matrix-rows-spanned="2" table:formula="of:=[.$H$9:.$I$10]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11]);ISERROR([.D11]));error.type([.B11])=error.type([.D11]);IF(AND(NOT(ISERROR([.B11]));NOT(ISERROR([.D11])));AND(ISBLANK([.B11])=ISBLANK([.D11]);[.B11]=[.D11])));1+0;&quot;ERR!&quot;)" office:value-type="float" office:value="1" calcext:value-type="float">
            <text:p/>
          </table:table-cell>
          <table:table-cell table:style-name="ce26" table:formula="of:=IF(IF(AND(ISERROR([.C11]);ISERROR([.E11]));error.type([.C11])=error.type([.E11]);IF(AND(NOT(ISERROR([.C11]));NOT(ISERROR([.E11])));AND(ISBLANK([.C11])=ISBLANK([.E11]);[.C11]=[.E11])));0+1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12]);ISERROR([.D12]));error.type([.B12])=error.type([.D12]);IF(AND(NOT(ISERROR([.B12]));NOT(ISERROR([.D12])));AND(ISBLANK([.B12])=ISBLANK([.D12]);[.B12]=[.D12])));0+1;&quot;ERR!&quot;)" office:value-type="float" office:value="1" calcext:value-type="float">
            <text:p/>
          </table:table-cell>
          <table:table-cell table:style-name="ce28" table:formula="of:=IF(IF(AND(ISERROR([.C12]);ISERROR([.E12]));error.type([.C12])=error.type([.E12]);IF(AND(NOT(ISERROR([.C12]));NOT(ISERROR([.E12])));AND(ISBLANK([.C12])=ISBLANK([.E12]);[.C12]=[.E12])));1+0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{={1,2;3,4}}</text:p>
          </table:table-cell>
          <table:table-cell table:style-name="ce12" table:number-matrix-columns-spanned="2" table:number-matrix-rows-spanned="2" table:formula="of:={1;2|3;4}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13]);ISERROR([.D13]));error.type([.B13])=error.type([.D13]);IF(AND(NOT(ISERROR([.B13]));NOT(ISERROR([.D13])));AND(ISBLANK([.B13])=ISBLANK([.D13]);[.B13]=[.D13])));1+0;&quot;ERR!&quot;)" office:value-type="float" office:value="1" calcext:value-type="float">
            <text:p/>
          </table:table-cell>
          <table:table-cell table:style-name="ce26" table:formula="of:=IF(IF(AND(ISERROR([.C13]);ISERROR([.E13]));error.type([.C13])=error.type([.E13]);IF(AND(NOT(ISERROR([.C13]));NOT(ISERROR([.E13])));AND(ISBLANK([.C13])=ISBLANK([.E13]);[.C13]=[.E13])));0+1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14]);ISERROR([.D14]));error.type([.B14])=error.type([.D14]);IF(AND(NOT(ISERROR([.B14]));NOT(ISERROR([.D14])));AND(ISBLANK([.B14])=ISBLANK([.D14]);[.B14]=[.D14])));0+1;&quot;ERR!&quot;)" office:value-type="float" office:value="1" calcext:value-type="float">
            <text:p/>
          </table:table-cell>
          <table:table-cell table:style-name="ce28" table:formula="of:=IF(IF(AND(ISERROR([.C14]);ISERROR([.E14]));error.type([.C14])=error.type([.E14]);IF(AND(NOT(ISERROR([.C14]));NOT(ISERROR([.E14])));AND(ISBLANK([.C14])=ISBLANK([.E14]);[.C14]=[.E14])));1+0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5.2 - ARRAYS AND FUNCTIONS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4"/>
          <table:table-cell table:style-name="ce4" office:value-type="string" calcext:value-type="string">
            <text:p>Ok?</text:p>
          </table:table-cell>
          <table:table-cell table:style-name="ce4"/>
          <table:table-cell table:style-name="ce4" office:value-type="string" calcext:value-type="string">
            <text:p>Test values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{=MINVERSE(H18:I19)+H20:I21}</text:p>
          </table:table-cell>
          <table:table-cell table:style-name="ce12" table:number-matrix-columns-spanned="2" table:number-matrix-rows-spanned="2" table:formula="of:=MINVERSE([.H18:.I19])+[.H20:.I21]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18]);ISERROR([.D18]));error.type([.B18])=error.type([.D18]);IF(AND(NOT(ISERROR([.B18]));NOT(ISERROR([.D18])));AND(ISBLANK([.B18])=ISBLANK([.D18]);[.B18]=[.D18])));1+0;&quot;ERR!&quot;)" office:value-type="float" office:value="1" calcext:value-type="float">
            <text:p/>
          </table:table-cell>
          <table:table-cell table:style-name="ce26" table:formula="of:=IF(IF(AND(ISERROR([.C18]);ISERROR([.E18]));error.type([.C18])=error.type([.E18]);IF(AND(NOT(ISERROR([.C18]));NOT(ISERROR([.E18])));AND(ISBLANK([.C18])=ISBLANK([.E18]);[.C18]=[.E18])));0+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19]);ISERROR([.D19]));error.type([.B19])=error.type([.D19]);IF(AND(NOT(ISERROR([.B19]));NOT(ISERROR([.D19])));AND(ISBLANK([.B19])=ISBLANK([.D19]);[.B19]=[.D19])));0+1;&quot;ERR!&quot;)" office:value-type="float" office:value="1" calcext:value-type="float">
            <text:p/>
          </table:table-cell>
          <table:table-cell table:style-name="ce28" table:formula="of:=IF(IF(AND(ISERROR([.C19]);ISERROR([.E19]));error.type([.C19])=error.type([.E19]);IF(AND(NOT(ISERROR([.C19]));NOT(ISERROR([.E19])));AND(ISBLANK([.C19])=ISBLANK([.E19]);[.C19]=[.E19])));1+0;&quot;ERR!&quot;)" office:value-type="float" office:value="1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=MINVERSE($H$18:$I$19)+$H$20:$I$21}</text:p>
          </table:table-cell>
          <table:table-cell table:style-name="ce12" table:number-matrix-columns-spanned="2" table:number-matrix-rows-spanned="2" table:formula="of:=MINVERSE([.$H$18:.$I$19])+[.$H$20:.$I$21]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20]);ISERROR([.D20]));error.type([.B20])=error.type([.D20]);IF(AND(NOT(ISERROR([.B20]));NOT(ISERROR([.D20])));AND(ISBLANK([.B20])=ISBLANK([.D20]);[.B20]=[.D20])));1+0;&quot;ERR!&quot;)" office:value-type="float" office:value="1" calcext:value-type="float">
            <text:p/>
          </table:table-cell>
          <table:table-cell table:style-name="ce26" table:formula="of:=IF(IF(AND(ISERROR([.C20]);ISERROR([.E20]));error.type([.C20])=error.type([.E20]);IF(AND(NOT(ISERROR([.C20]));NOT(ISERROR([.E20])));AND(ISBLANK([.C20])=ISBLANK([.E20]);[.C20]=[.E20])));0+1;&quot;ERR!&quot;)" office:value-type="float" office:value="1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21]);ISERROR([.D21]));error.type([.B21])=error.type([.D21]);IF(AND(NOT(ISERROR([.B21]));NOT(ISERROR([.D21])));AND(ISBLANK([.B21])=ISBLANK([.D21]);[.B21]=[.D21])));0+1;&quot;ERR!&quot;)" office:value-type="float" office:value="1" calcext:value-type="float">
            <text:p/>
          </table:table-cell>
          <table:table-cell table:style-name="ce28" table:formula="of:=IF(IF(AND(ISERROR([.C21]);ISERROR([.E21]));error.type([.C21])=error.type([.E21]);IF(AND(NOT(ISERROR([.C21]));NOT(ISERROR([.E21])));AND(ISBLANK([.C21])=ISBLANK([.E21]);[.C21]=[.E21])));1+0;&quot;ERR!&quot;)" office:value-type="float" office:value="1" calcext:value-type="float">
            <text:p/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{=MINVERSE({1,0;0,1})+{0,2;3,3}}</text:p>
          </table:table-cell>
          <table:table-cell table:style-name="ce12" table:number-matrix-columns-spanned="2" table:number-matrix-rows-spanned="2" table:formula="of:=MINVERSE({1;0|0;1})+{0;2|3;3}" office:value-type="float" office:value="1" calcext:value-type="float">
            <text:p/>
          </table:table-cell>
          <table:table-cell table:style-name="ce17" office:value-type="float" office:value="2" calcext:value-type="float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22]);ISERROR([.D22]));error.type([.B22])=error.type([.D22]);IF(AND(NOT(ISERROR([.B22]));NOT(ISERROR([.D22])));AND(ISBLANK([.B22])=ISBLANK([.D22]);[.B22]=[.D22])));1+0;&quot;ERR!&quot;)" office:value-type="float" office:value="1" calcext:value-type="float">
            <text:p/>
          </table:table-cell>
          <table:table-cell table:style-name="ce26" table:formula="of:=IF(IF(AND(ISERROR([.C22]);ISERROR([.E22]));error.type([.C22])=error.type([.E22]);IF(AND(NOT(ISERROR([.C22]));NOT(ISERROR([.E22])));AND(ISBLANK([.C22])=ISBLANK([.E22]);[.C22]=[.E22])));0+1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/>
          <table:table-cell table:style-name="ce14" office:value-type="float" office:value="3" calcext:value-type="float">
            <text:p/>
          </table:table-cell>
          <table:table-cell table:style-name="ce19" office:value-type="float" office:value="4" calcext:value-type="float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23]);ISERROR([.D23]));error.type([.B23])=error.type([.D23]);IF(AND(NOT(ISERROR([.B23]));NOT(ISERROR([.D23])));AND(ISBLANK([.B23])=ISBLANK([.D23]);[.B23]=[.D23])));0+1;&quot;ERR!&quot;)" office:value-type="float" office:value="1" calcext:value-type="float">
            <text:p/>
          </table:table-cell>
          <table:table-cell table:style-name="ce28" table:formula="of:=IF(IF(AND(ISERROR([.C23]);ISERROR([.E23]));error.type([.C23])=error.type([.E23]);IF(AND(NOT(ISERROR([.C23]));NOT(ISERROR([.E23])));AND(ISBLANK([.C23])=ISBLANK([.E23]);[.C23]=[.E23])));1+0;&quot;ERR!&quot;)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5.3 - CONSTANT ARRAYS AND CONSTANT REFERENCE SUBEXPRESSIONS (tArray, tMemArea)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4" office:value-type="string" calcext:value-type="string">
            <text:p>Must</text:p>
          </table:table-cell>
          <table:table-cell table:style-name="ce4"/>
          <table:table-cell table:style-name="ce4" office:value-type="string" calcext:value-type="string">
            <text:p>Ok?</text:p>
          </table:table-cell>
          <table:table-cell table:style-name="ce4"/>
          <table:table-cell table:style-name="ce4" office:value-type="string" calcext:value-type="string">
            <text:p>Test values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 calcext:value-type="string">
            <text:p>{={0,1;2,1}+MINVERSE(H27:I28 H27:I28)+{0,1;1,2}}</text:p>
          </table:table-cell>
          <table:table-cell table:style-name="ce12" table:number-matrix-columns-spanned="2" table:number-matrix-rows-spanned="2" table:formula="of:={0;1|2;1}+MINVERSE([.H27:.I28] [.H27:.I28])+{0;1|1;2}" office:value-type="string" office:string-value="" calcext:value-type="error">
            <text:p/>
          </table:table-cell>
          <table:table-cell table:style-name="ce17" office:value-type="string" office:string-value="" calcext:value-type="error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IF(AND(ISERROR([.B27]);ISERROR([.D27]));error.type([.B27])=error.type([.D27]);IF(AND(NOT(ISERROR([.B27]));NOT(ISERROR([.D27])));AND(ISBLANK([.B27])=ISBLANK([.D27]);[.B27]=[.D27])));1+0;&quot;ERR!&quot;)" office:value-type="float" office:value="1" calcext:value-type="float">
            <text:p/>
          </table:table-cell>
          <table:table-cell table:style-name="ce26" table:formula="of:=IF(IF(AND(ISERROR([.C27]);ISERROR([.E27]));error.type([.C27])=error.type([.E27]);IF(AND(NOT(ISERROR([.C27]));NOT(ISERROR([.E27])));AND(ISBLANK([.C27])=ISBLANK([.E27]);[.C27]=[.E27])));0+1;&quot;ERR!&quot;)" office:value-type="float" office:value="1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office:string-value="" calcext:value-type="error">
            <text:p/>
          </table:table-cell>
          <table:table-cell table:style-name="ce19" office:value-type="string" office:string-value="" calcext:value-type="error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IF(IF(AND(ISERROR([.B28]);ISERROR([.D28]));error.type([.B28])=error.type([.D28]);IF(AND(NOT(ISERROR([.B28]));NOT(ISERROR([.D28])));AND(ISBLANK([.B28])=ISBLANK([.D28]);[.B28]=[.D28])));0+1;&quot;ERR!&quot;)" office:value-type="float" office:value="1" calcext:value-type="float">
            <text:p/>
          </table:table-cell>
          <table:table-cell table:style-name="ce28" table:formula="of:=IF(IF(AND(ISERROR([.C28]);ISERROR([.E28]));error.type([.C28])=error.type([.E28]);IF(AND(NOT(ISERROR([.C28]));NOT(ISERROR([.E28])));AND(ISBLANK([.C28])=ISBLANK([.E28]);[.C28]=[.E28])));1+0;&quot;ERR!&quot;)" office:value-type="float" office:value="1" calcext:value-type="float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" table:style-name="ta6">
        <table:table-column table:style-name="co5" table:default-cell-style-name="Default"/>
        <table:table-column table:style-name="co3" table:number-columns-repeated="16" table:default-cell-style-name="Default"/>
        <table:table-column table:style-name="co7" table:number-columns-repeated="1007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16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6 - SHARED FORMULAS</text:p>
          </table:table-cell>
          <table:table-cell table:style-name="ce2" table:number-columns-repeated="12"/>
          <table:table-cell table:style-name="ce2" office:value-type="string" calcext:value-type="string">
            <text:p>Test cell</text:p>
          </table:table-cell>
          <table:table-cell table:style-name="ce2" table:number-columns-repeated="3"/>
          <table:table-cell table:number-columns-repeated="1007"/>
        </table:table-row>
        <table:table-row table:style-name="ro2">
          <table:table-cell table:number-columns-repeated="13"/>
          <table:table-cell table:style-name="ce58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29" office:value-type="string" calcext:value-type="string">
            <text:p>6.1 - COMPLETE AREA</text:p>
          </table:table-cell>
          <table:table-cell table:style-name="ce3" table:number-columns-repeated="16"/>
          <table:table-cell table:number-columns-repeated="1007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style-name="ce4" office:value-type="string" calcext:value-type="string">
            <text:p>Test values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5" office:value-type="string" calcext:value-type="string">
            <text:p>=N7/2*(N7+1)</text:p>
          </table:table-cell>
          <table:table-cell table:style-name="ce12" table:formula="of:=[.N7]/2*([.N7]+1)" office:value-type="float" office:value="0" calcext:value-type="float">
            <text:p/>
          </table:table-cell>
          <table:table-cell table:style-name="ce15" table:formula="of:=[.O7]/2*([.O7]+1)" office:value-type="float" office:value="1" calcext:value-type="float">
            <text:p/>
          </table:table-cell>
          <table:table-cell table:style-name="ce15" table:formula="of:=[.P7]/2*([.P7]+1)" office:value-type="float" office:value="3" calcext:value-type="float">
            <text:p/>
          </table:table-cell>
          <table:table-cell table:style-name="ce17" table:formula="of:=[.Q7]/2*([.Q7]+1)" office:value-type="float" office:value="6" calcext:value-type="float">
            <text:p/>
          </table:table-cell>
          <table:table-cell table:style-name="ce15" table:formula="of:=shared_test/2*(shared_test+1)" office:value-type="float" office:value="0" calcext:value-type="float">
            <text:p/>
          </table:table-cell>
          <table:table-cell table:style-name="ce15" table:formula="of:=(shared_test+1)/2*(shared_test+2)" office:value-type="float" office:value="1" calcext:value-type="float">
            <text:p/>
          </table:table-cell>
          <table:table-cell table:style-name="ce15" table:formula="of:=(shared_test+2)/2*(shared_test+3)" office:value-type="float" office:value="3" calcext:value-type="float">
            <text:p/>
          </table:table-cell>
          <table:table-cell table:style-name="ce17" table:formula="of:=(shared_test+3)/2*(shared_test+4)" office:value-type="float" office:value="6" calcext:value-type="float">
            <text:p/>
          </table:table-cell>
          <table:table-cell table:style-name="ce20" table:formula="of:=IF(IF(AND(ISERROR([.B7]);ISERROR([.F7]));error.type([.B7])=error.type([.F7]);IF(AND(NOT(ISERROR([.B7]));NOT(ISERROR([.F7])));AND(ISBLANK([.B7])=ISBLANK([.F7]);[.B7]=[.F7])));1+0;&quot;ERR!&quot;)" office:value-type="float" office:value="1" calcext:value-type="float">
            <text:p/>
          </table:table-cell>
          <table:table-cell table:style-name="ce24" table:formula="of:=IF(IF(AND(ISERROR([.C7]);ISERROR([.G7]));error.type([.C7])=error.type([.G7]);IF(AND(NOT(ISERROR([.C7]));NOT(ISERROR([.G7])));AND(ISBLANK([.C7])=ISBLANK([.G7]);[.C7]=[.G7])));0+1;&quot;ERR!&quot;)" office:value-type="float" office:value="1" calcext:value-type="float">
            <text:p/>
          </table:table-cell>
          <table:table-cell table:style-name="ce24" table:formula="of:=IF(IF(AND(ISERROR([.D7]);ISERROR([.H7]));error.type([.D7])=error.type([.H7]);IF(AND(NOT(ISERROR([.D7]));NOT(ISERROR([.H7])));AND(ISBLANK([.D7])=ISBLANK([.H7]);[.D7]=[.H7])));1+0;&quot;ERR!&quot;)" office:value-type="float" office:value="1" calcext:value-type="float">
            <text:p/>
          </table:table-cell>
          <table:table-cell table:style-name="ce26" table:formula="of:=IF(IF(AND(ISERROR([.E7]);ISERROR([.I7]));error.type([.E7])=error.type([.I7]);IF(AND(NOT(ISERROR([.E7]));NOT(ISERROR([.I7])));AND(ISBLANK([.E7])=ISBLANK([.I7]);[.E7]=[.I7])));0+1;&quot;ERR!&quot;)" office:value-type="float" office:value="1" calcext:value-type="float">
            <text:p/>
          </table:table-cell>
          <table:table-cell table:formula="of:=shared_test" office:value-type="float" office:value="0" calcext:value-type="float">
            <text:p/>
          </table:table-cell>
          <table:table-cell table:formula="of:=shared_test+1" office:value-type="float" office:value="1" calcext:value-type="float">
            <text:p/>
          </table:table-cell>
          <table:table-cell table:formula="of:=shared_test+2" office:value-type="float" office:value="2" calcext:value-type="float">
            <text:p/>
          </table:table-cell>
          <table:table-cell table:formula="of:=shared_test+3" office:value-type="float" office:value="3" calcext:value-type="float">
            <text:p/>
          </table:table-cell>
          <table:table-cell table:number-columns-repeated="1007"/>
        </table:table-row>
        <table:table-row table:style-name="ro2">
          <table:table-cell table:style-name="ce38" office:value-type="string" calcext:value-type="string">
            <text:p>area = B7:E10, base = B7</text:p>
          </table:table-cell>
          <table:table-cell table:style-name="ce13" table:formula="of:=[.N8]/2*([.N8]+1)" office:value-type="float" office:value="10" calcext:value-type="float">
            <text:p/>
          </table:table-cell>
          <table:table-cell table:style-name="ce9" table:formula="of:=[.O8]/2*([.O8]+1)" office:value-type="float" office:value="15" calcext:value-type="float">
            <text:p/>
          </table:table-cell>
          <table:table-cell table:style-name="ce9" table:formula="of:=[.P8]/2*([.P8]+1)" office:value-type="float" office:value="21" calcext:value-type="float">
            <text:p/>
          </table:table-cell>
          <table:table-cell table:style-name="ce18" table:formula="of:=[.Q8]/2*([.Q8]+1)" office:value-type="float" office:value="28" calcext:value-type="float">
            <text:p/>
          </table:table-cell>
          <table:table-cell table:style-name="ce9" table:formula="of:=(shared_test+4)/2*(shared_test+5)" office:value-type="float" office:value="10" calcext:value-type="float">
            <text:p/>
          </table:table-cell>
          <table:table-cell table:style-name="ce9" table:formula="of:=(shared_test+5)/2*(shared_test+6)" office:value-type="float" office:value="15" calcext:value-type="float">
            <text:p/>
          </table:table-cell>
          <table:table-cell table:style-name="ce9" table:formula="of:=(shared_test+6)/2*(shared_test+7)" office:value-type="float" office:value="21" calcext:value-type="float">
            <text:p/>
          </table:table-cell>
          <table:table-cell table:style-name="ce18" table:formula="of:=(shared_test+7)/2*(shared_test+8)" office:value-type="float" office:value="28" calcext:value-type="float">
            <text:p/>
          </table:table-cell>
          <table:table-cell table:style-name="ce21" table:formula="of:=IF(IF(AND(ISERROR([.B8]);ISERROR([.F8]));error.type([.B8])=error.type([.F8]);IF(AND(NOT(ISERROR([.B8]));NOT(ISERROR([.F8])));AND(ISBLANK([.B8])=ISBLANK([.F8]);[.B8]=[.F8])));0+1;&quot;ERR!&quot;)" office:value-type="float" office:value="1" calcext:value-type="float">
            <text:p/>
          </table:table-cell>
          <table:table-cell table:style-name="ce23" table:formula="of:=IF(IF(AND(ISERROR([.C8]);ISERROR([.G8]));error.type([.C8])=error.type([.G8]);IF(AND(NOT(ISERROR([.C8]));NOT(ISERROR([.G8])));AND(ISBLANK([.C8])=ISBLANK([.G8]);[.C8]=[.G8])));1+0;&quot;ERR!&quot;)" office:value-type="float" office:value="1" calcext:value-type="float">
            <text:p/>
          </table:table-cell>
          <table:table-cell table:style-name="ce23" table:formula="of:=IF(IF(AND(ISERROR([.D8]);ISERROR([.H8]));error.type([.D8])=error.type([.H8]);IF(AND(NOT(ISERROR([.D8]));NOT(ISERROR([.H8])));AND(ISBLANK([.D8])=ISBLANK([.H8]);[.D8]=[.H8])));0+1;&quot;ERR!&quot;)" office:value-type="float" office:value="1" calcext:value-type="float">
            <text:p/>
          </table:table-cell>
          <table:table-cell table:style-name="ce27" table:formula="of:=IF(IF(AND(ISERROR([.E8]);ISERROR([.I8]));error.type([.E8])=error.type([.I8]);IF(AND(NOT(ISERROR([.E8]));NOT(ISERROR([.I8])));AND(ISBLANK([.E8])=ISBLANK([.I8]);[.E8]=[.I8])));1+0;&quot;ERR!&quot;)" office:value-type="float" office:value="1" calcext:value-type="float">
            <text:p/>
          </table:table-cell>
          <table:table-cell table:formula="of:=shared_test+4" office:value-type="float" office:value="4" calcext:value-type="float">
            <text:p/>
          </table:table-cell>
          <table:table-cell table:formula="of:=shared_test+5" office:value-type="float" office:value="5" calcext:value-type="float">
            <text:p/>
          </table:table-cell>
          <table:table-cell table:formula="of:=shared_test+6" office:value-type="float" office:value="6" calcext:value-type="float">
            <text:p/>
          </table:table-cell>
          <table:table-cell table:formula="of:=shared_test+7" office:value-type="float" office:value="7" calcext:value-type="float">
            <text:p/>
          </table:table-cell>
          <table:table-cell table:number-columns-repeated="1007"/>
        </table:table-row>
        <table:table-row table:style-name="ro2">
          <table:table-cell/>
          <table:table-cell table:style-name="ce13" table:formula="of:=[.N9]/2*([.N9]+1)" office:value-type="float" office:value="36" calcext:value-type="float">
            <text:p/>
          </table:table-cell>
          <table:table-cell table:style-name="ce9" table:formula="of:=[.O9]/2*([.O9]+1)" office:value-type="float" office:value="45" calcext:value-type="float">
            <text:p/>
          </table:table-cell>
          <table:table-cell table:style-name="ce9" table:formula="of:=[.P9]/2*([.P9]+1)" office:value-type="float" office:value="55" calcext:value-type="float">
            <text:p/>
          </table:table-cell>
          <table:table-cell table:style-name="ce18" table:formula="of:=[.Q9]/2*([.Q9]+1)" office:value-type="float" office:value="66" calcext:value-type="float">
            <text:p/>
          </table:table-cell>
          <table:table-cell table:style-name="ce9" table:formula="of:=(shared_test+8)/2*(shared_test+9)" office:value-type="float" office:value="36" calcext:value-type="float">
            <text:p/>
          </table:table-cell>
          <table:table-cell table:style-name="ce9" table:formula="of:=(shared_test+9)/2*(shared_test+10)" office:value-type="float" office:value="45" calcext:value-type="float">
            <text:p/>
          </table:table-cell>
          <table:table-cell table:style-name="ce9" table:formula="of:=(shared_test+10)/2*(shared_test+11)" office:value-type="float" office:value="55" calcext:value-type="float">
            <text:p/>
          </table:table-cell>
          <table:table-cell table:style-name="ce18" table:formula="of:=(shared_test+11)/2*(shared_test+12)" office:value-type="float" office:value="66" calcext:value-type="float">
            <text:p/>
          </table:table-cell>
          <table:table-cell table:style-name="ce21" table:formula="of:=IF(IF(AND(ISERROR([.B9]);ISERROR([.F9]));error.type([.B9])=error.type([.F9]);IF(AND(NOT(ISERROR([.B9]));NOT(ISERROR([.F9])));AND(ISBLANK([.B9])=ISBLANK([.F9]);[.B9]=[.F9])));1+0;&quot;ERR!&quot;)" office:value-type="float" office:value="1" calcext:value-type="float">
            <text:p/>
          </table:table-cell>
          <table:table-cell table:style-name="ce23" table:formula="of:=IF(IF(AND(ISERROR([.C9]);ISERROR([.G9]));error.type([.C9])=error.type([.G9]);IF(AND(NOT(ISERROR([.C9]));NOT(ISERROR([.G9])));AND(ISBLANK([.C9])=ISBLANK([.G9]);[.C9]=[.G9])));0+1;&quot;ERR!&quot;)" office:value-type="float" office:value="1" calcext:value-type="float">
            <text:p/>
          </table:table-cell>
          <table:table-cell table:style-name="ce23" table:formula="of:=IF(IF(AND(ISERROR([.D9]);ISERROR([.H9]));error.type([.D9])=error.type([.H9]);IF(AND(NOT(ISERROR([.D9]));NOT(ISERROR([.H9])));AND(ISBLANK([.D9])=ISBLANK([.H9]);[.D9]=[.H9])));1+0;&quot;ERR!&quot;)" office:value-type="float" office:value="1" calcext:value-type="float">
            <text:p/>
          </table:table-cell>
          <table:table-cell table:style-name="ce27" table:formula="of:=IF(IF(AND(ISERROR([.E9]);ISERROR([.I9]));error.type([.E9])=error.type([.I9]);IF(AND(NOT(ISERROR([.E9]));NOT(ISERROR([.I9])));AND(ISBLANK([.E9])=ISBLANK([.I9]);[.E9]=[.I9])));0+1;&quot;ERR!&quot;)" office:value-type="float" office:value="1" calcext:value-type="float">
            <text:p/>
          </table:table-cell>
          <table:table-cell table:formula="of:=shared_test+8" office:value-type="float" office:value="8" calcext:value-type="float">
            <text:p/>
          </table:table-cell>
          <table:table-cell table:formula="of:=shared_test+9" office:value-type="float" office:value="9" calcext:value-type="float">
            <text:p/>
          </table:table-cell>
          <table:table-cell table:formula="of:=shared_test+10" office:value-type="float" office:value="10" calcext:value-type="float">
            <text:p/>
          </table:table-cell>
          <table:table-cell table:formula="of:=shared_test+11" office:value-type="float" office:value="11" calcext:value-type="float">
            <text:p/>
          </table:table-cell>
          <table:table-cell table:number-columns-repeated="1007"/>
        </table:table-row>
        <table:table-row table:style-name="ro2">
          <table:table-cell/>
          <table:table-cell table:style-name="ce14" table:formula="of:=[.N10]/2*([.N10]+1)" office:value-type="float" office:value="78" calcext:value-type="float">
            <text:p/>
          </table:table-cell>
          <table:table-cell table:style-name="ce16" table:formula="of:=[.O10]/2*([.O10]+1)" office:value-type="float" office:value="91" calcext:value-type="float">
            <text:p/>
          </table:table-cell>
          <table:table-cell table:style-name="ce16" table:formula="of:=[.P10]/2*([.P10]+1)" office:value-type="float" office:value="105" calcext:value-type="float">
            <text:p/>
          </table:table-cell>
          <table:table-cell table:style-name="ce19" table:formula="of:=[.Q10]/2*([.Q10]+1)" office:value-type="float" office:value="120" calcext:value-type="float">
            <text:p/>
          </table:table-cell>
          <table:table-cell table:style-name="ce16" table:formula="of:=(shared_test+12)/2*(shared_test+13)" office:value-type="float" office:value="78" calcext:value-type="float">
            <text:p/>
          </table:table-cell>
          <table:table-cell table:style-name="ce16" table:formula="of:=(shared_test+13)/2*(shared_test+14)" office:value-type="float" office:value="91" calcext:value-type="float">
            <text:p/>
          </table:table-cell>
          <table:table-cell table:style-name="ce16" table:formula="of:=(shared_test+14)/2*(shared_test+15)" office:value-type="float" office:value="105" calcext:value-type="float">
            <text:p/>
          </table:table-cell>
          <table:table-cell table:style-name="ce19" table:formula="of:=(shared_test+15)/2*(shared_test+16)" office:value-type="float" office:value="120" calcext:value-type="float">
            <text:p/>
          </table:table-cell>
          <table:table-cell table:style-name="ce22" table:formula="of:=IF(IF(AND(ISERROR([.B10]);ISERROR([.F10]));error.type([.B10])=error.type([.F10]);IF(AND(NOT(ISERROR([.B10]));NOT(ISERROR([.F10])));AND(ISBLANK([.B10])=ISBLANK([.F10]);[.B10]=[.F10])));0+1;&quot;ERR!&quot;)" office:value-type="float" office:value="1" calcext:value-type="float">
            <text:p/>
          </table:table-cell>
          <table:table-cell table:style-name="ce25" table:formula="of:=IF(IF(AND(ISERROR([.C10]);ISERROR([.G10]));error.type([.C10])=error.type([.G10]);IF(AND(NOT(ISERROR([.C10]));NOT(ISERROR([.G10])));AND(ISBLANK([.C10])=ISBLANK([.G10]);[.C10]=[.G10])));1+0;&quot;ERR!&quot;)" office:value-type="float" office:value="1" calcext:value-type="float">
            <text:p/>
          </table:table-cell>
          <table:table-cell table:style-name="ce25" table:formula="of:=IF(IF(AND(ISERROR([.D10]);ISERROR([.H10]));error.type([.D10])=error.type([.H10]);IF(AND(NOT(ISERROR([.D10]));NOT(ISERROR([.H10])));AND(ISBLANK([.D10])=ISBLANK([.H10]);[.D10]=[.H10])));0+1;&quot;ERR!&quot;)" office:value-type="float" office:value="1" calcext:value-type="float">
            <text:p/>
          </table:table-cell>
          <table:table-cell table:style-name="ce28" table:formula="of:=IF(IF(AND(ISERROR([.E10]);ISERROR([.I10]));error.type([.E10])=error.type([.I10]);IF(AND(NOT(ISERROR([.E10]));NOT(ISERROR([.I10])));AND(ISBLANK([.E10])=ISBLANK([.I10]);[.E10]=[.I10])));1+0;&quot;ERR!&quot;)" office:value-type="float" office:value="1" calcext:value-type="float">
            <text:p/>
          </table:table-cell>
          <table:table-cell table:formula="of:=shared_test+12" office:value-type="float" office:value="12" calcext:value-type="float">
            <text:p/>
          </table:table-cell>
          <table:table-cell table:formula="of:=shared_test+13" office:value-type="float" office:value="13" calcext:value-type="float">
            <text:p/>
          </table:table-cell>
          <table:table-cell table:formula="of:=shared_test+14" office:value-type="float" office:value="14" calcext:value-type="float">
            <text:p/>
          </table:table-cell>
          <table:table-cell table:formula="of:=shared_test+15" office:value-type="float" office:value="15" calcext:value-type="float">
            <text:p/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6.2 - INCOMPLETE AREA</text:p>
          </table:table-cell>
          <table:table-cell table:style-name="ce3" table:number-columns-repeated="16"/>
          <table:table-cell table:number-columns-repeated="1007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style-name="ce4" office:value-type="string" calcext:value-type="string">
            <text:p>Test values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39" office:value-type="string" calcext:value-type="string">
            <text:p>=N14/2*(N14+1)</text:p>
          </table:table-cell>
          <table:table-cell table:style-name="ce44"/>
          <table:table-cell table:style-name="ce48" table:number-columns-repeated="2"/>
          <table:table-cell table:style-name="ce55" table:formula="of:=[.Q14]/2*([.Q14]+1)" office:value-type="float" office:value="6" calcext:value-type="float">
            <text:p/>
          </table:table-cell>
          <table:table-cell table:style-name="ce44"/>
          <table:table-cell table:style-name="ce48" table:number-columns-repeated="2"/>
          <table:table-cell table:style-name="ce55" table:formula="of:=(shared_test+3)/2*(shared_test+4)" office:value-type="float" office:value="6" calcext:value-type="float">
            <text:p/>
          </table:table-cell>
          <table:table-cell table:style-name="ce20" table:formula="of:=IF(IF(AND(ISERROR([.B14]);ISERROR([.F14]));error.type([.B14])=error.type([.F14]);IF(AND(NOT(ISERROR([.B14]));NOT(ISERROR([.F14])));AND(ISBLANK([.B14])=ISBLANK([.F14]);[.B14]=[.F14])));1+0;&quot;ERR!&quot;)" office:value-type="float" office:value="1" calcext:value-type="float">
            <text:p/>
          </table:table-cell>
          <table:table-cell table:style-name="ce24" table:formula="of:=IF(IF(AND(ISERROR([.C14]);ISERROR([.G14]));error.type([.C14])=error.type([.G14]);IF(AND(NOT(ISERROR([.C14]));NOT(ISERROR([.G14])));AND(ISBLANK([.C14])=ISBLANK([.G14]);[.C14]=[.G14])));0+1;&quot;ERR!&quot;)" office:value-type="float" office:value="1" calcext:value-type="float">
            <text:p/>
          </table:table-cell>
          <table:table-cell table:style-name="ce24" table:formula="of:=IF(IF(AND(ISERROR([.D14]);ISERROR([.H14]));error.type([.D14])=error.type([.H14]);IF(AND(NOT(ISERROR([.D14]));NOT(ISERROR([.H14])));AND(ISBLANK([.D14])=ISBLANK([.H14]);[.D14]=[.H14])));1+0;&quot;ERR!&quot;)" office:value-type="float" office:value="1" calcext:value-type="float">
            <text:p/>
          </table:table-cell>
          <table:table-cell table:style-name="ce26" table:formula="of:=IF(IF(AND(ISERROR([.E14]);ISERROR([.I14]));error.type([.E14])=error.type([.I14]);IF(AND(NOT(ISERROR([.E14]));NOT(ISERROR([.I14])));AND(ISBLANK([.E14])=ISBLANK([.I14]);[.E14]=[.I14])));0+1;&quot;ERR!&quot;)" office:value-type="float" office:value="1" calcext:value-type="float">
            <text:p/>
          </table:table-cell>
          <table:table-cell table:formula="of:=shared_test" office:value-type="float" office:value="0" calcext:value-type="float">
            <text:p/>
          </table:table-cell>
          <table:table-cell table:formula="of:=shared_test+1" office:value-type="float" office:value="1" calcext:value-type="float">
            <text:p/>
          </table:table-cell>
          <table:table-cell table:formula="of:=shared_test+2" office:value-type="float" office:value="2" calcext:value-type="float">
            <text:p/>
          </table:table-cell>
          <table:table-cell table:formula="of:=shared_test+3" office:value-type="float" office:value="3" calcext:value-type="float">
            <text:p/>
          </table:table-cell>
          <table:table-cell table:number-columns-repeated="1007"/>
        </table:table-row>
        <table:table-row table:style-name="ro2">
          <table:table-cell table:style-name="ce40" office:value-type="string" calcext:value-type="string">
            <text:p>area = B14:E17, base = E14</text:p>
          </table:table-cell>
          <table:table-cell table:style-name="ce45" table:formula="of:=[.N15]/2*([.N15]+1)" office:value-type="float" office:value="10" calcext:value-type="float">
            <text:p/>
          </table:table-cell>
          <table:table-cell table:style-name="ce49" table:formula="of:=[.O15]/2*([.O15]+1)" office:value-type="float" office:value="15" calcext:value-type="float">
            <text:p/>
          </table:table-cell>
          <table:table-cell table:style-name="ce50"/>
          <table:table-cell table:style-name="ce56" table:formula="of:=[.Q15]/2*([.Q15]+1)" office:value-type="float" office:value="28" calcext:value-type="float">
            <text:p/>
          </table:table-cell>
          <table:table-cell table:style-name="ce45" table:formula="of:=(shared_test+4)/2*(shared_test+5)" office:value-type="float" office:value="10" calcext:value-type="float">
            <text:p/>
          </table:table-cell>
          <table:table-cell table:style-name="ce49" table:formula="of:=(shared_test+5)/2*(shared_test+6)" office:value-type="float" office:value="15" calcext:value-type="float">
            <text:p/>
          </table:table-cell>
          <table:table-cell table:style-name="ce50"/>
          <table:table-cell table:style-name="ce56" table:formula="of:=(shared_test+7)/2*(shared_test+8)" office:value-type="float" office:value="28" calcext:value-type="float">
            <text:p/>
          </table:table-cell>
          <table:table-cell table:style-name="ce21" table:formula="of:=IF(IF(AND(ISERROR([.B15]);ISERROR([.F15]));error.type([.B15])=error.type([.F15]);IF(AND(NOT(ISERROR([.B15]));NOT(ISERROR([.F15])));AND(ISBLANK([.B15])=ISBLANK([.F15]);[.B15]=[.F15])));0+1;&quot;ERR!&quot;)" office:value-type="float" office:value="1" calcext:value-type="float">
            <text:p/>
          </table:table-cell>
          <table:table-cell table:style-name="ce23" table:formula="of:=IF(IF(AND(ISERROR([.C15]);ISERROR([.G15]));error.type([.C15])=error.type([.G15]);IF(AND(NOT(ISERROR([.C15]));NOT(ISERROR([.G15])));AND(ISBLANK([.C15])=ISBLANK([.G15]);[.C15]=[.G15])));1+0;&quot;ERR!&quot;)" office:value-type="float" office:value="1" calcext:value-type="float">
            <text:p/>
          </table:table-cell>
          <table:table-cell table:style-name="ce23" table:formula="of:=IF(IF(AND(ISERROR([.D15]);ISERROR([.H15]));error.type([.D15])=error.type([.H15]);IF(AND(NOT(ISERROR([.D15]));NOT(ISERROR([.H15])));AND(ISBLANK([.D15])=ISBLANK([.H15]);[.D15]=[.H15])));0+1;&quot;ERR!&quot;)" office:value-type="float" office:value="1" calcext:value-type="float">
            <text:p/>
          </table:table-cell>
          <table:table-cell table:style-name="ce27" table:formula="of:=IF(IF(AND(ISERROR([.E15]);ISERROR([.I15]));error.type([.E15])=error.type([.I15]);IF(AND(NOT(ISERROR([.E15]));NOT(ISERROR([.I15])));AND(ISBLANK([.E15])=ISBLANK([.I15]);[.E15]=[.I15])));1+0;&quot;ERR!&quot;)" office:value-type="float" office:value="1" calcext:value-type="float">
            <text:p/>
          </table:table-cell>
          <table:table-cell table:formula="of:=shared_test+4" office:value-type="float" office:value="4" calcext:value-type="float">
            <text:p/>
          </table:table-cell>
          <table:table-cell table:formula="of:=shared_test+5" office:value-type="float" office:value="5" calcext:value-type="float">
            <text:p/>
          </table:table-cell>
          <table:table-cell table:formula="of:=shared_test+6" office:value-type="float" office:value="6" calcext:value-type="float">
            <text:p/>
          </table:table-cell>
          <table:table-cell table:formula="of:=shared_test+7" office:value-type="float" office:value="7" calcext:value-type="float">
            <text:p/>
          </table:table-cell>
          <table:table-cell table:number-columns-repeated="1007"/>
        </table:table-row>
        <table:table-row table:style-name="ro2">
          <table:table-cell table:style-name="ce41" office:value-type="string" calcext:value-type="string">
            <text:p>red cells: not part of shared formula</text:p>
          </table:table-cell>
          <table:table-cell table:style-name="ce45" table:formula="of:=[.N16]/2*([.N16]+1)" office:value-type="float" office:value="36" calcext:value-type="float">
            <text:p/>
          </table:table-cell>
          <table:table-cell table:style-name="ce50" office:value-type="string" calcext:value-type="string">
            <text:p>text1</text:p>
          </table:table-cell>
          <table:table-cell table:style-name="ce50" office:value-type="string" calcext:value-type="string">
            <text:p>text2</text:p>
          </table:table-cell>
          <table:table-cell table:style-name="ce56" table:formula="of:=[.Q16]/2*([.Q16]+1)" office:value-type="float" office:value="66" calcext:value-type="float">
            <text:p/>
          </table:table-cell>
          <table:table-cell table:style-name="ce45" table:formula="of:=(shared_test+8)/2*(shared_test+9)" office:value-type="float" office:value="36" calcext:value-type="float">
            <text:p/>
          </table:table-cell>
          <table:table-cell table:style-name="ce50" office:value-type="string" calcext:value-type="string">
            <text:p>text1</text:p>
          </table:table-cell>
          <table:table-cell table:style-name="ce50" office:value-type="string" calcext:value-type="string">
            <text:p>text2</text:p>
          </table:table-cell>
          <table:table-cell table:style-name="ce56" table:formula="of:=(shared_test+11)/2*(shared_test+12)" office:value-type="float" office:value="66" calcext:value-type="float">
            <text:p/>
          </table:table-cell>
          <table:table-cell table:style-name="ce21" table:formula="of:=IF(IF(AND(ISERROR([.B16]);ISERROR([.F16]));error.type([.B16])=error.type([.F16]);IF(AND(NOT(ISERROR([.B16]));NOT(ISERROR([.F16])));AND(ISBLANK([.B16])=ISBLANK([.F16]);[.B16]=[.F16])));1+0;&quot;ERR!&quot;)" office:value-type="float" office:value="1" calcext:value-type="float">
            <text:p/>
          </table:table-cell>
          <table:table-cell table:style-name="ce23" table:formula="of:=IF(IF(AND(ISERROR([.C16]);ISERROR([.G16]));error.type([.C16])=error.type([.G16]);IF(AND(NOT(ISERROR([.C16]));NOT(ISERROR([.G16])));AND(ISBLANK([.C16])=ISBLANK([.G16]);[.C16]=[.G16])));0+1;&quot;ERR!&quot;)" office:value-type="float" office:value="1" calcext:value-type="float">
            <text:p/>
          </table:table-cell>
          <table:table-cell table:style-name="ce23" table:formula="of:=IF(IF(AND(ISERROR([.D16]);ISERROR([.H16]));error.type([.D16])=error.type([.H16]);IF(AND(NOT(ISERROR([.D16]));NOT(ISERROR([.H16])));AND(ISBLANK([.D16])=ISBLANK([.H16]);[.D16]=[.H16])));1+0;&quot;ERR!&quot;)" office:value-type="float" office:value="1" calcext:value-type="float">
            <text:p/>
          </table:table-cell>
          <table:table-cell table:style-name="ce27" table:formula="of:=IF(IF(AND(ISERROR([.E16]);ISERROR([.I16]));error.type([.E16])=error.type([.I16]);IF(AND(NOT(ISERROR([.E16]));NOT(ISERROR([.I16])));AND(ISBLANK([.E16])=ISBLANK([.I16]);[.E16]=[.I16])));0+1;&quot;ERR!&quot;)" office:value-type="float" office:value="1" calcext:value-type="float">
            <text:p/>
          </table:table-cell>
          <table:table-cell table:formula="of:=shared_test+8" office:value-type="float" office:value="8" calcext:value-type="float">
            <text:p/>
          </table:table-cell>
          <table:table-cell table:formula="of:=shared_test+9" office:value-type="float" office:value="9" calcext:value-type="float">
            <text:p/>
          </table:table-cell>
          <table:table-cell table:formula="of:=shared_test+10" office:value-type="float" office:value="10" calcext:value-type="float">
            <text:p/>
          </table:table-cell>
          <table:table-cell table:formula="of:=shared_test+11" office:value-type="float" office:value="11" calcext:value-type="float">
            <text:p/>
          </table:table-cell>
          <table:table-cell table:number-columns-repeated="1007"/>
        </table:table-row>
        <table:table-row table:style-name="ro2">
          <table:table-cell/>
          <table:table-cell table:style-name="ce46" table:formula="of:=[.N17]/2*([.N17]+1)" office:value-type="float" office:value="78" calcext:value-type="float">
            <text:p/>
          </table:table-cell>
          <table:table-cell table:style-name="ce51" office:value-type="string" calcext:value-type="string">
            <text:p>text3</text:p>
          </table:table-cell>
          <table:table-cell table:style-name="ce54" table:formula="of:=[.P17]/2*([.P17]+1)" office:value-type="float" office:value="105" calcext:value-type="float">
            <text:p/>
          </table:table-cell>
          <table:table-cell table:style-name="ce57" table:formula="of:=[.Q17]/2*([.Q17]+1)" office:value-type="float" office:value="120" calcext:value-type="float">
            <text:p/>
          </table:table-cell>
          <table:table-cell table:style-name="ce46" table:formula="of:=(shared_test+12)/2*(shared_test+13)" office:value-type="float" office:value="78" calcext:value-type="float">
            <text:p/>
          </table:table-cell>
          <table:table-cell table:style-name="ce51" office:value-type="string" calcext:value-type="string">
            <text:p>text3</text:p>
          </table:table-cell>
          <table:table-cell table:style-name="ce54" table:formula="of:=(shared_test+14)/2*(shared_test+15)" office:value-type="float" office:value="105" calcext:value-type="float">
            <text:p/>
          </table:table-cell>
          <table:table-cell table:style-name="ce57" table:formula="of:=(shared_test+15)/2*(shared_test+16)" office:value-type="float" office:value="120" calcext:value-type="float">
            <text:p/>
          </table:table-cell>
          <table:table-cell table:style-name="ce22" table:formula="of:=IF(IF(AND(ISERROR([.B17]);ISERROR([.F17]));error.type([.B17])=error.type([.F17]);IF(AND(NOT(ISERROR([.B17]));NOT(ISERROR([.F17])));AND(ISBLANK([.B17])=ISBLANK([.F17]);[.B17]=[.F17])));0+1;&quot;ERR!&quot;)" office:value-type="float" office:value="1" calcext:value-type="float">
            <text:p/>
          </table:table-cell>
          <table:table-cell table:style-name="ce25" table:formula="of:=IF(IF(AND(ISERROR([.C17]);ISERROR([.G17]));error.type([.C17])=error.type([.G17]);IF(AND(NOT(ISERROR([.C17]));NOT(ISERROR([.G17])));AND(ISBLANK([.C17])=ISBLANK([.G17]);[.C17]=[.G17])));1+0;&quot;ERR!&quot;)" office:value-type="float" office:value="1" calcext:value-type="float">
            <text:p/>
          </table:table-cell>
          <table:table-cell table:style-name="ce25" table:formula="of:=IF(IF(AND(ISERROR([.D17]);ISERROR([.H17]));error.type([.D17])=error.type([.H17]);IF(AND(NOT(ISERROR([.D17]));NOT(ISERROR([.H17])));AND(ISBLANK([.D17])=ISBLANK([.H17]);[.D17]=[.H17])));0+1;&quot;ERR!&quot;)" office:value-type="float" office:value="1" calcext:value-type="float">
            <text:p/>
          </table:table-cell>
          <table:table-cell table:style-name="ce28" table:formula="of:=IF(IF(AND(ISERROR([.E17]);ISERROR([.I17]));error.type([.E17])=error.type([.I17]);IF(AND(NOT(ISERROR([.E17]));NOT(ISERROR([.I17])));AND(ISBLANK([.E17])=ISBLANK([.I17]);[.E17]=[.I17])));1+0;&quot;ERR!&quot;)" office:value-type="float" office:value="1" calcext:value-type="float">
            <text:p/>
          </table:table-cell>
          <table:table-cell table:formula="of:=shared_test+12" office:value-type="float" office:value="12" calcext:value-type="float">
            <text:p/>
          </table:table-cell>
          <table:table-cell table:formula="of:=shared_test+13" office:value-type="float" office:value="13" calcext:value-type="float">
            <text:p/>
          </table:table-cell>
          <table:table-cell table:formula="of:=shared_test+14" office:value-type="float" office:value="14" calcext:value-type="float">
            <text:p/>
          </table:table-cell>
          <table:table-cell table:formula="of:=shared_test+15" office:value-type="float" office:value="15" calcext:value-type="float">
            <text:p/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6.3 - TWO MERGED AREAS</text:p>
          </table:table-cell>
          <table:table-cell table:style-name="ce3" table:number-columns-repeated="16"/>
          <table:table-cell table:number-columns-repeated="1007"/>
        </table:table-row>
        <table:table-row table:style-name="ro2"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3"/>
          <table:table-cell table:style-name="ce4" office:value-type="string" calcext:value-type="string">
            <text:p>Must</text:p>
          </table:table-cell>
          <table:table-cell table:style-name="ce4" table:number-columns-repeated="3"/>
          <table:table-cell table:style-name="ce4" office:value-type="string" calcext:value-type="string">
            <text:p>Ok?</text:p>
          </table:table-cell>
          <table:table-cell table:style-name="ce4" table:number-columns-repeated="3"/>
          <table:table-cell table:style-name="ce4" office:value-type="string" calcext:value-type="string">
            <text:p>Test values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39" office:value-type="string" calcext:value-type="string">
            <text:p>=N21/2*(N21+1)</text:p>
          </table:table-cell>
          <table:table-cell table:style-name="ce44" office:value-type="string" calcext:value-type="string">
            <text:p>text1</text:p>
          </table:table-cell>
          <table:table-cell table:style-name="ce52" table:formula="of:=([.O21]+MIN([.$N$21:.$Q$24]))^2" office:value-type="float" office:value="1" calcext:value-type="float">
            <text:p/>
          </table:table-cell>
          <table:table-cell table:style-name="ce52" table:formula="of:=([.P21]+MIN([.$N$21:.$Q$24]))^2" office:value-type="float" office:value="4" calcext:value-type="float">
            <text:p/>
          </table:table-cell>
          <table:table-cell table:style-name="ce55" table:formula="of:=[.Q21]/2*([.Q21]+1)" office:value-type="float" office:value="6" calcext:value-type="float">
            <text:p/>
          </table:table-cell>
          <table:table-cell table:style-name="ce48" office:value-type="string" calcext:value-type="string">
            <text:p>text1</text:p>
          </table:table-cell>
          <table:table-cell table:style-name="ce52" table:formula="of:=(shared_test+1+MIN([.$N$21:.$Q$24]))^2" office:value-type="float" office:value="1" calcext:value-type="float">
            <text:p/>
          </table:table-cell>
          <table:table-cell table:style-name="ce52" table:formula="of:=(shared_test+2+MIN([.$N$21:.$Q$24]))^2" office:value-type="float" office:value="4" calcext:value-type="float">
            <text:p/>
          </table:table-cell>
          <table:table-cell table:style-name="ce55" table:formula="of:=(shared_test+3)/2*(shared_test+4)" office:value-type="float" office:value="6" calcext:value-type="float">
            <text:p/>
          </table:table-cell>
          <table:table-cell table:style-name="ce20" table:formula="of:=IF(IF(AND(ISERROR([.B21]);ISERROR([.F21]));error.type([.B21])=error.type([.F21]);IF(AND(NOT(ISERROR([.B21]));NOT(ISERROR([.F21])));AND(ISBLANK([.B21])=ISBLANK([.F21]);[.B21]=[.F21])));1+0;&quot;ERR!&quot;)" office:value-type="float" office:value="1" calcext:value-type="float">
            <text:p/>
          </table:table-cell>
          <table:table-cell table:style-name="ce24" table:formula="of:=IF(IF(AND(ISERROR([.C21]);ISERROR([.G21]));error.type([.C21])=error.type([.G21]);IF(AND(NOT(ISERROR([.C21]));NOT(ISERROR([.G21])));AND(ISBLANK([.C21])=ISBLANK([.G21]);[.C21]=[.G21])));0+1;&quot;ERR!&quot;)" office:value-type="float" office:value="1" calcext:value-type="float">
            <text:p/>
          </table:table-cell>
          <table:table-cell table:style-name="ce24" table:formula="of:=IF(IF(AND(ISERROR([.D21]);ISERROR([.H21]));error.type([.D21])=error.type([.H21]);IF(AND(NOT(ISERROR([.D21]));NOT(ISERROR([.H21])));AND(ISBLANK([.D21])=ISBLANK([.H21]);[.D21]=[.H21])));1+0;&quot;ERR!&quot;)" office:value-type="float" office:value="1" calcext:value-type="float">
            <text:p/>
          </table:table-cell>
          <table:table-cell table:style-name="ce26" table:formula="of:=IF(IF(AND(ISERROR([.E21]);ISERROR([.I21]));error.type([.E21])=error.type([.I21]);IF(AND(NOT(ISERROR([.E21]));NOT(ISERROR([.I21])));AND(ISBLANK([.E21])=ISBLANK([.I21]);[.E21]=[.I21])));0+1;&quot;ERR!&quot;)" office:value-type="float" office:value="1" calcext:value-type="float">
            <text:p/>
          </table:table-cell>
          <table:table-cell table:formula="of:=shared_test" office:value-type="float" office:value="0" calcext:value-type="float">
            <text:p/>
          </table:table-cell>
          <table:table-cell table:formula="of:=shared_test+1" office:value-type="float" office:value="1" calcext:value-type="float">
            <text:p/>
          </table:table-cell>
          <table:table-cell table:formula="of:=shared_test+2" office:value-type="float" office:value="2" calcext:value-type="float">
            <text:p/>
          </table:table-cell>
          <table:table-cell table:formula="of:=shared_test+3" office:value-type="float" office:value="3" calcext:value-type="float">
            <text:p/>
          </table:table-cell>
          <table:table-cell table:number-columns-repeated="1007"/>
        </table:table-row>
        <table:table-row table:style-name="ro2">
          <table:table-cell table:style-name="ce40" office:value-type="string" calcext:value-type="string">
            <text:p>area = B21:E24, base = E21</text:p>
          </table:table-cell>
          <table:table-cell table:style-name="ce47" table:formula="of:=([.N22]+MIN([.$N$21:.$Q$24]))^2" office:value-type="float" office:value="16" calcext:value-type="float">
            <text:p/>
          </table:table-cell>
          <table:table-cell table:style-name="ce53" table:formula="of:=([.O22]+MIN([.$N$21:.$Q$24]))^2" office:value-type="float" office:value="25" calcext:value-type="float">
            <text:p/>
          </table:table-cell>
          <table:table-cell table:style-name="ce53" table:formula="of:=([.P22]+MIN([.$N$21:.$Q$24]))^2" office:value-type="float" office:value="36" calcext:value-type="float">
            <text:p/>
          </table:table-cell>
          <table:table-cell table:style-name="ce56" table:formula="of:=[.Q22]/2*([.Q22]+1)" office:value-type="float" office:value="28" calcext:value-type="float">
            <text:p/>
          </table:table-cell>
          <table:table-cell table:style-name="ce53" table:formula="of:=(shared_test+4+MIN([.$N$21:.$Q$24]))^2" office:value-type="float" office:value="16" calcext:value-type="float">
            <text:p/>
          </table:table-cell>
          <table:table-cell table:style-name="ce53" table:formula="of:=(shared_test+5+MIN([.$N$21:.$Q$24]))^2" office:value-type="float" office:value="25" calcext:value-type="float">
            <text:p/>
          </table:table-cell>
          <table:table-cell table:style-name="ce53" table:formula="of:=(shared_test+6+MIN([.$N$21:.$Q$24]))^2" office:value-type="float" office:value="36" calcext:value-type="float">
            <text:p/>
          </table:table-cell>
          <table:table-cell table:style-name="ce56" table:formula="of:=(shared_test+7)/2*(shared_test+8)" office:value-type="float" office:value="28" calcext:value-type="float">
            <text:p/>
          </table:table-cell>
          <table:table-cell table:style-name="ce21" table:formula="of:=IF(IF(AND(ISERROR([.B22]);ISERROR([.F22]));error.type([.B22])=error.type([.F22]);IF(AND(NOT(ISERROR([.B22]));NOT(ISERROR([.F22])));AND(ISBLANK([.B22])=ISBLANK([.F22]);[.B22]=[.F22])));0+1;&quot;ERR!&quot;)" office:value-type="float" office:value="1" calcext:value-type="float">
            <text:p/>
          </table:table-cell>
          <table:table-cell table:style-name="ce23" table:formula="of:=IF(IF(AND(ISERROR([.C22]);ISERROR([.G22]));error.type([.C22])=error.type([.G22]);IF(AND(NOT(ISERROR([.C22]));NOT(ISERROR([.G22])));AND(ISBLANK([.C22])=ISBLANK([.G22]);[.C22]=[.G22])));1+0;&quot;ERR!&quot;)" office:value-type="float" office:value="1" calcext:value-type="float">
            <text:p/>
          </table:table-cell>
          <table:table-cell table:style-name="ce23" table:formula="of:=IF(IF(AND(ISERROR([.D22]);ISERROR([.H22]));error.type([.D22])=error.type([.H22]);IF(AND(NOT(ISERROR([.D22]));NOT(ISERROR([.H22])));AND(ISBLANK([.D22])=ISBLANK([.H22]);[.D22]=[.H22])));0+1;&quot;ERR!&quot;)" office:value-type="float" office:value="1" calcext:value-type="float">
            <text:p/>
          </table:table-cell>
          <table:table-cell table:style-name="ce27" table:formula="of:=IF(IF(AND(ISERROR([.E22]);ISERROR([.I22]));error.type([.E22])=error.type([.I22]);IF(AND(NOT(ISERROR([.E22]));NOT(ISERROR([.I22])));AND(ISBLANK([.E22])=ISBLANK([.I22]);[.E22]=[.I22])));1+0;&quot;ERR!&quot;)" office:value-type="float" office:value="1" calcext:value-type="float">
            <text:p/>
          </table:table-cell>
          <table:table-cell table:formula="of:=shared_test+4" office:value-type="float" office:value="4" calcext:value-type="float">
            <text:p/>
          </table:table-cell>
          <table:table-cell table:formula="of:=shared_test+5" office:value-type="float" office:value="5" calcext:value-type="float">
            <text:p/>
          </table:table-cell>
          <table:table-cell table:formula="of:=shared_test+6" office:value-type="float" office:value="6" calcext:value-type="float">
            <text:p/>
          </table:table-cell>
          <table:table-cell table:formula="of:=shared_test+7" office:value-type="float" office:value="7" calcext:value-type="float">
            <text:p/>
          </table:table-cell>
          <table:table-cell table:number-columns-repeated="1007"/>
        </table:table-row>
        <table:table-row table:style-name="ro2">
          <table:table-cell table:style-name="ce42" office:value-type="string" calcext:value-type="string">
            <text:p>=(N21+MIN($N$21:$Q$24))^2</text:p>
          </table:table-cell>
          <table:table-cell table:style-name="ce45" table:formula="of:=[.N23]/2*([.N23]+1)" office:value-type="float" office:value="36" calcext:value-type="float">
            <text:p/>
          </table:table-cell>
          <table:table-cell table:style-name="ce49" table:formula="of:=[.O23]/2*([.O23]+1)" office:value-type="float" office:value="45" calcext:value-type="float">
            <text:p/>
          </table:table-cell>
          <table:table-cell table:style-name="ce49" table:formula="of:=[.P23]/2*([.P23]+1)" office:value-type="float" office:value="55" calcext:value-type="float">
            <text:p/>
          </table:table-cell>
          <table:table-cell table:style-name="ce56" table:formula="of:=[.Q23]/2*([.Q23]+1)" office:value-type="float" office:value="66" calcext:value-type="float">
            <text:p/>
          </table:table-cell>
          <table:table-cell table:style-name="ce49" table:formula="of:=(shared_test+8)/2*(shared_test+9)" office:value-type="float" office:value="36" calcext:value-type="float">
            <text:p/>
          </table:table-cell>
          <table:table-cell table:style-name="ce49" table:formula="of:=(shared_test+9)/2*(shared_test+10)" office:value-type="float" office:value="45" calcext:value-type="float">
            <text:p/>
          </table:table-cell>
          <table:table-cell table:style-name="ce49" table:formula="of:=(shared_test+10)/2*(shared_test+11)" office:value-type="float" office:value="55" calcext:value-type="float">
            <text:p/>
          </table:table-cell>
          <table:table-cell table:style-name="ce56" table:formula="of:=(shared_test+11)/2*(shared_test+12)" office:value-type="float" office:value="66" calcext:value-type="float">
            <text:p/>
          </table:table-cell>
          <table:table-cell table:style-name="ce21" table:formula="of:=IF(IF(AND(ISERROR([.B23]);ISERROR([.F23]));error.type([.B23])=error.type([.F23]);IF(AND(NOT(ISERROR([.B23]));NOT(ISERROR([.F23])));AND(ISBLANK([.B23])=ISBLANK([.F23]);[.B23]=[.F23])));1+0;&quot;ERR!&quot;)" office:value-type="float" office:value="1" calcext:value-type="float">
            <text:p/>
          </table:table-cell>
          <table:table-cell table:style-name="ce23" table:formula="of:=IF(IF(AND(ISERROR([.C23]);ISERROR([.G23]));error.type([.C23])=error.type([.G23]);IF(AND(NOT(ISERROR([.C23]));NOT(ISERROR([.G23])));AND(ISBLANK([.C23])=ISBLANK([.G23]);[.C23]=[.G23])));0+1;&quot;ERR!&quot;)" office:value-type="float" office:value="1" calcext:value-type="float">
            <text:p/>
          </table:table-cell>
          <table:table-cell table:style-name="ce23" table:formula="of:=IF(IF(AND(ISERROR([.D23]);ISERROR([.H23]));error.type([.D23])=error.type([.H23]);IF(AND(NOT(ISERROR([.D23]));NOT(ISERROR([.H23])));AND(ISBLANK([.D23])=ISBLANK([.H23]);[.D23]=[.H23])));1+0;&quot;ERR!&quot;)" office:value-type="float" office:value="1" calcext:value-type="float">
            <text:p/>
          </table:table-cell>
          <table:table-cell table:style-name="ce27" table:formula="of:=IF(IF(AND(ISERROR([.E23]);ISERROR([.I23]));error.type([.E23])=error.type([.I23]);IF(AND(NOT(ISERROR([.E23]));NOT(ISERROR([.I23])));AND(ISBLANK([.E23])=ISBLANK([.I23]);[.E23]=[.I23])));0+1;&quot;ERR!&quot;)" office:value-type="float" office:value="1" calcext:value-type="float">
            <text:p/>
          </table:table-cell>
          <table:table-cell table:formula="of:=shared_test+8" office:value-type="float" office:value="8" calcext:value-type="float">
            <text:p/>
          </table:table-cell>
          <table:table-cell table:formula="of:=shared_test+9" office:value-type="float" office:value="9" calcext:value-type="float">
            <text:p/>
          </table:table-cell>
          <table:table-cell table:formula="of:=shared_test+10" office:value-type="float" office:value="10" calcext:value-type="float">
            <text:p/>
          </table:table-cell>
          <table:table-cell table:formula="of:=shared_test+11" office:value-type="float" office:value="11" calcext:value-type="float">
            <text:p/>
          </table:table-cell>
          <table:table-cell table:number-columns-repeated="1007"/>
        </table:table-row>
        <table:table-row table:style-name="ro2">
          <table:table-cell table:style-name="ce43" office:value-type="string" calcext:value-type="string">
            <text:p>area = B21:D22, base = C21</text:p>
          </table:table-cell>
          <table:table-cell table:style-name="ce46" table:formula="of:=[.N24]/2*([.N24]+1)" office:value-type="float" office:value="78" calcext:value-type="float">
            <text:p/>
          </table:table-cell>
          <table:table-cell table:style-name="ce54" table:formula="of:=[.O24]/2*([.O24]+1)" office:value-type="float" office:value="91" calcext:value-type="float">
            <text:p/>
          </table:table-cell>
          <table:table-cell table:style-name="ce54" table:formula="of:=[.P24]/2*([.P24]+1)" office:value-type="float" office:value="105" calcext:value-type="float">
            <text:p/>
          </table:table-cell>
          <table:table-cell table:style-name="ce57" table:formula="of:=[.Q24]/2*([.Q24]+1)" office:value-type="float" office:value="120" calcext:value-type="float">
            <text:p/>
          </table:table-cell>
          <table:table-cell table:style-name="ce54" table:formula="of:=(shared_test+12)/2*(shared_test+13)" office:value-type="float" office:value="78" calcext:value-type="float">
            <text:p/>
          </table:table-cell>
          <table:table-cell table:style-name="ce54" table:formula="of:=(shared_test+13)/2*(shared_test+14)" office:value-type="float" office:value="91" calcext:value-type="float">
            <text:p/>
          </table:table-cell>
          <table:table-cell table:style-name="ce54" table:formula="of:=(shared_test+14)/2*(shared_test+15)" office:value-type="float" office:value="105" calcext:value-type="float">
            <text:p/>
          </table:table-cell>
          <table:table-cell table:style-name="ce57" table:formula="of:=(shared_test+15)/2*(shared_test+16)" office:value-type="float" office:value="120" calcext:value-type="float">
            <text:p/>
          </table:table-cell>
          <table:table-cell table:style-name="ce22" table:formula="of:=IF(IF(AND(ISERROR([.B24]);ISERROR([.F24]));error.type([.B24])=error.type([.F24]);IF(AND(NOT(ISERROR([.B24]));NOT(ISERROR([.F24])));AND(ISBLANK([.B24])=ISBLANK([.F24]);[.B24]=[.F24])));0+1;&quot;ERR!&quot;)" office:value-type="float" office:value="1" calcext:value-type="float">
            <text:p/>
          </table:table-cell>
          <table:table-cell table:style-name="ce25" table:formula="of:=IF(IF(AND(ISERROR([.C24]);ISERROR([.G24]));error.type([.C24])=error.type([.G24]);IF(AND(NOT(ISERROR([.C24]));NOT(ISERROR([.G24])));AND(ISBLANK([.C24])=ISBLANK([.G24]);[.C24]=[.G24])));1+0;&quot;ERR!&quot;)" office:value-type="float" office:value="1" calcext:value-type="float">
            <text:p/>
          </table:table-cell>
          <table:table-cell table:style-name="ce25" table:formula="of:=IF(IF(AND(ISERROR([.D24]);ISERROR([.H24]));error.type([.D24])=error.type([.H24]);IF(AND(NOT(ISERROR([.D24]));NOT(ISERROR([.H24])));AND(ISBLANK([.D24])=ISBLANK([.H24]);[.D24]=[.H24])));0+1;&quot;ERR!&quot;)" office:value-type="float" office:value="1" calcext:value-type="float">
            <text:p/>
          </table:table-cell>
          <table:table-cell table:style-name="ce28" table:formula="of:=IF(IF(AND(ISERROR([.E24]);ISERROR([.I24]));error.type([.E24])=error.type([.I24]);IF(AND(NOT(ISERROR([.E24]));NOT(ISERROR([.I24])));AND(ISBLANK([.E24])=ISBLANK([.I24]);[.E24]=[.I24])));1+0;&quot;ERR!&quot;)" office:value-type="float" office:value="1" calcext:value-type="float">
            <text:p/>
          </table:table-cell>
          <table:table-cell table:formula="of:=shared_test+12" office:value-type="float" office:value="12" calcext:value-type="float">
            <text:p/>
          </table:table-cell>
          <table:table-cell table:formula="of:=shared_test+13" office:value-type="float" office:value="13" calcext:value-type="float">
            <text:p/>
          </table:table-cell>
          <table:table-cell table:formula="of:=shared_test+14" office:value-type="float" office:value="14" calcext:value-type="float">
            <text:p/>
          </table:table-cell>
          <table:table-cell table:formula="of:=shared_test+15" office:value-type="float" office:value="15" calcext:value-type="float">
            <text:p/>
          </table:table-cell>
          <table:table-cell table:number-columns-repeated="1007"/>
        </table:table-row>
        <table:table-row table:style-name="ro2">
          <table:table-cell table:style-name="ce41" office:value-type="string" calcext:value-type="string">
            <text:p>red cells: not part of shared formula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Op" table:style-name="ta7">
        <table:table-column table:style-name="co4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7" table:number-columns-repeated="1010" table:default-cell-style-name="Default"/>
        <table:table-row table:style-name="ro5">
          <table:table-cell table:style-name="ce1" office:value-type="string" calcext:value-type="string">
            <text:p>FORMULA TEST DOCUMENT</text:p>
          </table:table-cell>
          <table:table-cell table:style-name="ce1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7 - TABLE OPERATIONS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1 - INPUT VALUES IN COLUMN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31"/>
          <table:table-cell table:style-name="ce64" office:value-type="string" calcext:value-type="string">
            <text:p>Formula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14" table:formula="of:=[.A10]+2" office:value-type="float" office:value="3" calcext:value-type="float">
            <text:p/>
          </table:table-cell>
          <table:table-cell table:style-name="ce16" table:formula="of:=2-[.A10]" office:value-type="float" office:value="1" calcext:value-type="float">
            <text:p/>
          </table:table-cell>
          <table:table-cell table:style-name="ce16" table:formula="of:=[.A10]*2" office:value-type="float" office:value="2" calcext:value-type="float">
            <text:p/>
          </table:table-cell>
          <table:table-cell table:style-name="ce19" table:formula="of:=[.A10]/2" office:value-type="float" office:value="0.5" calcext:value-type="float">
            <text:p/>
          </table:table-cell>
          <table:table-cell table:number-columns-repeated="1018"/>
        </table:table-row>
        <table:table-row table:style-name="ro2">
          <table:table-cell table:style-name="ce59" office:value-type="string" calcext:value-type="string">
            <text:p>Input values</text:p>
          </table:table-cell>
          <table:table-cell table:style-name="ce17" office:value-type="float" office:value="1" calcext:value-type="float">
            <text:p>1</text:p>
          </table:table-cell>
          <table:table-cell table:style-name="ce12" table:formula="of:=MULTIPLE.OPERATIONS([.C$7];[.$A$10];[.$B8])">
            <text:p/>
          </table:table-cell>
          <table:table-cell table:style-name="ce15" table:formula="of:=MULTIPLE.OPERATIONS([.D$7];[.$A$10];[.$B8])">
            <text:p/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20" table:formula="of:=IF(IF(AND(ISERROR([.C8]);ISERROR([.G8]));error.type([.C8])=error.type([.G8]);IF(AND(NOT(ISERROR([.C8]));NOT(ISERROR([.G8])));AND(ISBLANK([.C8])=ISBLANK([.G8]);[.C8]=[.G8])));1+0;&quot;ERR!&quot;)" office:value-type="float" office:value="1" calcext:value-type="float">
            <text:p/>
          </table:table-cell>
          <table:table-cell table:style-name="ce24" table:formula="of:=IF(IF(AND(ISERROR([.D8]);ISERROR([.H8]));error.type([.D8])=error.type([.H8]);IF(AND(NOT(ISERROR([.D8]));NOT(ISERROR([.H8])));AND(ISBLANK([.D8])=ISBLANK([.H8]);[.D8]=[.H8])));0+1;&quot;ERR!&quot;)" office:value-type="float" office:value="1" calcext:value-type="float">
            <text:p/>
          </table:table-cell>
          <table:table-cell table:style-name="ce24" table:formula="of:=IF(IF(AND(ISERROR([.E8]);ISERROR([.I8]));error.type([.E8])=error.type([.I8]);IF(AND(NOT(ISERROR([.E8]));NOT(ISERROR([.I8])));AND(ISBLANK([.E8])=ISBLANK([.I8]);[.E8]=[.I8])));1+0;&quot;ERR!&quot;)" office:value-type="float" office:value="1" calcext:value-type="float">
            <text:p/>
          </table:table-cell>
          <table:table-cell table:style-name="ce26" table:formula="of:=IF(IF(AND(ISERROR([.F8]);ISERROR([.J8]));error.type([.F8])=error.type([.J8]);IF(AND(NOT(ISERROR([.F8]));NOT(ISERROR([.J8])));AND(ISBLANK([.F8])=ISBLANK([.J8]);[.F8]=[.J8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0" office:value-type="string" calcext:value-type="string">
            <text:p>Ref cell</text:p>
          </table:table-cell>
          <table:table-cell table:style-name="ce63" office:value-type="float" office:value="2" calcext:value-type="float">
            <text:p>2</text:p>
          </table:table-cell>
          <table:table-cell table:style-name="ce13" table:formula="of:=MULTIPLE.OPERATIONS([.C$7];[.$A$10];[.$B9])">
            <text:p/>
          </table:table-cell>
          <table:table-cell table:style-name="ce9" table:formula="of:=MULTIPLE.OPERATIONS([.D$7];[.$A$10];[.$B9])">
            <text:p/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IF(IF(AND(ISERROR([.C9]);ISERROR([.G9]));error.type([.C9])=error.type([.G9]);IF(AND(NOT(ISERROR([.C9]));NOT(ISERROR([.G9])));AND(ISBLANK([.C9])=ISBLANK([.G9]);[.C9]=[.G9])));0+1;&quot;ERR!&quot;)" office:value-type="float" office:value="1" calcext:value-type="float">
            <text:p/>
          </table:table-cell>
          <table:table-cell table:style-name="ce23" table:formula="of:=IF(IF(AND(ISERROR([.D9]);ISERROR([.H9]));error.type([.D9])=error.type([.H9]);IF(AND(NOT(ISERROR([.D9]));NOT(ISERROR([.H9])));AND(ISBLANK([.D9])=ISBLANK([.H9]);[.D9]=[.H9])));1+0;&quot;ERR!&quot;)" office:value-type="float" office:value="1" calcext:value-type="float">
            <text:p/>
          </table:table-cell>
          <table:table-cell table:style-name="ce23" table:formula="of:=IF(IF(AND(ISERROR([.E9]);ISERROR([.I9]));error.type([.E9])=error.type([.I9]);IF(AND(NOT(ISERROR([.E9]));NOT(ISERROR([.I9])));AND(ISBLANK([.E9])=ISBLANK([.I9]);[.E9]=[.I9])));0+1;&quot;ERR!&quot;)" office:value-type="float" office:value="1" calcext:value-type="float">
            <text:p/>
          </table:table-cell>
          <table:table-cell table:style-name="ce27" table:formula="of:=IF(IF(AND(ISERROR([.F9]);ISERROR([.J9]));error.type([.F9])=error.type([.J9]);IF(AND(NOT(ISERROR([.F9]));NOT(ISERROR([.J9])));AND(ISBLANK([.F9])=ISBLANK([.J9]);[.F9]=[.J9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13" table:formula="of:=MULTIPLE.OPERATIONS([.C$7];[.$A$10];[.$B10])">
            <text:p/>
          </table:table-cell>
          <table:table-cell table:style-name="ce9" table:formula="of:=MULTIPLE.OPERATIONS([.D$7];[.$A$10];[.$B10])">
            <text:p/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.5" calcext:value-type="float">
            <text:p>1.5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.5" calcext:value-type="float">
            <text:p>1.5</text:p>
          </table:table-cell>
          <table:table-cell table:style-name="ce21" table:formula="of:=IF(IF(AND(ISERROR([.C10]);ISERROR([.G10]));error.type([.C10])=error.type([.G10]);IF(AND(NOT(ISERROR([.C10]));NOT(ISERROR([.G10])));AND(ISBLANK([.C10])=ISBLANK([.G10]);[.C10]=[.G10])));1+0;&quot;ERR!&quot;)" office:value-type="float" office:value="1" calcext:value-type="float">
            <text:p/>
          </table:table-cell>
          <table:table-cell table:style-name="ce23" table:formula="of:=IF(IF(AND(ISERROR([.D10]);ISERROR([.H10]));error.type([.D10])=error.type([.H10]);IF(AND(NOT(ISERROR([.D10]));NOT(ISERROR([.H10])));AND(ISBLANK([.D10])=ISBLANK([.H10]);[.D10]=[.H10])));0+1;&quot;ERR!&quot;)" office:value-type="float" office:value="1" calcext:value-type="float">
            <text:p/>
          </table:table-cell>
          <table:table-cell table:style-name="ce23" table:formula="of:=IF(IF(AND(ISERROR([.E10]);ISERROR([.I10]));error.type([.E10])=error.type([.I10]);IF(AND(NOT(ISERROR([.E10]));NOT(ISERROR([.I10])));AND(ISBLANK([.E10])=ISBLANK([.I10]);[.E10]=[.I10])));1+0;&quot;ERR!&quot;)" office:value-type="float" office:value="1" calcext:value-type="float">
            <text:p/>
          </table:table-cell>
          <table:table-cell table:style-name="ce27" table:formula="of:=IF(IF(AND(ISERROR([.F10]);ISERROR([.J10]));error.type([.F10])=error.type([.J10]);IF(AND(NOT(ISERROR([.F10]));NOT(ISERROR([.J10])));AND(ISBLANK([.F10])=ISBLANK([.J10]);[.F10]=[.J10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1" office:value-type="float" office:value="4" calcext:value-type="float">
            <text:p>4</text:p>
          </table:table-cell>
          <table:table-cell table:style-name="ce14" table:formula="of:=MULTIPLE.OPERATIONS([.C$7];[.$A$10];[.$B11])">
            <text:p/>
          </table:table-cell>
          <table:table-cell table:style-name="ce16" table:formula="of:=MULTIPLE.OPERATIONS([.D$7];[.$A$10];[.$B11])">
            <text:p/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IF(IF(AND(ISERROR([.C11]);ISERROR([.G11]));error.type([.C11])=error.type([.G11]);IF(AND(NOT(ISERROR([.C11]));NOT(ISERROR([.G11])));AND(ISBLANK([.C11])=ISBLANK([.G11]);[.C11]=[.G11])));0+1;&quot;ERR!&quot;)" office:value-type="float" office:value="1" calcext:value-type="float">
            <text:p/>
          </table:table-cell>
          <table:table-cell table:style-name="ce25" table:formula="of:=IF(IF(AND(ISERROR([.D11]);ISERROR([.H11]));error.type([.D11])=error.type([.H11]);IF(AND(NOT(ISERROR([.D11]));NOT(ISERROR([.H11])));AND(ISBLANK([.D11])=ISBLANK([.H11]);[.D11]=[.H11])));1+0;&quot;ERR!&quot;)" office:value-type="float" office:value="1" calcext:value-type="float">
            <text:p/>
          </table:table-cell>
          <table:table-cell table:style-name="ce25" table:formula="of:=IF(IF(AND(ISERROR([.E11]);ISERROR([.I11]));error.type([.E11])=error.type([.I11]);IF(AND(NOT(ISERROR([.E11]));NOT(ISERROR([.I11])));AND(ISBLANK([.E11])=ISBLANK([.I11]);[.E11]=[.I11])));0+1;&quot;ERR!&quot;)" office:value-type="float" office:value="1" calcext:value-type="float">
            <text:p/>
          </table:table-cell>
          <table:table-cell table:style-name="ce28" table:formula="of:=IF(IF(AND(ISERROR([.F11]);ISERROR([.J11]));error.type([.F11])=error.type([.J11]);IF(AND(NOT(ISERROR([.F11]));NOT(ISERROR([.J11])));AND(ISBLANK([.F11])=ISBLANK([.J11]);[.F11]=[.J11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2 - INPUT VALUES IN ROW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31"/>
          <table:table-cell table:style-name="ce64" office:value-type="string" calcext:value-type="string">
            <text:p>Input value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62" office:value-type="string" calcext:value-type="string">
            <text:p>Formulas</text:p>
          </table:table-cell>
          <table:table-cell table:style-name="ce17" table:formula="of:=[.A18]+2" office:value-type="float" office:value="3" calcext:value-type="float">
            <text:p/>
          </table:table-cell>
          <table:table-cell table:style-name="ce12" table:formula="of:=MULTIPLE.OPERATIONS([.$B16];[.$A$18];[.C$15])">
            <text:p/>
          </table:table-cell>
          <table:table-cell table:style-name="ce15" table:formula="of:=MULTIPLE.OPERATIONS([.$B16];[.$A$18];[.D$15])">
            <text:p/>
          </table:table-cell>
          <table:table-cell table:style-name="ce15" table:formula="of:=MULTIPLE.OPERATIONS([.$B16];[.$A$18];[.E$15])">
            <text:p/>
          </table:table-cell>
          <table:table-cell table:style-name="ce17" table:formula="of:=MULTIPLE.OPERATIONS([.$B16];[.$A$18];[.F$15])">
            <text:p/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IF(IF(AND(ISERROR([.C16]);ISERROR([.G16]));error.type([.C16])=error.type([.G16]);IF(AND(NOT(ISERROR([.C16]));NOT(ISERROR([.G16])));AND(ISBLANK([.C16])=ISBLANK([.G16]);[.C16]=[.G16])));1+0;&quot;ERR!&quot;)" office:value-type="float" office:value="1" calcext:value-type="float">
            <text:p/>
          </table:table-cell>
          <table:table-cell table:style-name="ce24" table:formula="of:=IF(IF(AND(ISERROR([.D16]);ISERROR([.H16]));error.type([.D16])=error.type([.H16]);IF(AND(NOT(ISERROR([.D16]));NOT(ISERROR([.H16])));AND(ISBLANK([.D16])=ISBLANK([.H16]);[.D16]=[.H16])));0+1;&quot;ERR!&quot;)" office:value-type="float" office:value="1" calcext:value-type="float">
            <text:p/>
          </table:table-cell>
          <table:table-cell table:style-name="ce24" table:formula="of:=IF(IF(AND(ISERROR([.E16]);ISERROR([.I16]));error.type([.E16])=error.type([.I16]);IF(AND(NOT(ISERROR([.E16]));NOT(ISERROR([.I16])));AND(ISBLANK([.E16])=ISBLANK([.I16]);[.E16]=[.I16])));1+0;&quot;ERR!&quot;)" office:value-type="float" office:value="1" calcext:value-type="float">
            <text:p/>
          </table:table-cell>
          <table:table-cell table:style-name="ce26" table:formula="of:=IF(IF(AND(ISERROR([.F16]);ISERROR([.J16]));error.type([.F16])=error.type([.J16]);IF(AND(NOT(ISERROR([.F16]));NOT(ISERROR([.J16])));AND(ISBLANK([.F16])=ISBLANK([.J16]);[.F16]=[.J16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0" office:value-type="string" calcext:value-type="string">
            <text:p>Ref cell</text:p>
          </table:table-cell>
          <table:table-cell table:style-name="ce63" table:formula="of:=2-[.A18]" office:value-type="float" office:value="1" calcext:value-type="float">
            <text:p/>
          </table:table-cell>
          <table:table-cell table:style-name="ce13" table:formula="of:=MULTIPLE.OPERATIONS([.$B17];[.$A$18];[.C$15])">
            <text:p/>
          </table:table-cell>
          <table:table-cell table:style-name="ce9" table:formula="of:=MULTIPLE.OPERATIONS([.$B17];[.$A$18];[.D$15])">
            <text:p/>
          </table:table-cell>
          <table:table-cell table:style-name="ce9" table:formula="of:=MULTIPLE.OPERATIONS([.$B17];[.$A$18];[.E$15])">
            <text:p/>
          </table:table-cell>
          <table:table-cell table:style-name="ce18" table:formula="of:=MULTIPLE.OPERATIONS([.$B17];[.$A$18];[.F$15])">
            <text:p/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ce18" office:value-type="float" office:value="-2" calcext:value-type="float">
            <text:p>-2</text:p>
          </table:table-cell>
          <table:table-cell table:style-name="ce21" table:formula="of:=IF(IF(AND(ISERROR([.C17]);ISERROR([.G17]));error.type([.C17])=error.type([.G17]);IF(AND(NOT(ISERROR([.C17]));NOT(ISERROR([.G17])));AND(ISBLANK([.C17])=ISBLANK([.G17]);[.C17]=[.G17])));0+1;&quot;ERR!&quot;)" office:value-type="float" office:value="1" calcext:value-type="float">
            <text:p/>
          </table:table-cell>
          <table:table-cell table:style-name="ce23" table:formula="of:=IF(IF(AND(ISERROR([.D17]);ISERROR([.H17]));error.type([.D17])=error.type([.H17]);IF(AND(NOT(ISERROR([.D17]));NOT(ISERROR([.H17])));AND(ISBLANK([.D17])=ISBLANK([.H17]);[.D17]=[.H17])));1+0;&quot;ERR!&quot;)" office:value-type="float" office:value="1" calcext:value-type="float">
            <text:p/>
          </table:table-cell>
          <table:table-cell table:style-name="ce23" table:formula="of:=IF(IF(AND(ISERROR([.E17]);ISERROR([.I17]));error.type([.E17])=error.type([.I17]);IF(AND(NOT(ISERROR([.E17]));NOT(ISERROR([.I17])));AND(ISBLANK([.E17])=ISBLANK([.I17]);[.E17]=[.I17])));0+1;&quot;ERR!&quot;)" office:value-type="float" office:value="1" calcext:value-type="float">
            <text:p/>
          </table:table-cell>
          <table:table-cell table:style-name="ce27" table:formula="of:=IF(IF(AND(ISERROR([.F17]);ISERROR([.J17]));error.type([.F17])=error.type([.J17]);IF(AND(NOT(ISERROR([.F17]));NOT(ISERROR([.J17])));AND(ISBLANK([.F17])=ISBLANK([.J17]);[.F17]=[.J17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3" table:formula="of:=[.A18]*2" office:value-type="float" office:value="2" calcext:value-type="float">
            <text:p/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21" table:formula="of:=IF(IF(AND(ISERROR([.C18]);ISERROR([.G18]));error.type([.C18])=error.type([.G18]);IF(AND(NOT(ISERROR([.C18]));NOT(ISERROR([.G18])));AND(ISBLANK([.C18])=ISBLANK([.G18]);[.C18]=[.G18])));1+0;&quot;ERR!&quot;)" office:value-type="float" office:value="1" calcext:value-type="float">
            <text:p/>
          </table:table-cell>
          <table:table-cell table:style-name="ce23" table:formula="of:=IF(IF(AND(ISERROR([.D18]);ISERROR([.H18]));error.type([.D18])=error.type([.H18]);IF(AND(NOT(ISERROR([.D18]));NOT(ISERROR([.H18])));AND(ISBLANK([.D18])=ISBLANK([.H18]);[.D18]=[.H18])));0+1;&quot;ERR!&quot;)" office:value-type="float" office:value="1" calcext:value-type="float">
            <text:p/>
          </table:table-cell>
          <table:table-cell table:style-name="ce23" table:formula="of:=IF(IF(AND(ISERROR([.E18]);ISERROR([.I18]));error.type([.E18])=error.type([.I18]);IF(AND(NOT(ISERROR([.E18]));NOT(ISERROR([.I18])));AND(ISBLANK([.E18])=ISBLANK([.I18]);[.E18]=[.I18])));1+0;&quot;ERR!&quot;)" office:value-type="float" office:value="1" calcext:value-type="float">
            <text:p/>
          </table:table-cell>
          <table:table-cell table:style-name="ce27" table:formula="of:=IF(IF(AND(ISERROR([.F18]);ISERROR([.J18]));error.type([.F18])=error.type([.J18]);IF(AND(NOT(ISERROR([.F18]));NOT(ISERROR([.J18])));AND(ISBLANK([.F18])=ISBLANK([.J18]);[.F18]=[.J18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1" table:formula="of:=[.A18]/2" office:value-type="float" office:value="0.5" calcext:value-type="float">
            <text:p/>
          </table:table-cell>
          <table:table-cell table:style-name="ce14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.5</text:p>
          </table:table-cell>
          <table:table-cell table:style-name="ce19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.5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IF(IF(AND(ISERROR([.C19]);ISERROR([.G19]));error.type([.C19])=error.type([.G19]);IF(AND(NOT(ISERROR([.C19]));NOT(ISERROR([.G19])));AND(ISBLANK([.C19])=ISBLANK([.G19]);[.C19]=[.G19])));0+1;&quot;ERR!&quot;)" office:value-type="float" office:value="1" calcext:value-type="float">
            <text:p/>
          </table:table-cell>
          <table:table-cell table:style-name="ce25" table:formula="of:=IF(IF(AND(ISERROR([.D19]);ISERROR([.H19]));error.type([.D19])=error.type([.H19]);IF(AND(NOT(ISERROR([.D19]));NOT(ISERROR([.H19])));AND(ISBLANK([.D19])=ISBLANK([.H19]);[.D19]=[.H19])));1+0;&quot;ERR!&quot;)" office:value-type="float" office:value="1" calcext:value-type="float">
            <text:p/>
          </table:table-cell>
          <table:table-cell table:style-name="ce25" table:formula="of:=IF(IF(AND(ISERROR([.E19]);ISERROR([.I19]));error.type([.E19])=error.type([.I19]);IF(AND(NOT(ISERROR([.E19]));NOT(ISERROR([.I19])));AND(ISBLANK([.E19])=ISBLANK([.I19]);[.E19]=[.I19])));0+1;&quot;ERR!&quot;)" office:value-type="float" office:value="1" calcext:value-type="float">
            <text:p/>
          </table:table-cell>
          <table:table-cell table:style-name="ce28" table:formula="of:=IF(IF(AND(ISERROR([.F19]);ISERROR([.J19]));error.type([.F19])=error.type([.J19]);IF(AND(NOT(ISERROR([.F19]));NOT(ISERROR([.J19])));AND(ISBLANK([.F19])=ISBLANK([.J19]);[.F19]=[.J19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3 - INPUT VALUES IN ROW AND COLUMN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60" office:value-type="string" calcext:value-type="string">
            <text:p>Formula</text:p>
          </table:table-cell>
          <table:table-cell table:style-name="ce64" office:value-type="string" calcext:value-type="string">
            <text:p>Input value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/>
          <table:table-cell table:style-name="ce61" table:formula="of:=[.A26]^[.A27]" office:value-type="float" office:value="1" calcext:value-type="float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59" office:value-type="string" calcext:value-type="string">
            <text:p>Input values</text:p>
          </table:table-cell>
          <table:table-cell table:style-name="ce17" office:value-type="float" office:value="1" calcext:value-type="float">
            <text:p>1</text:p>
          </table:table-cell>
          <table:table-cell table:style-name="ce12" table:formula="of:=MULTIPLE.OPERATIONS([.$B$23];[.$A$27];[.$B24];[.$A$26];[.C$23])">
            <text:p/>
          </table:table-cell>
          <table:table-cell table:style-name="ce15" table:formula="of:=MULTIPLE.OPERATIONS([.$B$23];[.$A$27];[.$B24];[.$A$26];[.D$23])">
            <text:p/>
          </table:table-cell>
          <table:table-cell table:style-name="ce15" table:formula="of:=MULTIPLE.OPERATIONS([.$B$23];[.$A$27];[.$B24];[.$A$26];[.E$23])">
            <text:p/>
          </table:table-cell>
          <table:table-cell table:style-name="ce17" table:formula="of:=MULTIPLE.OPERATIONS([.$B$23];[.$A$27];[.$B24];[.$A$26];[.F$23])">
            <text:p/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formula="of:=IF(IF(AND(ISERROR([.C24]);ISERROR([.G24]));error.type([.C24])=error.type([.G24]);IF(AND(NOT(ISERROR([.C24]));NOT(ISERROR([.G24])));AND(ISBLANK([.C24])=ISBLANK([.G24]);[.C24]=[.G24])));1+0;&quot;ERR!&quot;)" office:value-type="float" office:value="1" calcext:value-type="float">
            <text:p/>
          </table:table-cell>
          <table:table-cell table:style-name="ce24" table:formula="of:=IF(IF(AND(ISERROR([.D24]);ISERROR([.H24]));error.type([.D24])=error.type([.H24]);IF(AND(NOT(ISERROR([.D24]));NOT(ISERROR([.H24])));AND(ISBLANK([.D24])=ISBLANK([.H24]);[.D24]=[.H24])));0+1;&quot;ERR!&quot;)" office:value-type="float" office:value="1" calcext:value-type="float">
            <text:p/>
          </table:table-cell>
          <table:table-cell table:style-name="ce24" table:formula="of:=IF(IF(AND(ISERROR([.E24]);ISERROR([.I24]));error.type([.E24])=error.type([.I24]);IF(AND(NOT(ISERROR([.E24]));NOT(ISERROR([.I24])));AND(ISBLANK([.E24])=ISBLANK([.I24]);[.E24]=[.I24])));1+0;&quot;ERR!&quot;)" office:value-type="float" office:value="1" calcext:value-type="float">
            <text:p/>
          </table:table-cell>
          <table:table-cell table:style-name="ce26" table:formula="of:=IF(IF(AND(ISERROR([.F24]);ISERROR([.J24]));error.type([.F24])=error.type([.J24]);IF(AND(NOT(ISERROR([.F24]));NOT(ISERROR([.J24])));AND(ISBLANK([.F24])=ISBLANK([.J24]);[.F24]=[.J24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0" office:value-type="string" calcext:value-type="string">
            <text:p>Ref cells</text:p>
          </table:table-cell>
          <table:table-cell table:style-name="ce63" office:value-type="float" office:value="2" calcext:value-type="float">
            <text:p>2</text:p>
          </table:table-cell>
          <table:table-cell table:style-name="ce13" table:formula="of:=MULTIPLE.OPERATIONS([.$B$23];[.$A$27];[.$B25];[.$A$26];[.C$23])">
            <text:p/>
          </table:table-cell>
          <table:table-cell table:style-name="ce9" table:formula="of:=MULTIPLE.OPERATIONS([.$B$23];[.$A$27];[.$B25];[.$A$26];[.D$23])">
            <text:p/>
          </table:table-cell>
          <table:table-cell table:style-name="ce9" table:formula="of:=MULTIPLE.OPERATIONS([.$B$23];[.$A$27];[.$B25];[.$A$26];[.E$23])">
            <text:p/>
          </table:table-cell>
          <table:table-cell table:style-name="ce18" table:formula="of:=MULTIPLE.OPERATIONS([.$B$23];[.$A$27];[.$B25];[.$A$26];[.F$23])">
            <text:p/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" calcext:value-type="float">
            <text:p>9</text:p>
          </table:table-cell>
          <table:table-cell table:style-name="ce18" office:value-type="float" office:value="16" calcext:value-type="float">
            <text:p>16</text:p>
          </table:table-cell>
          <table:table-cell table:style-name="ce21" table:formula="of:=IF(IF(AND(ISERROR([.C25]);ISERROR([.G25]));error.type([.C25])=error.type([.G25]);IF(AND(NOT(ISERROR([.C25]));NOT(ISERROR([.G25])));AND(ISBLANK([.C25])=ISBLANK([.G25]);[.C25]=[.G25])));0+1;&quot;ERR!&quot;)" office:value-type="float" office:value="1" calcext:value-type="float">
            <text:p/>
          </table:table-cell>
          <table:table-cell table:style-name="ce23" table:formula="of:=IF(IF(AND(ISERROR([.D25]);ISERROR([.H25]));error.type([.D25])=error.type([.H25]);IF(AND(NOT(ISERROR([.D25]));NOT(ISERROR([.H25])));AND(ISBLANK([.D25])=ISBLANK([.H25]);[.D25]=[.H25])));1+0;&quot;ERR!&quot;)" office:value-type="float" office:value="1" calcext:value-type="float">
            <text:p/>
          </table:table-cell>
          <table:table-cell table:style-name="ce23" table:formula="of:=IF(IF(AND(ISERROR([.E25]);ISERROR([.I25]));error.type([.E25])=error.type([.I25]);IF(AND(NOT(ISERROR([.E25]));NOT(ISERROR([.I25])));AND(ISBLANK([.E25])=ISBLANK([.I25]);[.E25]=[.I25])));0+1;&quot;ERR!&quot;)" office:value-type="float" office:value="1" calcext:value-type="float">
            <text:p/>
          </table:table-cell>
          <table:table-cell table:style-name="ce27" table:formula="of:=IF(IF(AND(ISERROR([.F25]);ISERROR([.J25]));error.type([.F25])=error.type([.J25]);IF(AND(NOT(ISERROR([.F25]));NOT(ISERROR([.J25])));AND(ISBLANK([.F25])=ISBLANK([.J25]);[.F25]=[.J25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13" table:formula="of:=MULTIPLE.OPERATIONS([.$B$23];[.$A$27];[.$B26];[.$A$26];[.C$23])">
            <text:p/>
          </table:table-cell>
          <table:table-cell table:style-name="ce9" table:formula="of:=MULTIPLE.OPERATIONS([.$B$23];[.$A$27];[.$B26];[.$A$26];[.D$23])">
            <text:p/>
          </table:table-cell>
          <table:table-cell table:style-name="ce9" table:formula="of:=MULTIPLE.OPERATIONS([.$B$23];[.$A$27];[.$B26];[.$A$26];[.E$23])">
            <text:p/>
          </table:table-cell>
          <table:table-cell table:style-name="ce18" table:formula="of:=MULTIPLE.OPERATIONS([.$B$23];[.$A$27];[.$B26];[.$A$26];[.F$23])">
            <text:p/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7" calcext:value-type="float">
            <text:p>27</text:p>
          </table:table-cell>
          <table:table-cell table:style-name="ce18" office:value-type="float" office:value="64" calcext:value-type="float">
            <text:p>64</text:p>
          </table:table-cell>
          <table:table-cell table:style-name="ce21" table:formula="of:=IF(IF(AND(ISERROR([.C26]);ISERROR([.G26]));error.type([.C26])=error.type([.G26]);IF(AND(NOT(ISERROR([.C26]));NOT(ISERROR([.G26])));AND(ISBLANK([.C26])=ISBLANK([.G26]);[.C26]=[.G26])));1+0;&quot;ERR!&quot;)" office:value-type="float" office:value="1" calcext:value-type="float">
            <text:p/>
          </table:table-cell>
          <table:table-cell table:style-name="ce23" table:formula="of:=IF(IF(AND(ISERROR([.D26]);ISERROR([.H26]));error.type([.D26])=error.type([.H26]);IF(AND(NOT(ISERROR([.D26]));NOT(ISERROR([.H26])));AND(ISBLANK([.D26])=ISBLANK([.H26]);[.D26]=[.H26])));0+1;&quot;ERR!&quot;)" office:value-type="float" office:value="1" calcext:value-type="float">
            <text:p/>
          </table:table-cell>
          <table:table-cell table:style-name="ce23" table:formula="of:=IF(IF(AND(ISERROR([.E26]);ISERROR([.I26]));error.type([.E26])=error.type([.I26]);IF(AND(NOT(ISERROR([.E26]));NOT(ISERROR([.I26])));AND(ISBLANK([.E26])=ISBLANK([.I26]);[.E26]=[.I26])));1+0;&quot;ERR!&quot;)" office:value-type="float" office:value="1" calcext:value-type="float">
            <text:p/>
          </table:table-cell>
          <table:table-cell table:style-name="ce27" table:formula="of:=IF(IF(AND(ISERROR([.F26]);ISERROR([.J26]));error.type([.F26])=error.type([.J26]);IF(AND(NOT(ISERROR([.F26]));NOT(ISERROR([.J26])));AND(ISBLANK([.F26])=ISBLANK([.J26]);[.F26]=[.J26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14" table:formula="of:=MULTIPLE.OPERATIONS([.$B$23];[.$A$27];[.$B27];[.$A$26];[.C$23])">
            <text:p/>
          </table:table-cell>
          <table:table-cell table:style-name="ce16" table:formula="of:=MULTIPLE.OPERATIONS([.$B$23];[.$A$27];[.$B27];[.$A$26];[.D$23])">
            <text:p/>
          </table:table-cell>
          <table:table-cell table:style-name="ce16" table:formula="of:=MULTIPLE.OPERATIONS([.$B$23];[.$A$27];[.$B27];[.$A$26];[.E$23])">
            <text:p/>
          </table:table-cell>
          <table:table-cell table:style-name="ce19" table:formula="of:=MULTIPLE.OPERATIONS([.$B$23];[.$A$27];[.$B27];[.$A$26];[.F$23])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256" calcext:value-type="float">
            <text:p>256</text:p>
          </table:table-cell>
          <table:table-cell table:style-name="ce22" table:formula="of:=IF(IF(AND(ISERROR([.C27]);ISERROR([.G27]));error.type([.C27])=error.type([.G27]);IF(AND(NOT(ISERROR([.C27]));NOT(ISERROR([.G27])));AND(ISBLANK([.C27])=ISBLANK([.G27]);[.C27]=[.G27])));0+1;&quot;ERR!&quot;)" office:value-type="float" office:value="1" calcext:value-type="float">
            <text:p/>
          </table:table-cell>
          <table:table-cell table:style-name="ce25" table:formula="of:=IF(IF(AND(ISERROR([.D27]);ISERROR([.H27]));error.type([.D27])=error.type([.H27]);IF(AND(NOT(ISERROR([.D27]));NOT(ISERROR([.H27])));AND(ISBLANK([.D27])=ISBLANK([.H27]);[.D27]=[.H27])));1+0;&quot;ERR!&quot;)" office:value-type="float" office:value="1" calcext:value-type="float">
            <text:p/>
          </table:table-cell>
          <table:table-cell table:style-name="ce25" table:formula="of:=IF(IF(AND(ISERROR([.E27]);ISERROR([.I27]));error.type([.E27])=error.type([.I27]);IF(AND(NOT(ISERROR([.E27]));NOT(ISERROR([.I27])));AND(ISBLANK([.E27])=ISBLANK([.I27]);[.E27]=[.I27])));0+1;&quot;ERR!&quot;)" office:value-type="float" office:value="1" calcext:value-type="float">
            <text:p/>
          </table:table-cell>
          <table:table-cell table:style-name="ce28" table:formula="of:=IF(IF(AND(ISERROR([.F27]);ISERROR([.J27]));error.type([.F27])=error.type([.J27]);IF(AND(NOT(ISERROR([.F27]));NOT(ISERROR([.J27])));AND(ISBLANK([.F27])=ISBLANK([.J27]);[.F27]=[.J27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4 - INPUT VALUES IN COLUMN, REFERENCE CELL DELETED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31"/>
          <table:table-cell table:style-name="ce64" office:value-type="string" calcext:value-type="string">
            <text:p>Formula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14" table:formula="of:=#REF!+2" office:value-type="string" office:string-value="" calcext:value-type="error">
            <text:p/>
          </table:table-cell>
          <table:table-cell table:style-name="ce16" table:formula="of:=2-#REF!" office:value-type="string" office:string-value="" calcext:value-type="error">
            <text:p/>
          </table:table-cell>
          <table:table-cell table:style-name="ce16" table:formula="of:=#REF!*2" office:value-type="string" office:string-value="" calcext:value-type="error">
            <text:p/>
          </table:table-cell>
          <table:table-cell table:style-name="ce19" table:formula="of:=#REF!/2" office:value-type="string" office:string-value="" calcext:value-type="error">
            <text:p/>
          </table:table-cell>
          <table:table-cell table:number-columns-repeated="1018"/>
        </table:table-row>
        <table:table-row table:style-name="ro2">
          <table:table-cell table:style-name="ce59" office:value-type="string" calcext:value-type="string">
            <text:p>Input values</text:p>
          </table:table-cell>
          <table:table-cell table:style-name="ce17" office:value-type="float" office:value="1" calcext:value-type="float">
            <text:p>1</text:p>
          </table:table-cell>
          <table:table-cell table:style-name="ce12"/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12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20" table:formula="of:=IF(IF(AND(ISERROR([.C32]);ISERROR([.G32]));error.type([.C32])=error.type([.G32]);IF(AND(NOT(ISERROR([.C32]));NOT(ISERROR([.G32])));AND(ISBLANK([.C32])=ISBLANK([.G32]);[.C32]=[.G32])));1+0;&quot;ERR!&quot;)" office:value-type="float" office:value="1" calcext:value-type="float">
            <text:p/>
          </table:table-cell>
          <table:table-cell table:style-name="ce24" table:formula="of:=IF(IF(AND(ISERROR([.D32]);ISERROR([.H32]));error.type([.D32])=error.type([.H32]);IF(AND(NOT(ISERROR([.D32]));NOT(ISERROR([.H32])));AND(ISBLANK([.D32])=ISBLANK([.H32]);[.D32]=[.H32])));0+1;&quot;ERR!&quot;)" office:value-type="float" office:value="1" calcext:value-type="float">
            <text:p/>
          </table:table-cell>
          <table:table-cell table:style-name="ce24" table:formula="of:=IF(IF(AND(ISERROR([.E32]);ISERROR([.I32]));error.type([.E32])=error.type([.I32]);IF(AND(NOT(ISERROR([.E32]));NOT(ISERROR([.I32])));AND(ISBLANK([.E32])=ISBLANK([.I32]);[.E32]=[.I32])));1+0;&quot;ERR!&quot;)" office:value-type="float" office:value="1" calcext:value-type="float">
            <text:p/>
          </table:table-cell>
          <table:table-cell table:style-name="ce26" table:formula="of:=IF(IF(AND(ISERROR([.F32]);ISERROR([.J32]));error.type([.F32])=error.type([.J32]);IF(AND(NOT(ISERROR([.F32]));NOT(ISERROR([.J32])));AND(ISBLANK([.F32])=ISBLANK([.J32]);[.F32]=[.J32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office:value-type="float" office:value="2" calcext:value-type="float">
            <text:p>2</text:p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33]);ISERROR([.G33]));error.type([.C33])=error.type([.G33]);IF(AND(NOT(ISERROR([.C33]));NOT(ISERROR([.G33])));AND(ISBLANK([.C33])=ISBLANK([.G33]);[.C33]=[.G33])));0+1;&quot;ERR!&quot;)" office:value-type="float" office:value="1" calcext:value-type="float">
            <text:p/>
          </table:table-cell>
          <table:table-cell table:style-name="ce23" table:formula="of:=IF(IF(AND(ISERROR([.D33]);ISERROR([.H33]));error.type([.D33])=error.type([.H33]);IF(AND(NOT(ISERROR([.D33]));NOT(ISERROR([.H33])));AND(ISBLANK([.D33])=ISBLANK([.H33]);[.D33]=[.H33])));1+0;&quot;ERR!&quot;)" office:value-type="float" office:value="1" calcext:value-type="float">
            <text:p/>
          </table:table-cell>
          <table:table-cell table:style-name="ce23" table:formula="of:=IF(IF(AND(ISERROR([.E33]);ISERROR([.I33]));error.type([.E33])=error.type([.I33]);IF(AND(NOT(ISERROR([.E33]));NOT(ISERROR([.I33])));AND(ISBLANK([.E33])=ISBLANK([.I33]);[.E33]=[.I33])));0+1;&quot;ERR!&quot;)" office:value-type="float" office:value="1" calcext:value-type="float">
            <text:p/>
          </table:table-cell>
          <table:table-cell table:style-name="ce27" table:formula="of:=IF(IF(AND(ISERROR([.F33]);ISERROR([.J33]));error.type([.F33])=error.type([.J33]);IF(AND(NOT(ISERROR([.F33]));NOT(ISERROR([.J33])));AND(ISBLANK([.F33])=ISBLANK([.J33]);[.F33]=[.J33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office:value-type="float" office:value="3" calcext:value-type="float">
            <text:p>3</text:p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34]);ISERROR([.G34]));error.type([.C34])=error.type([.G34]);IF(AND(NOT(ISERROR([.C34]));NOT(ISERROR([.G34])));AND(ISBLANK([.C34])=ISBLANK([.G34]);[.C34]=[.G34])));1+0;&quot;ERR!&quot;)" office:value-type="float" office:value="1" calcext:value-type="float">
            <text:p/>
          </table:table-cell>
          <table:table-cell table:style-name="ce23" table:formula="of:=IF(IF(AND(ISERROR([.D34]);ISERROR([.H34]));error.type([.D34])=error.type([.H34]);IF(AND(NOT(ISERROR([.D34]));NOT(ISERROR([.H34])));AND(ISBLANK([.D34])=ISBLANK([.H34]);[.D34]=[.H34])));0+1;&quot;ERR!&quot;)" office:value-type="float" office:value="1" calcext:value-type="float">
            <text:p/>
          </table:table-cell>
          <table:table-cell table:style-name="ce23" table:formula="of:=IF(IF(AND(ISERROR([.E34]);ISERROR([.I34]));error.type([.E34])=error.type([.I34]);IF(AND(NOT(ISERROR([.E34]));NOT(ISERROR([.I34])));AND(ISBLANK([.E34])=ISBLANK([.I34]);[.E34]=[.I34])));1+0;&quot;ERR!&quot;)" office:value-type="float" office:value="1" calcext:value-type="float">
            <text:p/>
          </table:table-cell>
          <table:table-cell table:style-name="ce27" table:formula="of:=IF(IF(AND(ISERROR([.F34]);ISERROR([.J34]));error.type([.F34])=error.type([.J34]);IF(AND(NOT(ISERROR([.F34]));NOT(ISERROR([.J34])));AND(ISBLANK([.F34])=ISBLANK([.J34]);[.F34]=[.J34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1" office:value-type="float" office:value="4" calcext:value-type="float">
            <text:p>4</text:p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22" table:formula="of:=IF(IF(AND(ISERROR([.C35]);ISERROR([.G35]));error.type([.C35])=error.type([.G35]);IF(AND(NOT(ISERROR([.C35]));NOT(ISERROR([.G35])));AND(ISBLANK([.C35])=ISBLANK([.G35]);[.C35]=[.G35])));0+1;&quot;ERR!&quot;)" office:value-type="float" office:value="1" calcext:value-type="float">
            <text:p/>
          </table:table-cell>
          <table:table-cell table:style-name="ce25" table:formula="of:=IF(IF(AND(ISERROR([.D35]);ISERROR([.H35]));error.type([.D35])=error.type([.H35]);IF(AND(NOT(ISERROR([.D35]));NOT(ISERROR([.H35])));AND(ISBLANK([.D35])=ISBLANK([.H35]);[.D35]=[.H35])));1+0;&quot;ERR!&quot;)" office:value-type="float" office:value="1" calcext:value-type="float">
            <text:p/>
          </table:table-cell>
          <table:table-cell table:style-name="ce25" table:formula="of:=IF(IF(AND(ISERROR([.E35]);ISERROR([.I35]));error.type([.E35])=error.type([.I35]);IF(AND(NOT(ISERROR([.E35]));NOT(ISERROR([.I35])));AND(ISBLANK([.E35])=ISBLANK([.I35]);[.E35]=[.I35])));0+1;&quot;ERR!&quot;)" office:value-type="float" office:value="1" calcext:value-type="float">
            <text:p/>
          </table:table-cell>
          <table:table-cell table:style-name="ce28" table:formula="of:=IF(IF(AND(ISERROR([.F35]);ISERROR([.J35]));error.type([.F35])=error.type([.J35]);IF(AND(NOT(ISERROR([.F35]));NOT(ISERROR([.J35])));AND(ISBLANK([.F35])=ISBLANK([.J35]);[.F35]=[.J35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5 - INPUT VALUES IN ROW, REFERENCE CELL DELETED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31"/>
          <table:table-cell table:style-name="ce64" office:value-type="string" calcext:value-type="string">
            <text:p>Input value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62" office:value-type="string" calcext:value-type="string">
            <text:p>Formulas</text:p>
          </table:table-cell>
          <table:table-cell table:style-name="ce17" table:formula="of:=#REF!+2" office:value-type="string" office:string-value="" calcext:value-type="error">
            <text:p/>
          </table:table-cell>
          <table:table-cell table:style-name="ce12"/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12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20" table:formula="of:=IF(IF(AND(ISERROR([.C40]);ISERROR([.G40]));error.type([.C40])=error.type([.G40]);IF(AND(NOT(ISERROR([.C40]));NOT(ISERROR([.G40])));AND(ISBLANK([.C40])=ISBLANK([.G40]);[.C40]=[.G40])));1+0;&quot;ERR!&quot;)" office:value-type="float" office:value="1" calcext:value-type="float">
            <text:p/>
          </table:table-cell>
          <table:table-cell table:style-name="ce24" table:formula="of:=IF(IF(AND(ISERROR([.D40]);ISERROR([.H40]));error.type([.D40])=error.type([.H40]);IF(AND(NOT(ISERROR([.D40]));NOT(ISERROR([.H40])));AND(ISBLANK([.D40])=ISBLANK([.H40]);[.D40]=[.H40])));0+1;&quot;ERR!&quot;)" office:value-type="float" office:value="1" calcext:value-type="float">
            <text:p/>
          </table:table-cell>
          <table:table-cell table:style-name="ce24" table:formula="of:=IF(IF(AND(ISERROR([.E40]);ISERROR([.I40]));error.type([.E40])=error.type([.I40]);IF(AND(NOT(ISERROR([.E40]));NOT(ISERROR([.I40])));AND(ISBLANK([.E40])=ISBLANK([.I40]);[.E40]=[.I40])));1+0;&quot;ERR!&quot;)" office:value-type="float" office:value="1" calcext:value-type="float">
            <text:p/>
          </table:table-cell>
          <table:table-cell table:style-name="ce26" table:formula="of:=IF(IF(AND(ISERROR([.F40]);ISERROR([.J40]));error.type([.F40])=error.type([.J40]);IF(AND(NOT(ISERROR([.F40]));NOT(ISERROR([.J40])));AND(ISBLANK([.F40])=ISBLANK([.J40]);[.F40]=[.J40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table:formula="of:=2-#REF!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41]);ISERROR([.G41]));error.type([.C41])=error.type([.G41]);IF(AND(NOT(ISERROR([.C41]));NOT(ISERROR([.G41])));AND(ISBLANK([.C41])=ISBLANK([.G41]);[.C41]=[.G41])));0+1;&quot;ERR!&quot;)" office:value-type="float" office:value="1" calcext:value-type="float">
            <text:p/>
          </table:table-cell>
          <table:table-cell table:style-name="ce23" table:formula="of:=IF(IF(AND(ISERROR([.D41]);ISERROR([.H41]));error.type([.D41])=error.type([.H41]);IF(AND(NOT(ISERROR([.D41]));NOT(ISERROR([.H41])));AND(ISBLANK([.D41])=ISBLANK([.H41]);[.D41]=[.H41])));1+0;&quot;ERR!&quot;)" office:value-type="float" office:value="1" calcext:value-type="float">
            <text:p/>
          </table:table-cell>
          <table:table-cell table:style-name="ce23" table:formula="of:=IF(IF(AND(ISERROR([.E41]);ISERROR([.I41]));error.type([.E41])=error.type([.I41]);IF(AND(NOT(ISERROR([.E41]));NOT(ISERROR([.I41])));AND(ISBLANK([.E41])=ISBLANK([.I41]);[.E41]=[.I41])));0+1;&quot;ERR!&quot;)" office:value-type="float" office:value="1" calcext:value-type="float">
            <text:p/>
          </table:table-cell>
          <table:table-cell table:style-name="ce27" table:formula="of:=IF(IF(AND(ISERROR([.F41]);ISERROR([.J41]));error.type([.F41])=error.type([.J41]);IF(AND(NOT(ISERROR([.F41]));NOT(ISERROR([.J41])));AND(ISBLANK([.F41])=ISBLANK([.J41]);[.F41]=[.J41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table:formula="of:=#REF!*2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42]);ISERROR([.G42]));error.type([.C42])=error.type([.G42]);IF(AND(NOT(ISERROR([.C42]));NOT(ISERROR([.G42])));AND(ISBLANK([.C42])=ISBLANK([.G42]);[.C42]=[.G42])));1+0;&quot;ERR!&quot;)" office:value-type="float" office:value="1" calcext:value-type="float">
            <text:p/>
          </table:table-cell>
          <table:table-cell table:style-name="ce23" table:formula="of:=IF(IF(AND(ISERROR([.D42]);ISERROR([.H42]));error.type([.D42])=error.type([.H42]);IF(AND(NOT(ISERROR([.D42]));NOT(ISERROR([.H42])));AND(ISBLANK([.D42])=ISBLANK([.H42]);[.D42]=[.H42])));0+1;&quot;ERR!&quot;)" office:value-type="float" office:value="1" calcext:value-type="float">
            <text:p/>
          </table:table-cell>
          <table:table-cell table:style-name="ce23" table:formula="of:=IF(IF(AND(ISERROR([.E42]);ISERROR([.I42]));error.type([.E42])=error.type([.I42]);IF(AND(NOT(ISERROR([.E42]));NOT(ISERROR([.I42])));AND(ISBLANK([.E42])=ISBLANK([.I42]);[.E42]=[.I42])));1+0;&quot;ERR!&quot;)" office:value-type="float" office:value="1" calcext:value-type="float">
            <text:p/>
          </table:table-cell>
          <table:table-cell table:style-name="ce27" table:formula="of:=IF(IF(AND(ISERROR([.F42]);ISERROR([.J42]));error.type([.F42])=error.type([.J42]);IF(AND(NOT(ISERROR([.F42]));NOT(ISERROR([.J42])));AND(ISBLANK([.F42])=ISBLANK([.J42]);[.F42]=[.J42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1" table:formula="of:=#REF!/2" office:value-type="string" office:string-value="" calcext:value-type="error">
            <text:p/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22" table:formula="of:=IF(IF(AND(ISERROR([.C43]);ISERROR([.G43]));error.type([.C43])=error.type([.G43]);IF(AND(NOT(ISERROR([.C43]));NOT(ISERROR([.G43])));AND(ISBLANK([.C43])=ISBLANK([.G43]);[.C43]=[.G43])));0+1;&quot;ERR!&quot;)" office:value-type="float" office:value="1" calcext:value-type="float">
            <text:p/>
          </table:table-cell>
          <table:table-cell table:style-name="ce25" table:formula="of:=IF(IF(AND(ISERROR([.D43]);ISERROR([.H43]));error.type([.D43])=error.type([.H43]);IF(AND(NOT(ISERROR([.D43]));NOT(ISERROR([.H43])));AND(ISBLANK([.D43])=ISBLANK([.H43]);[.D43]=[.H43])));1+0;&quot;ERR!&quot;)" office:value-type="float" office:value="1" calcext:value-type="float">
            <text:p/>
          </table:table-cell>
          <table:table-cell table:style-name="ce25" table:formula="of:=IF(IF(AND(ISERROR([.E43]);ISERROR([.I43]));error.type([.E43])=error.type([.I43]);IF(AND(NOT(ISERROR([.E43]));NOT(ISERROR([.I43])));AND(ISBLANK([.E43])=ISBLANK([.I43]);[.E43]=[.I43])));0+1;&quot;ERR!&quot;)" office:value-type="float" office:value="1" calcext:value-type="float">
            <text:p/>
          </table:table-cell>
          <table:table-cell table:style-name="ce28" table:formula="of:=IF(IF(AND(ISERROR([.F43]);ISERROR([.J43]));error.type([.F43])=error.type([.J43]);IF(AND(NOT(ISERROR([.F43]));NOT(ISERROR([.J43])));AND(ISBLANK([.F43])=ISBLANK([.J43]);[.F43]=[.J43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4">
          <table:table-cell table:style-name="ce29" office:value-type="string" calcext:value-type="string">
            <text:p>7.6 - INPUT VALUES IN ROW AND COLUMN, REFERENCE CELLS DELETED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Is</text:p>
          </table:table-cell>
          <table:table-cell table:style-name="ce60" office:value-type="string" calcext:value-type="string">
            <text:p>Formula</text:p>
          </table:table-cell>
          <table:table-cell table:style-name="ce64" office:value-type="string" calcext:value-type="string">
            <text:p>Input values</text:p>
          </table:table-cell>
          <table:table-cell table:style-name="ce65" table:number-columns-repeated="2"/>
          <table:table-cell table:style-name="ce66"/>
          <table:table-cell table:style-name="ce4" office:value-type="string" calcext:value-type="string">
            <text:p>Must</text:p>
          </table:table-cell>
          <table:table-cell table:style-name="ce31" table:number-columns-repeated="3"/>
          <table:table-cell table:style-name="ce4" office:value-type="string" calcext:value-type="string">
            <text:p>Ok?</text:p>
          </table:table-cell>
          <table:table-cell table:style-name="ce31" table:number-columns-repeated="3"/>
          <table:table-cell table:number-columns-repeated="1010"/>
        </table:table-row>
        <table:table-row table:style-name="ro2">
          <table:table-cell/>
          <table:table-cell table:style-name="ce61" table:formula="of:=#REF!^#REF!" office:value-type="string" office:string-value="" calcext:value-type="error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59" office:value-type="string" calcext:value-type="string">
            <text:p>Input values</text:p>
          </table:table-cell>
          <table:table-cell table:style-name="ce17" office:value-type="float" office:value="1" calcext:value-type="float">
            <text:p>1</text:p>
          </table:table-cell>
          <table:table-cell table:style-name="ce12"/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12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5" table:formula="of:={nan}" office:value-type="string" office:string-value="" calcext:value-type="error">
            <text:p/>
          </table:table-cell>
          <table:table-cell table:style-name="ce17" table:formula="of:={nan}" office:value-type="string" office:string-value="" calcext:value-type="error">
            <text:p/>
          </table:table-cell>
          <table:table-cell table:style-name="ce20" table:formula="of:=IF(IF(AND(ISERROR([.C48]);ISERROR([.G48]));error.type([.C48])=error.type([.G48]);IF(AND(NOT(ISERROR([.C48]));NOT(ISERROR([.G48])));AND(ISBLANK([.C48])=ISBLANK([.G48]);[.C48]=[.G48])));1+0;&quot;ERR!&quot;)" office:value-type="float" office:value="1" calcext:value-type="float">
            <text:p/>
          </table:table-cell>
          <table:table-cell table:style-name="ce24" table:formula="of:=IF(IF(AND(ISERROR([.D48]);ISERROR([.H48]));error.type([.D48])=error.type([.H48]);IF(AND(NOT(ISERROR([.D48]));NOT(ISERROR([.H48])));AND(ISBLANK([.D48])=ISBLANK([.H48]);[.D48]=[.H48])));0+1;&quot;ERR!&quot;)" office:value-type="float" office:value="1" calcext:value-type="float">
            <text:p/>
          </table:table-cell>
          <table:table-cell table:style-name="ce24" table:formula="of:=IF(IF(AND(ISERROR([.E48]);ISERROR([.I48]));error.type([.E48])=error.type([.I48]);IF(AND(NOT(ISERROR([.E48]));NOT(ISERROR([.I48])));AND(ISBLANK([.E48])=ISBLANK([.I48]);[.E48]=[.I48])));1+0;&quot;ERR!&quot;)" office:value-type="float" office:value="1" calcext:value-type="float">
            <text:p/>
          </table:table-cell>
          <table:table-cell table:style-name="ce26" table:formula="of:=IF(IF(AND(ISERROR([.F48]);ISERROR([.J48]));error.type([.F48])=error.type([.J48]);IF(AND(NOT(ISERROR([.F48]));NOT(ISERROR([.J48])));AND(ISBLANK([.F48])=ISBLANK([.J48]);[.F48]=[.J48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office:value-type="float" office:value="2" calcext:value-type="float">
            <text:p>2</text:p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49]);ISERROR([.G49]));error.type([.C49])=error.type([.G49]);IF(AND(NOT(ISERROR([.C49]));NOT(ISERROR([.G49])));AND(ISBLANK([.C49])=ISBLANK([.G49]);[.C49]=[.G49])));0+1;&quot;ERR!&quot;)" office:value-type="float" office:value="1" calcext:value-type="float">
            <text:p/>
          </table:table-cell>
          <table:table-cell table:style-name="ce23" table:formula="of:=IF(IF(AND(ISERROR([.D49]);ISERROR([.H49]));error.type([.D49])=error.type([.H49]);IF(AND(NOT(ISERROR([.D49]));NOT(ISERROR([.H49])));AND(ISBLANK([.D49])=ISBLANK([.H49]);[.D49]=[.H49])));1+0;&quot;ERR!&quot;)" office:value-type="float" office:value="1" calcext:value-type="float">
            <text:p/>
          </table:table-cell>
          <table:table-cell table:style-name="ce23" table:formula="of:=IF(IF(AND(ISERROR([.E49]);ISERROR([.I49]));error.type([.E49])=error.type([.I49]);IF(AND(NOT(ISERROR([.E49]));NOT(ISERROR([.I49])));AND(ISBLANK([.E49])=ISBLANK([.I49]);[.E49]=[.I49])));0+1;&quot;ERR!&quot;)" office:value-type="float" office:value="1" calcext:value-type="float">
            <text:p/>
          </table:table-cell>
          <table:table-cell table:style-name="ce27" table:formula="of:=IF(IF(AND(ISERROR([.F49]);ISERROR([.J49]));error.type([.F49])=error.type([.J49]);IF(AND(NOT(ISERROR([.F49]));NOT(ISERROR([.J49])));AND(ISBLANK([.F49])=ISBLANK([.J49]);[.F49]=[.J49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3" office:value-type="float" office:value="3" calcext:value-type="float">
            <text:p>3</text:p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13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9" table:formula="of:={nan}" office:value-type="string" office:string-value="" calcext:value-type="error">
            <text:p/>
          </table:table-cell>
          <table:table-cell table:style-name="ce18" table:formula="of:={nan}" office:value-type="string" office:string-value="" calcext:value-type="error">
            <text:p/>
          </table:table-cell>
          <table:table-cell table:style-name="ce21" table:formula="of:=IF(IF(AND(ISERROR([.C50]);ISERROR([.G50]));error.type([.C50])=error.type([.G50]);IF(AND(NOT(ISERROR([.C50]));NOT(ISERROR([.G50])));AND(ISBLANK([.C50])=ISBLANK([.G50]);[.C50]=[.G50])));1+0;&quot;ERR!&quot;)" office:value-type="float" office:value="1" calcext:value-type="float">
            <text:p/>
          </table:table-cell>
          <table:table-cell table:style-name="ce23" table:formula="of:=IF(IF(AND(ISERROR([.D50]);ISERROR([.H50]));error.type([.D50])=error.type([.H50]);IF(AND(NOT(ISERROR([.D50]));NOT(ISERROR([.H50])));AND(ISBLANK([.D50])=ISBLANK([.H50]);[.D50]=[.H50])));0+1;&quot;ERR!&quot;)" office:value-type="float" office:value="1" calcext:value-type="float">
            <text:p/>
          </table:table-cell>
          <table:table-cell table:style-name="ce23" table:formula="of:=IF(IF(AND(ISERROR([.E50]);ISERROR([.I50]));error.type([.E50])=error.type([.I50]);IF(AND(NOT(ISERROR([.E50]));NOT(ISERROR([.I50])));AND(ISBLANK([.E50])=ISBLANK([.I50]);[.E50]=[.I50])));1+0;&quot;ERR!&quot;)" office:value-type="float" office:value="1" calcext:value-type="float">
            <text:p/>
          </table:table-cell>
          <table:table-cell table:style-name="ce27" table:formula="of:=IF(IF(AND(ISERROR([.F50]);ISERROR([.J50]));error.type([.F50])=error.type([.J50]);IF(AND(NOT(ISERROR([.F50]));NOT(ISERROR([.J50])));AND(ISBLANK([.F50])=ISBLANK([.J50]);[.F50]=[.J50])));0+1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>
          <table:table-cell/>
          <table:table-cell table:style-name="ce61" office:value-type="float" office:value="4" calcext:value-type="float">
            <text:p>4</text:p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14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6" table:formula="of:={nan}" office:value-type="string" office:string-value="" calcext:value-type="error">
            <text:p/>
          </table:table-cell>
          <table:table-cell table:style-name="ce19" table:formula="of:={nan}" office:value-type="string" office:string-value="" calcext:value-type="error">
            <text:p/>
          </table:table-cell>
          <table:table-cell table:style-name="ce22" table:formula="of:=IF(IF(AND(ISERROR([.C51]);ISERROR([.G51]));error.type([.C51])=error.type([.G51]);IF(AND(NOT(ISERROR([.C51]));NOT(ISERROR([.G51])));AND(ISBLANK([.C51])=ISBLANK([.G51]);[.C51]=[.G51])));0+1;&quot;ERR!&quot;)" office:value-type="float" office:value="1" calcext:value-type="float">
            <text:p/>
          </table:table-cell>
          <table:table-cell table:style-name="ce25" table:formula="of:=IF(IF(AND(ISERROR([.D51]);ISERROR([.H51]));error.type([.D51])=error.type([.H51]);IF(AND(NOT(ISERROR([.D51]));NOT(ISERROR([.H51])));AND(ISBLANK([.D51])=ISBLANK([.H51]);[.D51]=[.H51])));1+0;&quot;ERR!&quot;)" office:value-type="float" office:value="1" calcext:value-type="float">
            <text:p/>
          </table:table-cell>
          <table:table-cell table:style-name="ce25" table:formula="of:=IF(IF(AND(ISERROR([.E51]);ISERROR([.I51]));error.type([.E51])=error.type([.I51]);IF(AND(NOT(ISERROR([.E51]));NOT(ISERROR([.I51])));AND(ISBLANK([.E51])=ISBLANK([.I51]);[.E51]=[.I51])));0+1;&quot;ERR!&quot;)" office:value-type="float" office:value="1" calcext:value-type="float">
            <text:p/>
          </table:table-cell>
          <table:table-cell table:style-name="ce28" table:formula="of:=IF(IF(AND(ISERROR([.F51]);ISERROR([.J51]));error.type([.F51])=error.type([.J51]);IF(AND(NOT(ISERROR([.F51]));NOT(ISERROR([.J51])));AND(ISBLANK([.F51])=ISBLANK([.J51]);[.F51]=[.J51])));1+0;&quot;ERR!&quot;)" office:value-type="float" office:value="1" calcext:value-type="float">
            <text:p/>
          </table:table-cell>
          <table:table-cell table:number-columns-repeated="101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hared_test" table:base-cell-address="$Cell.$A$1" table:cell-range-address="$Shared.$N$4"/>
      </table:named-expressions>
      <table:database-ranges>
        <table:database-range table:name="table" table:target-range-address="Table.A5:Table.D18" table:display-filter-buttons="true"/>
        <table:database-range table:name="table2" table:target-range-address="Table.A22:Table.C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ok</number:text>
    </number:number-style>
    <number:number-style style:name="N110P1" style:volatile="true">
      <number:text>-</number:text>
      <number:number number:min-integer-digits="1"/>
      <number:text/>
    </number:number-style>
    <number:number-style style:name="N110P2" style:volatile="true">
      <number:number number:decimal-places="0" number:min-integer-digits="1"/>
    </number:number-style>
    <number:text-style style:name="N110">
      <style:text-properties fo:color="#ff0000"/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1">
      <number:day/>
      <number:text>.</number:text>
      <number:month/>
      <number:text>.</number:text>
      <number:year/>
    </number:date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eading_5f_1" style:display-name="Heading_1" style:family="table-cell" style:parent-style-name="Default">
      <style:table-cell-properties fo:background-color="#ffc080"/>
      <style:text-properties fo:color="#000000" style:text-outline="false" style:text-line-through-style="none" style:text-line-through-type="none" style:font-name="Cambria" fo:font-family="Cambria" style:font-family-generic="roman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5f_2" style:display-name="Heading_2" style:family="table-cell" style:parent-style-name="Default">
      <style:table-cell-properties fo:background-color="#ffffc0"/>
      <style:text-properties fo:color="#000000" style:text-outline="false" style:text-line-through-style="none" style:text-line-through-type="none" style:font-name="Cambria" fo:font-family="Cambria" style:font-family-generic="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Heading_5f_3" style:display-name="Heading_3" style:family="table-cell" style:parent-style-name="Default" style:data-style-name="N0">
      <style:table-cell-properties fo:background-color="#d9d9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ell" style:display-name="PageStyle_Ce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" style:display-name="PageStyle_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ay" style:display-name="PageStyle_Ar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" style:display-name="PageStyle_Sha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Op" style:display-name="PageStyle_Table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dc:creator>Sun</dc:creator>
    <meta:creation-date>2007-07-11T09:13:02</meta:creation-date>
    <dc:date>2009-06-29T16:01:12</dc:date>
    <meta:editing-duration>P0D</meta:editing-duration>
    <meta:generator>LibreOffice/4.2.1.1$Windows_x86 LibreOffice_project/d7dbbd7842e6a58b0f521599204e827654e1fb8b</meta:generator>
    <meta:document-statistic meta:table-count="7" meta:cell-count="3951" meta:object-count="0"/>
    <meta:user-defined meta:name="AppVersion">12.0000</meta:user-defined>
    <meta:user-defined meta:name="Company">Sun Microsystems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